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Replacements/Object 3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" manifest:media-type="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Configurations2/" manifest:media-type="application/vnd.sun.xml.ui.configuration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75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4283in"/>
    </style:style>
    <style:style style:name="co8" style:family="table-column">
      <style:table-column-properties fo:break-before="auto" style:column-width="1.4547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1.4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tine"/>
    </style:style>
    <style:style style:name="ce14" style:family="table-cell" style:parent-style-name="Default" style:data-style-name="N14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4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42"/>
    <style:style style:name="ce15" style:family="table-cell" style:parent-style-name="Default" style:data-style-name="N142">
      <style:text-properties style:font-name="Liberation Serif" style:font-name-asian="Adwaita Sans" style:font-name-complex="Noto Sans Arabic"/>
    </style:style>
    <style:style style:name="ce16" style:family="table-cell" style:parent-style-name="Default" style:data-style-name="N14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phrased-Requirements" table:style-name="ta1">
        <table:shapes>
          <draw:frame draw:z-index="0" draw:style-name="gr1" draw:text-style-name="P1" svg:width="6.2988in" svg:height="3.5429in" svg:x="11.0063in" svg:y="0.0516in">
            <draw:object draw:notify-on-update-of-ranges="'Paraphrased-Requirements'.B2:'Paraphrased-Requirements'.B7 'Paraphrased-Requirements'.A2:'Paraphrased-Requirements'.A2 'Paraphrased-Requirements'.D2:'Paraphrased-Requirements'.D7 'Paraphrased-Requirements'.A10:'Paraphrased-Requirements'.A10 'Paraphrased-Requirements'.D10:'Paraphrased-Requirements'.D15 'Paraphrased-Requirements'.A18:'Paraphrased-Requirements'.A18 'Paraphrased-Requirements'.D18:'Paraphrased-Requirements'.D23 'Paraphrased-Requirements'.A26:'Paraphrased-Requirements'.A26 'Paraphrased-Requirements'.D26:'Paraphrased-Requirements'.D31 'Paraphrased-Requirements'.A41:'Paraphrased-Requirements'.A41 'Paraphrased-Requirements'.D34:'Paraphrased-Requirements'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8" draw:style-name="gr1" draw:text-style-name="P1" svg:width="22.3909in" svg:height="12.9567in" svg:x="40.2449in" svg:y="0.563in">
            <draw:object draw:notify-on-update-of-ranges="'Paraphrased-Requirements'.AI3:'Paraphrased-Requirements'.AI12 'Paraphrased-Requirements'.AJ2:'Paraphrased-Requirements'.AJ2 'Paraphrased-Requirements'.AJ3:'Paraphrased-Requirements'.AJ13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24" table:default-cell-style-name="ce2"/>
        <table:table-column table:style-name="co1" table:number-columns-repeated="16348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Paraphrases(n)</text:p>
          </table:table-cell>
          <table:table-cell table:style-name="ce1" office:value-type="string" calcext:value-type="string">
            <text:p>Retrieved(k)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Precision (Rounded)</text:p>
          </table:table-cell>
          <table:table-cell table:style-name="ce1" office:value-type="string" calcext:value-type="string">
            <text:p>Recall (Rounded)</text:p>
          </table:table-cell>
          <table:table-cell table:style-name="ce1" office:value-type="string" calcext:value-type="string">
            <text:p>F1 (Rounded)</text:p>
          </table:table-cell>
          <table:table-cell table:style-name="ce1" office:value-type="string" calcext:value-type="string">
            <text:p>F2 ( Rounded)</text:p>
          </table:table-cell>
          <table:table-cell table:number-columns-repeated="7"/>
          <table:table-cell>
            <draw:frame draw:z-index="2" draw:style-name="gr1" draw:text-style-name="P1" svg:width="6.2988in" svg:height="3.5429in" svg:x="0.0193in" svg:y="0.087in">
              <draw:object draw:notify-on-update-of-ranges="'Paraphrased-Requirements'.B2:'Paraphrased-Requirements'.B7 'Paraphrased-Requirements'.A2:'Paraphrased-Requirements'.A2 'Paraphrased-Requirements'.F2:'Paraphrased-Requirements'.F7 'Paraphrased-Requirements'.A10:'Paraphrased-Requirements'.A10 'Paraphrased-Requirements'.F10:'Paraphrased-Requirements'.F15 'Paraphrased-Requirements'.A18:'Paraphrased-Requirements'.A18 'Paraphrased-Requirements'.F18:'Paraphrased-Requirements'.F23 'Paraphrased-Requirements'.A26:'Paraphrased-Requirements'.A26 'Paraphrased-Requirements'.F26:'Paraphrased-Requirements'.F31 'Paraphrased-Requirements'.A41:'Paraphrased-Requirements'.A41 'Paraphrased-Requirements'.F34:'Paraphrased-Requirements'.F3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  <table:table-cell table:style-name="Default"/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9016393442623" calcext:value-type="float">
            <text:p>0.59016393442623</text:p>
          </table:table-cell>
          <table:table-cell table:style-name="ce3" office:value-type="float" office:value="0.529411764705882" calcext:value-type="float">
            <text:p>0.529411764705882</text:p>
          </table:table-cell>
          <table:table-cell table:style-name="ce3" office:value-type="float" office:value="0.558139534883721" calcext:value-type="float">
            <text:p>0.558139534883721</text:p>
          </table:table-cell>
          <table:table-cell table:formula="of:=(1+2^2)/((2^2/[.E2])+(1/[.D2]))" office:value-type="float" office:value="0.54054054054054" calcext:value-type="float">
            <text:p>0.54054054054054</text:p>
          </table:table-cell>
          <table:table-cell table:formula="of:=ROUND([.D2];3)" office:value-type="float" office:value="0.59" calcext:value-type="float">
            <text:p>0.59</text:p>
          </table:table-cell>
          <table:table-cell table:formula="of:=ROUND([.E2];3)" office:value-type="float" office:value="0.529" calcext:value-type="float">
            <text:p>0.529</text:p>
          </table:table-cell>
          <table:table-cell table:formula="of:=ROUND([.F2];3)" office:value-type="float" office:value="0.558" calcext:value-type="float">
            <text:p>0.558</text:p>
          </table:table-cell>
          <table:table-cell table:formula="of:=ROUND([.G2];3)" office:value-type="float" office:value="0.541" calcext:value-type="float">
            <text:p>0.541</text:p>
          </table:table-cell>
          <table:table-cell table:number-columns-repeated="23"/>
          <table:table-cell office:value-type="string" calcext:value-type="string">
            <text:p>n</text:p>
          </table:table-cell>
          <table:table-cell office:value-type="string" calcext:value-type="string">
            <text:p>identical vectors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16666666666667" calcext:value-type="float">
            <text:p>0.616666666666667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8125" calcext:value-type="float">
            <text:p>0.578125</text:p>
          </table:table-cell>
          <table:table-cell table:formula="of:=(1+2^2)/((2^2/[.E3])+(1/[.D3]))" office:value-type="float" office:value="0.557228915662651" calcext:value-type="float">
            <text:p>0.557228915662651</text:p>
          </table:table-cell>
          <table:table-cell table:formula="of:=ROUND([.D3];3)" office:value-type="float" office:value="0.617" calcext:value-type="float">
            <text:p>0.617</text:p>
          </table:table-cell>
          <table:table-cell table:formula="of:=ROUND([.E3];3)" office:value-type="float" office:value="0.544" calcext:value-type="float">
            <text:p>0.544</text:p>
          </table:table-cell>
          <table:table-cell table:formula="of:=ROUND([.F3];3)" office:value-type="float" office:value="0.578" calcext:value-type="float">
            <text:p>0.578</text:p>
          </table:table-cell>
          <table:table-cell table:formula="of:=ROUND([.G3];3)" office:value-type="float" office:value="0.557" calcext:value-type="float">
            <text:p>0.557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16666666666667" calcext:value-type="float">
            <text:p>0.616666666666667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8125" calcext:value-type="float">
            <text:p>0.578125</text:p>
          </table:table-cell>
          <table:table-cell table:formula="of:=(1+2^2)/((2^2/[.E4])+(1/[.D4]))" office:value-type="float" office:value="0.557228915662651" calcext:value-type="float">
            <text:p>0.557228915662651</text:p>
          </table:table-cell>
          <table:table-cell table:formula="of:=ROUND([.D4];3)" office:value-type="float" office:value="0.617" calcext:value-type="float">
            <text:p>0.617</text:p>
          </table:table-cell>
          <table:table-cell table:formula="of:=ROUND([.E4];3)" office:value-type="float" office:value="0.544" calcext:value-type="float">
            <text:p>0.544</text:p>
          </table:table-cell>
          <table:table-cell table:formula="of:=ROUND([.F4];3)" office:value-type="float" office:value="0.578" calcext:value-type="float">
            <text:p>0.578</text:p>
          </table:table-cell>
          <table:table-cell table:formula="of:=ROUND([.G4];3)" office:value-type="float" office:value="0.557" calcext:value-type="float">
            <text:p>0.55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0655737704918" calcext:value-type="float">
            <text:p>0.60655737704918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3643410852713" calcext:value-type="float">
            <text:p>0.573643410852713</text:p>
          </table:table-cell>
          <table:table-cell table:formula="of:=(1+2^2)/((2^2/[.E5])+(1/[.D5]))" office:value-type="float" office:value="0.555555555555556" calcext:value-type="float">
            <text:p>0.555555555555556</text:p>
          </table:table-cell>
          <table:table-cell table:formula="of:=ROUND([.D5];3)" office:value-type="float" office:value="0.607" calcext:value-type="float">
            <text:p>0.607</text:p>
          </table:table-cell>
          <table:table-cell table:formula="of:=ROUND([.E5];3)" office:value-type="float" office:value="0.544" calcext:value-type="float">
            <text:p>0.544</text:p>
          </table:table-cell>
          <table:table-cell table:formula="of:=ROUND([.F5];3)" office:value-type="float" office:value="0.574" calcext:value-type="float">
            <text:p>0.574</text:p>
          </table:table-cell>
          <table:table-cell table:formula="of:=ROUND([.G5];3)" office:value-type="float" office:value="0.556" calcext:value-type="float">
            <text:p>0.556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60655737704918" calcext:value-type="float">
            <text:p>0.60655737704918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3643410852713" calcext:value-type="float">
            <text:p>0.573643410852713</text:p>
          </table:table-cell>
          <table:table-cell table:formula="of:=(1+2^2)/((2^2/[.E6])+(1/[.D6]))" office:value-type="float" office:value="0.555555555555556" calcext:value-type="float">
            <text:p>0.555555555555556</text:p>
          </table:table-cell>
          <table:table-cell table:formula="of:=ROUND([.D6];3)" office:value-type="float" office:value="0.607" calcext:value-type="float">
            <text:p>0.607</text:p>
          </table:table-cell>
          <table:table-cell table:formula="of:=ROUND([.E6];3)" office:value-type="float" office:value="0.544" calcext:value-type="float">
            <text:p>0.544</text:p>
          </table:table-cell>
          <table:table-cell table:formula="of:=ROUND([.F6];3)" office:value-type="float" office:value="0.574" calcext:value-type="float">
            <text:p>0.574</text:p>
          </table:table-cell>
          <table:table-cell table:formula="of:=ROUND([.G6];3)" office:value-type="float" office:value="0.556" calcext:value-type="float">
            <text:p>0.556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0655737704918" calcext:value-type="float">
            <text:p>0.60655737704918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3643410852713" calcext:value-type="float">
            <text:p>0.573643410852713</text:p>
          </table:table-cell>
          <table:table-cell table:formula="of:=(1+2^2)/((2^2/[.E7])+(1/[.D7]))" office:value-type="float" office:value="0.555555555555556" calcext:value-type="float">
            <text:p>0.555555555555556</text:p>
          </table:table-cell>
          <table:table-cell table:formula="of:=ROUND([.D7];3)" office:value-type="float" office:value="0.607" calcext:value-type="float">
            <text:p>0.607</text:p>
          </table:table-cell>
          <table:table-cell table:formula="of:=ROUND([.E7];3)" office:value-type="float" office:value="0.544" calcext:value-type="float">
            <text:p>0.544</text:p>
          </table:table-cell>
          <table:table-cell table:formula="of:=ROUND([.F7];3)" office:value-type="float" office:value="0.574" calcext:value-type="float">
            <text:p>0.574</text:p>
          </table:table-cell>
          <table:table-cell table:formula="of:=ROUND([.G7];3)" office:value-type="float" office:value="0.556" calcext:value-type="float">
            <text:p>0.556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550724637681159" calcext:value-type="float">
            <text:p>0.550724637681159</text:p>
          </table:table-cell>
          <table:table-cell table:style-name="ce3" office:value-type="float" office:value="0.558823529411765" calcext:value-type="float">
            <text:p>0.558823529411765</text:p>
          </table:table-cell>
          <table:table-cell table:style-name="ce3" office:value-type="float" office:value="0.554744525547445" calcext:value-type="float">
            <text:p>0.554744525547445</text:p>
          </table:table-cell>
          <table:table-cell table:formula="of:=(1+2^2)/((2^2/[.E8])+(1/[.D8]))" office:value-type="float" office:value="0.557184750733138" calcext:value-type="float">
            <text:p>0.557184750733138</text:p>
          </table:table-cell>
          <table:table-cell table:formula="of:=ROUND([.D8];3)" office:value-type="float" office:value="0.551" calcext:value-type="float">
            <text:p>0.551</text:p>
          </table:table-cell>
          <table:table-cell table:formula="of:=ROUND([.E8];3)" office:value-type="float" office:value="0.559" calcext:value-type="float">
            <text:p>0.559</text:p>
          </table:table-cell>
          <table:table-cell table:formula="of:=ROUND([.F8];3)" office:value-type="float" office:value="0.555" calcext:value-type="float">
            <text:p>0.555</text:p>
          </table:table-cell>
          <table:table-cell table:formula="of:=ROUND([.G8];3)" office:value-type="float" office:value="0.557" calcext:value-type="float">
            <text:p>0.557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550724637681159" calcext:value-type="float">
            <text:p>0.550724637681159</text:p>
          </table:table-cell>
          <table:table-cell table:style-name="ce3" office:value-type="float" office:value="0.558823529411765" calcext:value-type="float">
            <text:p>0.558823529411765</text:p>
          </table:table-cell>
          <table:table-cell table:style-name="ce3" office:value-type="float" office:value="0.554744525547445" calcext:value-type="float">
            <text:p>0.554744525547445</text:p>
          </table:table-cell>
          <table:table-cell table:formula="of:=(1+2^2)/((2^2/[.E9])+(1/[.D9]))" office:value-type="float" office:value="0.557184750733138" calcext:value-type="float">
            <text:p>0.557184750733138</text:p>
          </table:table-cell>
          <table:table-cell table:formula="of:=ROUND([.D9];3)" office:value-type="float" office:value="0.551" calcext:value-type="float">
            <text:p>0.551</text:p>
          </table:table-cell>
          <table:table-cell table:formula="of:=ROUND([.E9];3)" office:value-type="float" office:value="0.559" calcext:value-type="float">
            <text:p>0.559</text:p>
          </table:table-cell>
          <table:table-cell table:formula="of:=ROUND([.F9];3)" office:value-type="float" office:value="0.555" calcext:value-type="float">
            <text:p>0.555</text:p>
          </table:table-cell>
          <table:table-cell table:formula="of:=ROUND([.G9];3)" office:value-type="float" office:value="0.557" calcext:value-type="float">
            <text:p>0.55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74576271186441" calcext:value-type="float">
            <text:p>0.474576271186441</text:p>
          </table:table-cell>
          <table:table-cell table:style-name="ce3" office:value-type="float" office:value="0.622222222222222" calcext:value-type="float">
            <text:p>0.622222222222222</text:p>
          </table:table-cell>
          <table:table-cell table:style-name="ce3" office:value-type="float" office:value="0.538461538461538" calcext:value-type="float">
            <text:p>0.538461538461538</text:p>
          </table:table-cell>
          <table:table-cell table:formula="of:=(1+2^2)/((2^2/[.E10])+(1/[.D10]))" office:value-type="float" office:value="0.585774058577406" calcext:value-type="float">
            <text:p>0.585774058577406</text:p>
          </table:table-cell>
          <table:table-cell table:formula="of:=ROUND([.D10];3)" office:value-type="float" office:value="0.475" calcext:value-type="float">
            <text:p>0.475</text:p>
          </table:table-cell>
          <table:table-cell table:formula="of:=ROUND([.E10];3)" office:value-type="float" office:value="0.622" calcext:value-type="float">
            <text:p>0.622</text:p>
          </table:table-cell>
          <table:table-cell table:formula="of:=ROUND([.F10];3)" office:value-type="float" office:value="0.538" calcext:value-type="float">
            <text:p>0.538</text:p>
          </table:table-cell>
          <table:table-cell table:formula="of:=ROUND([.G10];3)" office:value-type="float" office:value="0.586" calcext:value-type="float">
            <text:p>0.586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83870967741936" calcext:value-type="float">
            <text:p>0.483870967741936</text:p>
          </table:table-cell>
          <table:table-cell table:style-name="ce3" office:value-type="float" office:value="0.666666666666667" calcext:value-type="float">
            <text:p>0.666666666666667</text:p>
          </table:table-cell>
          <table:table-cell table:style-name="ce3" office:value-type="float" office:value="0.560747663551402" calcext:value-type="float">
            <text:p>0.560747663551402</text:p>
          </table:table-cell>
          <table:table-cell table:formula="of:=(1+2^2)/((2^2/[.E11])+(1/[.D11]))" office:value-type="float" office:value="0.619834710743802" calcext:value-type="float">
            <text:p>0.619834710743802</text:p>
          </table:table-cell>
          <table:table-cell table:formula="of:=ROUND([.D11];3)" office:value-type="float" office:value="0.484" calcext:value-type="float">
            <text:p>0.484</text:p>
          </table:table-cell>
          <table:table-cell table:formula="of:=ROUND([.E11];3)" office:value-type="float" office:value="0.667" calcext:value-type="float">
            <text:p>0.667</text:p>
          </table:table-cell>
          <table:table-cell table:formula="of:=ROUND([.F11];3)" office:value-type="float" office:value="0.561" calcext:value-type="float">
            <text:p>0.561</text:p>
          </table:table-cell>
          <table:table-cell table:formula="of:=ROUND([.G11];3)" office:value-type="float" office:value="0.62" calcext:value-type="float">
            <text:p>0.62</text:p>
          </table:table-cell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92307692307692" calcext:value-type="float">
            <text:p>0.492307692307692</text:p>
          </table:table-cell>
          <table:table-cell table:style-name="ce3" office:value-type="float" office:value="0.711111111111111" calcext:value-type="float">
            <text:p>0.711111111111111</text:p>
          </table:table-cell>
          <table:table-cell table:style-name="ce3" office:value-type="float" office:value="0.581818181818182" calcext:value-type="float">
            <text:p>0.581818181818182</text:p>
          </table:table-cell>
          <table:table-cell table:formula="of:=(1+2^2)/((2^2/[.E12])+(1/[.D12]))" office:value-type="float" office:value="0.653061224489796" calcext:value-type="float">
            <text:p>0.653061224489796</text:p>
          </table:table-cell>
          <table:table-cell table:formula="of:=ROUND([.D12];3)" office:value-type="float" office:value="0.492" calcext:value-type="float">
            <text:p>0.492</text:p>
          </table:table-cell>
          <table:table-cell table:formula="of:=ROUND([.E12];3)" office:value-type="float" office:value="0.711" calcext:value-type="float">
            <text:p>0.711</text:p>
          </table:table-cell>
          <table:table-cell table:formula="of:=ROUND([.F12];3)" office:value-type="float" office:value="0.582" calcext:value-type="float">
            <text:p>0.582</text:p>
          </table:table-cell>
          <table:table-cell table:formula="of:=ROUND([.G12];3)" office:value-type="float" office:value="0.653" calcext:value-type="float">
            <text:p>0.653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92537313432836" calcext:value-type="float">
            <text:p>0.492537313432836</text:p>
          </table:table-cell>
          <table:table-cell table:style-name="ce3" office:value-type="float" office:value="0.733333333333333" calcext:value-type="float">
            <text:p>0.733333333333333</text:p>
          </table:table-cell>
          <table:table-cell table:style-name="ce3" office:value-type="float" office:value="0.589285714285714" calcext:value-type="float">
            <text:p>0.589285714285714</text:p>
          </table:table-cell>
          <table:table-cell table:formula="of:=(1+2^2)/((2^2/[.E13])+(1/[.D13]))" office:value-type="float" office:value="0.668016194331984" calcext:value-type="float">
            <text:p>0.668016194331984</text:p>
          </table:table-cell>
          <table:table-cell table:formula="of:=ROUND([.D13];3)" office:value-type="float" office:value="0.493" calcext:value-type="float">
            <text:p>0.493</text:p>
          </table:table-cell>
          <table:table-cell table:formula="of:=ROUND([.E13];3)" office:value-type="float" office:value="0.733" calcext:value-type="float">
            <text:p>0.733</text:p>
          </table:table-cell>
          <table:table-cell table:formula="of:=ROUND([.F13];3)" office:value-type="float" office:value="0.589" calcext:value-type="float">
            <text:p>0.589</text:p>
          </table:table-cell>
          <table:table-cell table:formula="of:=ROUND([.G13];3)" office:value-type="float" office:value="0.668" calcext:value-type="float">
            <text:p>0.668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table:style-name="ce2" table:number-columns-repeated="16348"/>
        </table:table-row>
        <table:table-row table:style-name="ro1">
          <table:table-cell office:value-type="string" calcext:value-type="string">
            <text:p>CM1-NAS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484848484848485" calcext:value-type="float">
            <text:p>0.484848484848485</text:p>
          </table:table-cell>
          <table:table-cell table:style-name="ce3" office:value-type="float" office:value="0.711111111111111" calcext:value-type="float">
            <text:p>0.711111111111111</text:p>
          </table:table-cell>
          <table:table-cell table:style-name="ce3" office:value-type="float" office:value="0.576576576576577" calcext:value-type="float">
            <text:p>0.576576576576577</text:p>
          </table:table-cell>
          <table:table-cell table:formula="of:=(1+2^2)/((2^2/[.E14])+(1/[.D14]))" office:value-type="float" office:value="0.650406504065041" calcext:value-type="float">
            <text:p>0.650406504065041</text:p>
          </table:table-cell>
          <table:table-cell table:formula="of:=ROUND([.D14];3)" office:value-type="float" office:value="0.485" calcext:value-type="float">
            <text:p>0.485</text:p>
          </table:table-cell>
          <table:table-cell table:formula="of:=ROUND([.E14];3)" office:value-type="float" office:value="0.711" calcext:value-type="float">
            <text:p>0.711</text:p>
          </table:table-cell>
          <table:table-cell table:formula="of:=ROUND([.F14];3)" office:value-type="float" office:value="0.577" calcext:value-type="float">
            <text:p>0.577</text:p>
          </table:table-cell>
          <table:table-cell table:formula="of:=ROUND([.G14];3)" office:value-type="float" office:value="0.65" calcext:value-type="float">
            <text:p>0.65</text:p>
          </table:table-cell>
          <table:table-cell table:number-columns-repeated="24"/>
          <table:table-cell table:style-name="Default"/>
          <table:table-cell table:style-name="ce2" table:number-columns-repeated="16348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84848484848485" calcext:value-type="float">
            <text:p>0.484848484848485</text:p>
          </table:table-cell>
          <table:table-cell table:style-name="ce3" office:value-type="float" office:value="0.711111111111111" calcext:value-type="float">
            <text:p>0.711111111111111</text:p>
          </table:table-cell>
          <table:table-cell table:style-name="ce3" office:value-type="float" office:value="0.576576576576577" calcext:value-type="float">
            <text:p>0.576576576576577</text:p>
          </table:table-cell>
          <table:table-cell table:formula="of:=(1+2^2)/((2^2/[.E15])+(1/[.D15]))" office:value-type="float" office:value="0.650406504065041" calcext:value-type="float">
            <text:p>0.650406504065041</text:p>
          </table:table-cell>
          <table:table-cell table:formula="of:=ROUND([.D15];3)" office:value-type="float" office:value="0.485" calcext:value-type="float">
            <text:p>0.485</text:p>
          </table:table-cell>
          <table:table-cell table:formula="of:=ROUND([.E15];3)" office:value-type="float" office:value="0.711" calcext:value-type="float">
            <text:p>0.711</text:p>
          </table:table-cell>
          <table:table-cell table:formula="of:=ROUND([.F15];3)" office:value-type="float" office:value="0.577" calcext:value-type="float">
            <text:p>0.577</text:p>
          </table:table-cell>
          <table:table-cell table:formula="of:=ROUND([.G15];3)" office:value-type="float" office:value="0.65" calcext:value-type="float">
            <text:p>0.65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CM1-NAS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448717948717949" calcext:value-type="float">
            <text:p>0.448717948717949</text:p>
          </table:table-cell>
          <table:table-cell table:style-name="ce3" office:value-type="float" office:value="0.777777777777778" calcext:value-type="float">
            <text:p>0.777777777777778</text:p>
          </table:table-cell>
          <table:table-cell table:style-name="ce3" office:value-type="float" office:value="0.569105691056911" calcext:value-type="float">
            <text:p>0.569105691056911</text:p>
          </table:table-cell>
          <table:table-cell table:formula="of:=(1+2^2)/((2^2/[.E16])+(1/[.D16]))" office:value-type="float" office:value="0.678294573643411" calcext:value-type="float">
            <text:p>0.678294573643411</text:p>
          </table:table-cell>
          <table:table-cell table:formula="of:=ROUND([.D16];3)" office:value-type="float" office:value="0.449" calcext:value-type="float">
            <text:p>0.449</text:p>
          </table:table-cell>
          <table:table-cell table:formula="of:=ROUND([.E16];3)" office:value-type="float" office:value="0.778" calcext:value-type="float">
            <text:p>0.778</text:p>
          </table:table-cell>
          <table:table-cell table:formula="of:=ROUND([.F16];3)" office:value-type="float" office:value="0.569" calcext:value-type="float">
            <text:p>0.569</text:p>
          </table:table-cell>
          <table:table-cell table:formula="of:=ROUND([.G16];3)" office:value-type="float" office:value="0.678" calcext:value-type="float">
            <text:p>0.678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443037974683544" calcext:value-type="float">
            <text:p>0.443037974683544</text:p>
          </table:table-cell>
          <table:table-cell table:style-name="ce3" office:value-type="float" office:value="0.777777777777778" calcext:value-type="float">
            <text:p>0.777777777777778</text:p>
          </table:table-cell>
          <table:table-cell table:style-name="ce3" office:value-type="float" office:value="0.564516129032258" calcext:value-type="float">
            <text:p>0.564516129032258</text:p>
          </table:table-cell>
          <table:table-cell table:formula="of:=(1+2^2)/((2^2/[.E17])+(1/[.D17]))" office:value-type="float" office:value="0.675675675675676" calcext:value-type="float">
            <text:p>0.675675675675676</text:p>
          </table:table-cell>
          <table:table-cell table:formula="of:=ROUND([.D17];3)" office:value-type="float" office:value="0.443" calcext:value-type="float">
            <text:p>0.443</text:p>
          </table:table-cell>
          <table:table-cell table:formula="of:=ROUND([.E17];3)" office:value-type="float" office:value="0.778" calcext:value-type="float">
            <text:p>0.778</text:p>
          </table:table-cell>
          <table:table-cell table:formula="of:=ROUND([.F17];3)" office:value-type="float" office:value="0.565" calcext:value-type="float">
            <text:p>0.565</text:p>
          </table:table-cell>
          <table:table-cell table:formula="of:=ROUND([.G17];3)" office:value-type="float" office:value="0.676" calcext:value-type="float">
            <text:p>0.676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0416666666667" calcext:value-type="float">
            <text:p>0.510416666666667</text:p>
          </table:table-cell>
          <table:table-cell table:style-name="ce3" office:value-type="float" office:value="0.668181818181818" calcext:value-type="float">
            <text:p>0.668181818181818</text:p>
          </table:table-cell>
          <table:table-cell table:style-name="ce3" office:value-type="float" office:value="0.578740157480315" calcext:value-type="float">
            <text:p>0.578740157480315</text:p>
          </table:table-cell>
          <table:table-cell table:formula="of:=(1+2^2)/((2^2/[.E18])+(1/[.D18]))" office:value-type="float" office:value="0.629280821917808" calcext:value-type="float">
            <text:p>0.629280821917808</text:p>
          </table:table-cell>
          <table:table-cell table:formula="of:=ROUND([.D18];3)" office:value-type="float" office:value="0.51" calcext:value-type="float">
            <text:p>0.51</text:p>
          </table:table-cell>
          <table:table-cell table:formula="of:=ROUND([.E18];3)" office:value-type="float" office:value="0.668" calcext:value-type="float">
            <text:p>0.668</text:p>
          </table:table-cell>
          <table:table-cell table:formula="of:=ROUND([.F18];3)" office:value-type="float" office:value="0.579" calcext:value-type="float">
            <text:p>0.579</text:p>
          </table:table-cell>
          <table:table-cell table:formula="of:=ROUND([.G18];3)" office:value-type="float" office:value="0.629" calcext:value-type="float">
            <text:p>0.629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94845360824742" calcext:value-type="float">
            <text:p>0.494845360824742</text:p>
          </table:table-cell>
          <table:table-cell table:style-name="ce3" office:value-type="float" office:value="0.654545454545455" calcext:value-type="float">
            <text:p>0.654545454545455</text:p>
          </table:table-cell>
          <table:table-cell table:style-name="ce3" office:value-type="float" office:value="0.563600782778865" calcext:value-type="float">
            <text:p>0.563600782778865</text:p>
          </table:table-cell>
          <table:table-cell table:formula="of:=(1+2^2)/((2^2/[.E19])+(1/[.D19]))" office:value-type="float" office:value="0.614859094790777" calcext:value-type="float">
            <text:p>0.614859094790777</text:p>
          </table:table-cell>
          <table:table-cell table:formula="of:=ROUND([.D19];3)" office:value-type="float" office:value="0.495" calcext:value-type="float">
            <text:p>0.495</text:p>
          </table:table-cell>
          <table:table-cell table:formula="of:=ROUND([.E19];3)" office:value-type="float" office:value="0.655" calcext:value-type="float">
            <text:p>0.655</text:p>
          </table:table-cell>
          <table:table-cell table:formula="of:=ROUND([.F19];3)" office:value-type="float" office:value="0.564" calcext:value-type="float">
            <text:p>0.564</text:p>
          </table:table-cell>
          <table:table-cell table:formula="of:=ROUND([.G19];3)" office:value-type="float" office:value="0.615" calcext:value-type="float">
            <text:p>0.615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05226480836237" calcext:value-type="float">
            <text:p>0.505226480836237</text:p>
          </table:table-cell>
          <table:table-cell table:style-name="ce3" office:value-type="float" office:value="0.659090909090909" calcext:value-type="float">
            <text:p>0.659090909090909</text:p>
          </table:table-cell>
          <table:table-cell table:style-name="ce3" office:value-type="float" office:value="0.571992110453649" calcext:value-type="float">
            <text:p>0.571992110453649</text:p>
          </table:table-cell>
          <table:table-cell table:formula="of:=(1+2^2)/((2^2/[.E20])+(1/[.D20]))" office:value-type="float" office:value="0.621251071122536" calcext:value-type="float">
            <text:p>0.621251071122536</text:p>
          </table:table-cell>
          <table:table-cell table:formula="of:=ROUND([.D20];3)" office:value-type="float" office:value="0.505" calcext:value-type="float">
            <text:p>0.505</text:p>
          </table:table-cell>
          <table:table-cell table:formula="of:=ROUND([.E20];3)" office:value-type="float" office:value="0.659" calcext:value-type="float">
            <text:p>0.659</text:p>
          </table:table-cell>
          <table:table-cell table:formula="of:=ROUND([.F20];3)" office:value-type="float" office:value="0.572" calcext:value-type="float">
            <text:p>0.572</text:p>
          </table:table-cell>
          <table:table-cell table:formula="of:=ROUND([.G20];3)" office:value-type="float" office:value="0.621" calcext:value-type="float">
            <text:p>0.621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03472222222222" calcext:value-type="float">
            <text:p>0.503472222222222</text:p>
          </table:table-cell>
          <table:table-cell table:style-name="ce3" office:value-type="float" office:value="0.659090909090909" calcext:value-type="float">
            <text:p>0.659090909090909</text:p>
          </table:table-cell>
          <table:table-cell table:style-name="ce3" office:value-type="float" office:value="0.570866141732283" calcext:value-type="float">
            <text:p>0.570866141732283</text:p>
          </table:table-cell>
          <table:table-cell table:formula="of:=(1+2^2)/((2^2/[.E21])+(1/[.D21]))" office:value-type="float" office:value="0.620719178082192" calcext:value-type="float">
            <text:p>0.620719178082192</text:p>
          </table:table-cell>
          <table:table-cell table:formula="of:=ROUND([.D21];3)" office:value-type="float" office:value="0.503" calcext:value-type="float">
            <text:p>0.503</text:p>
          </table:table-cell>
          <table:table-cell table:formula="of:=ROUND([.E21];3)" office:value-type="float" office:value="0.659" calcext:value-type="float">
            <text:p>0.659</text:p>
          </table:table-cell>
          <table:table-cell table:formula="of:=ROUND([.F21];3)" office:value-type="float" office:value="0.571" calcext:value-type="float">
            <text:p>0.571</text:p>
          </table:table-cell>
          <table:table-cell table:formula="of:=ROUND([.G21];3)" office:value-type="float" office:value="0.621" calcext:value-type="float">
            <text:p>0.621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dronolog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498281786941581" calcext:value-type="float">
            <text:p>0.498281786941581</text:p>
          </table:table-cell>
          <table:table-cell table:style-name="ce3" office:value-type="float" office:value="0.659090909090909" calcext:value-type="float">
            <text:p>0.659090909090909</text:p>
          </table:table-cell>
          <table:table-cell table:style-name="ce3" office:value-type="float" office:value="0.567514677103718" calcext:value-type="float">
            <text:p>0.567514677103718</text:p>
          </table:table-cell>
          <table:table-cell table:formula="of:=(1+2^2)/((2^2/[.E22])+(1/[.D22]))" office:value-type="float" office:value="0.619128949615713" calcext:value-type="float">
            <text:p>0.619128949615713</text:p>
          </table:table-cell>
          <table:table-cell table:formula="of:=ROUND([.D22];3)" office:value-type="float" office:value="0.498" calcext:value-type="float">
            <text:p>0.498</text:p>
          </table:table-cell>
          <table:table-cell table:formula="of:=ROUND([.E22];3)" office:value-type="float" office:value="0.659" calcext:value-type="float">
            <text:p>0.659</text:p>
          </table:table-cell>
          <table:table-cell table:formula="of:=ROUND([.F22];3)" office:value-type="float" office:value="0.568" calcext:value-type="float">
            <text:p>0.568</text:p>
          </table:table-cell>
          <table:table-cell table:formula="of:=ROUND([.G22];3)" office:value-type="float" office:value="0.619" calcext:value-type="float">
            <text:p>0.619</text:p>
          </table:table-cell>
          <table:table-cell>
            <draw:frame draw:z-index="1" draw:style-name="gr1" draw:text-style-name="P1" svg:width="6.2988in" svg:height="3.5429in" svg:x="0.2996in" svg:y="0.0008in">
              <draw:object draw:notify-on-update-of-ranges="'Paraphrased-Requirements'.B2:'Paraphrased-Requirements'.B7 'Paraphrased-Requirements'.A2:'Paraphrased-Requirements'.A2 'Paraphrased-Requirements'.E2:'Paraphrased-Requirements'.E7 'Paraphrased-Requirements'.A10:'Paraphrased-Requirements'.A10 'Paraphrased-Requirements'.E10:'Paraphrased-Requirements'.E15 'Paraphrased-Requirements'.A18:'Paraphrased-Requirements'.A18 'Paraphrased-Requirements'.E18:'Paraphrased-Requirements'.E23 'Paraphrased-Requirements'.A26:'Paraphrased-Requirements'.A26 'Paraphrased-Requirements'.E26:'Paraphrased-Requirements'.E31 'Paraphrased-Requirements'.A41:'Paraphrased-Requirements'.A41 'Paraphrased-Requirements'.E34:'Paraphrased-Requirements'.E3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0091in" svg:y="0.0228in">
              <draw:object draw:notify-on-update-of-ranges="'Paraphrased-Requirements'.B2:'Paraphrased-Requirements'.B7 'Paraphrased-Requirements'.A2:'Paraphrased-Requirements'.A2 'Paraphrased-Requirements'.G2:'Paraphrased-Requirements'.G7 'Paraphrased-Requirements'.A10:'Paraphrased-Requirements'.A10 'Paraphrased-Requirements'.G10:'Paraphrased-Requirements'.G15 'Paraphrased-Requirements'.A18:'Paraphrased-Requirements'.A18 'Paraphrased-Requirements'.G18:'Paraphrased-Requirements'.G23 'Paraphrased-Requirements'.A26:'Paraphrased-Requirements'.A26 'Paraphrased-Requirements'.G26:'Paraphrased-Requirements'.G31 'Paraphrased-Requirements'.A41:'Paraphrased-Requirements'.A41 'Paraphrased-Requirements'.G34:'Paraphrased-Requirements'.G39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7"/>
          <table:table-cell table:style-name="ce2" table:number-columns-repeated="16348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63636363636364" calcext:value-type="float">
            <text:p>0.663636363636364</text:p>
          </table:table-cell>
          <table:table-cell table:style-name="ce3" office:value-type="float" office:value="0.5703125" calcext:value-type="float">
            <text:p>0.5703125</text:p>
          </table:table-cell>
          <table:table-cell table:formula="of:=(1+2^2)/((2^2/[.E23])+(1/[.D23]))" office:value-type="float" office:value="0.622866894197953" calcext:value-type="float">
            <text:p>0.622866894197953</text:p>
          </table:table-cell>
          <table:table-cell table:formula="of:=ROUND([.D23];3)" office:value-type="float" office:value="0.5" calcext:value-type="float">
            <text:p>0.5</text:p>
          </table:table-cell>
          <table:table-cell table:formula="of:=ROUND([.E23];3)" office:value-type="float" office:value="0.664" calcext:value-type="float">
            <text:p>0.664</text:p>
          </table:table-cell>
          <table:table-cell table:formula="of:=ROUND([.F23];3)" office:value-type="float" office:value="0.57" calcext:value-type="float">
            <text:p>0.57</text:p>
          </table:table-cell>
          <table:table-cell table:formula="of:=ROUND([.G23];3)" office:value-type="float" office:value="0.623" calcext:value-type="float">
            <text:p>0.623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dronology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443478260869565" calcext:value-type="float">
            <text:p>0.443478260869565</text:p>
          </table:table-cell>
          <table:table-cell table:style-name="ce3" office:value-type="float" office:value="0.695454545454545" calcext:value-type="float">
            <text:p>0.695454545454545</text:p>
          </table:table-cell>
          <table:table-cell table:style-name="ce3" office:value-type="float" office:value="0.541592920353982" calcext:value-type="float">
            <text:p>0.541592920353982</text:p>
          </table:table-cell>
          <table:table-cell table:formula="of:=(1+2^2)/((2^2/[.E24])+(1/[.D24]))" office:value-type="float" office:value="0.624489795918367" calcext:value-type="float">
            <text:p>0.624489795918367</text:p>
          </table:table-cell>
          <table:table-cell table:formula="of:=ROUND([.D24];3)" office:value-type="float" office:value="0.443" calcext:value-type="float">
            <text:p>0.443</text:p>
          </table:table-cell>
          <table:table-cell table:formula="of:=ROUND([.E24];3)" office:value-type="float" office:value="0.695" calcext:value-type="float">
            <text:p>0.695</text:p>
          </table:table-cell>
          <table:table-cell table:formula="of:=ROUND([.F24];3)" office:value-type="float" office:value="0.542" calcext:value-type="float">
            <text:p>0.542</text:p>
          </table:table-cell>
          <table:table-cell table:formula="of:=ROUND([.G24];3)" office:value-type="float" office:value="0.624" calcext:value-type="float">
            <text:p>0.624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435530085959885" calcext:value-type="float">
            <text:p>0.435530085959885</text:p>
          </table:table-cell>
          <table:table-cell table:style-name="ce3" office:value-type="float" office:value="0.690909090909091" calcext:value-type="float">
            <text:p>0.690909090909091</text:p>
          </table:table-cell>
          <table:table-cell table:style-name="ce3" office:value-type="float" office:value="0.53427065026362" calcext:value-type="float">
            <text:p>0.53427065026362</text:p>
          </table:table-cell>
          <table:table-cell table:formula="of:=(1+2^2)/((2^2/[.E25])+(1/[.D25]))" office:value-type="float" office:value="0.618388934092758" calcext:value-type="float">
            <text:p>0.618388934092758</text:p>
          </table:table-cell>
          <table:table-cell table:formula="of:=ROUND([.D25];3)" office:value-type="float" office:value="0.436" calcext:value-type="float">
            <text:p>0.436</text:p>
          </table:table-cell>
          <table:table-cell table:formula="of:=ROUND([.E25];3)" office:value-type="float" office:value="0.691" calcext:value-type="float">
            <text:p>0.691</text:p>
          </table:table-cell>
          <table:table-cell table:formula="of:=ROUND([.F25];3)" office:value-type="float" office:value="0.534" calcext:value-type="float">
            <text:p>0.534</text:p>
          </table:table-cell>
          <table:table-cell table:formula="of:=ROUND([.G25];3)" office:value-type="float" office:value="0.618" calcext:value-type="float">
            <text:p>0.618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33333333333333" calcext:value-type="float">
            <text:p>0.533333333333333</text:p>
          </table:table-cell>
          <table:table-cell table:style-name="ce3" office:value-type="float" office:value="0.195121951219512" calcext:value-type="float">
            <text:p>0.195121951219512</text:p>
          </table:table-cell>
          <table:table-cell table:style-name="ce3" office:value-type="float" office:value="0.285714285714286" calcext:value-type="float">
            <text:p>0.285714285714286</text:p>
          </table:table-cell>
          <table:table-cell table:formula="of:=(1+2^2)/((2^2/[.E26])+(1/[.D26]))" office:value-type="float" office:value="0.223463687150838" calcext:value-type="float">
            <text:p>0.223463687150838</text:p>
          </table:table-cell>
          <table:table-cell table:formula="of:=ROUND([.D26];3)" office:value-type="float" office:value="0.533" calcext:value-type="float">
            <text:p>0.533</text:p>
          </table:table-cell>
          <table:table-cell table:formula="of:=ROUND([.E26];3)" office:value-type="float" office:value="0.195" calcext:value-type="float">
            <text:p>0.195</text:p>
          </table:table-cell>
          <table:table-cell table:formula="of:=ROUND([.F26];3)" office:value-type="float" office:value="0.286" calcext:value-type="float">
            <text:p>0.286</text:p>
          </table:table-cell>
          <table:table-cell table:formula="of:=ROUND([.G26];3)" office:value-type="float" office:value="0.223" calcext:value-type="float">
            <text:p>0.223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27])+(1/[.D27]))" office:value-type="float" office:value="0.195530726256983" calcext:value-type="float">
            <text:p>0.195530726256983</text:p>
          </table:table-cell>
          <table:table-cell table:formula="of:=ROUND([.D27];3)" office:value-type="float" office:value="0.467" calcext:value-type="float">
            <text:p>0.467</text:p>
          </table:table-cell>
          <table:table-cell table:formula="of:=ROUND([.E27];3)" office:value-type="float" office:value="0.171" calcext:value-type="float">
            <text:p>0.171</text:p>
          </table:table-cell>
          <table:table-cell table:formula="of:=ROUND([.F27];3)" office:value-type="float" office:value="0.25" calcext:value-type="float">
            <text:p>0.25</text:p>
          </table:table-cell>
          <table:table-cell table:formula="of:=ROUND([.G27];3)" office:value-type="float" office:value="0.196" calcext:value-type="float">
            <text:p>0.196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28])+(1/[.D28]))" office:value-type="float" office:value="0.195530726256983" calcext:value-type="float">
            <text:p>0.195530726256983</text:p>
          </table:table-cell>
          <table:table-cell table:formula="of:=ROUND([.D28];3)" office:value-type="float" office:value="0.467" calcext:value-type="float">
            <text:p>0.467</text:p>
          </table:table-cell>
          <table:table-cell table:formula="of:=ROUND([.E28];3)" office:value-type="float" office:value="0.171" calcext:value-type="float">
            <text:p>0.171</text:p>
          </table:table-cell>
          <table:table-cell table:formula="of:=ROUND([.F28];3)" office:value-type="float" office:value="0.25" calcext:value-type="float">
            <text:p>0.25</text:p>
          </table:table-cell>
          <table:table-cell table:formula="of:=ROUND([.G28];3)" office:value-type="float" office:value="0.196" calcext:value-type="float">
            <text:p>0.196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29])+(1/[.D29]))" office:value-type="float" office:value="0.195530726256983" calcext:value-type="float">
            <text:p>0.195530726256983</text:p>
          </table:table-cell>
          <table:table-cell table:formula="of:=ROUND([.D29];3)" office:value-type="float" office:value="0.467" calcext:value-type="float">
            <text:p>0.467</text:p>
          </table:table-cell>
          <table:table-cell table:formula="of:=ROUND([.E29];3)" office:value-type="float" office:value="0.171" calcext:value-type="float">
            <text:p>0.171</text:p>
          </table:table-cell>
          <table:table-cell table:formula="of:=ROUND([.F29];3)" office:value-type="float" office:value="0.25" calcext:value-type="float">
            <text:p>0.25</text:p>
          </table:table-cell>
          <table:table-cell table:formula="of:=ROUND([.G29];3)" office:value-type="float" office:value="0.196" calcext:value-type="float">
            <text:p>0.196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30])+(1/[.D30]))" office:value-type="float" office:value="0.195530726256983" calcext:value-type="float">
            <text:p>0.195530726256983</text:p>
          </table:table-cell>
          <table:table-cell table:formula="of:=ROUND([.D30];3)" office:value-type="float" office:value="0.467" calcext:value-type="float">
            <text:p>0.467</text:p>
          </table:table-cell>
          <table:table-cell table:formula="of:=ROUND([.E30];3)" office:value-type="float" office:value="0.171" calcext:value-type="float">
            <text:p>0.171</text:p>
          </table:table-cell>
          <table:table-cell table:formula="of:=ROUND([.F30];3)" office:value-type="float" office:value="0.25" calcext:value-type="float">
            <text:p>0.25</text:p>
          </table:table-cell>
          <table:table-cell table:formula="of:=ROUND([.G30];3)" office:value-type="float" office:value="0.196" calcext:value-type="float">
            <text:p>0.196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31])+(1/[.D31]))" office:value-type="float" office:value="0.195530726256983" calcext:value-type="float">
            <text:p>0.195530726256983</text:p>
          </table:table-cell>
          <table:table-cell table:formula="of:=ROUND([.D31];3)" office:value-type="float" office:value="0.467" calcext:value-type="float">
            <text:p>0.467</text:p>
          </table:table-cell>
          <table:table-cell table:formula="of:=ROUND([.E31];3)" office:value-type="float" office:value="0.171" calcext:value-type="float">
            <text:p>0.171</text:p>
          </table:table-cell>
          <table:table-cell table:formula="of:=ROUND([.F31];3)" office:value-type="float" office:value="0.25" calcext:value-type="float">
            <text:p>0.25</text:p>
          </table:table-cell>
          <table:table-cell table:formula="of:=ROUND([.G31];3)" office:value-type="float" office:value="0.196" calcext:value-type="float">
            <text:p>0.196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388888888888889" calcext:value-type="float">
            <text:p>0.388888888888889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3728813559322" calcext:value-type="float">
            <text:p>0.23728813559322</text:p>
          </table:table-cell>
          <table:table-cell table:formula="of:=(1+2^2)/((2^2/[.E32])+(1/[.D32]))" office:value-type="float" office:value="0.192307692307692" calcext:value-type="float">
            <text:p>0.192307692307692</text:p>
          </table:table-cell>
          <table:table-cell table:formula="of:=ROUND([.D32];3)" office:value-type="float" office:value="0.389" calcext:value-type="float">
            <text:p>0.389</text:p>
          </table:table-cell>
          <table:table-cell table:formula="of:=ROUND([.E32];3)" office:value-type="float" office:value="0.171" calcext:value-type="float">
            <text:p>0.171</text:p>
          </table:table-cell>
          <table:table-cell table:formula="of:=ROUND([.F32];3)" office:value-type="float" office:value="0.237" calcext:value-type="float">
            <text:p>0.237</text:p>
          </table:table-cell>
          <table:table-cell table:formula="of:=ROUND([.G32];3)" office:value-type="float" office:value="0.192" calcext:value-type="float">
            <text:p>0.192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421052631578947" calcext:value-type="float">
            <text:p>0.421052631578947</text:p>
          </table:table-cell>
          <table:table-cell table:style-name="ce3" office:value-type="float" office:value="0.195121951219512" calcext:value-type="float">
            <text:p>0.195121951219512</text:p>
          </table:table-cell>
          <table:table-cell table:style-name="ce3" office:value-type="float" office:value="0.266666666666667" calcext:value-type="float">
            <text:p>0.266666666666667</text:p>
          </table:table-cell>
          <table:table-cell table:formula="of:=(1+2^2)/((2^2/[.E33])+(1/[.D33]))" office:value-type="float" office:value="0.218579234972677" calcext:value-type="float">
            <text:p>0.218579234972677</text:p>
          </table:table-cell>
          <table:table-cell table:formula="of:=ROUND([.D33];3)" office:value-type="float" office:value="0.421" calcext:value-type="float">
            <text:p>0.421</text:p>
          </table:table-cell>
          <table:table-cell table:formula="of:=ROUND([.E33];3)" office:value-type="float" office:value="0.195" calcext:value-type="float">
            <text:p>0.195</text:p>
          </table:table-cell>
          <table:table-cell table:formula="of:=ROUND([.F33];3)" office:value-type="float" office:value="0.267" calcext:value-type="float">
            <text:p>0.267</text:p>
          </table:table-cell>
          <table:table-cell table:formula="of:=ROUND([.G33];3)" office:value-type="float" office:value="0.219" calcext:value-type="float">
            <text:p>0.219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24096385542169" calcext:value-type="float">
            <text:p>0.524096385542169</text:p>
          </table:table-cell>
          <table:table-cell table:style-name="ce3" office:value-type="float" office:value="0.639705882352941" calcext:value-type="float">
            <text:p>0.639705882352941</text:p>
          </table:table-cell>
          <table:table-cell table:style-name="ce3" office:value-type="float" office:value="0.576158940397351" calcext:value-type="float">
            <text:p>0.576158940397351</text:p>
          </table:table-cell>
          <table:table-cell table:formula="of:=(1+2^2)/((2^2/[.E34])+(1/[.D34]))" office:value-type="float" office:value="0.612676056338028" calcext:value-type="float">
            <text:p>0.612676056338028</text:p>
          </table:table-cell>
          <table:table-cell table:formula="of:=ROUND([.D34];3)" office:value-type="float" office:value="0.524" calcext:value-type="float">
            <text:p>0.524</text:p>
          </table:table-cell>
          <table:table-cell table:formula="of:=ROUND([.E34];3)" office:value-type="float" office:value="0.64" calcext:value-type="float">
            <text:p>0.64</text:p>
          </table:table-cell>
          <table:table-cell table:formula="of:=ROUND([.F34];3)" office:value-type="float" office:value="0.576" calcext:value-type="float">
            <text:p>0.576</text:p>
          </table:table-cell>
          <table:table-cell table:formula="of:=ROUND([.G34];3)" office:value-type="float" office:value="0.613" calcext:value-type="float">
            <text:p>0.613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1627906976744" calcext:value-type="float">
            <text:p>0.511627906976744</text:p>
          </table:table-cell>
          <table:table-cell table:style-name="ce3" office:value-type="float" office:value="0.647058823529412" calcext:value-type="float">
            <text:p>0.647058823529412</text:p>
          </table:table-cell>
          <table:table-cell table:style-name="ce3" office:value-type="float" office:value="0.571428571428572" calcext:value-type="float">
            <text:p>0.571428571428572</text:p>
          </table:table-cell>
          <table:table-cell table:formula="of:=(1+2^2)/((2^2/[.E35])+(1/[.D35]))" office:value-type="float" office:value="0.614525139664805" calcext:value-type="float">
            <text:p>0.614525139664805</text:p>
          </table:table-cell>
          <table:table-cell table:formula="of:=ROUND([.D35];3)" office:value-type="float" office:value="0.512" calcext:value-type="float">
            <text:p>0.512</text:p>
          </table:table-cell>
          <table:table-cell table:formula="of:=ROUND([.E35];3)" office:value-type="float" office:value="0.647" calcext:value-type="float">
            <text:p>0.647</text:p>
          </table:table-cell>
          <table:table-cell table:formula="of:=ROUND([.F35];3)" office:value-type="float" office:value="0.571" calcext:value-type="float">
            <text:p>0.571</text:p>
          </table:table-cell>
          <table:table-cell table:formula="of:=ROUND([.G35];3)" office:value-type="float" office:value="0.615" calcext:value-type="float">
            <text:p>0.615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4450867052023" calcext:value-type="float">
            <text:p>0.514450867052023</text:p>
          </table:table-cell>
          <table:table-cell table:style-name="ce3" office:value-type="float" office:value="0.654411764705882" calcext:value-type="float">
            <text:p>0.654411764705882</text:p>
          </table:table-cell>
          <table:table-cell table:style-name="ce3" office:value-type="float" office:value="0.576051779935275" calcext:value-type="float">
            <text:p>0.576051779935275</text:p>
          </table:table-cell>
          <table:table-cell table:formula="of:=(1+2^2)/((2^2/[.E36])+(1/[.D36]))" office:value-type="float" office:value="0.620641562064156" calcext:value-type="float">
            <text:p>0.620641562064156</text:p>
          </table:table-cell>
          <table:table-cell table:formula="of:=ROUND([.D36];3)" office:value-type="float" office:value="0.514" calcext:value-type="float">
            <text:p>0.514</text:p>
          </table:table-cell>
          <table:table-cell table:formula="of:=ROUND([.E36];3)" office:value-type="float" office:value="0.654" calcext:value-type="float">
            <text:p>0.654</text:p>
          </table:table-cell>
          <table:table-cell table:formula="of:=ROUND([.F36];3)" office:value-type="float" office:value="0.576" calcext:value-type="float">
            <text:p>0.576</text:p>
          </table:table-cell>
          <table:table-cell table:formula="of:=ROUND([.G36];3)" office:value-type="float" office:value="0.621" calcext:value-type="float">
            <text:p>0.621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2046783625731" calcext:value-type="float">
            <text:p>0.52046783625731</text:p>
          </table:table-cell>
          <table:table-cell table:style-name="ce3" office:value-type="float" office:value="0.654411764705882" calcext:value-type="float">
            <text:p>0.654411764705882</text:p>
          </table:table-cell>
          <table:table-cell table:style-name="ce3" office:value-type="float" office:value="0.579804560260586" calcext:value-type="float">
            <text:p>0.579804560260586</text:p>
          </table:table-cell>
          <table:table-cell table:formula="of:=(1+2^2)/((2^2/[.E37])+(1/[.D37]))" office:value-type="float" office:value="0.622377622377622" calcext:value-type="float">
            <text:p>0.622377622377622</text:p>
          </table:table-cell>
          <table:table-cell table:formula="of:=ROUND([.D37];3)" office:value-type="float" office:value="0.52" calcext:value-type="float">
            <text:p>0.52</text:p>
          </table:table-cell>
          <table:table-cell table:formula="of:=ROUND([.E37];3)" office:value-type="float" office:value="0.654" calcext:value-type="float">
            <text:p>0.654</text:p>
          </table:table-cell>
          <table:table-cell table:formula="of:=ROUND([.F37];3)" office:value-type="float" office:value="0.58" calcext:value-type="float">
            <text:p>0.58</text:p>
          </table:table-cell>
          <table:table-cell table:formula="of:=ROUND([.G37];3)" office:value-type="float" office:value="0.622" calcext:value-type="float">
            <text:p>0.622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517441860465116" calcext:value-type="float">
            <text:p>0.517441860465116</text:p>
          </table:table-cell>
          <table:table-cell table:style-name="ce3" office:value-type="float" office:value="0.654411764705882" calcext:value-type="float">
            <text:p>0.654411764705882</text:p>
          </table:table-cell>
          <table:table-cell table:style-name="ce3" office:value-type="float" office:value="0.577922077922078" calcext:value-type="float">
            <text:p>0.577922077922078</text:p>
          </table:table-cell>
          <table:table-cell table:formula="of:=(1+2^2)/((2^2/[.E38])+(1/[.D38]))" office:value-type="float" office:value="0.621508379888268" calcext:value-type="float">
            <text:p>0.621508379888268</text:p>
          </table:table-cell>
          <table:table-cell table:formula="of:=ROUND([.D38];3)" office:value-type="float" office:value="0.517" calcext:value-type="float">
            <text:p>0.517</text:p>
          </table:table-cell>
          <table:table-cell table:formula="of:=ROUND([.E38];3)" office:value-type="float" office:value="0.654" calcext:value-type="float">
            <text:p>0.654</text:p>
          </table:table-cell>
          <table:table-cell table:formula="of:=ROUND([.F38];3)" office:value-type="float" office:value="0.578" calcext:value-type="float">
            <text:p>0.578</text:p>
          </table:table-cell>
          <table:table-cell table:formula="of:=ROUND([.G38];3)" office:value-type="float" office:value="0.622" calcext:value-type="float">
            <text:p>0.622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4450867052023" calcext:value-type="float">
            <text:p>0.514450867052023</text:p>
          </table:table-cell>
          <table:table-cell table:style-name="ce3" office:value-type="float" office:value="0.654411764705882" calcext:value-type="float">
            <text:p>0.654411764705882</text:p>
          </table:table-cell>
          <table:table-cell table:style-name="ce3" office:value-type="float" office:value="0.576051779935275" calcext:value-type="float">
            <text:p>0.576051779935275</text:p>
          </table:table-cell>
          <table:table-cell table:formula="of:=(1+2^2)/((2^2/[.E39])+(1/[.D39]))" office:value-type="float" office:value="0.620641562064156" calcext:value-type="float">
            <text:p>0.620641562064156</text:p>
          </table:table-cell>
          <table:table-cell table:formula="of:=ROUND([.D39];3)" office:value-type="float" office:value="0.514" calcext:value-type="float">
            <text:p>0.514</text:p>
          </table:table-cell>
          <table:table-cell table:formula="of:=ROUND([.E39];3)" office:value-type="float" office:value="0.654" calcext:value-type="float">
            <text:p>0.654</text:p>
          </table:table-cell>
          <table:table-cell table:formula="of:=ROUND([.F39];3)" office:value-type="float" office:value="0.576" calcext:value-type="float">
            <text:p>0.576</text:p>
          </table:table-cell>
          <table:table-cell table:formula="of:=ROUND([.G39];3)" office:value-type="float" office:value="0.621" calcext:value-type="float">
            <text:p>0.621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477157360406091" calcext:value-type="float">
            <text:p>0.477157360406091</text:p>
          </table:table-cell>
          <table:table-cell table:style-name="ce3" office:value-type="float" office:value="0.691176470588235" calcext:value-type="float">
            <text:p>0.691176470588235</text:p>
          </table:table-cell>
          <table:table-cell table:style-name="ce3" office:value-type="float" office:value="0.564564564564565" calcext:value-type="float">
            <text:p>0.564564564564565</text:p>
          </table:table-cell>
          <table:table-cell table:formula="of:=(1+2^2)/((2^2/[.E40])+(1/[.D40]))" office:value-type="float" office:value="0.634278002699055" calcext:value-type="float">
            <text:p>0.634278002699055</text:p>
          </table:table-cell>
          <table:table-cell table:formula="of:=ROUND([.D40];3)" office:value-type="float" office:value="0.477" calcext:value-type="float">
            <text:p>0.477</text:p>
          </table:table-cell>
          <table:table-cell table:formula="of:=ROUND([.E40];3)" office:value-type="float" office:value="0.691" calcext:value-type="float">
            <text:p>0.691</text:p>
          </table:table-cell>
          <table:table-cell table:formula="of:=ROUND([.F40];3)" office:value-type="float" office:value="0.565" calcext:value-type="float">
            <text:p>0.565</text:p>
          </table:table-cell>
          <table:table-cell table:formula="of:=ROUND([.G40];3)" office:value-type="float" office:value="0.634" calcext:value-type="float">
            <text:p>0.634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477157360406091" calcext:value-type="float">
            <text:p>0.477157360406091</text:p>
          </table:table-cell>
          <table:table-cell table:style-name="ce3" office:value-type="float" office:value="0.691176470588235" calcext:value-type="float">
            <text:p>0.691176470588235</text:p>
          </table:table-cell>
          <table:table-cell table:style-name="ce3" office:value-type="float" office:value="0.564564564564565" calcext:value-type="float">
            <text:p>0.564564564564565</text:p>
          </table:table-cell>
          <table:table-cell table:formula="of:=(1+2^2)/((2^2/[.E41])+(1/[.D41]))" office:value-type="float" office:value="0.634278002699055" calcext:value-type="float">
            <text:p>0.634278002699055</text:p>
          </table:table-cell>
          <table:table-cell table:formula="of:=ROUND([.D41];3)" office:value-type="float" office:value="0.477" calcext:value-type="float">
            <text:p>0.477</text:p>
          </table:table-cell>
          <table:table-cell table:formula="of:=ROUND([.E41];3)" office:value-type="float" office:value="0.691" calcext:value-type="float">
            <text:p>0.691</text:p>
          </table:table-cell>
          <table:table-cell table:formula="of:=ROUND([.F41];3)" office:value-type="float" office:value="0.565" calcext:value-type="float">
            <text:p>0.565</text:p>
          </table:table-cell>
          <table:table-cell table:formula="of:=ROUND([.G41];3)" office:value-type="float" office:value="0.634" calcext:value-type="float">
            <text:p>0.634</text:p>
          </table:table-cell>
          <table:table-cell table:number-columns-repeated="25"/>
          <table:table-cell table:style-name="ce2" table:number-columns-repeated="16348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0"/>
          <table:table-cell table:style-name="ce2" table:number-columns-repeated="16348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6"/>
          <table:table-cell>
            <draw:frame draw:z-index="4" draw:style-name="gr1" draw:text-style-name="P1" svg:width="6.2988in" svg:height="3.5429in" svg:x="0.1161in" svg:y="0.163in">
              <draw:object draw:notify-on-update-of-ranges="'Paraphrased-Requirements'.B3:'Paraphrased-Requirements'.B7 'Paraphrased-Requirements'.A2:'Paraphrased-Requirements'.A2 'Paraphrased-Requirements'.D45:'Paraphrased-Requirements'.D49 'Paraphrased-Requirements'.A10:'Paraphrased-Requirements'.A10 'Paraphrased-Requirements'.D52:'Paraphrased-Requirements'.D56 'Paraphrased-Requirements'.A18:'Paraphrased-Requirements'.A18 'Paraphrased-Requirements'.D59:'Paraphrased-Requirements'.D63 'Paraphrased-Requirements'.A26:'Paraphrased-Requirements'.A26 'Paraphrased-Requirements'.D66:'Paraphrased-Requirements'.D70 'Paraphrased-Requirements'.A41:'Paraphrased-Requirements'.A41 'Paraphrased-Requirements'.D73:'Paraphrased-Requirements'.D7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6"/>
          <table:table-cell>
            <draw:frame draw:z-index="6" draw:style-name="gr1" draw:text-style-name="P1" svg:width="6.2988in" svg:height="3.5429in" svg:x="0.3283in" svg:y="0.0209in">
              <draw:object draw:notify-on-update-of-ranges="'Paraphrased-Requirements'.B3:'Paraphrased-Requirements'.B7 'Paraphrased-Requirements'.A2:'Paraphrased-Requirements'.A2 'Paraphrased-Requirements'.F45:'Paraphrased-Requirements'.F49 'Paraphrased-Requirements'.A10:'Paraphrased-Requirements'.A10 'Paraphrased-Requirements'.F52:'Paraphrased-Requirements'.F56 'Paraphrased-Requirements'.A18:'Paraphrased-Requirements'.A18 'Paraphrased-Requirements'.F59:'Paraphrased-Requirements'.F63 'Paraphrased-Requirements'.A26:'Paraphrased-Requirements'.A26 'Paraphrased-Requirements'.F66:'Paraphrased-Requirements'.F70 'Paraphrased-Requirements'.A41:'Paraphrased-Requirements'.A41 'Paraphrased-Requirements'.F73:'Paraphrased-Requirements'.F77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6"/>
          <table:table-cell table:style-name="ce2" table:number-columns-repeated="16348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"/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Avg P</text:p>
          </table:table-cell>
          <table:table-cell office:value-type="string" calcext:value-type="string">
            <text:p>Avg R</text:p>
          </table:table-cell>
          <table:table-cell office:value-type="string" calcext:value-type="string">
            <text:p>Avg F1</text:p>
          </table:table-cell>
          <table:table-cell office:value-type="string" calcext:value-type="string">
            <text:p>Avg F2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3]-[.D$2]" office:value-type="float" office:value="0.026502732240437" calcext:value-type="float">
            <text:p>0.026502732240437</text:p>
          </table:table-cell>
          <table:table-cell table:style-name="ce3" table:formula="of:=[.E3]-[.E$2]" office:value-type="float" office:value="0.014705882352942" calcext:value-type="float">
            <text:p>0.014705882352942</text:p>
          </table:table-cell>
          <table:table-cell table:style-name="ce3" table:formula="of:=[.F3]-[.F$2]" office:value-type="float" office:value="0.019985465116279" calcext:value-type="float">
            <text:p>0.019985465116279</text:p>
          </table:table-cell>
          <table:table-cell table:style-name="ce3" table:formula="of:=[.G3]-[.G$2]" office:value-type="float" office:value="0.0166883751221107" calcext:value-type="float">
            <text:p>0.0166883751221107</text:p>
          </table:table-cell>
          <table:table-cell office:value-type="float" office:value="0" calcext:value-type="float">
            <text:p>0</text:p>
          </table:table-cell>
          <table:table-cell table:formula="of:=AVERAGE([.D2];[.D10];[.D18];[.D26];[.D34])" office:value-type="float" office:value="0.526517318230968" calcext:value-type="float">
            <text:p>0.526517318230968</text:p>
          </table:table-cell>
          <table:table-cell table:formula="of:=AVERAGE([.E2];[.E10];[.E18];[.E26];[.E34])" office:value-type="float" office:value="0.530928727736475" calcext:value-type="float">
            <text:p>0.530928727736475</text:p>
          </table:table-cell>
          <table:table-cell table:formula="of:=AVERAGE([.F2];[.F10];[.F18];[.F26];[.F34])" office:value-type="float" office:value="0.507442891387442" calcext:value-type="float">
            <text:p>0.507442891387442</text:p>
          </table:table-cell>
          <table:table-cell table:formula="of:=AVERAGE([.G2];[.G10];[.G18];[.G26];[.G34])" office:value-type="float" office:value="0.518347032904924" calcext:value-type="float">
            <text:p>0.518347032904924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4]-[.D$2]" office:value-type="float" office:value="0.026502732240437" calcext:value-type="float">
            <text:p>0.026502732240437</text:p>
          </table:table-cell>
          <table:table-cell table:style-name="ce3" table:formula="of:=[.E4]-[.E$2]" office:value-type="float" office:value="0.014705882352942" calcext:value-type="float">
            <text:p>0.014705882352942</text:p>
          </table:table-cell>
          <table:table-cell table:style-name="ce3" table:formula="of:=[.F4]-[.F$2]" office:value-type="float" office:value="0.019985465116279" calcext:value-type="float">
            <text:p>0.019985465116279</text:p>
          </table:table-cell>
          <table:table-cell table:style-name="ce3" table:formula="of:=[.G4]-[.G$2]" office:value-type="float" office:value="0.0166883751221107" calcext:value-type="float">
            <text:p>0.0166883751221107</text:p>
          </table:table-cell>
          <table:table-cell office:value-type="float" office:value="1" calcext:value-type="float">
            <text:p>1</text:p>
          </table:table-cell>
          <table:table-cell table:formula="of:=AVERAGE([.D3];[.D11];[.D19];[.D27];[.D35])" office:value-type="float" office:value="0.514735513775351" calcext:value-type="float">
            <text:p>0.514735513775351</text:p>
          </table:table-cell>
          <table:table-cell table:formula="of:=AVERAGE([.E3];[.E11];[.E19];[.E27];[.E35])" office:value-type="float" office:value="0.536624059823486" calcext:value-type="float">
            <text:p>0.536624059823486</text:p>
          </table:table-cell>
          <table:table-cell table:formula="of:=AVERAGE([.F3];[.F11];[.F19];[.F27];[.F35])" office:value-type="float" office:value="0.504780403551768" calcext:value-type="float">
            <text:p>0.504780403551768</text:p>
          </table:table-cell>
          <table:table-cell table:formula="of:=AVERAGE([.G3];[.G11];[.G19];[.G27];[.G35])" office:value-type="float" office:value="0.520395717423804" calcext:value-type="float">
            <text:p>0.520395717423804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5]-[.D$2]" office:value-type="float" office:value="0.01639344262295" calcext:value-type="float">
            <text:p>0.01639344262295</text:p>
          </table:table-cell>
          <table:table-cell table:style-name="ce3" table:formula="of:=[.E5]-[.E$2]" office:value-type="float" office:value="0.014705882352942" calcext:value-type="float">
            <text:p>0.014705882352942</text:p>
          </table:table-cell>
          <table:table-cell table:style-name="ce3" table:formula="of:=[.F5]-[.F$2]" office:value-type="float" office:value="0.0155038759689919" calcext:value-type="float">
            <text:p>0.0155038759689919</text:p>
          </table:table-cell>
          <table:table-cell table:style-name="ce3" table:formula="of:=[.G5]-[.G$2]" office:value-type="float" office:value="0.0150150150150156" calcext:value-type="float">
            <text:p>0.0150150150150156</text:p>
          </table:table-cell>
          <table:table-cell office:value-type="float" office:value="2" calcext:value-type="float">
            <text:p>2</text:p>
          </table:table-cell>
          <table:table-cell table:formula="of:=AVERAGE([.D4];[.D12];[.D20];[.D28];[.D36])" office:value-type="float" office:value="0.519063674705857" calcext:value-type="float">
            <text:p>0.519063674705857</text:p>
          </table:table-cell>
          <table:table-cell table:formula="of:=AVERAGE([.E4];[.E12];[.E20];[.E28];[.E36])" office:value-type="float" office:value="0.54789262785676" calcext:value-type="float">
            <text:p>0.54789262785676</text:p>
          </table:table-cell>
          <table:table-cell table:formula="of:=AVERAGE([.F4];[.F12];[.F20];[.F28];[.F36])" office:value-type="float" office:value="0.511597414441421" calcext:value-type="float">
            <text:p>0.511597414441421</text:p>
          </table:table-cell>
          <table:table-cell table:formula="of:=AVERAGE([.G4];[.G12];[.G20];[.G28];[.G36])" office:value-type="float" office:value="0.529542699919224" calcext:value-type="float">
            <text:p>0.529542699919224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6]-[.D$2]" office:value-type="float" office:value="0.01639344262295" calcext:value-type="float">
            <text:p>0.01639344262295</text:p>
          </table:table-cell>
          <table:table-cell table:style-name="ce3" table:formula="of:=[.E6]-[.E$2]" office:value-type="float" office:value="0.014705882352942" calcext:value-type="float">
            <text:p>0.014705882352942</text:p>
          </table:table-cell>
          <table:table-cell table:style-name="ce3" table:formula="of:=[.F6]-[.F$2]" office:value-type="float" office:value="0.0155038759689919" calcext:value-type="float">
            <text:p>0.0155038759689919</text:p>
          </table:table-cell>
          <table:table-cell table:style-name="ce3" table:formula="of:=[.G6]-[.G$2]" office:value-type="float" office:value="0.0150150150150156" calcext:value-type="float">
            <text:p>0.0150150150150156</text:p>
          </table:table-cell>
          <table:table-cell office:value-type="float" office:value="3" calcext:value-type="float">
            <text:p>3</text:p>
          </table:table-cell>
          <table:table-cell table:formula="of:=AVERAGE([.D5];[.D13];[.D21];[.D29];[.D37])" office:value-type="float" office:value="0.517940283125643" calcext:value-type="float">
            <text:p>0.517940283125643</text:p>
          </table:table-cell>
          <table:table-cell table:formula="of:=AVERAGE([.E5];[.E13];[.E21];[.E29];[.E37])" office:value-type="float" office:value="0.552337072301204" calcext:value-type="float">
            <text:p>0.552337072301204</text:p>
          </table:table-cell>
          <table:table-cell table:formula="of:=AVERAGE([.F5];[.F13];[.F21];[.F29];[.F37])" office:value-type="float" office:value="0.512719965426259" calcext:value-type="float">
            <text:p>0.512719965426259</text:p>
          </table:table-cell>
          <table:table-cell table:formula="of:=AVERAGE([.G5];[.G13];[.G21];[.G29];[.G37])" office:value-type="float" office:value="0.532439855320867" calcext:value-type="float">
            <text:p>0.532439855320867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7]-[.D$2]" office:value-type="float" office:value="0.01639344262295" calcext:value-type="float">
            <text:p>0.01639344262295</text:p>
          </table:table-cell>
          <table:table-cell table:style-name="ce3" table:formula="of:=[.E7]-[.E$2]" office:value-type="float" office:value="0.014705882352942" calcext:value-type="float">
            <text:p>0.014705882352942</text:p>
          </table:table-cell>
          <table:table-cell table:style-name="ce3" table:formula="of:=[.F7]-[.F$2]" office:value-type="float" office:value="0.0155038759689919" calcext:value-type="float">
            <text:p>0.0155038759689919</text:p>
          </table:table-cell>
          <table:table-cell table:style-name="ce3" table:formula="of:=[.G7]-[.G$2]" office:value-type="float" office:value="0.0150150150150156" calcext:value-type="float">
            <text:p>0.0150150150150156</text:p>
          </table:table-cell>
          <table:table-cell office:value-type="float" office:value="4" calcext:value-type="float">
            <text:p>4</text:p>
          </table:table-cell>
          <table:table-cell table:formula="of:=AVERAGE([.D6];[.D14];[.D22];[.D30];[.D38])" office:value-type="float" office:value="0.514759235194206" calcext:value-type="float">
            <text:p>0.514759235194206</text:p>
          </table:table-cell>
          <table:table-cell table:formula="of:=AVERAGE([.E6];[.E14];[.E22];[.E30];[.E38])" office:value-type="float" office:value="0.54789262785676" calcext:value-type="float">
            <text:p>0.54789262785676</text:p>
          </table:table-cell>
          <table:table-cell table:formula="of:=AVERAGE([.F6];[.F14];[.F22];[.F30];[.F38])" office:value-type="float" office:value="0.509131348491017" calcext:value-type="float">
            <text:p>0.509131348491017</text:p>
          </table:table-cell>
          <table:table-cell table:formula="of:=AVERAGE([.G6];[.G14];[.G22];[.G30];[.G38])" office:value-type="float" office:value="0.528426023076312" calcext:value-type="float">
            <text:p>0.528426023076312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8]-[.D$2]" office:value-type="float" office:value="-0.0394392967450711" calcext:value-type="float">
            <text:p>-0.0394392967450711</text:p>
          </table:table-cell>
          <table:table-cell table:style-name="ce3" table:formula="of:=[.E8]-[.E$2]" office:value-type="float" office:value="0.029411764705883" calcext:value-type="float">
            <text:p>0.029411764705883</text:p>
          </table:table-cell>
          <table:table-cell table:style-name="ce3" table:formula="of:=[.F8]-[.F$2]" office:value-type="float" office:value="-0.00339500933627601" calcext:value-type="float">
            <text:p>-0.00339500933627601</text:p>
          </table:table-cell>
          <table:table-cell table:style-name="ce3" table:formula="of:=[.G8]-[.G$2]" office:value-type="float" office:value="0.0166442101925977" calcext:value-type="float">
            <text:p>0.0166442101925977</text:p>
          </table:table-cell>
          <table:table-cell office:value-type="float" office:value="5" calcext:value-type="float">
            <text:p>5</text:p>
          </table:table-cell>
          <table:table-cell table:formula="of:=AVERAGE([.D7];[.D15];[.D23];[.D31];[.D39])" office:value-type="float" office:value="0.514504679123271" calcext:value-type="float">
            <text:p>0.514504679123271</text:p>
          </table:table-cell>
          <table:table-cell table:formula="of:=AVERAGE([.E7];[.E15];[.E23];[.E31];[.E39])" office:value-type="float" office:value="0.548801718765851" calcext:value-type="float">
            <text:p>0.548801718765851</text:p>
          </table:table-cell>
          <table:table-cell table:formula="of:=AVERAGE([.F7];[.F15];[.F23];[.F31];[.F39])" office:value-type="float" office:value="0.509316853472913" calcext:value-type="float">
            <text:p>0.509316853472913</text:p>
          </table:table-cell>
          <table:table-cell table:formula="of:=AVERAGE([.G7];[.G15];[.G23];[.G31];[.G39])" office:value-type="float" office:value="0.529000248427938" calcext:value-type="float">
            <text:p>0.529000248427938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9]-[.D$2]" office:value-type="float" office:value="-0.0394392967450711" calcext:value-type="float">
            <text:p>-0.0394392967450711</text:p>
          </table:table-cell>
          <table:table-cell table:style-name="ce3" table:formula="of:=[.E9]-[.E$2]" office:value-type="float" office:value="0.029411764705883" calcext:value-type="float">
            <text:p>0.029411764705883</text:p>
          </table:table-cell>
          <table:table-cell table:style-name="ce3" table:formula="of:=[.F9]-[.F$2]" office:value-type="float" office:value="-0.00339500933627601" calcext:value-type="float">
            <text:p>-0.00339500933627601</text:p>
          </table:table-cell>
          <table:table-cell table:style-name="ce3" table:formula="of:=[.G9]-[.G$2]" office:value-type="float" office:value="0.0166442101925977" calcext:value-type="float">
            <text:p>0.0166442101925977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11]-[.D$10]" office:value-type="float" office:value="0.00929469655549498" calcext:value-type="float">
            <text:p>0.00929469655549498</text:p>
          </table:table-cell>
          <table:table-cell table:style-name="ce3" table:formula="of:=[.E11]-[.E$10]" office:value-type="float" office:value="0.044444444444445" calcext:value-type="float">
            <text:p>0.044444444444445</text:p>
          </table:table-cell>
          <table:table-cell table:style-name="ce3" table:formula="of:=[.F11]-[.F$10]" office:value-type="float" office:value="0.0222861250898641" calcext:value-type="float">
            <text:p>0.0222861250898641</text:p>
          </table:table-cell>
          <table:table-cell table:style-name="ce3" table:formula="of:=[.G11]-[.G$10]" office:value-type="float" office:value="0.0340606521663961" calcext:value-type="float">
            <text:p>0.0340606521663961</text:p>
          </table:table-cell>
          <table:table-cell office:value-type="float" office:value="0" calcext:value-type="float">
            <text:p>0</text:p>
          </table:table-cell>
          <table:table-cell table:formula="of:=ROUND([.I45];3)" office:value-type="float" office:value="0.527" calcext:value-type="float">
            <text:p>0.527</text:p>
          </table:table-cell>
          <table:table-cell table:formula="of:=ROUND([.J45];3)" office:value-type="float" office:value="0.531" calcext:value-type="float">
            <text:p>0.531</text:p>
          </table:table-cell>
          <table:table-cell table:formula="of:=ROUND([.K45];3)" office:value-type="float" office:value="0.507" calcext:value-type="float">
            <text:p>0.507</text:p>
          </table:table-cell>
          <table:table-cell table:formula="of:=ROUND([.L45];3)" office:value-type="float" office:value="0.518" calcext:value-type="float">
            <text:p>0.518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12]-[.D$10]" office:value-type="float" office:value="0.017731421121251" calcext:value-type="float">
            <text:p>0.017731421121251</text:p>
          </table:table-cell>
          <table:table-cell table:style-name="ce3" table:formula="of:=[.E12]-[.E$10]" office:value-type="float" office:value="0.088888888888889" calcext:value-type="float">
            <text:p>0.088888888888889</text:p>
          </table:table-cell>
          <table:table-cell table:style-name="ce3" table:formula="of:=[.F12]-[.F$10]" office:value-type="float" office:value="0.043356643356644" calcext:value-type="float">
            <text:p>0.043356643356644</text:p>
          </table:table-cell>
          <table:table-cell table:style-name="ce3" table:formula="of:=[.G12]-[.G$10]" office:value-type="float" office:value="0.0672871659123899" calcext:value-type="float">
            <text:p>0.0672871659123899</text:p>
          </table:table-cell>
          <table:table-cell office:value-type="float" office:value="1" calcext:value-type="float">
            <text:p>1</text:p>
          </table:table-cell>
          <table:table-cell table:formula="of:=ROUND([.I46];3)" office:value-type="float" office:value="0.515" calcext:value-type="float">
            <text:p>0.515</text:p>
          </table:table-cell>
          <table:table-cell table:formula="of:=ROUND([.J46];3)" office:value-type="float" office:value="0.537" calcext:value-type="float">
            <text:p>0.537</text:p>
          </table:table-cell>
          <table:table-cell table:formula="of:=ROUND([.K46];3)" office:value-type="float" office:value="0.505" calcext:value-type="float">
            <text:p>0.505</text:p>
          </table:table-cell>
          <table:table-cell table:formula="of:=ROUND([.L46];3)" office:value-type="float" office:value="0.52" calcext:value-type="float">
            <text:p>0.52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13]-[.D$10]" office:value-type="float" office:value="0.017961042246395" calcext:value-type="float">
            <text:p>0.017961042246395</text:p>
          </table:table-cell>
          <table:table-cell table:style-name="ce3" table:formula="of:=[.E13]-[.E$10]" office:value-type="float" office:value="0.111111111111111" calcext:value-type="float">
            <text:p>0.111111111111111</text:p>
          </table:table-cell>
          <table:table-cell table:style-name="ce3" table:formula="of:=[.F13]-[.F$10]" office:value-type="float" office:value="0.050824175824176" calcext:value-type="float">
            <text:p>0.050824175824176</text:p>
          </table:table-cell>
          <table:table-cell table:style-name="ce3" table:formula="of:=[.G13]-[.G$10]" office:value-type="float" office:value="0.0822421357545777" calcext:value-type="float">
            <text:p>0.0822421357545777</text:p>
          </table:table-cell>
          <table:table-cell office:value-type="float" office:value="2" calcext:value-type="float">
            <text:p>2</text:p>
          </table:table-cell>
          <table:table-cell table:formula="of:=ROUND([.I47];3)" office:value-type="float" office:value="0.519" calcext:value-type="float">
            <text:p>0.519</text:p>
          </table:table-cell>
          <table:table-cell table:formula="of:=ROUND([.J47];3)" office:value-type="float" office:value="0.548" calcext:value-type="float">
            <text:p>0.548</text:p>
          </table:table-cell>
          <table:table-cell table:formula="of:=ROUND([.K47];3)" office:value-type="float" office:value="0.512" calcext:value-type="float">
            <text:p>0.512</text:p>
          </table:table-cell>
          <table:table-cell table:formula="of:=ROUND([.L47];3)" office:value-type="float" office:value="0.53" calcext:value-type="float">
            <text:p>0.53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14]-[.D$10]" office:value-type="float" office:value="0.010272213662044" calcext:value-type="float">
            <text:p>0.010272213662044</text:p>
          </table:table-cell>
          <table:table-cell table:style-name="ce3" table:formula="of:=[.E14]-[.E$10]" office:value-type="float" office:value="0.088888888888889" calcext:value-type="float">
            <text:p>0.088888888888889</text:p>
          </table:table-cell>
          <table:table-cell table:style-name="ce3" table:formula="of:=[.F14]-[.F$10]" office:value-type="float" office:value="0.038115038115039" calcext:value-type="float">
            <text:p>0.038115038115039</text:p>
          </table:table-cell>
          <table:table-cell table:style-name="ce3" table:formula="of:=[.G14]-[.G$10]" office:value-type="float" office:value="0.0646324454876348" calcext:value-type="float">
            <text:p>0.0646324454876348</text:p>
          </table:table-cell>
          <table:table-cell office:value-type="float" office:value="3" calcext:value-type="float">
            <text:p>3</text:p>
          </table:table-cell>
          <table:table-cell table:formula="of:=ROUND([.I48];3)" office:value-type="float" office:value="0.518" calcext:value-type="float">
            <text:p>0.518</text:p>
          </table:table-cell>
          <table:table-cell table:formula="of:=ROUND([.J48];3)" office:value-type="float" office:value="0.552" calcext:value-type="float">
            <text:p>0.552</text:p>
          </table:table-cell>
          <table:table-cell table:formula="of:=ROUND([.K48];3)" office:value-type="float" office:value="0.513" calcext:value-type="float">
            <text:p>0.513</text:p>
          </table:table-cell>
          <table:table-cell table:formula="of:=ROUND([.L48];3)" office:value-type="float" office:value="0.532" calcext:value-type="float">
            <text:p>0.532</text:p>
          </table:table-cell>
          <table:table-cell table:number-columns-repeated="24"/>
          <table:table-cell table:style-name="ce2" table:number-columns-repeated="163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15]-[.D$10]" office:value-type="float" office:value="0.010272213662044" calcext:value-type="float">
            <text:p>0.010272213662044</text:p>
          </table:table-cell>
          <table:table-cell table:style-name="ce3" table:formula="of:=[.E15]-[.E$10]" office:value-type="float" office:value="0.088888888888889" calcext:value-type="float">
            <text:p>0.088888888888889</text:p>
          </table:table-cell>
          <table:table-cell table:style-name="ce3" table:formula="of:=[.F15]-[.F$10]" office:value-type="float" office:value="0.038115038115039" calcext:value-type="float">
            <text:p>0.038115038115039</text:p>
          </table:table-cell>
          <table:table-cell table:style-name="ce3" table:formula="of:=[.G15]-[.G$10]" office:value-type="float" office:value="0.0646324454876348" calcext:value-type="float">
            <text:p>0.0646324454876348</text:p>
          </table:table-cell>
          <table:table-cell office:value-type="float" office:value="4" calcext:value-type="float">
            <text:p>4</text:p>
          </table:table-cell>
          <table:table-cell table:formula="of:=ROUND([.I49];3)" office:value-type="float" office:value="0.515" calcext:value-type="float">
            <text:p>0.515</text:p>
          </table:table-cell>
          <table:table-cell table:formula="of:=ROUND([.J49];3)" office:value-type="float" office:value="0.548" calcext:value-type="float">
            <text:p>0.548</text:p>
          </table:table-cell>
          <table:table-cell table:formula="of:=ROUND([.K49];3)" office:value-type="float" office:value="0.509" calcext:value-type="float">
            <text:p>0.509</text:p>
          </table:table-cell>
          <table:table-cell table:formula="of:=ROUND([.L49];3)" office:value-type="float" office:value="0.528" calcext:value-type="float">
            <text:p>0.528</text:p>
          </table:table-cell>
          <table:table-cell table:number-columns-repeated="24"/>
          <table:table-cell table:style-name="ce2" table:number-columns-repeated="16348"/>
        </table:table-row>
        <table:table-row table:style-name="ro1" table:visibility="collapse"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table:style-name="ce3" table:formula="of:=[.D16]-[.D$10]" office:value-type="float" office:value="-0.025858322468492" calcext:value-type="float">
            <text:p>-0.025858322468492</text:p>
          </table:table-cell>
          <table:table-cell table:style-name="ce3" table:formula="of:=[.E16]-[.E$10]" office:value-type="float" office:value="0.155555555555556" calcext:value-type="float">
            <text:p>0.155555555555556</text:p>
          </table:table-cell>
          <table:table-cell table:style-name="ce3" table:formula="of:=[.F16]-[.F$10]" office:value-type="float" office:value="0.030644152595373" calcext:value-type="float">
            <text:p>0.030644152595373</text:p>
          </table:table-cell>
          <table:table-cell table:style-name="ce3" table:formula="of:=[.G16]-[.G$10]" office:value-type="float" office:value="0.0925205150660053" calcext:value-type="float">
            <text:p>0.0925205150660053</text:p>
          </table:table-cell>
          <table:table-cell office:value-type="float" office:value="5" calcext:value-type="float">
            <text:p>5</text:p>
          </table:table-cell>
          <table:table-cell table:formula="of:=ROUND([.I50];3)" office:value-type="float" office:value="0.515" calcext:value-type="float">
            <text:p>0.515</text:p>
          </table:table-cell>
          <table:table-cell table:formula="of:=ROUND([.J50];3)" office:value-type="float" office:value="0.549" calcext:value-type="float">
            <text:p>0.549</text:p>
          </table:table-cell>
          <table:table-cell table:formula="of:=ROUND([.K50];3)" office:value-type="float" office:value="0.509" calcext:value-type="float">
            <text:p>0.509</text:p>
          </table:table-cell>
          <table:table-cell table:formula="of:=ROUND([.L50];3)" office:value-type="float" office:value="0.529" calcext:value-type="float">
            <text:p>0.529</text:p>
          </table:table-cell>
          <table:table-cell table:number-columns-repeated="24"/>
          <table:table-cell table:style-name="ce2" table:number-columns-repeated="16348"/>
        </table:table-row>
        <table:table-row table:style-name="ro1" table:visibility="collapse">
          <table:table-cell office:value-type="string" calcext:value-type="string">
            <text:p>CM1-NAS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17]-[.D$10]" office:value-type="float" office:value="-0.031538296502897" calcext:value-type="float">
            <text:p>-0.031538296502897</text:p>
          </table:table-cell>
          <table:table-cell table:style-name="ce3" table:formula="of:=[.E17]-[.E$10]" office:value-type="float" office:value="0.155555555555556" calcext:value-type="float">
            <text:p>0.155555555555556</text:p>
          </table:table-cell>
          <table:table-cell table:style-name="ce3" table:formula="of:=[.F17]-[.F$10]" office:value-type="float" office:value="0.02605459057072" calcext:value-type="float">
            <text:p>0.02605459057072</text:p>
          </table:table-cell>
          <table:table-cell table:style-name="ce3" table:formula="of:=[.G17]-[.G$10]" office:value-type="float" office:value="0.0899016170982698" calcext:value-type="float">
            <text:p>0.0899016170982698</text:p>
          </table:table-cell>
          <table:table-cell table:number-columns-repeated="29"/>
          <table:table-cell table:style-name="ce2" table:number-columns-repeated="16348"/>
        </table:table-row>
        <table:table-row table:style-name="ro1" table:visibility="collapse">
          <table:table-cell office:value-type="string" calcext:value-type="string">
            <text:p>dron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19]-[.D$18]" office:value-type="float" office:value="-0.015571305841925" calcext:value-type="float">
            <text:p>-0.015571305841925</text:p>
          </table:table-cell>
          <table:table-cell table:style-name="ce3" table:formula="of:=[.E19]-[.E$18]" office:value-type="float" office:value="-0.013636363636363" calcext:value-type="float">
            <text:p>-0.013636363636363</text:p>
          </table:table-cell>
          <table:table-cell table:style-name="ce3" table:formula="of:=[.F19]-[.F$18]" office:value-type="float" office:value="-0.01513937470145" calcext:value-type="float">
            <text:p>-0.01513937470145</text:p>
          </table:table-cell>
          <table:table-cell table:style-name="ce3" table:formula="of:=[.G19]-[.G$18]" office:value-type="float" office:value="-0.0144217271270308" calcext:value-type="float">
            <text:p>-0.0144217271270308</text:p>
          </table:table-cell>
          <table:table-cell table:number-columns-repeated="29"/>
          <table:table-cell table:style-name="ce2" table:number-columns-repeated="16348"/>
        </table:table-row>
        <table:table-row table:style-name="ro1" table:visibility="collapse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20]-[.D$18]" office:value-type="float" office:value="-0.00519018583042996" calcext:value-type="float">
            <text:p>-0.00519018583042996</text:p>
          </table:table-cell>
          <table:table-cell table:style-name="ce3" table:formula="of:=[.E20]-[.E$18]" office:value-type="float" office:value="-0.00909090909090904" calcext:value-type="float">
            <text:p>-0.00909090909090904</text:p>
          </table:table-cell>
          <table:table-cell table:style-name="ce3" table:formula="of:=[.F20]-[.F$18]" office:value-type="float" office:value="-0.00674804702666609" calcext:value-type="float">
            <text:p>-0.00674804702666609</text:p>
          </table:table-cell>
          <table:table-cell table:style-name="ce3" table:formula="of:=[.G20]-[.G$18]" office:value-type="float" office:value="-0.0080297507952718" calcext:value-type="float">
            <text:p>-0.0080297507952718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21]-[.D$18]" office:value-type="float" office:value="-0.00694444444444498" calcext:value-type="float">
            <text:p>-0.00694444444444498</text:p>
          </table:table-cell>
          <table:table-cell table:style-name="ce3" table:formula="of:=[.E21]-[.E$18]" office:value-type="float" office:value="-0.00909090909090904" calcext:value-type="float">
            <text:p>-0.00909090909090904</text:p>
          </table:table-cell>
          <table:table-cell table:style-name="ce3" table:formula="of:=[.F21]-[.F$18]" office:value-type="float" office:value="-0.00787401574803204" calcext:value-type="float">
            <text:p>-0.00787401574803204</text:p>
          </table:table-cell>
          <table:table-cell table:style-name="ce3" table:formula="of:=[.G21]-[.G$18]" office:value-type="float" office:value="-0.00856164383561653" calcext:value-type="float">
            <text:p>-0.00856164383561653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22]-[.D$18]" office:value-type="float" office:value="-0.012134879725086" calcext:value-type="float">
            <text:p>-0.012134879725086</text:p>
          </table:table-cell>
          <table:table-cell table:style-name="ce3" table:formula="of:=[.E22]-[.E$18]" office:value-type="float" office:value="-0.00909090909090904" calcext:value-type="float">
            <text:p>-0.00909090909090904</text:p>
          </table:table-cell>
          <table:table-cell table:style-name="ce3" table:formula="of:=[.F22]-[.F$18]" office:value-type="float" office:value="-0.0112254803765971" calcext:value-type="float">
            <text:p>-0.0112254803765971</text:p>
          </table:table-cell>
          <table:table-cell table:style-name="ce3" table:formula="of:=[.G22]-[.G$18]" office:value-type="float" office:value="-0.0101518723020951" calcext:value-type="float">
            <text:p>-0.0101518723020951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23]-[.D$18]" office:value-type="float" office:value="-0.010416666666667" calcext:value-type="float">
            <text:p>-0.010416666666667</text:p>
          </table:table-cell>
          <table:table-cell table:style-name="ce3" table:formula="of:=[.E23]-[.E$18]" office:value-type="float" office:value="-0.00454545454545396" calcext:value-type="float">
            <text:p>-0.00454545454545396</text:p>
          </table:table-cell>
          <table:table-cell table:style-name="ce3" table:formula="of:=[.F23]-[.F$18]" office:value-type="float" office:value="-0.00842765748031504" calcext:value-type="float">
            <text:p>-0.00842765748031504</text:p>
          </table:table-cell>
          <table:table-cell table:style-name="ce3" table:formula="of:=[.G23]-[.G$18]" office:value-type="float" office:value="-0.00641392771985561" calcext:value-type="float">
            <text:p>-0.00641392771985561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24]-[.D$18]" office:value-type="float" office:value="-0.066938405797102" calcext:value-type="float">
            <text:p>-0.066938405797102</text:p>
          </table:table-cell>
          <table:table-cell table:style-name="ce3" table:formula="of:=[.E24]-[.E$18]" office:value-type="float" office:value="0.027272727272727" calcext:value-type="float">
            <text:p>0.027272727272727</text:p>
          </table:table-cell>
          <table:table-cell table:style-name="ce3" table:formula="of:=[.F24]-[.F$18]" office:value-type="float" office:value="-0.0371472371263331" calcext:value-type="float">
            <text:p>-0.0371472371263331</text:p>
          </table:table-cell>
          <table:table-cell table:style-name="ce3" table:formula="of:=[.G24]-[.G$18]" office:value-type="float" office:value="-0.00479102599944126" calcext:value-type="float">
            <text:p>-0.00479102599944126</text:p>
          </table:table-cell>
          <table:table-cell table:number-columns-repeated="5"/>
          <table:table-cell>
            <draw:frame draw:z-index="5" draw:style-name="gr1" draw:text-style-name="P1" svg:width="6.2988in" svg:height="3.5429in" svg:x="0.111in" svg:y="0.0744in">
              <draw:object draw:notify-on-update-of-ranges="'Paraphrased-Requirements'.B3:'Paraphrased-Requirements'.B7 'Paraphrased-Requirements'.A2:'Paraphrased-Requirements'.A2 'Paraphrased-Requirements'.E45:'Paraphrased-Requirements'.E49 'Paraphrased-Requirements'.A10:'Paraphrased-Requirements'.A10 'Paraphrased-Requirements'.E52:'Paraphrased-Requirements'.E56 'Paraphrased-Requirements'.A18:'Paraphrased-Requirements'.A18 'Paraphrased-Requirements'.E59:'Paraphrased-Requirements'.E63 'Paraphrased-Requirements'.A26:'Paraphrased-Requirements'.A26 'Paraphrased-Requirements'.E66:'Paraphrased-Requirements'.E70 'Paraphrased-Requirements'.A41:'Paraphrased-Requirements'.A41 'Paraphrased-Requirements'.E73:'Paraphrased-Requirements'.E7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20.5898in" svg:height="11.5972in" svg:x="0.2713in" svg:y="0.0295in">
              <draw:object draw:notify-on-update-of-ranges="'Paraphrased-Requirements'.B3:'Paraphrased-Requirements'.B7 'Paraphrased-Requirements'.A10:'Paraphrased-Requirements'.A10 'Paraphrased-Requirements'.G52:'Paraphrased-Requirements'.G56 'Paraphrased-Requirements'.A2:'Paraphrased-Requirements'.A2 'Paraphrased-Requirements'.G45:'Paraphrased-Requirements'.G49 'Paraphrased-Requirements'.A41:'Paraphrased-Requirements'.A41 'Paraphrased-Requirements'.G73:'Paraphrased-Requirements'.G77 'Paraphrased-Requirements'.A18:'Paraphrased-Requirements'.A18 'Paraphrased-Requirements'.G59:'Paraphrased-Requirements'.G63 'Paraphrased-Requirements'.A26:'Paraphrased-Requirements'.A26 'Paraphrased-Requirements'.G66:'Paraphrased-Requirements'.G70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6"/>
          <table:table-cell table:style-name="ce2" table:number-columns-repeated="16348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25]-[.D$18]" office:value-type="float" office:value="-0.074886580706782" calcext:value-type="float">
            <text:p>-0.074886580706782</text:p>
          </table:table-cell>
          <table:table-cell table:style-name="ce3" table:formula="of:=[.E25]-[.E$18]" office:value-type="float" office:value="0.022727272727273" calcext:value-type="float">
            <text:p>0.022727272727273</text:p>
          </table:table-cell>
          <table:table-cell table:style-name="ce3" table:formula="of:=[.F25]-[.F$18]" office:value-type="float" office:value="-0.0444695072166951" calcext:value-type="float">
            <text:p>-0.0444695072166951</text:p>
          </table:table-cell>
          <table:table-cell table:style-name="ce3" table:formula="of:=[.G25]-[.G$18]" office:value-type="float" office:value="-0.0108918878250499" calcext:value-type="float">
            <text:p>-0.0108918878250499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27]-[.D$26]" office:value-type="float" office:value="-0.066666666666666" calcext:value-type="float">
            <text:p>-0.066666666666666</text:p>
          </table:table-cell>
          <table:table-cell table:style-name="ce3" table:formula="of:=[.E27]-[.E$26]" office:value-type="float" office:value="-0.024390243902439" calcext:value-type="float">
            <text:p>-0.024390243902439</text:p>
          </table:table-cell>
          <table:table-cell table:style-name="ce3" table:formula="of:=[.F27]-[.F$26]" office:value-type="float" office:value="-0.035714285714286" calcext:value-type="float">
            <text:p>-0.035714285714286</text:p>
          </table:table-cell>
          <table:table-cell table:style-name="ce3" table:formula="of:=[.G27]-[.G$26]" office:value-type="float" office:value="-0.0279329608938547" calcext:value-type="float">
            <text:p>-0.0279329608938547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28]-[.D$26]" office:value-type="float" office:value="-0.066666666666666" calcext:value-type="float">
            <text:p>-0.066666666666666</text:p>
          </table:table-cell>
          <table:table-cell table:style-name="ce3" table:formula="of:=[.E28]-[.E$26]" office:value-type="float" office:value="-0.024390243902439" calcext:value-type="float">
            <text:p>-0.024390243902439</text:p>
          </table:table-cell>
          <table:table-cell table:style-name="ce3" table:formula="of:=[.F28]-[.F$26]" office:value-type="float" office:value="-0.035714285714286" calcext:value-type="float">
            <text:p>-0.035714285714286</text:p>
          </table:table-cell>
          <table:table-cell table:style-name="ce3" table:formula="of:=[.G28]-[.G$26]" office:value-type="float" office:value="-0.0279329608938547" calcext:value-type="float">
            <text:p>-0.0279329608938547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29]-[.D$26]" office:value-type="float" office:value="-0.066666666666666" calcext:value-type="float">
            <text:p>-0.066666666666666</text:p>
          </table:table-cell>
          <table:table-cell table:style-name="ce3" table:formula="of:=[.E29]-[.E$26]" office:value-type="float" office:value="-0.024390243902439" calcext:value-type="float">
            <text:p>-0.024390243902439</text:p>
          </table:table-cell>
          <table:table-cell table:style-name="ce3" table:formula="of:=[.F29]-[.F$26]" office:value-type="float" office:value="-0.035714285714286" calcext:value-type="float">
            <text:p>-0.035714285714286</text:p>
          </table:table-cell>
          <table:table-cell table:style-name="ce3" table:formula="of:=[.G29]-[.G$26]" office:value-type="float" office:value="-0.0279329608938547" calcext:value-type="float">
            <text:p>-0.0279329608938547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30]-[.D$26]" office:value-type="float" office:value="-0.066666666666666" calcext:value-type="float">
            <text:p>-0.066666666666666</text:p>
          </table:table-cell>
          <table:table-cell table:style-name="ce3" table:formula="of:=[.E30]-[.E$26]" office:value-type="float" office:value="-0.024390243902439" calcext:value-type="float">
            <text:p>-0.024390243902439</text:p>
          </table:table-cell>
          <table:table-cell table:style-name="ce3" table:formula="of:=[.F30]-[.F$26]" office:value-type="float" office:value="-0.035714285714286" calcext:value-type="float">
            <text:p>-0.035714285714286</text:p>
          </table:table-cell>
          <table:table-cell table:style-name="ce3" table:formula="of:=[.G30]-[.G$26]" office:value-type="float" office:value="-0.0279329608938547" calcext:value-type="float">
            <text:p>-0.0279329608938547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31]-[.D$26]" office:value-type="float" office:value="-0.066666666666666" calcext:value-type="float">
            <text:p>-0.066666666666666</text:p>
          </table:table-cell>
          <table:table-cell table:style-name="ce3" table:formula="of:=[.E31]-[.E$26]" office:value-type="float" office:value="-0.024390243902439" calcext:value-type="float">
            <text:p>-0.024390243902439</text:p>
          </table:table-cell>
          <table:table-cell table:style-name="ce3" table:formula="of:=[.F31]-[.F$26]" office:value-type="float" office:value="-0.035714285714286" calcext:value-type="float">
            <text:p>-0.035714285714286</text:p>
          </table:table-cell>
          <table:table-cell table:style-name="ce3" table:formula="of:=[.G31]-[.G$26]" office:value-type="float" office:value="-0.0279329608938547" calcext:value-type="float">
            <text:p>-0.0279329608938547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32]-[.D$26]" office:value-type="float" office:value="-0.144444444444444" calcext:value-type="float">
            <text:p>-0.144444444444444</text:p>
          </table:table-cell>
          <table:table-cell table:style-name="ce3" table:formula="of:=[.E32]-[.E$26]" office:value-type="float" office:value="-0.024390243902439" calcext:value-type="float">
            <text:p>-0.024390243902439</text:p>
          </table:table-cell>
          <table:table-cell table:style-name="ce3" table:formula="of:=[.F32]-[.F$26]" office:value-type="float" office:value="-0.048426150121066" calcext:value-type="float">
            <text:p>-0.048426150121066</text:p>
          </table:table-cell>
          <table:table-cell table:style-name="ce3" table:formula="of:=[.G32]-[.G$26]" office:value-type="float" office:value="-0.0311559948431456" calcext:value-type="float">
            <text:p>-0.0311559948431456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33]-[.D$26]" office:value-type="float" office:value="-0.112280701754386" calcext:value-type="float">
            <text:p>-0.112280701754386</text:p>
          </table:table-cell>
          <table:table-cell table:style-name="ce3" table:formula="of:=[.E33]-[.E$26]" office:value-type="float" office:value="0" calcext:value-type="float">
            <text:p>0</text:p>
          </table:table-cell>
          <table:table-cell table:style-name="ce3" table:formula="of:=[.F33]-[.F$26]" office:value-type="float" office:value="-0.019047619047619" calcext:value-type="float">
            <text:p>-0.019047619047619</text:p>
          </table:table-cell>
          <table:table-cell table:style-name="ce3" table:formula="of:=[.G33]-[.G$26]" office:value-type="float" office:value="-0.00488445217816041" calcext:value-type="float">
            <text:p>-0.00488445217816041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35]-[.D$34]" office:value-type="float" office:value="-0.012468478565425" calcext:value-type="float">
            <text:p>-0.012468478565425</text:p>
          </table:table-cell>
          <table:table-cell table:style-name="ce3" table:formula="of:=[.E35]-[.E$34]" office:value-type="float" office:value="0.00735294117647101" calcext:value-type="float">
            <text:p>0.00735294117647101</text:p>
          </table:table-cell>
          <table:table-cell table:style-name="ce3" table:formula="of:=[.F35]-[.F$34]" office:value-type="float" office:value="-0.0047303689687791" calcext:value-type="float">
            <text:p>-0.0047303689687791</text:p>
          </table:table-cell>
          <table:table-cell table:style-name="ce3" table:formula="of:=[.G35]-[.G$34]" office:value-type="float" office:value="0.00184908332677647" calcext:value-type="float">
            <text:p>0.00184908332677647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36]-[.D$34]" office:value-type="float" office:value="-0.00964551849014594" calcext:value-type="float">
            <text:p>-0.00964551849014594</text:p>
          </table:table-cell>
          <table:table-cell table:style-name="ce3" table:formula="of:=[.E36]-[.E$34]" office:value-type="float" office:value="0.014705882352941" calcext:value-type="float">
            <text:p>0.014705882352941</text:p>
          </table:table-cell>
          <table:table-cell table:style-name="ce3" table:formula="of:=[.F36]-[.F$34]" office:value-type="float" office:value="-0.000107160462076039" calcext:value-type="float">
            <text:p>-0.000107160462076039</text:p>
          </table:table-cell>
          <table:table-cell table:style-name="ce3" table:formula="of:=[.G36]-[.G$34]" office:value-type="float" office:value="0.00796550572612775" calcext:value-type="float">
            <text:p>0.00796550572612775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37]-[.D$34]" office:value-type="float" office:value="-0.00362854928485901" calcext:value-type="float">
            <text:p>-0.00362854928485901</text:p>
          </table:table-cell>
          <table:table-cell table:style-name="ce3" table:formula="of:=[.E37]-[.E$34]" office:value-type="float" office:value="0.014705882352941" calcext:value-type="float">
            <text:p>0.014705882352941</text:p>
          </table:table-cell>
          <table:table-cell table:style-name="ce3" table:formula="of:=[.F37]-[.F$34]" office:value-type="float" office:value="0.00364561986323497" calcext:value-type="float">
            <text:p>0.00364561986323497</text:p>
          </table:table-cell>
          <table:table-cell table:style-name="ce3" table:formula="of:=[.G37]-[.G$34]" office:value-type="float" office:value="0.00970156603959393" calcext:value-type="float">
            <text:p>0.00970156603959393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38]-[.D$34]" office:value-type="float" office:value="-0.006654525077053" calcext:value-type="float">
            <text:p>-0.006654525077053</text:p>
          </table:table-cell>
          <table:table-cell table:style-name="ce3" table:formula="of:=[.E38]-[.E$34]" office:value-type="float" office:value="0.014705882352941" calcext:value-type="float">
            <text:p>0.014705882352941</text:p>
          </table:table-cell>
          <table:table-cell table:style-name="ce3" table:formula="of:=[.F38]-[.F$34]" office:value-type="float" office:value="0.0017631375247269" calcext:value-type="float">
            <text:p>0.0017631375247269</text:p>
          </table:table-cell>
          <table:table-cell table:style-name="ce3" table:formula="of:=[.G38]-[.G$34]" office:value-type="float" office:value="0.00883232355023966" calcext:value-type="float">
            <text:p>0.00883232355023966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39]-[.D$34]" office:value-type="float" office:value="-0.00964551849014594" calcext:value-type="float">
            <text:p>-0.00964551849014594</text:p>
          </table:table-cell>
          <table:table-cell table:style-name="ce3" table:formula="of:=[.E39]-[.E$34]" office:value-type="float" office:value="0.014705882352941" calcext:value-type="float">
            <text:p>0.014705882352941</text:p>
          </table:table-cell>
          <table:table-cell table:style-name="ce3" table:formula="of:=[.F39]-[.F$34]" office:value-type="float" office:value="-0.000107160462076039" calcext:value-type="float">
            <text:p>-0.000107160462076039</text:p>
          </table:table-cell>
          <table:table-cell table:style-name="ce3" table:formula="of:=[.G39]-[.G$34]" office:value-type="float" office:value="0.00796550572612775" calcext:value-type="float">
            <text:p>0.00796550572612775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40]-[.D$34]" office:value-type="float" office:value="-0.046939025136078" calcext:value-type="float">
            <text:p>-0.046939025136078</text:p>
          </table:table-cell>
          <table:table-cell table:style-name="ce3" table:formula="of:=[.E40]-[.E$34]" office:value-type="float" office:value="0.0514705882352939" calcext:value-type="float">
            <text:p>0.0514705882352939</text:p>
          </table:table-cell>
          <table:table-cell table:style-name="ce3" table:formula="of:=[.F40]-[.F$34]" office:value-type="float" office:value="-0.011594375832786" calcext:value-type="float">
            <text:p>-0.011594375832786</text:p>
          </table:table-cell>
          <table:table-cell table:style-name="ce3" table:formula="of:=[.G40]-[.G$34]" office:value-type="float" office:value="0.0216019463610269" calcext:value-type="float">
            <text:p>0.0216019463610269</text:p>
          </table:table-cell>
          <table:table-cell table:number-columns-repeated="29"/>
          <table:table-cell table:style-name="ce2" table:number-columns-repeated="16348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41]-[.D$34]" office:value-type="float" office:value="-0.046939025136078" calcext:value-type="float">
            <text:p>-0.046939025136078</text:p>
          </table:table-cell>
          <table:table-cell table:style-name="ce3" table:formula="of:=[.E41]-[.E$34]" office:value-type="float" office:value="0.0514705882352939" calcext:value-type="float">
            <text:p>0.0514705882352939</text:p>
          </table:table-cell>
          <table:table-cell table:style-name="ce3" table:formula="of:=[.F41]-[.F$34]" office:value-type="float" office:value="-0.011594375832786" calcext:value-type="float">
            <text:p>-0.011594375832786</text:p>
          </table:table-cell>
          <table:table-cell table:style-name="ce3" table:formula="of:=[.G41]-[.G$34]" office:value-type="float" office:value="0.0216019463610269" calcext:value-type="float">
            <text:p>0.0216019463610269</text:p>
          </table:table-cell>
          <table:table-cell table:number-columns-repeated="29"/>
          <table:table-cell table:style-name="ce2" table:number-columns-repeated="16348"/>
        </table:table-row>
        <table:table-row table:style-name="ro1" table:number-rows-repeated="15">
          <table:table-cell table:number-columns-repeated="36"/>
          <table:table-cell table:style-name="ce2" table:number-columns-repeated="16348"/>
        </table:table-row>
        <table:table-row table:style-name="ro1" table:visibility="collapse" table:number-rows-repeated="3">
          <table:table-cell table:number-columns-repeated="36"/>
          <table:table-cell table:style-name="ce2" table:number-columns-repeated="16348"/>
        </table:table-row>
        <table:table-row table:style-name="ro1" table:number-rows-repeated="2">
          <table:table-cell table:number-columns-repeated="36"/>
          <table:table-cell table:style-name="ce2" table:number-columns-repeated="16348"/>
        </table:table-row>
        <table:table-row table:style-name="ro1">
          <table:table-cell table:number-columns-repeated="18"/>
          <table:table-cell table:style-name="ce7"/>
          <table:table-cell table:number-columns-repeated="17"/>
          <table:table-cell table:style-name="ce2" table:number-columns-repeated="16348"/>
        </table:table-row>
        <table:table-row table:style-name="ro1" table:number-rows-repeated="1048475">
          <table:table-cell table:number-columns-repeated="36"/>
          <table:table-cell table:style-name="ce2" table:number-columns-repeated="16348"/>
        </table:table-row>
        <table:table-row table:style-name="ro1">
          <table:table-cell table:number-columns-repeated="36"/>
          <table:table-cell table:style-name="ce2" table:number-columns-repeated="16348"/>
        </table:table-row>
      </table:table>
      <table:table table:name="Requirements-as-Context" table:style-name="ta1">
        <table:shapes>
          <draw:frame draw:z-index="12" draw:style-name="gr1" draw:text-style-name="P1" svg:width="6.2988in" svg:height="3.5429in" draw:transform="rotate (-0.0102974425867661) translate (17.4496062992126in 23.8728346456693in)">
            <draw:object draw:notify-on-update-of-ranges="'Requirements-as-Context'.N71:'Requirements-as-Context'.N81 'Requirements-as-Context'.L71:'Requirements-as-Context'.L71 'Requirements-as-Context'.R72:'Requirements-as-Context'.R82 'Requirements-as-Context'.A2:'Requirements-as-Context'.A2 'Requirements-as-Context'.G2:'Requirements-as-Context'.G12 'Requirements-as-Context'.G131:'Requirements-as-Context'.G13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4" draw:style-name="gr1" draw:text-style-name="P1" svg:width="6.2988in" svg:height="3.5429in" svg:x="23.0067in" svg:y="11.6433in">
            <draw:object draw:notify-on-update-of-ranges="'Requirements-as-Context'.N82:'Requirements-as-Context'.N86 'Requirements-as-Context'.M82:'Requirements-as-Context'.M82 'Requirements-as-Context'.U82:'Requirements-as-Context'.U86 'Requirements-as-Context'.M71:'Requirements-as-Context'.M71 'Requirements-as-Context'.U72:'Requirements-as-Context'.U76 'Requirements-as-Context'.B71:'Requirements-as-Context'.B71 'Requirements-as-Context'.J71:'Requirements-as-Context'.J75 'Requirements-as-Context'.B76:'Requirements-as-Context'.B76 'Requirements-as-Context'.J76:'Requirements-as-Context'.J8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number-columns-repeated="3" table:default-cell-style-name="ce8"/>
        <table:table-column table:style-name="co1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4" table:default-cell-style-name="Default"/>
        <table:table-column table:style-name="co11" table:default-cell-style-name="Default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ext mode</text:p>
          </table:table-cell>
          <table:table-cell office:value-type="string" calcext:value-type="string">
            <text:p>Examples (n)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office:value-type="string" calcext:value-type="string">
            <text:p>Precision (Rounded)</text:p>
          </table:table-cell>
          <table:table-cell office:value-type="string" calcext:value-type="string">
            <text:p>Recall (Rounded)</text:p>
          </table:table-cell>
          <table:table-cell office:value-type="string" calcext:value-type="string">
            <text:p>F1 (Rounded)</text:p>
          </table:table-cell>
          <table:table-cell office:value-type="string" calcext:value-type="string">
            <text:p>F2 (rounded)</text:p>
          </table:table-cell>
          <table:table-cell table:number-columns-repeated="25"/>
          <table:table-cell office:value-type="string" calcext:value-type="string">
            <text:p>Delta</text:p>
          </table:table-cell>
          <table:table-cell table:number-columns-repeated="22"/>
          <table:table-cell office:value-type="string" calcext:value-type="string">
            <text:p>Delta prompt without mode – prompt with mod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59016393442623" calcext:value-type="float">
            <text:p>0.590</text:p>
          </table:table-cell>
          <table:table-cell table:style-name="ce14" office:value-type="float" office:value="0.529411764705882" calcext:value-type="float">
            <text:p>0.529</text:p>
          </table:table-cell>
          <table:table-cell table:style-name="ce14" office:value-type="float" office:value="0.558139534883721" calcext:value-type="float">
            <text:p>0.558</text:p>
          </table:table-cell>
          <table:table-cell table:formula="of:=(1+2^2)/((2^2/[.E2])+(1/[.D2]))" office:value-type="float" office:value="0.54054054054054" calcext:value-type="float">
            <text:p>0.541</text:p>
          </table:table-cell>
          <table:table-cell table:formula="of:=ROUND([.D2];3)" office:value-type="float" office:value="0.59" calcext:value-type="float">
            <text:p>0.59</text:p>
          </table:table-cell>
          <table:table-cell table:formula="of:=ROUND([.E2];3)" office:value-type="float" office:value="0.529" calcext:value-type="float">
            <text:p>0.529</text:p>
          </table:table-cell>
          <table:table-cell table:formula="of:=ROUND([.F2];3)" office:value-type="float" office:value="0.558" calcext:value-type="float">
            <text:p>0.558</text:p>
          </table:table-cell>
          <table:table-cell table:formula="of:=ROUND([.G2];3)" office:value-type="float" office:value="0.541" calcext:value-type="float">
            <text:p>0.541</text:p>
            <draw:frame draw:z-index="0" draw:style-name="gr1" draw:text-style-name="P1" svg:width="6.2988in" svg:height="3.5429in" svg:x="0.874in" svg:y="0.0004in">
              <draw:object draw:notify-on-update-of-ranges="'Requirements-as-Context'.C2:'Requirements-as-Context'.C7 'Requirements-as-Context'.A2:'Requirements-as-Context'.A2 'Requirements-as-Context'.D2:'Requirements-as-Context'.D7 'Requirements-as-Context'.A18:'Requirements-as-Context'.A18 'Requirements-as-Context'.D18:'Requirements-as-Context'.D23 'Requirements-as-Context'.A29:'Requirements-as-Context'.A29 'Requirements-as-Context'.D29:'Requirements-as-Context'.D34 'Requirements-as-Context'.A40:'Requirements-as-Context'.A40 'Requirements-as-Context'.D40:'Requirements-as-Context'.D45 'Requirements-as-Context'.A51:'Requirements-as-Context'.A51 'Requirements-as-Context'.D51:'Requirements-as-Context'.D5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6.2988in" svg:height="3.5429in" svg:x="0.8874in" svg:y="0.0004in">
              <draw:object draw:notify-on-update-of-ranges="'Requirements-as-Context'.C3:'Requirements-as-Context'.C7 'Requirements-as-Context'.A2:'Requirements-as-Context'.A2 'Requirements-as-Context'.D13:'Requirements-as-Context'.D17 'Requirements-as-Context'.A18:'Requirements-as-Context'.A18 'Requirements-as-Context'.D24:'Requirements-as-Context'.D28 'Requirements-as-Context'.A29:'Requirements-as-Context'.A29 'Requirements-as-Context'.D35:'Requirements-as-Context'.D39 'Requirements-as-Context'.A40:'Requirements-as-Context'.A40 'Requirements-as-Context'.D46:'Requirements-as-Context'.D50 'Requirements-as-Context'.A51:'Requirements-as-Context'.A51 'Requirements-as-Context'.D57:'Requirements-as-Context'.D6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draw:z-index="6" draw:style-name="gr1" draw:text-style-name="P1" svg:width="6.2988in" svg:height="3.5429in" svg:x="0.7in" svg:y="0.0004in">
              <draw:object draw:notify-on-update-of-ranges="'Requirements-as-Context'.C3:'Requirements-as-Context'.C12 'Requirements-as-Context'.D1:'Requirements-as-Context'.D1 'Requirements-as-Context'.D3:'Requirements-as-Context'.D12 'Requirements-as-Context'.E1:'Requirements-as-Context'.E1 'Requirements-as-Context'.E3:'Requirements-as-Context'.E12 'Requirements-as-Context'.F1:'Requirements-as-Context'.F1 'Requirements-as-Context'.F3:'Requirements-as-Context'.F1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GANN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>
            <draw:frame draw:z-index="8" draw:style-name="gr1" draw:text-style-name="P1" svg:width="6.2988in" svg:height="3.5429in" svg:x="0.7311in" svg:y="0.0205in">
              <draw:object draw:notify-on-update-of-ranges="'Requirements-as-Context'.C2:'Requirements-as-Context'.C7 'Requirements-as-Context'.A2:'Requirements-as-Context'.A2 'Requirements-as-Context'.AK3:'Requirements-as-Context'.AK7 'Requirements-as-Context'.A18:'Requirements-as-Context'.A18 'Requirements-as-Context'.AK19:'Requirements-as-Context'.AK23 'Requirements-as-Context'.A29:'Requirements-as-Context'.A29 'Requirements-as-Context'.AK30:'Requirements-as-Context'.AK34 'Requirements-as-Context'.A40:'Requirements-as-Context'.A40 'Requirements-as-Context'.AK41:'Requirements-as-Context'.AK45 'Requirements-as-Context'.A51:'Requirements-as-Context'.A51 'Requirements-as-Context'.AK52:'Requirements-as-Context'.AK5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6.2988in" svg:height="3.5429in" svg:x="0.1161in" svg:y="0.1185in">
              <draw:object draw:notify-on-update-of-ranges="'Requirements-as-Context'.C3:'Requirements-as-Context'.C7 'Requirements-as-Context'.A2:'Requirements-as-Context'.A2 'Requirements-as-Context'.AK13:'Requirements-as-Context'.AK17 'Requirements-as-Context'.A18:'Requirements-as-Context'.A18 'Requirements-as-Context'.AK24:'Requirements-as-Context'.AK28 'Requirements-as-Context'.A29:'Requirements-as-Context'.A29 'Requirements-as-Context'.AK35:'Requirements-as-Context'.AK39 'Requirements-as-Context'.A40:'Requirements-as-Context'.A40 'Requirements-as-Context'.AK46:'Requirements-as-Context'.AK50 'Requirements-as-Context'.A51:'Requirements-as-Context'.A51 'Requirements-as-Context'.AK57:'Requirements-as-Context'.AK61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"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office:value-type="float" office:value="0.610169491525424" calcext:value-type="float">
            <text:p>0.610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66929133858268" calcext:value-type="float">
            <text:p>0.567</text:p>
          </table:table-cell>
          <table:table-cell table:formula="of:=(1+2^2)/((2^2/[.E3])+(1/[.D3]))" office:value-type="float" office:value="0.54380664652568" calcext:value-type="float">
            <text:p>0.544</text:p>
          </table:table-cell>
          <table:table-cell table:formula="of:=ROUND([.D3];3)" office:value-type="float" office:value="0.61" calcext:value-type="float">
            <text:p>0.61</text:p>
          </table:table-cell>
          <table:table-cell table:formula="of:=ROUND([.E3];3)" office:value-type="float" office:value="0.529" calcext:value-type="float">
            <text:p>0.529</text:p>
          </table:table-cell>
          <table:table-cell table:formula="of:=ROUND([.F3];3)" office:value-type="float" office:value="0.567" calcext:value-type="float">
            <text:p>0.567</text:p>
          </table:table-cell>
          <table:table-cell table:formula="of:=ROUND([.G3];3)" office:value-type="float" office:value="0.544" calcext:value-type="float">
            <text:p>0.544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style-name="ce9" table:formula="of:=[.D3]-[.D$2]" office:value-type="float" office:value="0.0200055570991939" calcext:value-type="float">
            <text:p>0.020</text:p>
          </table:table-cell>
          <table:table-cell table:style-name="ce9" table:formula="of:=[.E3]-[.E$2]" office:value-type="float" office:value="0" calcext:value-type="float">
            <text:p>0.000</text:p>
          </table:table-cell>
          <table:table-cell table:style-name="ce9" table:formula="of:=[.F3]-[.F$2]" office:value-type="float" office:value="0.00878959897454701" calcext:value-type="float">
            <text:p>0.009</text:p>
          </table:table-cell>
          <table:table-cell table:style-name="ce9" table:formula="of:=[.G3]-[.G$2]" office:value-type="float" office:value="0.00326610598513921" calcext:value-type="float">
            <text:p>0.003</text:p>
          </table:table-cell>
          <table:table-cell table:number-columns-repeated="16"/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9" table:formula="of:=[.D3]-[.O72]" office:value-type="float" office:value="0" calcext:value-type="float">
            <text:p>0.000</text:p>
          </table:table-cell>
          <table:table-cell table:style-name="ce9" table:formula="of:=[.E3]-[.P72]" office:value-type="float" office:value="0" calcext:value-type="float">
            <text:p>0.000</text:p>
          </table:table-cell>
          <table:table-cell table:style-name="ce9" table:formula="of:=[.F3]-[.Q72]" office:value-type="float" office:value="0" calcext:value-type="float">
            <text:p>0.000</text:p>
          </table:table-cell>
          <table:table-cell table:style-name="ce9" table:formula="of:=[.G3]-[.R72]" office:value-type="float" office:value="0" calcext:value-type="float">
            <text:p>0.000</text:p>
          </table:table-cell>
          <table:table-cell table:number-columns-repeated="2"/>
          <table:table-cell>
            <draw:frame draw:z-index="25" draw:style-name="gr1" draw:text-style-name="P1" svg:width="6.2988in" svg:height="3.5429in" svg:x="0.0024in" svg:y="0.0004in">
              <draw:object draw:notify-on-update-of-ranges="'Requirements-as-Context'.C3:'Requirements-as-Context'.C7 'Requirements-as-Context'.A2:'Requirements-as-Context'.A2 'Requirements-as-Context'.BH8:'Requirements-as-Context'.BH12 'Requirements-as-Context'.A18:'Requirements-as-Context'.A18 'Requirements-as-Context'.BH18:'Requirements-as-Context'.BH22 'Requirements-as-Context'.A29:'Requirements-as-Context'.A29 'Requirements-as-Context'.BH28:'Requirements-as-Context'.BH32 'Requirements-as-Context'.A40:'Requirements-as-Context'.A40 'Requirements-as-Context'.BH38:'Requirements-as-Context'.BH42 'Requirements-as-Context'.A51:'Requirements-as-Context'.A51 'Requirements-as-Context'.BH48:'Requirements-as-Context'.BH52 'Requirements-as-Context'.BE53:'Requirements-as-Context'.BE53 'Requirements-as-Context'.BH58:'Requirements-as-Context'.BH62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6"/>
          <table:table-cell>
            <draw:frame draw:z-index="26" draw:style-name="gr2" draw:text-style-name="P1" svg:width="6.2988in" svg:height="3.5429in" svg:x="0.839in" svg:y="0.137in">
              <draw:object draw:notify-on-update-of-ranges="'Requirements-as-Context'.C3:'Requirements-as-Context'.C7 'Requirements-as-Context'.A2:'Requirements-as-Context'.A2 'Requirements-as-Context'.BI8:'Requirements-as-Context'.BI12 'Requirements-as-Context'.A18:'Requirements-as-Context'.A18 'Requirements-as-Context'.BI18:'Requirements-as-Context'.BI22 'Requirements-as-Context'.A29:'Requirements-as-Context'.A29 'Requirements-as-Context'.BI28:'Requirements-as-Context'.BI32 'Requirements-as-Context'.A40:'Requirements-as-Context'.A40 'Requirements-as-Context'.BI38:'Requirements-as-Context'.BI42 'Requirements-as-Context'.A51:'Requirements-as-Context'.A51 'Requirements-as-Context'.BI48:'Requirements-as-Context'.BI52 'Requirements-as-Context'.BE53:'Requirements-as-Context'.BE53 'Requirements-as-Context'.BI58:'Requirements-as-Context'.BI62" xlink:href="./Object 36" xlink:type="simple" xlink:show="embed" xlink:actuate="onLoad">
                <loext:p text:style-name="P2">When </loext:p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0.637931034482759" calcext:value-type="float">
            <text:p>0.638</text:p>
          </table:table-cell>
          <table:table-cell office:value-type="float" office:value="0.544117647058824" calcext:value-type="float">
            <text:p>0.544</text:p>
          </table:table-cell>
          <table:table-cell office:value-type="float" office:value="0.587301587301587" calcext:value-type="float">
            <text:p>0.587</text:p>
          </table:table-cell>
          <table:table-cell table:formula="of:=(1+2^2)/((2^2/[.E4])+(1/[.D4]))" office:value-type="float" office:value="0.560606060606061" calcext:value-type="float">
            <text:p>0.561</text:p>
          </table:table-cell>
          <table:table-cell table:formula="of:=ROUND([.D4];3)" office:value-type="float" office:value="0.638" calcext:value-type="float">
            <text:p>0.638</text:p>
          </table:table-cell>
          <table:table-cell table:formula="of:=ROUND([.E4];3)" office:value-type="float" office:value="0.544" calcext:value-type="float">
            <text:p>0.544</text:p>
          </table:table-cell>
          <table:table-cell table:formula="of:=ROUND([.F4];3)" office:value-type="float" office:value="0.587" calcext:value-type="float">
            <text:p>0.587</text:p>
          </table:table-cell>
          <table:table-cell table:formula="of:=ROUND([.G4];3)" office:value-type="float" office:value="0.561" calcext:value-type="float">
            <text:p>0.56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style-name="ce9" table:formula="of:=[.D4]-[.D$2]" office:value-type="float" office:value="0.047767100056529" calcext:value-type="float">
            <text:p>0.048</text:p>
          </table:table-cell>
          <table:table-cell table:style-name="ce9" table:formula="of:=[.E4]-[.E$2]" office:value-type="float" office:value="0.014705882352942" calcext:value-type="float">
            <text:p>0.015</text:p>
          </table:table-cell>
          <table:table-cell table:style-name="ce9" table:formula="of:=[.F4]-[.F$2]" office:value-type="float" office:value="0.029162052417866" calcext:value-type="float">
            <text:p>0.029</text:p>
          </table:table-cell>
          <table:table-cell table:style-name="ce9" table:formula="of:=[.G4]-[.G$2]" office:value-type="float" office:value="0.0200655200655206" calcext:value-type="float">
            <text:p>0.020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4]-[.O73]" office:value-type="float" office:value="-0.010068965517241" calcext:value-type="float">
            <text:p>-0.010</text:p>
          </table:table-cell>
          <table:table-cell table:style-name="ce9" table:formula="of:=[.E4]-[.P73]" office:value-type="float" office:value="0.029411764705883" calcext:value-type="float">
            <text:p>0.029</text:p>
          </table:table-cell>
          <table:table-cell table:style-name="ce9" table:formula="of:=[.F4]-[.Q73]" office:value-type="float" office:value="0.013531095498308" calcext:value-type="float">
            <text:p>0.014</text:p>
          </table:table-cell>
          <table:table-cell table:style-name="ce9" table:formula="of:=[.G4]-[.R73]" office:value-type="float" office:value="0.023816572970207" calcext:value-type="float">
            <text:p>0.0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631578947368421" calcext:value-type="float">
            <text:p>0.632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76" calcext:value-type="float">
            <text:p>0.576</text:p>
          </table:table-cell>
          <table:table-cell table:formula="of:=(1+2^2)/((2^2/[.E5])+(1/[.D5]))" office:value-type="float" office:value="0.547112462006079" calcext:value-type="float">
            <text:p>0.547</text:p>
          </table:table-cell>
          <table:table-cell table:formula="of:=ROUND([.D5];3)" office:value-type="float" office:value="0.632" calcext:value-type="float">
            <text:p>0.632</text:p>
          </table:table-cell>
          <table:table-cell table:formula="of:=ROUND([.E5];3)" office:value-type="float" office:value="0.529" calcext:value-type="float">
            <text:p>0.529</text:p>
          </table:table-cell>
          <table:table-cell table:formula="of:=ROUND([.F5];3)" office:value-type="float" office:value="0.576" calcext:value-type="float">
            <text:p>0.576</text:p>
          </table:table-cell>
          <table:table-cell table:formula="of:=ROUND([.G5];3)" office:value-type="float" office:value="0.547" calcext:value-type="float">
            <text:p>0.547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style-name="ce9" table:formula="of:=[.D5]-[.D$2]" office:value-type="float" office:value="0.041415012942191" calcext:value-type="float">
            <text:p>0.041</text:p>
          </table:table-cell>
          <table:table-cell table:style-name="ce9" table:formula="of:=[.E5]-[.E$2]" office:value-type="float" office:value="0" calcext:value-type="float">
            <text:p>0.000</text:p>
          </table:table-cell>
          <table:table-cell table:style-name="ce9" table:formula="of:=[.F5]-[.F$2]" office:value-type="float" office:value="0.0178604651162789" calcext:value-type="float">
            <text:p>0.018</text:p>
          </table:table-cell>
          <table:table-cell table:style-name="ce9" table:formula="of:=[.G5]-[.G$2]" office:value-type="float" office:value="0.00657192146553842" calcext:value-type="float">
            <text:p>0.00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[.D5]-[.O74]" office:value-type="float" office:value="0.024436090225564" calcext:value-type="float">
            <text:p>0.024</text:p>
          </table:table-cell>
          <table:table-cell table:style-name="ce9" table:formula="of:=[.E5]-[.P74]" office:value-type="float" office:value="0.029411764705882" calcext:value-type="float">
            <text:p>0.029</text:p>
          </table:table-cell>
          <table:table-cell table:style-name="ce9" table:formula="of:=[.F5]-[.Q74]" office:value-type="float" office:value="0.027612903225806" calcext:value-type="float">
            <text:p>0.028</text:p>
          </table:table-cell>
          <table:table-cell table:style-name="ce9" table:formula="of:=[.G5]-[.R74]" office:value-type="float" office:value="0.0288197790792498" calcext:value-type="float">
            <text:p>0.02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00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625" calcext:value-type="float">
            <text:p>0.563</text:p>
          </table:table-cell>
          <table:table-cell table:formula="of:=(1+2^2)/((2^2/[.E6])+(1/[.D6]))" office:value-type="float" office:value="0.542168674698795" calcext:value-type="float">
            <text:p>0.542</text:p>
          </table:table-cell>
          <table:table-cell table:formula="of:=ROUND([.D6];3)" office:value-type="float" office:value="0.6" calcext:value-type="float">
            <text:p>0.6</text:p>
          </table:table-cell>
          <table:table-cell table:formula="of:=ROUND([.E6];3)" office:value-type="float" office:value="0.529" calcext:value-type="float">
            <text:p>0.529</text:p>
          </table:table-cell>
          <table:table-cell table:formula="of:=ROUND([.F6];3)" office:value-type="float" office:value="0.563" calcext:value-type="float">
            <text:p>0.563</text:p>
          </table:table-cell>
          <table:table-cell table:formula="of:=ROUND([.G6];3)" office:value-type="float" office:value="0.542" calcext:value-type="float">
            <text:p>0.542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style-name="ce9" table:formula="of:=[.D6]-[.D$2]" office:value-type="float" office:value="0.00983606557376993" calcext:value-type="float">
            <text:p>0.010</text:p>
          </table:table-cell>
          <table:table-cell table:style-name="ce9" table:formula="of:=[.E6]-[.E$2]" office:value-type="float" office:value="0" calcext:value-type="float">
            <text:p>0.000</text:p>
          </table:table-cell>
          <table:table-cell table:style-name="ce9" table:formula="of:=[.F6]-[.F$2]" office:value-type="float" office:value="0.00436046511627897" calcext:value-type="float">
            <text:p>0.004</text:p>
          </table:table-cell>
          <table:table-cell table:style-name="ce9" table:formula="of:=[.G6]-[.G$2]" office:value-type="float" office:value="0.00162813415825458" calcext:value-type="float">
            <text:p>0.00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[.D6]-[.O75]" office:value-type="float" office:value="-0.031578947368421" calcext:value-type="float">
            <text:p>-0.032</text:p>
          </table:table-cell>
          <table:table-cell table:style-name="ce9" table:formula="of:=[.E6]-[.P75]" office:value-type="float" office:value="0" calcext:value-type="float">
            <text:p>0.000</text:p>
          </table:table-cell>
          <table:table-cell table:style-name="ce9" table:formula="of:=[.F6]-[.Q75]" office:value-type="float" office:value="-0.0135" calcext:value-type="float">
            <text:p>-0.014</text:p>
          </table:table-cell>
          <table:table-cell table:style-name="ce9" table:formula="of:=[.G6]-[.R75]" office:value-type="float" office:value="-0.00494378730728406" calcext:value-type="float">
            <text:p>-0.0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5" calcext:value-type="float">
            <text:p>5</text:p>
          </table:table-cell>
          <table:table-cell office:value-type="float" office:value="0.610169491525424" calcext:value-type="float">
            <text:p>0.610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66929133858268" calcext:value-type="float">
            <text:p>0.567</text:p>
          </table:table-cell>
          <table:table-cell table:formula="of:=(1+2^2)/((2^2/[.E7])+(1/[.D7]))" office:value-type="float" office:value="0.54380664652568" calcext:value-type="float">
            <text:p>0.544</text:p>
          </table:table-cell>
          <table:table-cell table:formula="of:=ROUND([.D7];3)" office:value-type="float" office:value="0.61" calcext:value-type="float">
            <text:p>0.61</text:p>
          </table:table-cell>
          <table:table-cell table:formula="of:=ROUND([.E7];3)" office:value-type="float" office:value="0.529" calcext:value-type="float">
            <text:p>0.529</text:p>
          </table:table-cell>
          <table:table-cell table:formula="of:=ROUND([.F7];3)" office:value-type="float" office:value="0.567" calcext:value-type="float">
            <text:p>0.567</text:p>
          </table:table-cell>
          <table:table-cell table:formula="of:=ROUND([.G7];3)" office:value-type="float" office:value="0.544" calcext:value-type="float">
            <text:p>0.544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style-name="ce9" table:formula="of:=[.D7]-[.D$2]" office:value-type="float" office:value="0.0200055570991939" calcext:value-type="float">
            <text:p>0.020</text:p>
          </table:table-cell>
          <table:table-cell table:style-name="ce9" table:formula="of:=[.E7]-[.E$2]" office:value-type="float" office:value="0" calcext:value-type="float">
            <text:p>0.000</text:p>
          </table:table-cell>
          <table:table-cell table:style-name="ce9" table:formula="of:=[.F7]-[.F$2]" office:value-type="float" office:value="0.00878959897454701" calcext:value-type="float">
            <text:p>0.009</text:p>
          </table:table-cell>
          <table:table-cell table:style-name="ce9" table:formula="of:=[.G7]-[.G$2]" office:value-type="float" office:value="0.00326610598513921" calcext:value-type="float">
            <text:p>0.003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7]-[.O76]" office:value-type="float" office:value="-0.032687651331719" calcext:value-type="float">
            <text:p>-0.033</text:p>
          </table:table-cell>
          <table:table-cell table:style-name="ce9" table:formula="of:=[.E7]-[.P76]" office:value-type="float" office:value="0" calcext:value-type="float">
            <text:p>0.000</text:p>
          </table:table-cell>
          <table:table-cell table:style-name="ce9" table:formula="of:=[.F7]-[.Q76]" office:value-type="float" office:value="-0.0137160274320549" calcext:value-type="float">
            <text:p>-0.014</text:p>
          </table:table-cell>
          <table:table-cell table:style-name="ce9" table:formula="of:=[.G7]-[.R76]" office:value-type="float" office:value="-0.00497384127919842" calcext:value-type="float">
            <text:p>-0.0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6" calcext:value-type="float">
            <text:p>6</text:p>
          </table:table-cell>
          <table:table-cell office:value-type="float" office:value="0.610169491525424" calcext:value-type="float">
            <text:p>0.610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66929133858268" calcext:value-type="float">
            <text:p>0.567</text:p>
          </table:table-cell>
          <table:table-cell table:formula="of:=(1+2^2)/((2^2/[.E8])+(1/[.D8]))" office:value-type="float" office:value="0.54380664652568" calcext:value-type="float">
            <text:p>0.544</text:p>
          </table:table-cell>
          <table:table-cell table:formula="of:=ROUND([.D8];3)" office:value-type="float" office:value="0.61" calcext:value-type="float">
            <text:p>0.61</text:p>
          </table:table-cell>
          <table:table-cell table:formula="of:=ROUND([.E8];3)" office:value-type="float" office:value="0.529" calcext:value-type="float">
            <text:p>0.529</text:p>
          </table:table-cell>
          <table:table-cell table:formula="of:=ROUND([.F8];3)" office:value-type="float" office:value="0.567" calcext:value-type="float">
            <text:p>0.567</text:p>
          </table:table-cell>
          <table:table-cell table:formula="of:=ROUND([.G8];3)" office:value-type="float" office:value="0.544" calcext:value-type="float">
            <text:p>0.544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style-name="ce9" table:formula="of:=[.D8]-[.D$2]" office:value-type="float" office:value="0.0200055570991939" calcext:value-type="float">
            <text:p>0.020</text:p>
          </table:table-cell>
          <table:table-cell table:style-name="ce9" table:formula="of:=[.E8]-[.E$2]" office:value-type="float" office:value="0" calcext:value-type="float">
            <text:p>0.000</text:p>
          </table:table-cell>
          <table:table-cell table:style-name="ce9" table:formula="of:=[.F8]-[.F$2]" office:value-type="float" office:value="0.00878959897454701" calcext:value-type="float">
            <text:p>0.009</text:p>
          </table:table-cell>
          <table:table-cell table:style-name="ce9" table:formula="of:=[.G8]-[.G$2]" office:value-type="float" office:value="0.00326610598513921" calcext:value-type="float">
            <text:p>0.003</text:p>
          </table:table-cell>
          <table:table-cell table:number-columns-repeated="17"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9" table:formula="of:=[.D13]-[.O82]" office:value-type="float" office:value="0.00402298850574701" calcext:value-type="float">
            <text:p>0.004</text:p>
          </table:table-cell>
          <table:table-cell table:style-name="ce9" table:formula="of:=[.E13]-[.P82]" office:value-type="float" office:value="-0.014705882352942" calcext:value-type="float">
            <text:p>-0.015</text:p>
          </table:table-cell>
          <table:table-cell table:style-name="ce9" table:formula="of:=[.F13]-[.Q82]" office:value-type="float" office:value="-0.00669642857142805" calcext:value-type="float">
            <text:p>-0.007</text:p>
          </table:table-cell>
          <table:table-cell table:style-name="ce9" table:formula="of:=[.G13]-[.R82]" office:value-type="float" office:value="-0.0117743702081057" calcext:value-type="float">
            <text:p>-0.01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7" calcext:value-type="float">
            <text:p>7</text:p>
          </table:table-cell>
          <table:table-cell office:value-type="float" office:value="0.60655737704918" calcext:value-type="float">
            <text:p>0.607</text:p>
          </table:table-cell>
          <table:table-cell office:value-type="float" office:value="0.544117647058824" calcext:value-type="float">
            <text:p>0.544</text:p>
          </table:table-cell>
          <table:table-cell office:value-type="float" office:value="0.573643410852713" calcext:value-type="float">
            <text:p>0.574</text:p>
          </table:table-cell>
          <table:table-cell table:formula="of:=(1+2^2)/((2^2/[.E9])+(1/[.D9]))" office:value-type="float" office:value="0.555555555555556" calcext:value-type="float">
            <text:p>0.556</text:p>
          </table:table-cell>
          <table:table-cell table:formula="of:=ROUND([.D9];3)" office:value-type="float" office:value="0.607" calcext:value-type="float">
            <text:p>0.607</text:p>
          </table:table-cell>
          <table:table-cell table:formula="of:=ROUND([.E9];3)" office:value-type="float" office:value="0.544" calcext:value-type="float">
            <text:p>0.544</text:p>
          </table:table-cell>
          <table:table-cell table:formula="of:=ROUND([.F9];3)" office:value-type="float" office:value="0.574" calcext:value-type="float">
            <text:p>0.574</text:p>
          </table:table-cell>
          <table:table-cell table:formula="of:=ROUND([.G9];3)" office:value-type="float" office:value="0.556" calcext:value-type="float">
            <text:p>0.556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style-name="ce9" table:formula="of:=[.D9]-[.D$2]" office:value-type="float" office:value="0.01639344262295" calcext:value-type="float">
            <text:p>0.016</text:p>
          </table:table-cell>
          <table:table-cell table:style-name="ce9" table:formula="of:=[.E9]-[.E$2]" office:value-type="float" office:value="0.014705882352942" calcext:value-type="float">
            <text:p>0.015</text:p>
          </table:table-cell>
          <table:table-cell table:style-name="ce9" table:formula="of:=[.F9]-[.F$2]" office:value-type="float" office:value="0.0155038759689919" calcext:value-type="float">
            <text:p>0.016</text:p>
          </table:table-cell>
          <table:table-cell table:style-name="ce9" table:formula="of:=[.G9]-[.G$2]" office:value-type="float" office:value="0.0150150150150156" calcext:value-type="float">
            <text:p>0.015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14]-[.O83]" office:value-type="float" office:value="-0.0306274159976221" calcext:value-type="float">
            <text:p>-0.031</text:p>
          </table:table-cell>
          <table:table-cell table:style-name="ce9" table:formula="of:=[.E14]-[.P83]" office:value-type="float" office:value="-0.044117647058824" calcext:value-type="float">
            <text:p>-0.044</text:p>
          </table:table-cell>
          <table:table-cell table:style-name="ce9" table:formula="of:=[.F14]-[.Q83]" office:value-type="float" office:value="-0.038677165354331" calcext:value-type="float">
            <text:p>-0.039</text:p>
          </table:table-cell>
          <table:table-cell table:style-name="ce9" table:formula="of:=[.G14]-[.R83]" office:value-type="float" office:value="-0.0421950614789856" calcext:value-type="float">
            <text:p>-0.0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8" calcext:value-type="float">
            <text:p>8</text:p>
          </table:table-cell>
          <table:table-cell office:value-type="float" office:value="0.610169491525424" calcext:value-type="float">
            <text:p>0.610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66929133858268" calcext:value-type="float">
            <text:p>0.567</text:p>
          </table:table-cell>
          <table:table-cell table:formula="of:=(1+2^2)/((2^2/[.E10])+(1/[.D10]))" office:value-type="float" office:value="0.54380664652568" calcext:value-type="float">
            <text:p>0.544</text:p>
          </table:table-cell>
          <table:table-cell table:formula="of:=ROUND([.D10];3)" office:value-type="float" office:value="0.61" calcext:value-type="float">
            <text:p>0.61</text:p>
          </table:table-cell>
          <table:table-cell table:formula="of:=ROUND([.E10];3)" office:value-type="float" office:value="0.529" calcext:value-type="float">
            <text:p>0.529</text:p>
          </table:table-cell>
          <table:table-cell table:formula="of:=ROUND([.F10];3)" office:value-type="float" office:value="0.567" calcext:value-type="float">
            <text:p>0.567</text:p>
          </table:table-cell>
          <table:table-cell table:formula="of:=ROUND([.G10];3)" office:value-type="float" office:value="0.544" calcext:value-type="float">
            <text:p>0.544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style-name="ce9" table:formula="of:=[.D10]-[.D$2]" office:value-type="float" office:value="0.0200055570991939" calcext:value-type="float">
            <text:p>0.020</text:p>
          </table:table-cell>
          <table:table-cell table:style-name="ce9" table:formula="of:=[.E10]-[.E$2]" office:value-type="float" office:value="0" calcext:value-type="float">
            <text:p>0.000</text:p>
          </table:table-cell>
          <table:table-cell table:style-name="ce9" table:formula="of:=[.F10]-[.F$2]" office:value-type="float" office:value="0.00878959897454701" calcext:value-type="float">
            <text:p>0.009</text:p>
          </table:table-cell>
          <table:table-cell table:style-name="ce9" table:formula="of:=[.G10]-[.G$2]" office:value-type="float" office:value="0.00326610598513921" calcext:value-type="float">
            <text:p>0.003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[.D15]-[.O84]" office:value-type="float" office:value="-0.00355385456533597" calcext:value-type="float">
            <text:p>-0.004</text:p>
          </table:table-cell>
          <table:table-cell table:style-name="ce9" table:formula="of:=[.E15]-[.P84]" office:value-type="float" office:value="-0.029411764705883" calcext:value-type="float">
            <text:p>-0.029</text:p>
          </table:table-cell>
          <table:table-cell table:style-name="ce9" table:formula="of:=[.F15]-[.Q84]" office:value-type="float" office:value="-0.018049666868564" calcext:value-type="float">
            <text:p>-0.018</text:p>
          </table:table-cell>
          <table:table-cell table:style-name="ce9" table:formula="of:=[.G15]-[.R84]" office:value-type="float" office:value="-0.0251913092244522" calcext:value-type="float">
            <text:p>-0.02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9" calcext:value-type="float">
            <text:p>9</text:p>
          </table:table-cell>
          <table:table-cell office:value-type="float" office:value="0.610169491525424" calcext:value-type="float">
            <text:p>0.610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66929133858268" calcext:value-type="float">
            <text:p>0.567</text:p>
          </table:table-cell>
          <table:table-cell table:formula="of:=(1+2^2)/((2^2/[.E11])+(1/[.D11]))" office:value-type="float" office:value="0.54380664652568" calcext:value-type="float">
            <text:p>0.544</text:p>
          </table:table-cell>
          <table:table-cell table:formula="of:=ROUND([.D11];3)" office:value-type="float" office:value="0.61" calcext:value-type="float">
            <text:p>0.61</text:p>
          </table:table-cell>
          <table:table-cell table:formula="of:=ROUND([.E11];3)" office:value-type="float" office:value="0.529" calcext:value-type="float">
            <text:p>0.529</text:p>
          </table:table-cell>
          <table:table-cell table:formula="of:=ROUND([.F11];3)" office:value-type="float" office:value="0.567" calcext:value-type="float">
            <text:p>0.567</text:p>
          </table:table-cell>
          <table:table-cell table:formula="of:=ROUND([.G11];3)" office:value-type="float" office:value="0.544" calcext:value-type="float">
            <text:p>0.544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style-name="ce9" table:formula="of:=[.D11]-[.D$2]" office:value-type="float" office:value="0.0200055570991939" calcext:value-type="float">
            <text:p>0.020</text:p>
          </table:table-cell>
          <table:table-cell table:style-name="ce9" table:formula="of:=[.E11]-[.E$2]" office:value-type="float" office:value="0" calcext:value-type="float">
            <text:p>0.000</text:p>
          </table:table-cell>
          <table:table-cell table:style-name="ce9" table:formula="of:=[.F11]-[.F$2]" office:value-type="float" office:value="0.00878959897454701" calcext:value-type="float">
            <text:p>0.009</text:p>
          </table:table-cell>
          <table:table-cell table:style-name="ce9" table:formula="of:=[.G11]-[.G$2]" office:value-type="float" office:value="0.00326610598513921" calcext:value-type="float">
            <text:p>0.00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[.D16]-[.O85]" office:value-type="float" office:value="-0.0166666666666669" calcext:value-type="float">
            <text:p>-0.017</text:p>
          </table:table-cell>
          <table:table-cell table:style-name="ce9" table:formula="of:=[.E16]-[.P85]" office:value-type="float" office:value="-0.014705882352941" calcext:value-type="float">
            <text:p>-0.015</text:p>
          </table:table-cell>
          <table:table-cell table:style-name="ce9" table:formula="of:=[.F16]-[.Q85]" office:value-type="float" office:value="-0.015625" calcext:value-type="float">
            <text:p>-0.016</text:p>
          </table:table-cell>
          <table:table-cell table:style-name="ce9" table:formula="of:=[.G16]-[.R85]" office:value-type="float" office:value="-0.0150602409638555" calcext:value-type="float">
            <text:p>-0.01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10" calcext:value-type="float">
            <text:p>10</text:p>
          </table:table-cell>
          <table:table-cell office:value-type="float" office:value="0.596774193548387" calcext:value-type="float">
            <text:p>0.597</text:p>
          </table:table-cell>
          <table:table-cell office:value-type="float" office:value="0.544117647058824" calcext:value-type="float">
            <text:p>0.544</text:p>
          </table:table-cell>
          <table:table-cell office:value-type="float" office:value="0.569230769230769" calcext:value-type="float">
            <text:p>0.569</text:p>
          </table:table-cell>
          <table:table-cell table:formula="of:=(1+2^2)/((2^2/[.E12])+(1/[.D12]))" office:value-type="float" office:value="0.553892215568863" calcext:value-type="float">
            <text:p>0.554</text:p>
          </table:table-cell>
          <table:table-cell table:formula="of:=ROUND([.D12];3)" office:value-type="float" office:value="0.597" calcext:value-type="float">
            <text:p>0.597</text:p>
          </table:table-cell>
          <table:table-cell table:formula="of:=ROUND([.E12];3)" office:value-type="float" office:value="0.544" calcext:value-type="float">
            <text:p>0.544</text:p>
          </table:table-cell>
          <table:table-cell table:formula="of:=ROUND([.F12];3)" office:value-type="float" office:value="0.569" calcext:value-type="float">
            <text:p>0.569</text:p>
          </table:table-cell>
          <table:table-cell table:formula="of:=ROUND([.G12];3)" office:value-type="float" office:value="0.554" calcext:value-type="float">
            <text:p>0.554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style-name="ce9" table:formula="of:=[.D12]-[.D$2]" office:value-type="float" office:value="0.00661025912215696" calcext:value-type="float">
            <text:p>0.007</text:p>
          </table:table-cell>
          <table:table-cell table:style-name="ce9" table:formula="of:=[.E12]-[.E$2]" office:value-type="float" office:value="0.014705882352942" calcext:value-type="float">
            <text:p>0.015</text:p>
          </table:table-cell>
          <table:table-cell table:style-name="ce9" table:formula="of:=[.F12]-[.F$2]" office:value-type="float" office:value="0.011091234347048" calcext:value-type="float">
            <text:p>0.011</text:p>
          </table:table-cell>
          <table:table-cell table:style-name="ce9" table:formula="of:=[.G12]-[.G$2]" office:value-type="float" office:value="0.0133516750283224" calcext:value-type="float">
            <text:p>0.013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17]-[.O86]" office:value-type="float" office:value="-0.036398999722145" calcext:value-type="float">
            <text:p>-0.036</text:p>
          </table:table-cell>
          <table:table-cell table:style-name="ce9" table:formula="of:=[.E17]-[.P86]" office:value-type="float" office:value="-0.014705882352941" calcext:value-type="float">
            <text:p>-0.015</text:p>
          </table:table-cell>
          <table:table-cell table:style-name="ce9" table:formula="of:=[.F17]-[.Q86]" office:value-type="float" office:value="-0.0242934749435391" calcext:value-type="float">
            <text:p>-0.024</text:p>
          </table:table-cell>
          <table:table-cell table:style-name="ce9" table:formula="of:=[.G17]-[.R86]" office:value-type="float" office:value="-0.0182811210001546" calcext:value-type="float">
            <text:p>-0.01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71428571428572" calcext:value-type="float">
            <text:p>0.571</text:p>
          </table:table-cell>
          <table:table-cell table:formula="of:=(1+2^2)/((2^2/[.E13])+(1/[.D13]))" office:value-type="float" office:value="0.545454545454545" calcext:value-type="float">
            <text:p>0.545</text:p>
          </table:table-cell>
          <table:table-cell table:formula="of:=ROUND([.D13];3)" office:value-type="float" office:value="0.621" calcext:value-type="float">
            <text:p>0.621</text:p>
          </table:table-cell>
          <table:table-cell table:formula="of:=ROUND([.E13];3)" office:value-type="float" office:value="0.529" calcext:value-type="float">
            <text:p>0.529</text:p>
          </table:table-cell>
          <table:table-cell table:formula="of:=ROUND([.F13];3)" office:value-type="float" office:value="0.571" calcext:value-type="float">
            <text:p>0.571</text:p>
          </table:table-cell>
          <table:table-cell table:formula="of:=ROUND([.G13];3)" office:value-type="float" office:value="0.545" calcext:value-type="float">
            <text:p>0.54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style-name="ce9" table:formula="of:=[.D13]-[.D$2]" office:value-type="float" office:value="0.030525720746184" calcext:value-type="float">
            <text:p>0.031</text:p>
          </table:table-cell>
          <table:table-cell table:style-name="ce9" table:formula="of:=[.E13]-[.E$2]" office:value-type="float" office:value="0" calcext:value-type="float">
            <text:p>0.000</text:p>
          </table:table-cell>
          <table:table-cell table:style-name="ce9" table:formula="of:=[.F13]-[.F$2]" office:value-type="float" office:value="0.0132890365448509" calcext:value-type="float">
            <text:p>0.013</text:p>
          </table:table-cell>
          <table:table-cell table:style-name="ce9" table:formula="of:=[.G13]-[.G$2]" office:value-type="float" office:value="0.00491400491400496" calcext:value-type="float">
            <text:p>0.005</text:p>
          </table:table-cell>
          <table:table-cell table:number-columns-repeated="16"/>
          <table:table-cell office:value-type="string" calcext:value-type="string">
            <text:p>CM1-NASA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9" table:formula="of:=[.D18]-[.O88]" office:value-type="float" office:value="0.000892060660125038" calcext:value-type="float">
            <text:p>0.001</text:p>
          </table:table-cell>
          <table:table-cell table:style-name="ce9" table:formula="of:=[.E18]-[.P88]" office:value-type="float" office:value="0.022222222222222" calcext:value-type="float">
            <text:p>0.022</text:p>
          </table:table-cell>
          <table:table-cell table:style-name="ce9" table:formula="of:=[.F18]-[.Q88]" office:value-type="float" office:value="0.00904977375565597" calcext:value-type="float">
            <text:p>0.009</text:p>
          </table:table-cell>
          <table:table-cell table:style-name="ce9" table:formula="of:=[.G18]-[.R88]" office:value-type="float" office:value="0.0161538054128488" calcext:value-type="float">
            <text:p>0.01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SOURCE</text:p>
          </table:table-cell>
          <table:table-cell office:value-type="float" office:value="2" calcext:value-type="float">
            <text:p>2</text:p>
          </table:table-cell>
          <table:table-cell office:value-type="float" office:value="0.596491228070175" calcext:value-type="float">
            <text:p>0.596</text:p>
          </table:table-cell>
          <table:table-cell office:value-type="float" office:value="0.5" calcext:value-type="float">
            <text:p>0.500</text:p>
          </table:table-cell>
          <table:table-cell office:value-type="float" office:value="0.544" calcext:value-type="float">
            <text:p>0.544</text:p>
          </table:table-cell>
          <table:table-cell table:formula="of:=(1+2^2)/((2^2/[.E14])+(1/[.D14]))" office:value-type="float" office:value="0.516717325227963" calcext:value-type="float">
            <text:p>0.517</text:p>
          </table:table-cell>
          <table:table-cell table:formula="of:=ROUND([.D14];3)" office:value-type="float" office:value="0.596" calcext:value-type="float">
            <text:p>0.596</text:p>
          </table:table-cell>
          <table:table-cell table:formula="of:=ROUND([.E14];3)" office:value-type="float" office:value="0.5" calcext:value-type="float">
            <text:p>0.5</text:p>
          </table:table-cell>
          <table:table-cell table:formula="of:=ROUND([.F14];3)" office:value-type="float" office:value="0.544" calcext:value-type="float">
            <text:p>0.544</text:p>
          </table:table-cell>
          <table:table-cell table:formula="of:=ROUND([.G14];3)" office:value-type="float" office:value="0.517" calcext:value-type="float">
            <text:p>0.517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style-name="ce9" table:formula="of:=[.D14]-[.D$2]" office:value-type="float" office:value="0.00632729364394491" calcext:value-type="float">
            <text:p>0.006</text:p>
          </table:table-cell>
          <table:table-cell table:style-name="ce9" table:formula="of:=[.E14]-[.E$2]" office:value-type="float" office:value="-0.029411764705882" calcext:value-type="float">
            <text:p>-0.029</text:p>
          </table:table-cell>
          <table:table-cell table:style-name="ce9" table:formula="of:=[.F14]-[.F$2]" office:value-type="float" office:value="-0.014139534883721" calcext:value-type="float">
            <text:p>-0.014</text:p>
          </table:table-cell>
          <table:table-cell table:style-name="ce9" table:formula="of:=[.G14]-[.G$2]" office:value-type="float" office:value="-0.0238232153125769" calcext:value-type="float">
            <text:p>-0.02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19]-[.O89]" office:value-type="float" office:value="0.00939849624060196" calcext:value-type="float">
            <text:p>0.009</text:p>
          </table:table-cell>
          <table:table-cell table:style-name="ce9" table:formula="of:=[.E19]-[.P89]" office:value-type="float" office:value="0.022222222222222" calcext:value-type="float">
            <text:p>0.022</text:p>
          </table:table-cell>
          <table:table-cell table:style-name="ce9" table:formula="of:=[.F19]-[.Q89]" office:value-type="float" office:value="0.0145602795573671" calcext:value-type="float">
            <text:p>0.015</text:p>
          </table:table-cell>
          <table:table-cell table:style-name="ce9" table:formula="of:=[.G19]-[.R89]" office:value-type="float" office:value="0.018772795537438" calcext:value-type="float">
            <text:p>0.01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SOURCE</text:p>
          </table:table-cell>
          <table:table-cell office:value-type="float" office:value="3" calcext:value-type="float">
            <text:p>3</text:p>
          </table:table-cell>
          <table:table-cell office:value-type="float" office:value="0.593220338983051" calcext:value-type="float">
            <text:p>0.593</text:p>
          </table:table-cell>
          <table:table-cell office:value-type="float" office:value="0.514705882352941" calcext:value-type="float">
            <text:p>0.515</text:p>
          </table:table-cell>
          <table:table-cell office:value-type="float" office:value="0.551181102362205" calcext:value-type="float">
            <text:p>0.551</text:p>
          </table:table-cell>
          <table:table-cell table:formula="of:=(1+2^2)/((2^2/[.E15])+(1/[.D15]))" office:value-type="float" office:value="0.528700906344411" calcext:value-type="float">
            <text:p>0.529</text:p>
          </table:table-cell>
          <table:table-cell table:formula="of:=ROUND([.D15];3)" office:value-type="float" office:value="0.593" calcext:value-type="float">
            <text:p>0.593</text:p>
          </table:table-cell>
          <table:table-cell table:formula="of:=ROUND([.E15];3)" office:value-type="float" office:value="0.515" calcext:value-type="float">
            <text:p>0.515</text:p>
          </table:table-cell>
          <table:table-cell table:formula="of:=ROUND([.F15];3)" office:value-type="float" office:value="0.551" calcext:value-type="float">
            <text:p>0.551</text:p>
          </table:table-cell>
          <table:table-cell table:formula="of:=ROUND([.G15];3)" office:value-type="float" office:value="0.529" calcext:value-type="float">
            <text:p>0.529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style-name="ce9" table:formula="of:=[.D15]-[.D$2]" office:value-type="float" office:value="0.00305640455682099" calcext:value-type="float">
            <text:p>0.003</text:p>
          </table:table-cell>
          <table:table-cell table:style-name="ce9" table:formula="of:=[.E15]-[.E$2]" office:value-type="float" office:value="-0.014705882352941" calcext:value-type="float">
            <text:p>-0.015</text:p>
          </table:table-cell>
          <table:table-cell table:style-name="ce9" table:formula="of:=[.F15]-[.F$2]" office:value-type="float" office:value="-0.00695843252151607" calcext:value-type="float">
            <text:p>-0.007</text:p>
          </table:table-cell>
          <table:table-cell table:style-name="ce9" table:formula="of:=[.G15]-[.G$2]" office:value-type="float" office:value="-0.0118396341961295" calcext:value-type="float">
            <text:p>-0.012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[.D20]-[.O90]" office:value-type="float" office:value="-0.030529953917051" calcext:value-type="float">
            <text:p>-0.031</text:p>
          </table:table-cell>
          <table:table-cell table:style-name="ce9" table:formula="of:=[.E20]-[.P90]" office:value-type="float" office:value="0.022222222222222" calcext:value-type="float">
            <text:p>0.022</text:p>
          </table:table-cell>
          <table:table-cell table:style-name="ce9" table:formula="of:=[.F20]-[.Q90]" office:value-type="float" office:value="-0.011288979365226" calcext:value-type="float">
            <text:p>-0.011</text:p>
          </table:table-cell>
          <table:table-cell table:style-name="ce9" table:formula="of:=[.G20]-[.R90]" office:value-type="float" office:value="0.00647849838912951" calcext:value-type="float">
            <text:p>0.00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SOURCE</text:p>
          </table:table-cell>
          <table:table-cell office:value-type="float" office:value="4" calcext:value-type="float">
            <text:p>4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14705882352941" calcext:value-type="float">
            <text:p>0.515</text:p>
          </table:table-cell>
          <table:table-cell office:value-type="float" office:value="0.546875" calcext:value-type="float">
            <text:p>0.547</text:p>
          </table:table-cell>
          <table:table-cell table:formula="of:=(1+2^2)/((2^2/[.E16])+(1/[.D16]))" office:value-type="float" office:value="0.52710843373494" calcext:value-type="float">
            <text:p>0.527</text:p>
          </table:table-cell>
          <table:table-cell table:formula="of:=ROUND([.D16];3)" office:value-type="float" office:value="0.583" calcext:value-type="float">
            <text:p>0.583</text:p>
          </table:table-cell>
          <table:table-cell table:formula="of:=ROUND([.E16];3)" office:value-type="float" office:value="0.515" calcext:value-type="float">
            <text:p>0.515</text:p>
          </table:table-cell>
          <table:table-cell table:formula="of:=ROUND([.F16];3)" office:value-type="float" office:value="0.547" calcext:value-type="float">
            <text:p>0.547</text:p>
          </table:table-cell>
          <table:table-cell table:formula="of:=ROUND([.G16];3)" office:value-type="float" office:value="0.527" calcext:value-type="float">
            <text:p>0.527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style-name="ce9" table:formula="of:=[.D16]-[.D$2]" office:value-type="float" office:value="-0.00683060109289702" calcext:value-type="float">
            <text:p>-0.007</text:p>
          </table:table-cell>
          <table:table-cell table:style-name="ce9" table:formula="of:=[.E16]-[.E$2]" office:value-type="float" office:value="-0.014705882352941" calcext:value-type="float">
            <text:p>-0.015</text:p>
          </table:table-cell>
          <table:table-cell table:style-name="ce9" table:formula="of:=[.F16]-[.F$2]" office:value-type="float" office:value="-0.011264534883721" calcext:value-type="float">
            <text:p>-0.011</text:p>
          </table:table-cell>
          <table:table-cell table:style-name="ce9" table:formula="of:=[.G16]-[.G$2]" office:value-type="float" office:value="-0.0134321068056008" calcext:value-type="float">
            <text:p>-0.01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[.D21]-[.O91]" office:value-type="float" office:value="0.051612903225806" calcext:value-type="float">
            <text:p>0.052</text:p>
          </table:table-cell>
          <table:table-cell table:style-name="ce9" table:formula="of:=[.E21]-[.P91]" office:value-type="float" office:value="0.0444444444444441" calcext:value-type="float">
            <text:p>0.044</text:p>
          </table:table-cell>
          <table:table-cell table:style-name="ce9" table:formula="of:=[.F21]-[.Q91]" office:value-type="float" office:value="0.050637213254036" calcext:value-type="float">
            <text:p>0.051</text:p>
          </table:table-cell>
          <table:table-cell table:style-name="ce9" table:formula="of:=[.G21]-[.R91]" office:value-type="float" office:value="0.0479001517962555" calcext:value-type="float">
            <text:p>0.04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SOURCE</text:p>
          </table:table-cell>
          <table:table-cell office:value-type="float" office:value="5" calcext:value-type="float">
            <text:p>5</text:p>
          </table:table-cell>
          <table:table-cell office:value-type="float" office:value="0.573770491803279" calcext:value-type="float">
            <text:p>0.574</text:p>
          </table:table-cell>
          <table:table-cell office:value-type="float" office:value="0.514705882352941" calcext:value-type="float">
            <text:p>0.515</text:p>
          </table:table-cell>
          <table:table-cell office:value-type="float" office:value="0.542635658914729" calcext:value-type="float">
            <text:p>0.543</text:p>
          </table:table-cell>
          <table:table-cell table:formula="of:=(1+2^2)/((2^2/[.E17])+(1/[.D17]))" office:value-type="float" office:value="0.525525525525525" calcext:value-type="float">
            <text:p>0.526</text:p>
          </table:table-cell>
          <table:table-cell table:formula="of:=ROUND([.D17];3)" office:value-type="float" office:value="0.574" calcext:value-type="float">
            <text:p>0.574</text:p>
          </table:table-cell>
          <table:table-cell table:formula="of:=ROUND([.E17];3)" office:value-type="float" office:value="0.515" calcext:value-type="float">
            <text:p>0.515</text:p>
          </table:table-cell>
          <table:table-cell table:formula="of:=ROUND([.F17];3)" office:value-type="float" office:value="0.543" calcext:value-type="float">
            <text:p>0.543</text:p>
          </table:table-cell>
          <table:table-cell table:formula="of:=ROUND([.G17];3)" office:value-type="float" office:value="0.526" calcext:value-type="float">
            <text:p>0.52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style-name="ce9" table:formula="of:=[.D17]-[.D$2]" office:value-type="float" office:value="-0.0163934426229511" calcext:value-type="float">
            <text:p>-0.016</text:p>
          </table:table-cell>
          <table:table-cell table:style-name="ce9" table:formula="of:=[.E17]-[.E$2]" office:value-type="float" office:value="-0.014705882352941" calcext:value-type="float">
            <text:p>-0.015</text:p>
          </table:table-cell>
          <table:table-cell table:style-name="ce9" table:formula="of:=[.F17]-[.F$2]" office:value-type="float" office:value="-0.0155038759689921" calcext:value-type="float">
            <text:p>-0.016</text:p>
          </table:table-cell>
          <table:table-cell table:style-name="ce9" table:formula="of:=[.G17]-[.G$2]" office:value-type="float" office:value="-0.0150150150150149" calcext:value-type="float">
            <text:p>-0.01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22]-[.O92]" office:value-type="float" office:value="-0.078125" calcext:value-type="float">
            <text:p>-0.078</text:p>
          </table:table-cell>
          <table:table-cell table:style-name="ce9" table:formula="of:=[.E22]-[.P92]" office:value-type="float" office:value="0.088888888888889" calcext:value-type="float">
            <text:p>0.089</text:p>
          </table:table-cell>
          <table:table-cell table:style-name="ce9" table:formula="of:=[.F22]-[.Q92]" office:value-type="float" office:value="-0.010081661457809" calcext:value-type="float">
            <text:p>-0.010</text:p>
          </table:table-cell>
          <table:table-cell table:style-name="ce9" table:formula="of:=[.G22]-[.R92]" office:value-type="float" office:value="0.044429131002466" calcext:value-type="float">
            <text:p>0.04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TARGE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474576271186441" calcext:value-type="float">
            <text:p>0.475</text:p>
          </table:table-cell>
          <table:table-cell table:style-name="ce14" office:value-type="float" office:value="0.622222222222222" calcext:value-type="float">
            <text:p>0.622</text:p>
          </table:table-cell>
          <table:table-cell table:style-name="ce14" office:value-type="float" office:value="0.538461538461538" calcext:value-type="float">
            <text:p>0.538</text:p>
          </table:table-cell>
          <table:table-cell table:formula="of:=(1+2^2)/((2^2/[.E18])+(1/[.D18]))" office:value-type="float" office:value="0.585774058577406" calcext:value-type="float">
            <text:p>0.586</text:p>
          </table:table-cell>
          <table:table-cell table:formula="of:=ROUND([.D18];3)" office:value-type="float" office:value="0.475" calcext:value-type="float">
            <text:p>0.475</text:p>
          </table:table-cell>
          <table:table-cell table:formula="of:=ROUND([.E18];3)" office:value-type="float" office:value="0.622" calcext:value-type="float">
            <text:p>0.622</text:p>
          </table:table-cell>
          <table:table-cell table:formula="of:=ROUND([.F18];3)" office:value-type="float" office:value="0.538" calcext:value-type="float">
            <text:p>0.538</text:p>
          </table:table-cell>
          <table:table-cell table:formula="of:=ROUND([.G18];3)" office:value-type="float" office:value="0.586" calcext:value-type="float">
            <text:p>0.586</text:p>
          </table:table-cell>
          <table:table-cell table:number-columns-repeated="25"/>
          <table:table-cell table:style-name="ce9" table:formula="of:=[.D18]-[.D$18]" office:value-type="float" office:value="0" calcext:value-type="float">
            <text:p>0.000</text:p>
          </table:table-cell>
          <table:table-cell table:style-name="ce9" table:formula="of:=[.E18]-[.E$18]" office:value-type="float" office:value="0" calcext:value-type="float">
            <text:p>0.000</text:p>
          </table:table-cell>
          <table:table-cell table:style-name="ce9" table:formula="of:=[.F18]-[.F$18]" office:value-type="float" office:value="0" calcext:value-type="float">
            <text:p>0.000</text:p>
          </table:table-cell>
          <table:table-cell table:style-name="ce9" table:formula="of:=[.G18]-[.G$18]" office:value-type="float" office:value="0" calcext:value-type="float">
            <text:p>0.000</text:p>
          </table:table-cell>
          <table:table-cell table:number-columns-repeated="17"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9" table:formula="of:=[.D23]-[.O93]" office:value-type="float" office:value="-0.068015347052668" calcext:value-type="float">
            <text:p>-0.068</text:p>
          </table:table-cell>
          <table:table-cell table:style-name="ce9" table:formula="of:=[.E23]-[.P93]" office:value-type="float" office:value="0.066666666666667" calcext:value-type="float">
            <text:p>0.067</text:p>
          </table:table-cell>
          <table:table-cell table:style-name="ce9" table:formula="of:=[.F23]-[.Q93]" office:value-type="float" office:value="-0.012305168170632" calcext:value-type="float">
            <text:p>-0.012</text:p>
          </table:table-cell>
          <table:table-cell table:style-name="ce9" table:formula="of:=[.G23]-[.R93]" office:value-type="float" office:value="0.0315316138702544" calcext:value-type="float">
            <text:p>0.03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office:value-type="float" office:value="0.473684210526316" calcext:value-type="float">
            <text:p>0.474</text:p>
          </table:table-cell>
          <table:table-cell office:value-type="float" office:value="0.6" calcext:value-type="float">
            <text:p>0.600</text:p>
          </table:table-cell>
          <table:table-cell office:value-type="float" office:value="0.529411764705882" calcext:value-type="float">
            <text:p>0.529</text:p>
          </table:table-cell>
          <table:table-cell table:formula="of:=(1+2^2)/((2^2/[.E19])+(1/[.D19]))" office:value-type="float" office:value="0.569620253164557" calcext:value-type="float">
            <text:p>0.570</text:p>
          </table:table-cell>
          <table:table-cell table:formula="of:=ROUND([.D19];3)" office:value-type="float" office:value="0.474" calcext:value-type="float">
            <text:p>0.474</text:p>
          </table:table-cell>
          <table:table-cell table:formula="of:=ROUND([.E19];3)" office:value-type="float" office:value="0.6" calcext:value-type="float">
            <text:p>0.6</text:p>
          </table:table-cell>
          <table:table-cell table:formula="of:=ROUND([.F19];3)" office:value-type="float" office:value="0.529" calcext:value-type="float">
            <text:p>0.529</text:p>
          </table:table-cell>
          <table:table-cell table:formula="of:=ROUND([.G19];3)" office:value-type="float" office:value="0.57" calcext:value-type="float">
            <text:p>0.57</text:p>
          </table:table-cell>
          <table:table-cell table:number-columns-repeated="25"/>
          <table:table-cell table:style-name="ce9" table:formula="of:=[.D19]-[.D$18]" office:value-type="float" office:value="-0.000892060660125038" calcext:value-type="float">
            <text:p>-0.001</text:p>
          </table:table-cell>
          <table:table-cell table:style-name="ce9" table:formula="of:=[.E19]-[.E$18]" office:value-type="float" office:value="-0.022222222222222" calcext:value-type="float">
            <text:p>-0.022</text:p>
          </table:table-cell>
          <table:table-cell table:style-name="ce9" table:formula="of:=[.F19]-[.F$18]" office:value-type="float" office:value="-0.00904977375565597" calcext:value-type="float">
            <text:p>-0.009</text:p>
          </table:table-cell>
          <table:table-cell table:style-name="ce9" table:formula="of:=[.G19]-[.G$18]" office:value-type="float" office:value="-0.0161538054128488" calcext:value-type="float">
            <text:p>-0.016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24]-[.O94]" office:value-type="float" office:value="-0.006535947712419" calcext:value-type="float">
            <text:p>-0.007</text:p>
          </table:table-cell>
          <table:table-cell table:style-name="ce9" table:formula="of:=[.E24]-[.P94]" office:value-type="float" office:value="0.022222222222222" calcext:value-type="float">
            <text:p>0.022</text:p>
          </table:table-cell>
          <table:table-cell table:style-name="ce9" table:formula="of:=[.F24]-[.Q94]" office:value-type="float" office:value="0.00568181818181796" calcext:value-type="float">
            <text:p>0.006</text:p>
          </table:table-cell>
          <table:table-cell table:style-name="ce9" table:formula="of:=[.G24]-[.R94]" office:value-type="float" office:value="0.0149850149850144" calcext:value-type="float">
            <text:p>0.01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0.451612903225806" calcext:value-type="float">
            <text:p>0.452</text:p>
          </table:table-cell>
          <table:table-cell office:value-type="float" office:value="0.622222222222222" calcext:value-type="float">
            <text:p>0.622</text:p>
          </table:table-cell>
          <table:table-cell office:value-type="float" office:value="0.523364485981309" calcext:value-type="float">
            <text:p>0.523</text:p>
          </table:table-cell>
          <table:table-cell table:formula="of:=(1+2^2)/((2^2/[.E20])+(1/[.D20]))" office:value-type="float" office:value="0.578512396694215" calcext:value-type="float">
            <text:p>0.579</text:p>
          </table:table-cell>
          <table:table-cell table:formula="of:=ROUND([.D20];3)" office:value-type="float" office:value="0.452" calcext:value-type="float">
            <text:p>0.452</text:p>
          </table:table-cell>
          <table:table-cell table:formula="of:=ROUND([.E20];3)" office:value-type="float" office:value="0.622" calcext:value-type="float">
            <text:p>0.622</text:p>
          </table:table-cell>
          <table:table-cell table:formula="of:=ROUND([.F20];3)" office:value-type="float" office:value="0.523" calcext:value-type="float">
            <text:p>0.523</text:p>
          </table:table-cell>
          <table:table-cell table:formula="of:=ROUND([.G20];3)" office:value-type="float" office:value="0.579" calcext:value-type="float">
            <text:p>0.579</text:p>
          </table:table-cell>
          <table:table-cell table:number-columns-repeated="25"/>
          <table:table-cell table:style-name="ce9" table:formula="of:=[.D20]-[.D$18]" office:value-type="float" office:value="-0.022963367960635" calcext:value-type="float">
            <text:p>-0.023</text:p>
          </table:table-cell>
          <table:table-cell table:style-name="ce9" table:formula="of:=[.E20]-[.E$18]" office:value-type="float" office:value="0" calcext:value-type="float">
            <text:p>0.000</text:p>
          </table:table-cell>
          <table:table-cell table:style-name="ce9" table:formula="of:=[.F20]-[.F$18]" office:value-type="float" office:value="-0.015097052480229" calcext:value-type="float">
            <text:p>-0.015</text:p>
          </table:table-cell>
          <table:table-cell table:style-name="ce9" table:formula="of:=[.G20]-[.G$18]" office:value-type="float" office:value="-0.00726166188319133" calcext:value-type="float">
            <text:p>-0.00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[.D25]-[.O95]" office:value-type="float" office:value="0.010482180293501" calcext:value-type="float">
            <text:p>0.010</text:p>
          </table:table-cell>
          <table:table-cell table:style-name="ce9" table:formula="of:=[.E25]-[.P95]" office:value-type="float" office:value="0.022222222222222" calcext:value-type="float">
            <text:p>0.022</text:p>
          </table:table-cell>
          <table:table-cell table:style-name="ce9" table:formula="of:=[.F25]-[.Q95]" office:value-type="float" office:value="0.015460729746444" calcext:value-type="float">
            <text:p>0.015</text:p>
          </table:table-cell>
          <table:table-cell table:style-name="ce9" table:formula="of:=[.G25]-[.R95]" office:value-type="float" office:value="0.0192582810608564" calcext:value-type="float">
            <text:p>0.01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TARGET</text:p>
          </table:table-cell>
          <table:table-cell office:value-type="float" office:value="3" calcext:value-type="float">
            <text:p>3</text:p>
          </table:table-cell>
          <table:table-cell office:value-type="float" office:value="0.451612903225806" calcext:value-type="float">
            <text:p>0.452</text:p>
          </table:table-cell>
          <table:table-cell office:value-type="float" office:value="0.622222222222222" calcext:value-type="float">
            <text:p>0.622</text:p>
          </table:table-cell>
          <table:table-cell office:value-type="float" office:value="0.523364485981309" calcext:value-type="float">
            <text:p>0.523</text:p>
          </table:table-cell>
          <table:table-cell table:formula="of:=(1+2^2)/((2^2/[.E21])+(1/[.D21]))" office:value-type="float" office:value="0.578512396694215" calcext:value-type="float">
            <text:p>0.579</text:p>
          </table:table-cell>
          <table:table-cell table:formula="of:=ROUND([.D21];3)" office:value-type="float" office:value="0.452" calcext:value-type="float">
            <text:p>0.452</text:p>
          </table:table-cell>
          <table:table-cell table:formula="of:=ROUND([.E21];3)" office:value-type="float" office:value="0.622" calcext:value-type="float">
            <text:p>0.622</text:p>
          </table:table-cell>
          <table:table-cell table:formula="of:=ROUND([.F21];3)" office:value-type="float" office:value="0.523" calcext:value-type="float">
            <text:p>0.523</text:p>
          </table:table-cell>
          <table:table-cell table:formula="of:=ROUND([.G21];3)" office:value-type="float" office:value="0.579" calcext:value-type="float">
            <text:p>0.579</text:p>
          </table:table-cell>
          <table:table-cell table:number-columns-repeated="25"/>
          <table:table-cell table:style-name="ce9" table:formula="of:=[.D21]-[.D$18]" office:value-type="float" office:value="-0.022963367960635" calcext:value-type="float">
            <text:p>-0.023</text:p>
          </table:table-cell>
          <table:table-cell table:style-name="ce9" table:formula="of:=[.E21]-[.E$18]" office:value-type="float" office:value="0" calcext:value-type="float">
            <text:p>0.000</text:p>
          </table:table-cell>
          <table:table-cell table:style-name="ce9" table:formula="of:=[.F21]-[.F$18]" office:value-type="float" office:value="-0.015097052480229" calcext:value-type="float">
            <text:p>-0.015</text:p>
          </table:table-cell>
          <table:table-cell table:style-name="ce9" table:formula="of:=[.G21]-[.G$18]" office:value-type="float" office:value="-0.00726166188319133" calcext:value-type="float">
            <text:p>-0.007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[.D26]-[.O96]" office:value-type="float" office:value="0.04437564499484" calcext:value-type="float">
            <text:p>0.044</text:p>
          </table:table-cell>
          <table:table-cell table:style-name="ce9" table:formula="of:=[.E26]-[.P96]" office:value-type="float" office:value="0.111111111111111" calcext:value-type="float">
            <text:p>0.111</text:p>
          </table:table-cell>
          <table:table-cell table:style-name="ce9" table:formula="of:=[.F26]-[.Q96]" office:value-type="float" office:value="0.072303921568628" calcext:value-type="float">
            <text:p>0.072</text:p>
          </table:table-cell>
          <table:table-cell table:style-name="ce9" table:formula="of:=[.G26]-[.R96]" office:value-type="float" office:value="0.0939777522056001" calcext:value-type="float">
            <text:p>0.09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TARGET</text:p>
          </table:table-cell>
          <table:table-cell office:value-type="float" office:value="4" calcext:value-type="float">
            <text:p>4</text:p>
          </table:table-cell>
          <table:table-cell office:value-type="float" office:value="0.421875" calcext:value-type="float">
            <text:p>0.422</text:p>
          </table:table-cell>
          <table:table-cell office:value-type="float" office:value="0.6" calcext:value-type="float">
            <text:p>0.600</text:p>
          </table:table-cell>
          <table:table-cell office:value-type="float" office:value="0.495412844036697" calcext:value-type="float">
            <text:p>0.495</text:p>
          </table:table-cell>
          <table:table-cell table:formula="of:=(1+2^2)/((2^2/[.E22])+(1/[.D22]))" office:value-type="float" office:value="0.55327868852459" calcext:value-type="float">
            <text:p>0.553</text:p>
          </table:table-cell>
          <table:table-cell table:formula="of:=ROUND([.D22];3)" office:value-type="float" office:value="0.422" calcext:value-type="float">
            <text:p>0.422</text:p>
          </table:table-cell>
          <table:table-cell table:formula="of:=ROUND([.E22];3)" office:value-type="float" office:value="0.6" calcext:value-type="float">
            <text:p>0.6</text:p>
          </table:table-cell>
          <table:table-cell table:formula="of:=ROUND([.F22];3)" office:value-type="float" office:value="0.495" calcext:value-type="float">
            <text:p>0.495</text:p>
          </table:table-cell>
          <table:table-cell table:formula="of:=ROUND([.G22];3)" office:value-type="float" office:value="0.553" calcext:value-type="float">
            <text:p>0.553</text:p>
          </table:table-cell>
          <table:table-cell table:number-columns-repeated="25"/>
          <table:table-cell table:style-name="ce9" table:formula="of:=[.D22]-[.D$18]" office:value-type="float" office:value="-0.052701271186441" calcext:value-type="float">
            <text:p>-0.053</text:p>
          </table:table-cell>
          <table:table-cell table:style-name="ce9" table:formula="of:=[.E22]-[.E$18]" office:value-type="float" office:value="-0.022222222222222" calcext:value-type="float">
            <text:p>-0.022</text:p>
          </table:table-cell>
          <table:table-cell table:style-name="ce9" table:formula="of:=[.F22]-[.F$18]" office:value-type="float" office:value="-0.043048694424841" calcext:value-type="float">
            <text:p>-0.043</text:p>
          </table:table-cell>
          <table:table-cell table:style-name="ce9" table:formula="of:=[.G22]-[.G$18]" office:value-type="float" office:value="-0.0324953700528158" calcext:value-type="float">
            <text:p>-0.032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27]-[.O97]" office:value-type="float" office:value="-0.152030373060416" calcext:value-type="float">
            <text:p>-0.152</text:p>
          </table:table-cell>
          <table:table-cell table:style-name="ce9" table:formula="of:=[.E27]-[.P97]" office:value-type="float" office:value="-0.12020202020202" calcext:value-type="float">
            <text:p>-0.120</text:p>
          </table:table-cell>
          <table:table-cell table:style-name="ce9" table:formula="of:=[.F27]-[.Q97]" office:value-type="float" office:value="-0.138003231606018" calcext:value-type="float">
            <text:p>-0.138</text:p>
          </table:table-cell>
          <table:table-cell table:style-name="ce9" table:formula="of:=[.G27]-[.R97]" office:value-type="float" office:value="-0.127838708678006" calcext:value-type="float">
            <text:p>-0.1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TARGET</text:p>
          </table:table-cell>
          <table:table-cell office:value-type="float" office:value="5" calcext:value-type="float">
            <text:p>5</text:p>
          </table:table-cell>
          <table:table-cell office:value-type="float" office:value="0.442622950819672" calcext:value-type="float">
            <text:p>0.443</text:p>
          </table:table-cell>
          <table:table-cell office:value-type="float" office:value="0.6" calcext:value-type="float">
            <text:p>0.600</text:p>
          </table:table-cell>
          <table:table-cell office:value-type="float" office:value="0.509433962264151" calcext:value-type="float">
            <text:p>0.509</text:p>
          </table:table-cell>
          <table:table-cell table:formula="of:=(1+2^2)/((2^2/[.E23])+(1/[.D23]))" office:value-type="float" office:value="0.560165975103734" calcext:value-type="float">
            <text:p>0.560</text:p>
          </table:table-cell>
          <table:table-cell table:formula="of:=ROUND([.D23];3)" office:value-type="float" office:value="0.443" calcext:value-type="float">
            <text:p>0.443</text:p>
          </table:table-cell>
          <table:table-cell table:formula="of:=ROUND([.E23];3)" office:value-type="float" office:value="0.6" calcext:value-type="float">
            <text:p>0.6</text:p>
          </table:table-cell>
          <table:table-cell table:formula="of:=ROUND([.F23];3)" office:value-type="float" office:value="0.509" calcext:value-type="float">
            <text:p>0.509</text:p>
          </table:table-cell>
          <table:table-cell table:formula="of:=ROUND([.G23];3)" office:value-type="float" office:value="0.56" calcext:value-type="float">
            <text:p>0.56</text:p>
            <draw:frame draw:z-index="1" draw:style-name="gr1" draw:text-style-name="P1" svg:width="6.2988in" svg:height="3.5429in" svg:x="0.8673in" svg:y="0.0004in">
              <draw:object draw:notify-on-update-of-ranges="'Requirements-as-Context'.C2:'Requirements-as-Context'.C7 'Requirements-as-Context'.A2:'Requirements-as-Context'.A2 'Requirements-as-Context'.E2:'Requirements-as-Context'.E7 'Requirements-as-Context'.A18:'Requirements-as-Context'.A18 'Requirements-as-Context'.E18:'Requirements-as-Context'.E23 'Requirements-as-Context'.A29:'Requirements-as-Context'.A29 'Requirements-as-Context'.E29:'Requirements-as-Context'.E34 'Requirements-as-Context'.A40:'Requirements-as-Context'.A40 'Requirements-as-Context'.E40:'Requirements-as-Context'.E45 'Requirements-as-Context'.A51:'Requirements-as-Context'.A51 'Requirements-as-Context'.E51:'Requirements-as-Context'.E5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draw:z-index="4" draw:style-name="gr1" draw:text-style-name="P1" svg:width="6.2988in" svg:height="3.5429in" svg:x="0.0193in" svg:y="0.0449in">
              <draw:object draw:notify-on-update-of-ranges="'Requirements-as-Context'.C3:'Requirements-as-Context'.C7 'Requirements-as-Context'.A2:'Requirements-as-Context'.A2 'Requirements-as-Context'.E13:'Requirements-as-Context'.E17 'Requirements-as-Context'.A18:'Requirements-as-Context'.A18 'Requirements-as-Context'.E24:'Requirements-as-Context'.E28 'Requirements-as-Context'.A29:'Requirements-as-Context'.A29 'Requirements-as-Context'.E35:'Requirements-as-Context'.E39 'Requirements-as-Context'.A40:'Requirements-as-Context'.A40 'Requirements-as-Context'.E46:'Requirements-as-Context'.E50 'Requirements-as-Context'.A51:'Requirements-as-Context'.A51 'Requirements-as-Context'.E57:'Requirements-as-Context'.E6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"/>
          <table:table-cell table:style-name="ce9" table:formula="of:=[.D23]-[.D$18]" office:value-type="float" office:value="-0.031953320366769" calcext:value-type="float">
            <text:p>-0.032</text:p>
          </table:table-cell>
          <table:table-cell table:style-name="ce9" table:formula="of:=[.E23]-[.E$18]" office:value-type="float" office:value="-0.022222222222222" calcext:value-type="float">
            <text:p>-0.022</text:p>
          </table:table-cell>
          <table:table-cell table:style-name="ce9" table:formula="of:=[.F23]-[.F$18]" office:value-type="float" office:value="-0.0290275761973869" calcext:value-type="float">
            <text:p>-0.029</text:p>
          </table:table-cell>
          <table:table-cell table:style-name="ce9" table:formula="of:=[.G23]-[.G$18]" office:value-type="float" office:value="-0.0256080834736715" calcext:value-type="float">
            <text:p>-0.026</text:p>
          </table:table-cell>
          <table:table-cell table:number-columns-repeated="16"/>
          <table:table-cell office:value-type="string" calcext:value-type="string">
            <text:p>dronology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9" table:formula="of:=[.D30]-[.O97]" office:value-type="float" office:value="-0.025700181512833" calcext:value-type="float">
            <text:p>-0.026</text:p>
          </table:table-cell>
          <table:table-cell table:style-name="ce9" table:formula="of:=[.E30]-[.P97]" office:value-type="float" office:value="0.0227272727272729" calcext:value-type="float">
            <text:p>0.023</text:p>
          </table:table-cell>
          <table:table-cell table:style-name="ce9" table:formula="of:=[.F30]-[.Q97]" office:value-type="float" office:value="-0.00387363547690101" calcext:value-type="float">
            <text:p>-0.004</text:p>
          </table:table-cell>
          <table:table-cell table:style-name="ce9" table:formula="of:=[.G30]-[.R97]" office:value-type="float" office:value="0.0114390707906002" calcext:value-type="float">
            <text:p>0.0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484848484848485" calcext:value-type="float">
            <text:p>0.485</text:p>
          </table:table-cell>
          <table:table-cell table:formula="of:=(1+2^2)/((2^2/[.E24])+(1/[.D24]))" office:value-type="float" office:value="0.512820512820512" calcext:value-type="float">
            <text:p>0.513</text:p>
          </table:table-cell>
          <table:table-cell table:formula="of:=ROUND([.D24];3)" office:value-type="float" office:value="0.444" calcext:value-type="float">
            <text:p>0.444</text:p>
          </table:table-cell>
          <table:table-cell table:formula="of:=ROUND([.E24];3)" office:value-type="float" office:value="0.533" calcext:value-type="float">
            <text:p>0.533</text:p>
          </table:table-cell>
          <table:table-cell table:formula="of:=ROUND([.F24];3)" office:value-type="float" office:value="0.485" calcext:value-type="float">
            <text:p>0.485</text:p>
          </table:table-cell>
          <table:table-cell table:formula="of:=ROUND([.G24];3)" office:value-type="float" office:value="0.513" calcext:value-type="float">
            <text:p>0.513</text:p>
          </table:table-cell>
          <table:table-cell table:number-columns-repeated="16"/>
          <table:table-cell office:value-type="string" calcext:value-type="string">
            <text:p>Averages without mode in prompt</text:p>
          </table:table-cell>
          <table:table-cell table:number-columns-repeated="8"/>
          <table:table-cell table:style-name="ce9" table:formula="of:=[.D24]-[.D$18]" office:value-type="float" office:value="-0.030131826741997" calcext:value-type="float">
            <text:p>-0.030</text:p>
          </table:table-cell>
          <table:table-cell table:style-name="ce9" table:formula="of:=[.E24]-[.E$18]" office:value-type="float" office:value="-0.088888888888889" calcext:value-type="float">
            <text:p>-0.089</text:p>
          </table:table-cell>
          <table:table-cell table:style-name="ce9" table:formula="of:=[.F24]-[.F$18]" office:value-type="float" office:value="-0.053613053613053" calcext:value-type="float">
            <text:p>-0.054</text:p>
          </table:table-cell>
          <table:table-cell table:style-name="ce9" table:formula="of:=[.G24]-[.G$18]" office:value-type="float" office:value="-0.0729535457568934" calcext:value-type="float">
            <text:p>-0.073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31]-[.O98]" office:value-type="float" office:value="-0.010215053763441" calcext:value-type="float">
            <text:p>-0.010</text:p>
          </table:table-cell>
          <table:table-cell table:style-name="ce9" table:formula="of:=[.E31]-[.P98]" office:value-type="float" office:value="0.00909090909090893" calcext:value-type="float">
            <text:p>0.009</text:p>
          </table:table-cell>
          <table:table-cell table:style-name="ce9" table:formula="of:=[.F31]-[.Q98]" office:value-type="float" office:value="-0.001560758082497" calcext:value-type="float">
            <text:p>-0.002</text:p>
          </table:table-cell>
          <table:table-cell table:style-name="ce9" table:formula="of:=[.G31]-[.R98]" office:value-type="float" office:value="0.00455927051671734" calcext:value-type="float">
            <text:p>0.0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SOURCE</text:p>
          </table:table-cell>
          <table:table-cell office:value-type="float" office:value="2" calcext:value-type="float">
            <text:p>2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484848484848485" calcext:value-type="float">
            <text:p>0.485</text:p>
          </table:table-cell>
          <table:table-cell table:formula="of:=(1+2^2)/((2^2/[.E25])+(1/[.D25]))" office:value-type="float" office:value="0.512820512820512" calcext:value-type="float">
            <text:p>0.513</text:p>
          </table:table-cell>
          <table:table-cell table:formula="of:=ROUND([.D25];3)" office:value-type="float" office:value="0.444" calcext:value-type="float">
            <text:p>0.444</text:p>
          </table:table-cell>
          <table:table-cell table:formula="of:=ROUND([.E25];3)" office:value-type="float" office:value="0.533" calcext:value-type="float">
            <text:p>0.533</text:p>
          </table:table-cell>
          <table:table-cell table:formula="of:=ROUND([.F25];3)" office:value-type="float" office:value="0.485" calcext:value-type="float">
            <text:p>0.485</text:p>
          </table:table-cell>
          <table:table-cell table:formula="of:=ROUND([.G25];3)" office:value-type="float" office:value="0.513" calcext:value-type="float">
            <text:p>0.513</text:p>
          </table:table-cell>
          <table:table-cell table:number-columns-repeated="18"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3"/>
          <table:table-cell table:style-name="ce9" table:formula="of:=[.D25]-[.D$18]" office:value-type="float" office:value="-0.030131826741997" calcext:value-type="float">
            <text:p>-0.030</text:p>
          </table:table-cell>
          <table:table-cell table:style-name="ce9" table:formula="of:=[.E25]-[.E$18]" office:value-type="float" office:value="-0.088888888888889" calcext:value-type="float">
            <text:p>-0.089</text:p>
          </table:table-cell>
          <table:table-cell table:style-name="ce9" table:formula="of:=[.F25]-[.F$18]" office:value-type="float" office:value="-0.053613053613053" calcext:value-type="float">
            <text:p>-0.054</text:p>
          </table:table-cell>
          <table:table-cell table:style-name="ce9" table:formula="of:=[.G25]-[.G$18]" office:value-type="float" office:value="-0.0729535457568934" calcext:value-type="float">
            <text:p>-0.073</text:p>
          </table:table-cell>
          <table:table-cell>
            <draw:frame draw:z-index="9" draw:style-name="gr1" draw:text-style-name="P1" svg:width="6.2988in" svg:height="3.5429in" svg:x="0.7441in" svg:y="0.0008in">
              <draw:object draw:notify-on-update-of-ranges="'Requirements-as-Context'.C2:'Requirements-as-Context'.C7 'Requirements-as-Context'.A2:'Requirements-as-Context'.A2 'Requirements-as-Context'.AM3:'Requirements-as-Context'.AM7 'Requirements-as-Context'.A18:'Requirements-as-Context'.A18 'Requirements-as-Context'.AM19:'Requirements-as-Context'.AM23 'Requirements-as-Context'.A29:'Requirements-as-Context'.A29 'Requirements-as-Context'.AM30:'Requirements-as-Context'.AM34 'Requirements-as-Context'.A40:'Requirements-as-Context'.A40 'Requirements-as-Context'.AM41:'Requirements-as-Context'.AM45 'Requirements-as-Context'.A51:'Requirements-as-Context'.A51 'Requirements-as-Context'.AM52:'Requirements-as-Context'.AM56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7"/>
          <table:table-cell>
            <draw:frame draw:z-index="10" draw:style-name="gr1" draw:text-style-name="P1" svg:width="6.2988in" svg:height="3.5429in" svg:x="0.2197in" svg:y="0.0004in">
              <draw:object draw:notify-on-update-of-ranges="'Requirements-as-Context'.C3:'Requirements-as-Context'.C7 'Requirements-as-Context'.A2:'Requirements-as-Context'.A2 'Requirements-as-Context'.AM13:'Requirements-as-Context'.AM17 'Requirements-as-Context'.A18:'Requirements-as-Context'.A18 'Requirements-as-Context'.AM24:'Requirements-as-Context'.AM28 'Requirements-as-Context'.A29:'Requirements-as-Context'.A29 'Requirements-as-Context'.AM35:'Requirements-as-Context'.AM39 'Requirements-as-Context'.A40:'Requirements-as-Context'.A40 'Requirements-as-Context'.AM46:'Requirements-as-Context'.AM50 'Requirements-as-Context'.A51:'Requirements-as-Context'.A51 'Requirements-as-Context'.AM57:'Requirements-as-Context'.AM61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9" table:formula="of:=[.D32]-[.O99]" office:value-type="float" office:value="0.031479674796748" calcext:value-type="float">
            <text:p>0.031</text:p>
          </table:table-cell>
          <table:table-cell table:style-name="ce9" table:formula="of:=[.E32]-[.P99]" office:value-type="float" office:value="0.045454545454545" calcext:value-type="float">
            <text:p>0.045</text:p>
          </table:table-cell>
          <table:table-cell table:style-name="ce9" table:formula="of:=[.F32]-[.Q99]" office:value-type="float" office:value="0.037768240343348" calcext:value-type="float">
            <text:p>0.038</text:p>
          </table:table-cell>
          <table:table-cell table:style-name="ce9" table:formula="of:=[.G32]-[.R99]" office:value-type="float" office:value="0.0421886543328245" calcext:value-type="float">
            <text:p>0.042</text:p>
          </table:table-cell>
          <table:table-cell table:number-columns-repeated="2"/>
          <table:table-cell>
            <draw:frame draw:z-index="27" draw:style-name="gr1" draw:text-style-name="P1" svg:width="6.2988in" svg:height="3.5429in" svg:x="0.0024in" svg:y="0.0004in">
              <draw:object draw:notify-on-update-of-ranges="'Requirements-as-Context'.C3:'Requirements-as-Context'.C7 'Requirements-as-Context'.A2:'Requirements-as-Context'.A2 'Requirements-as-Context'.BJ8:'Requirements-as-Context'.BJ12 'Requirements-as-Context'.A18:'Requirements-as-Context'.A18 'Requirements-as-Context'.BJ18:'Requirements-as-Context'.BJ22 'Requirements-as-Context'.A29:'Requirements-as-Context'.A29 'Requirements-as-Context'.BJ28:'Requirements-as-Context'.BJ32 'Requirements-as-Context'.A40:'Requirements-as-Context'.A40 'Requirements-as-Context'.BJ38:'Requirements-as-Context'.BJ42 'Requirements-as-Context'.A51:'Requirements-as-Context'.A51 'Requirements-as-Context'.BJ48:'Requirements-as-Context'.BJ52 'Requirements-as-Context'.BE53:'Requirements-as-Context'.BE53 'Requirements-as-Context'.BJ58:'Requirements-as-Context'.BJ62"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7"/>
          <table:table-cell>
            <draw:frame draw:z-index="28" draw:style-name="gr1" draw:text-style-name="P1" svg:width="6.2988in" svg:height="3.5429in" svg:x="0.0043in" svg:y="0.0004in">
              <draw:object draw:notify-on-update-of-ranges="'Requirements-as-Context'.C3:'Requirements-as-Context'.C7 'Requirements-as-Context'.A2:'Requirements-as-Context'.A2 'Requirements-as-Context'.BK8:'Requirements-as-Context'.BK12 'Requirements-as-Context'.A18:'Requirements-as-Context'.A18 'Requirements-as-Context'.BK18:'Requirements-as-Context'.BK22 'Requirements-as-Context'.A29:'Requirements-as-Context'.A29 'Requirements-as-Context'.BK28:'Requirements-as-Context'.BK32 'Requirements-as-Context'.A40:'Requirements-as-Context'.A40 'Requirements-as-Context'.BK38:'Requirements-as-Context'.BK42 'Requirements-as-Context'.A51:'Requirements-as-Context'.A51 'Requirements-as-Context'.BK48:'Requirements-as-Context'.BK52 'Requirements-as-Context'.BE53:'Requirements-as-Context'.BE53 'Requirements-as-Context'.BK58:'Requirements-as-Context'.BK62"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SOURCE</text:p>
          </table:table-cell>
          <table:table-cell office:value-type="float" office:value="3" calcext:value-type="float">
            <text:p>3</text:p>
          </table:table-cell>
          <table:table-cell office:value-type="float" office:value="0.456140350877193" calcext:value-type="float">
            <text:p>0.456</text:p>
          </table:table-cell>
          <table:table-cell office:value-type="float" office:value="0.577777777777778" calcext:value-type="float">
            <text:p>0.578</text:p>
          </table:table-cell>
          <table:table-cell office:value-type="float" office:value="0.509803921568628" calcext:value-type="float">
            <text:p>0.510</text:p>
          </table:table-cell>
          <table:table-cell table:formula="of:=(1+2^2)/((2^2/[.E26])+(1/[.D26]))" office:value-type="float" office:value="0.548523206751055" calcext:value-type="float">
            <text:p>0.549</text:p>
          </table:table-cell>
          <table:table-cell table:formula="of:=ROUND([.D26];3)" office:value-type="float" office:value="0.456" calcext:value-type="float">
            <text:p>0.456</text:p>
          </table:table-cell>
          <table:table-cell table:formula="of:=ROUND([.E26];3)" office:value-type="float" office:value="0.578" calcext:value-type="float">
            <text:p>0.578</text:p>
          </table:table-cell>
          <table:table-cell table:formula="of:=ROUND([.F26];3)" office:value-type="float" office:value="0.51" calcext:value-type="float">
            <text:p>0.51</text:p>
          </table:table-cell>
          <table:table-cell table:formula="of:=ROUND([.G26];3)" office:value-type="float" office:value="0.549" calcext:value-type="float">
            <text:p>0.549</text:p>
          </table:table-cell>
          <table:table-cell table:number-columns-repeated="16"/>
          <table:table-cell office:value-type="string" calcext:value-type="string">
            <text:p>Target-to-target</text:p>
          </table:table-cell>
          <table:table-cell office:value-type="float" office:value="1" calcext:value-type="float">
            <text:p>1</text:p>
          </table:table-cell>
          <table:table-cell table:style-name="ce9" table:formula="of:=AVERAGE([.D3];[.D19];[.D30];[.D41];[.D52])" office:value-type="float" office:value="0.566076623766904" calcext:value-type="float">
            <text:p>0.566</text:p>
          </table:table-cell>
          <table:table-cell table:style-name="ce9" table:formula="of:=AVERAGE([.E3];[.E19];[.E30];[.E41];[.E52])" office:value-type="float" office:value="0.503573105517151" calcext:value-type="float">
            <text:p>0.504</text:p>
          </table:table-cell>
          <table:table-cell table:style-name="ce9" table:formula="of:=AVERAGE([.F3];[.F19];[.F30];[.F41];[.F52])" office:value-type="float" office:value="0.504601844679874" calcext:value-type="float">
            <text:p>0.505</text:p>
          </table:table-cell>
          <table:table-cell table:style-name="ce9" table:formula="of:=AVERAGE([.G3];[.G19];[.G30];[.G41];[.G52])" office:value-type="float" office:value="0.501373974656427" calcext:value-type="float">
            <text:p>0.501</text:p>
          </table:table-cell>
          <table:table-cell table:number-columns-repeated="3"/>
          <table:table-cell table:style-name="ce9" table:formula="of:=[.D26]-[.D$18]" office:value-type="float" office:value="-0.018435920309248" calcext:value-type="float">
            <text:p>-0.018</text:p>
          </table:table-cell>
          <table:table-cell table:style-name="ce9" table:formula="of:=[.E26]-[.E$18]" office:value-type="float" office:value="-0.0444444444444441" calcext:value-type="float">
            <text:p>-0.044</text:p>
          </table:table-cell>
          <table:table-cell table:style-name="ce9" table:formula="of:=[.F26]-[.F$18]" office:value-type="float" office:value="-0.02865761689291" calcext:value-type="float">
            <text:p>-0.029</text:p>
          </table:table-cell>
          <table:table-cell table:style-name="ce9" table:formula="of:=[.G26]-[.G$18]" office:value-type="float" office:value="-0.0372508518263508" calcext:value-type="float">
            <text:p>-0.037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[.D33]-[.O100]" office:value-type="float" office:value="0.0131606361552891" calcext:value-type="float">
            <text:p>0.013</text:p>
          </table:table-cell>
          <table:table-cell table:style-name="ce9" table:formula="of:=[.E33]-[.P100]" office:value-type="float" office:value="0.00454545454545507" calcext:value-type="float">
            <text:p>0.005</text:p>
          </table:table-cell>
          <table:table-cell table:style-name="ce9" table:formula="of:=[.F33]-[.Q100]" office:value-type="float" office:value="0.00924403107809302" calcext:value-type="float">
            <text:p>0.009</text:p>
          </table:table-cell>
          <table:table-cell table:style-name="ce9" table:formula="of:=[.G33]-[.R100]" office:value-type="float" office:value="0.00652903867678245" calcext:value-type="float">
            <text:p>0.00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SOURCE</text:p>
          </table:table-cell>
          <table:table-cell office:value-type="float" office:value="4" calcext:value-type="float">
            <text:p>4</text:p>
          </table:table-cell>
          <table:table-cell office:value-type="float" office:value="0.423076923076923" calcext:value-type="float">
            <text:p>0.423</text:p>
          </table:table-cell>
          <table:table-cell office:value-type="float" office:value="0.488888888888889" calcext:value-type="float">
            <text:p>0.489</text:p>
          </table:table-cell>
          <table:table-cell office:value-type="float" office:value="0.45360824742268" calcext:value-type="float">
            <text:p>0.454</text:p>
          </table:table-cell>
          <table:table-cell table:formula="of:=(1+2^2)/((2^2/[.E27])+(1/[.D27]))" office:value-type="float" office:value="0.474137931034483" calcext:value-type="float">
            <text:p>0.474</text:p>
          </table:table-cell>
          <table:table-cell table:formula="of:=ROUND([.D27];3)" office:value-type="float" office:value="0.423" calcext:value-type="float">
            <text:p>0.423</text:p>
          </table:table-cell>
          <table:table-cell table:formula="of:=ROUND([.E27];3)" office:value-type="float" office:value="0.489" calcext:value-type="float">
            <text:p>0.489</text:p>
          </table:table-cell>
          <table:table-cell table:formula="of:=ROUND([.F27];3)" office:value-type="float" office:value="0.454" calcext:value-type="float">
            <text:p>0.454</text:p>
          </table:table-cell>
          <table:table-cell table:formula="of:=ROUND([.G27];3)" office:value-type="float" office:value="0.474" calcext:value-type="float">
            <text:p>0.474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style-name="ce9" table:formula="of:=AVERAGE([.D4];[.D20];[.D31];[.D42];[.D53])" office:value-type="float" office:value="0.525865776789025" calcext:value-type="float">
            <text:p>0.526</text:p>
          </table:table-cell>
          <table:table-cell table:style-name="ce9" table:formula="of:=AVERAGE([.E4];[.E20];[.E31];[.E42];[.E53])" office:value-type="float" office:value="0.501764126197412" calcext:value-type="float">
            <text:p>0.502</text:p>
          </table:table-cell>
          <table:table-cell table:style-name="ce9" table:formula="of:=AVERAGE([.F4];[.F20];[.F31];[.F42];[.F53])" office:value-type="float" office:value="0.491454481624905" calcext:value-type="float">
            <text:p>0.491</text:p>
          </table:table-cell>
          <table:table-cell table:style-name="ce9" table:formula="of:=AVERAGE([.G4];[.G20];[.G31];[.G42];[.G53])" office:value-type="float" office:value="0.49524564599491" calcext:value-type="float">
            <text:p>0.495</text:p>
          </table:table-cell>
          <table:table-cell table:number-columns-repeated="3"/>
          <table:table-cell table:style-name="ce9" table:formula="of:=[.D27]-[.D$18]" office:value-type="float" office:value="-0.051499348109518" calcext:value-type="float">
            <text:p>-0.051</text:p>
          </table:table-cell>
          <table:table-cell table:style-name="ce9" table:formula="of:=[.E27]-[.E$18]" office:value-type="float" office:value="-0.133333333333333" calcext:value-type="float">
            <text:p>-0.133</text:p>
          </table:table-cell>
          <table:table-cell table:style-name="ce9" table:formula="of:=[.F27]-[.F$18]" office:value-type="float" office:value="-0.084853291038858" calcext:value-type="float">
            <text:p>-0.085</text:p>
          </table:table-cell>
          <table:table-cell table:style-name="ce9" table:formula="of:=[.G27]-[.G$18]" office:value-type="float" office:value="-0.111636127542923" calcext:value-type="float">
            <text:p>-0.112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34]-[.O101]" office:value-type="float" office:value="-0.00692607003890999" calcext:value-type="float">
            <text:p>-0.007</text:p>
          </table:table-cell>
          <table:table-cell table:style-name="ce9" table:formula="of:=[.E34]-[.P101]" office:value-type="float" office:value="0.00909090909090904" calcext:value-type="float">
            <text:p>0.009</text:p>
          </table:table-cell>
          <table:table-cell table:style-name="ce9" table:formula="of:=[.F34]-[.Q101]" office:value-type="float" office:value="-0.000044605022526012" calcext:value-type="float">
            <text:p>0.000</text:p>
          </table:table-cell>
          <table:table-cell table:style-name="ce9" table:formula="of:=[.G34]-[.R101]" office:value-type="float" office:value="0.00511748818891544" calcext:value-type="float">
            <text:p>0.0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SOURCE</text:p>
          </table:table-cell>
          <table:table-cell office:value-type="float" office:value="5" calcext:value-type="float">
            <text:p>5</text:p>
          </table:table-cell>
          <table:table-cell office:value-type="float" office:value="0.428571428571429" calcext:value-type="float">
            <text:p>0.429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475247524752475" calcext:value-type="float">
            <text:p>0.475</text:p>
          </table:table-cell>
          <table:table-cell table:formula="of:=(1+2^2)/((2^2/[.E28])+(1/[.D28]))" office:value-type="float" office:value="0.508474576271186" calcext:value-type="float">
            <text:p>0.508</text:p>
          </table:table-cell>
          <table:table-cell table:formula="of:=ROUND([.D28];3)" office:value-type="float" office:value="0.429" calcext:value-type="float">
            <text:p>0.429</text:p>
          </table:table-cell>
          <table:table-cell table:formula="of:=ROUND([.E28];3)" office:value-type="float" office:value="0.533" calcext:value-type="float">
            <text:p>0.533</text:p>
          </table:table-cell>
          <table:table-cell table:formula="of:=ROUND([.F28];3)" office:value-type="float" office:value="0.475" calcext:value-type="float">
            <text:p>0.475</text:p>
          </table:table-cell>
          <table:table-cell table:formula="of:=ROUND([.G28];3)" office:value-type="float" office:value="0.508" calcext:value-type="float">
            <text:p>0.508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style-name="ce9" table:formula="of:=AVERAGE([.D5];[.D21];[.D32];[.D43];[.D54])" office:value-type="float" office:value="0.548009798690274" calcext:value-type="float">
            <text:p>0.548</text:p>
          </table:table-cell>
          <table:table-cell table:style-name="ce9" table:formula="of:=AVERAGE([.E5];[.E21];[.E32];[.E43];[.E54])" office:value-type="float" office:value="0.509835731779778" calcext:value-type="float">
            <text:p>0.510</text:p>
          </table:table-cell>
          <table:table-cell table:style-name="ce9" table:formula="of:=AVERAGE([.F5];[.F21];[.F32];[.F43];[.F54])" office:value-type="float" office:value="0.50544577113665" calcext:value-type="float">
            <text:p>0.505</text:p>
          </table:table-cell>
          <table:table-cell table:style-name="ce9" table:formula="of:=AVERAGE([.G5];[.G21];[.G32];[.G43];[.G54])" office:value-type="float" office:value="0.505339671132681" calcext:value-type="float">
            <text:p>0.505</text:p>
          </table:table-cell>
          <table:table-cell table:number-columns-repeated="3"/>
          <table:table-cell table:style-name="ce9" table:formula="of:=[.D28]-[.D$18]" office:value-type="float" office:value="-0.046004842615012" calcext:value-type="float">
            <text:p>-0.046</text:p>
          </table:table-cell>
          <table:table-cell table:style-name="ce9" table:formula="of:=[.E28]-[.E$18]" office:value-type="float" office:value="-0.088888888888889" calcext:value-type="float">
            <text:p>-0.089</text:p>
          </table:table-cell>
          <table:table-cell table:style-name="ce9" table:formula="of:=[.F28]-[.F$18]" office:value-type="float" office:value="-0.063214013709063" calcext:value-type="float">
            <text:p>-0.063</text:p>
          </table:table-cell>
          <table:table-cell table:style-name="ce9" table:formula="of:=[.G28]-[.G$18]" office:value-type="float" office:value="-0.0772994823062195" calcext:value-type="float">
            <text:p>-0.077</text:p>
          </table:table-cell>
          <table:table-cell table:number-columns-repeated="17"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9" table:formula="of:=[.D35]-[.O102]" office:value-type="float" office:value="-0.018757958663924" calcext:value-type="float">
            <text:p>-0.019</text:p>
          </table:table-cell>
          <table:table-cell table:style-name="ce9" table:formula="of:=[.E35]-[.P102]" office:value-type="float" office:value="-0.013636363636364" calcext:value-type="float">
            <text:p>-0.014</text:p>
          </table:table-cell>
          <table:table-cell table:style-name="ce9" table:formula="of:=[.F35]-[.Q102]" office:value-type="float" office:value="-0.016554261189454" calcext:value-type="float">
            <text:p>-0.017</text:p>
          </table:table-cell>
          <table:table-cell table:style-name="ce9" table:formula="of:=[.G35]-[.R102]" office:value-type="float" office:value="-0.0149026079760616" calcext:value-type="float">
            <text:p>-0.01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TARGE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510416666666667" calcext:value-type="float">
            <text:p>0.510</text:p>
          </table:table-cell>
          <table:table-cell table:style-name="ce14" office:value-type="float" office:value="0.668181818181818" calcext:value-type="float">
            <text:p>0.668</text:p>
          </table:table-cell>
          <table:table-cell table:style-name="ce14" office:value-type="float" office:value="0.578740157480315" calcext:value-type="float">
            <text:p>0.579</text:p>
          </table:table-cell>
          <table:table-cell table:formula="of:=(1+2^2)/((2^2/[.E29])+(1/[.D29]))" office:value-type="float" office:value="0.629280821917808" calcext:value-type="float">
            <text:p>0.629</text:p>
          </table:table-cell>
          <table:table-cell table:formula="of:=ROUND([.D29];3)" office:value-type="float" office:value="0.51" calcext:value-type="float">
            <text:p>0.51</text:p>
          </table:table-cell>
          <table:table-cell table:formula="of:=ROUND([.E29];3)" office:value-type="float" office:value="0.668" calcext:value-type="float">
            <text:p>0.668</text:p>
          </table:table-cell>
          <table:table-cell table:formula="of:=ROUND([.F29];3)" office:value-type="float" office:value="0.579" calcext:value-type="float">
            <text:p>0.579</text:p>
          </table:table-cell>
          <table:table-cell table:formula="of:=ROUND([.G29];3)" office:value-type="float" office:value="0.629" calcext:value-type="float">
            <text:p>0.629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style-name="ce9" table:formula="of:=AVERAGE([.D6];[.D22];[.D33];[.D44];[.D55])" office:value-type="float" office:value="0.510840919701214" calcext:value-type="float">
            <text:p>0.511</text:p>
          </table:table-cell>
          <table:table-cell table:style-name="ce9" table:formula="of:=AVERAGE([.E6];[.E22];[.E33];[.E44];[.E55])" office:value-type="float" office:value="0.489042650319551" calcext:value-type="float">
            <text:p>0.489</text:p>
          </table:table-cell>
          <table:table-cell table:style-name="ce9" table:formula="of:=AVERAGE([.F6];[.F22];[.F33];[.F44];[.F55])" office:value-type="float" office:value="0.479998392910731" calcext:value-type="float">
            <text:p>0.480</text:p>
          </table:table-cell>
          <table:table-cell table:style-name="ce9" table:formula="of:=AVERAGE([.G6];[.G22];[.G33];[.G44];[.G55])" office:value-type="float" office:value="0.482963679832838" calcext:value-type="float">
            <text:p>0.483</text:p>
          </table:table-cell>
          <table:table-cell table:number-columns-repeated="3"/>
          <table:table-cell table:style-name="ce9" table:formula="of:=[.D29]-[.D$29]" office:value-type="float" office:value="0" calcext:value-type="float">
            <text:p>0.000</text:p>
          </table:table-cell>
          <table:table-cell table:style-name="ce9" table:formula="of:=[.E29]-[.E$29]" office:value-type="float" office:value="0" calcext:value-type="float">
            <text:p>0.000</text:p>
          </table:table-cell>
          <table:table-cell table:style-name="ce9" table:formula="of:=[.F29]-[.F$29]" office:value-type="float" office:value="0" calcext:value-type="float">
            <text:p>0.000</text:p>
          </table:table-cell>
          <table:table-cell table:style-name="ce9" table:formula="of:=[.G29]-[.G$29]" office:value-type="float" office:value="0" calcext:value-type="float">
            <text:p>0.000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36]-[.O103]" office:value-type="float" office:value="-0.00753564941840201" calcext:value-type="float">
            <text:p>-0.008</text:p>
          </table:table-cell>
          <table:table-cell table:style-name="ce9" table:formula="of:=[.E36]-[.P103]" office:value-type="float" office:value="0" calcext:value-type="float">
            <text:p>0.000</text:p>
          </table:table-cell>
          <table:table-cell table:style-name="ce9" table:formula="of:=[.F36]-[.Q103]" office:value-type="float" office:value="-0.00389505328233097" calcext:value-type="float">
            <text:p>-0.004</text:p>
          </table:table-cell>
          <table:table-cell table:style-name="ce9" table:formula="of:=[.G36]-[.R103]" office:value-type="float" office:value="-0.00158981993454843" calcext:value-type="float">
            <text:p>-0.00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office:value-type="float" office:value="0.549407114624506" calcext:value-type="float">
            <text:p>0.549</text:p>
          </table:table-cell>
          <table:table-cell office:value-type="float" office:value="0.631818181818182" calcext:value-type="float">
            <text:p>0.632</text:p>
          </table:table-cell>
          <table:table-cell office:value-type="float" office:value="0.587737843551797" calcext:value-type="float">
            <text:p>0.588</text:p>
          </table:table-cell>
          <table:table-cell table:formula="of:=(1+2^2)/((2^2/[.E30])+(1/[.D30]))" office:value-type="float" office:value="0.613415710503089" calcext:value-type="float">
            <text:p>0.613</text:p>
          </table:table-cell>
          <table:table-cell table:formula="of:=ROUND([.D30];3)" office:value-type="float" office:value="0.549" calcext:value-type="float">
            <text:p>0.549</text:p>
          </table:table-cell>
          <table:table-cell table:formula="of:=ROUND([.E30];3)" office:value-type="float" office:value="0.632" calcext:value-type="float">
            <text:p>0.632</text:p>
          </table:table-cell>
          <table:table-cell table:formula="of:=ROUND([.F30];3)" office:value-type="float" office:value="0.588" calcext:value-type="float">
            <text:p>0.588</text:p>
          </table:table-cell>
          <table:table-cell table:formula="of:=ROUND([.G30];3)" office:value-type="float" office:value="0.613" calcext:value-type="float">
            <text:p>0.613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style-name="ce9" table:formula="of:=AVERAGE([.D7];[.D23];[.D34];[.D45];[.D56])" office:value-type="float" office:value="0.505820489315349" calcext:value-type="float">
            <text:p>0.506</text:p>
          </table:table-cell>
          <table:table-cell table:style-name="ce9" table:formula="of:=AVERAGE([.E7];[.E23];[.E34];[.E45];[.E56])" office:value-type="float" office:value="0.493935698447894" calcext:value-type="float">
            <text:p>0.494</text:p>
          </table:table-cell>
          <table:table-cell table:style-name="ce9" table:formula="of:=AVERAGE([.F7];[.F23];[.F34];[.F45];[.F56])" office:value-type="float" office:value="0.482496843381495" calcext:value-type="float">
            <text:p>0.482</text:p>
          </table:table-cell>
          <table:table-cell table:style-name="ce9" table:formula="of:=AVERAGE([.G7];[.G23];[.G34];[.G45];[.G56])" office:value-type="float" office:value="0.487097319682379" calcext:value-type="float">
            <text:p>0.487</text:p>
          </table:table-cell>
          <table:table-cell table:number-columns-repeated="3"/>
          <table:table-cell table:style-name="ce9" table:formula="of:=[.D30]-[.D$29]" office:value-type="float" office:value="0.038990447957839" calcext:value-type="float">
            <text:p>0.039</text:p>
          </table:table-cell>
          <table:table-cell table:style-name="ce9" table:formula="of:=[.E30]-[.E$29]" office:value-type="float" office:value="-0.036363636363636" calcext:value-type="float">
            <text:p>-0.036</text:p>
          </table:table-cell>
          <table:table-cell table:style-name="ce9" table:formula="of:=[.F30]-[.F$29]" office:value-type="float" office:value="0.00899768607148199" calcext:value-type="float">
            <text:p>0.009</text:p>
          </table:table-cell>
          <table:table-cell table:style-name="ce9" table:formula="of:=[.G30]-[.G$29]" office:value-type="float" office:value="-0.0158651114147189" calcext:value-type="float">
            <text:p>-0.0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[.D37]-[.O104]" office:value-type="float" office:value="-0.05679012345679" calcext:value-type="float">
            <text:p>-0.057</text:p>
          </table:table-cell>
          <table:table-cell table:style-name="ce9" table:formula="of:=[.E37]-[.P104]" office:value-type="float" office:value="0" calcext:value-type="float">
            <text:p>0.000</text:p>
          </table:table-cell>
          <table:table-cell table:style-name="ce9" table:formula="of:=[.F37]-[.Q104]" office:value-type="float" office:value="-0.029805615550756" calcext:value-type="float">
            <text:p>-0.030</text:p>
          </table:table-cell>
          <table:table-cell table:style-name="ce9" table:formula="of:=[.G37]-[.R104]" office:value-type="float" office:value="-0.0122885129118433" calcext:value-type="float">
            <text:p>-0.01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0.556451612903226" calcext:value-type="float">
            <text:p>0.556</text:p>
          </table:table-cell>
          <table:table-cell office:value-type="float" office:value="0.627272727272727" calcext:value-type="float">
            <text:p>0.627</text:p>
          </table:table-cell>
          <table:table-cell office:value-type="float" office:value="0.58974358974359" calcext:value-type="float">
            <text:p>0.590</text:p>
          </table:table-cell>
          <table:table-cell table:formula="of:=(1+2^2)/((2^2/[.E31])+(1/[.D31]))" office:value-type="float" office:value="0.611702127659574" calcext:value-type="float">
            <text:p>0.612</text:p>
          </table:table-cell>
          <table:table-cell table:formula="of:=ROUND([.D31];3)" office:value-type="float" office:value="0.556" calcext:value-type="float">
            <text:p>0.556</text:p>
          </table:table-cell>
          <table:table-cell table:formula="of:=ROUND([.E31];3)" office:value-type="float" office:value="0.627" calcext:value-type="float">
            <text:p>0.627</text:p>
          </table:table-cell>
          <table:table-cell table:formula="of:=ROUND([.F31];3)" office:value-type="float" office:value="0.59" calcext:value-type="float">
            <text:p>0.59</text:p>
          </table:table-cell>
          <table:table-cell table:formula="of:=ROUND([.G31];3)" office:value-type="float" office:value="0.612" calcext:value-type="float">
            <text:p>0.612</text:p>
          </table:table-cell>
          <table:table-cell table:number-columns-repeated="16"/>
          <table:table-cell office:value-type="string" calcext:value-type="string">
            <text:p>Source-to-source</text:p>
          </table:table-cell>
          <table:table-cell office:value-type="float" office:value="1" calcext:value-type="float">
            <text:p>1</text:p>
          </table:table-cell>
          <table:table-cell table:style-name="ce9" table:formula="of:=AVERAGE([.D13];[.D24];[.D35];[.D46];[.D57])" office:value-type="float" office:value="0.574914196268579" calcext:value-type="float">
            <text:p>0.575</text:p>
          </table:table-cell>
          <table:table-cell table:style-name="ce9" table:formula="of:=AVERAGE([.E13];[.E24];[.E35];[.E46];[.E57])" office:value-type="float" office:value="0.486160601712969" calcext:value-type="float">
            <text:p>0.486</text:p>
          </table:table-cell>
          <table:table-cell table:style-name="ce9" table:formula="of:=AVERAGE([.F13];[.F24];[.F35];[.F46];[.F57])" office:value-type="float" office:value="0.501524683967432" calcext:value-type="float">
            <text:p>0.502</text:p>
          </table:table-cell>
          <table:table-cell table:style-name="ce9" table:formula="of:=AVERAGE([.G13];[.G24];[.G35];[.G46];[.G57])" office:value-type="float" office:value="0.48974710213265" calcext:value-type="float">
            <text:p>0.490</text:p>
          </table:table-cell>
          <table:table-cell table:number-columns-repeated="3"/>
          <table:table-cell table:style-name="ce9" table:formula="of:=[.D31]-[.D$29]" office:value-type="float" office:value="0.046034946236559" calcext:value-type="float">
            <text:p>0.046</text:p>
          </table:table-cell>
          <table:table-cell table:style-name="ce9" table:formula="of:=[.E31]-[.E$29]" office:value-type="float" office:value="-0.040909090909091" calcext:value-type="float">
            <text:p>-0.041</text:p>
          </table:table-cell>
          <table:table-cell table:style-name="ce9" table:formula="of:=[.F31]-[.F$29]" office:value-type="float" office:value="0.0110034322632749" calcext:value-type="float">
            <text:p>0.011</text:p>
          </table:table-cell>
          <table:table-cell table:style-name="ce9" table:formula="of:=[.G31]-[.G$29]" office:value-type="float" office:value="-0.0175786942582339" calcext:value-type="float">
            <text:p>-0.018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[.D38]-[.O105]" office:value-type="float" office:value="0.010312464418745" calcext:value-type="float">
            <text:p>0.010</text:p>
          </table:table-cell>
          <table:table-cell table:style-name="ce9" table:formula="of:=[.E38]-[.P105]" office:value-type="float" office:value="0.0363636363636359" calcext:value-type="float">
            <text:p>0.036</text:p>
          </table:table-cell>
          <table:table-cell table:style-name="ce9" table:formula="of:=[.F38]-[.Q105]" office:value-type="float" office:value="0.021863113530199" calcext:value-type="float">
            <text:p>0.022</text:p>
          </table:table-cell>
          <table:table-cell table:style-name="ce9" table:formula="of:=[.G38]-[.R105]" office:value-type="float" office:value="0.0301565831656003" calcext:value-type="float">
            <text:p>0.03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TARGET</text:p>
          </table:table-cell>
          <table:table-cell office:value-type="float" office:value="3" calcext:value-type="float">
            <text:p>3</text:p>
          </table:table-cell>
          <table:table-cell office:value-type="float" office:value="0.564" calcext:value-type="float">
            <text:p>0.564</text:p>
          </table:table-cell>
          <table:table-cell office:value-type="float" office:value="0.640909090909091" calcext:value-type="float">
            <text:p>0.641</text:p>
          </table:table-cell>
          <table:table-cell office:value-type="float" office:value="0.6" calcext:value-type="float">
            <text:p>0.600</text:p>
          </table:table-cell>
          <table:table-cell table:formula="of:=(1+2^2)/((2^2/[.E32])+(1/[.D32]))" office:value-type="float" office:value="0.623893805309735" calcext:value-type="float">
            <text:p>0.624</text:p>
          </table:table-cell>
          <table:table-cell table:formula="of:=ROUND([.D32];3)" office:value-type="float" office:value="0.564" calcext:value-type="float">
            <text:p>0.564</text:p>
          </table:table-cell>
          <table:table-cell table:formula="of:=ROUND([.E32];3)" office:value-type="float" office:value="0.641" calcext:value-type="float">
            <text:p>0.641</text:p>
          </table:table-cell>
          <table:table-cell table:formula="of:=ROUND([.F32];3)" office:value-type="float" office:value="0.6" calcext:value-type="float">
            <text:p>0.6</text:p>
          </table:table-cell>
          <table:table-cell table:formula="of:=ROUND([.G32];3)" office:value-type="float" office:value="0.624" calcext:value-type="float">
            <text:p>0.624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style-name="ce9" table:formula="of:=AVERAGE([.D14];[.D25];[.D36];[.D47];[.D58])" office:value-type="float" office:value="0.558416758866802" calcext:value-type="float">
            <text:p>0.558</text:p>
          </table:table-cell>
          <table:table-cell table:style-name="ce9" table:formula="of:=AVERAGE([.E14];[.E25];[.E36];[.E47];[.E58])" office:value-type="float" office:value="0.468356375809747" calcext:value-type="float">
            <text:p>0.468</text:p>
          </table:table-cell>
          <table:table-cell table:style-name="ce9" table:formula="of:=AVERAGE([.F14];[.F25];[.F36];[.F47];[.F58])" office:value-type="float" office:value="0.483846765507748" calcext:value-type="float">
            <text:p>0.484</text:p>
          </table:table-cell>
          <table:table-cell table:style-name="ce9" table:formula="of:=AVERAGE([.G14];[.G25];[.G36];[.G47];[.G58])" office:value-type="float" office:value="0.472388637072022" calcext:value-type="float">
            <text:p>0.472</text:p>
          </table:table-cell>
          <table:table-cell table:number-columns-repeated="3"/>
          <table:table-cell table:style-name="ce9" table:formula="of:=[.D32]-[.D$29]" office:value-type="float" office:value="0.053583333333333" calcext:value-type="float">
            <text:p>0.054</text:p>
          </table:table-cell>
          <table:table-cell table:style-name="ce9" table:formula="of:=[.E32]-[.E$29]" office:value-type="float" office:value="-0.027272727272727" calcext:value-type="float">
            <text:p>-0.027</text:p>
          </table:table-cell>
          <table:table-cell table:style-name="ce9" table:formula="of:=[.F32]-[.F$29]" office:value-type="float" office:value="0.0212598425196849" calcext:value-type="float">
            <text:p>0.021</text:p>
          </table:table-cell>
          <table:table-cell table:style-name="ce9" table:formula="of:=[.G32]-[.G$29]" office:value-type="float" office:value="-0.00538701660807373" calcext:value-type="float">
            <text:p>-0.00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39]-[.O106]" office:value-type="float" office:value="-0.0263139379441359" calcext:value-type="float">
            <text:p>-0.026</text:p>
          </table:table-cell>
          <table:table-cell table:style-name="ce9" table:formula="of:=[.E39]-[.P106]" office:value-type="float" office:value="0" calcext:value-type="float">
            <text:p>0.000</text:p>
          </table:table-cell>
          <table:table-cell table:style-name="ce9" table:formula="of:=[.F39]-[.Q106]" office:value-type="float" office:value="-0.0142346045520291" calcext:value-type="float">
            <text:p>-0.014</text:p>
          </table:table-cell>
          <table:table-cell table:style-name="ce9" table:formula="of:=[.G39]-[.R106]" office:value-type="float" office:value="-0.00597915927265313" calcext:value-type="float">
            <text:p>-0.00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TARGET</text:p>
          </table:table-cell>
          <table:table-cell office:value-type="float" office:value="4" calcext:value-type="float">
            <text:p>4</text:p>
          </table:table-cell>
          <table:table-cell office:value-type="float" office:value="0.546218487394958" calcext:value-type="float">
            <text:p>0.546</text:p>
          </table:table-cell>
          <table:table-cell office:value-type="float" office:value="0.590909090909091" calcext:value-type="float">
            <text:p>0.591</text:p>
          </table:table-cell>
          <table:table-cell office:value-type="float" office:value="0.567685589519651" calcext:value-type="float">
            <text:p>0.568</text:p>
          </table:table-cell>
          <table:table-cell table:formula="of:=(1+2^2)/((2^2/[.E33])+(1/[.D33]))" office:value-type="float" office:value="0.581395348837209" calcext:value-type="float">
            <text:p>0.581</text:p>
          </table:table-cell>
          <table:table-cell table:formula="of:=ROUND([.D33];3)" office:value-type="float" office:value="0.546" calcext:value-type="float">
            <text:p>0.546</text:p>
          </table:table-cell>
          <table:table-cell table:formula="of:=ROUND([.E33];3)" office:value-type="float" office:value="0.591" calcext:value-type="float">
            <text:p>0.591</text:p>
          </table:table-cell>
          <table:table-cell table:formula="of:=ROUND([.F33];3)" office:value-type="float" office:value="0.568" calcext:value-type="float">
            <text:p>0.568</text:p>
          </table:table-cell>
          <table:table-cell table:formula="of:=ROUND([.G33];3)" office:value-type="float" office:value="0.581" calcext:value-type="float">
            <text:p>0.58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style-name="ce9" table:formula="of:=AVERAGE([.D15];[.D26];[.D37];[.D48];[.D59])" office:value-type="float" office:value="0.545853197554082" calcext:value-type="float">
            <text:p>0.546</text:p>
          </table:table-cell>
          <table:table-cell table:style-name="ce9" table:formula="of:=AVERAGE([.E15];[.E26];[.E37];[.E48];[.E59])" office:value-type="float" office:value="0.486882671767894" calcext:value-type="float">
            <text:p>0.487</text:p>
          </table:table-cell>
          <table:table-cell table:style-name="ce9" table:formula="of:=AVERAGE([.F15];[.F26];[.F37];[.F48];[.F59])" office:value-type="float" office:value="0.49107104651118" calcext:value-type="float">
            <text:p>0.491</text:p>
          </table:table-cell>
          <table:table-cell table:style-name="ce9" table:formula="of:=AVERAGE([.G15];[.G26];[.G37];[.G48];[.G59])" office:value-type="float" office:value="0.486215565599972" calcext:value-type="float">
            <text:p>0.486</text:p>
          </table:table-cell>
          <table:table-cell table:number-columns-repeated="3"/>
          <table:table-cell table:style-name="ce9" table:formula="of:=[.D33]-[.D$29]" office:value-type="float" office:value="0.0358018207282911" calcext:value-type="float">
            <text:p>0.036</text:p>
          </table:table-cell>
          <table:table-cell table:style-name="ce9" table:formula="of:=[.E33]-[.E$29]" office:value-type="float" office:value="-0.0772727272727269" calcext:value-type="float">
            <text:p>-0.077</text:p>
          </table:table-cell>
          <table:table-cell table:style-name="ce9" table:formula="of:=[.F33]-[.F$29]" office:value-type="float" office:value="-0.0110545679606641" calcext:value-type="float">
            <text:p>-0.011</text:p>
          </table:table-cell>
          <table:table-cell table:style-name="ce9" table:formula="of:=[.G33]-[.G$29]" office:value-type="float" office:value="-0.0478854730805988" calcext:value-type="float">
            <text:p>-0.048</text:p>
          </table:table-cell>
          <table:table-cell table:number-columns-repeated="16"/>
          <table:table-cell office:value-type="string" calcext:value-type="string">
            <text:p>Modis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9" table:formula="of:=[.D41]-[.O107]" office:value-type="float" office:value="0.183333333333333" calcext:value-type="float">
            <text:p>0.183</text:p>
          </table:table-cell>
          <table:table-cell table:style-name="ce9" table:formula="of:=[.E41]-[.P107]" office:value-type="float" office:value="0.024390243902439" calcext:value-type="float">
            <text:p>0.024</text:p>
          </table:table-cell>
          <table:table-cell table:style-name="ce9" table:formula="of:=[.F41]-[.Q107]" office:value-type="float" office:value="0.04661487236404" calcext:value-type="float">
            <text:p>0.047</text:p>
          </table:table-cell>
          <table:table-cell table:style-name="ce9" table:formula="of:=[.G41]-[.R107]" office:value-type="float" office:value="0.0303683385579941" calcext:value-type="float">
            <text:p>0.03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TARGET</text:p>
          </table:table-cell>
          <table:table-cell office:value-type="float" office:value="5" calcext:value-type="float">
            <text:p>5</text:p>
          </table:table-cell>
          <table:table-cell office:value-type="float" office:value="0.53307392996109" calcext:value-type="float">
            <text:p>0.533</text:p>
          </table:table-cell>
          <table:table-cell office:value-type="float" office:value="0.622727272727273" calcext:value-type="float">
            <text:p>0.623</text:p>
          </table:table-cell>
          <table:table-cell office:value-type="float" office:value="0.574423480083857" calcext:value-type="float">
            <text:p>0.574</text:p>
          </table:table-cell>
          <table:table-cell table:formula="of:=(1+2^2)/((2^2/[.E34])+(1/[.D34]))" office:value-type="float" office:value="0.602462620932278" calcext:value-type="float">
            <text:p>0.602</text:p>
          </table:table-cell>
          <table:table-cell table:formula="of:=ROUND([.D34];3)" office:value-type="float" office:value="0.533" calcext:value-type="float">
            <text:p>0.533</text:p>
          </table:table-cell>
          <table:table-cell table:formula="of:=ROUND([.E34];3)" office:value-type="float" office:value="0.623" calcext:value-type="float">
            <text:p>0.623</text:p>
          </table:table-cell>
          <table:table-cell table:formula="of:=ROUND([.F34];3)" office:value-type="float" office:value="0.574" calcext:value-type="float">
            <text:p>0.574</text:p>
          </table:table-cell>
          <table:table-cell table:formula="of:=ROUND([.G34];3)" office:value-type="float" office:value="0.602" calcext:value-type="float">
            <text:p>0.602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style-name="ce9" table:formula="of:=AVERAGE([.D16];[.D27];[.D38];[.D49];[.D60])" office:value-type="float" office:value="0.54830633134981" calcext:value-type="float">
            <text:p>0.548</text:p>
          </table:table-cell>
          <table:table-cell table:style-name="ce9" table:formula="of:=AVERAGE([.E16];[.E27];[.E38];[.E49];[.E60])" office:value-type="float" office:value="0.476939118589047" calcext:value-type="float">
            <text:p>0.477</text:p>
          </table:table-cell>
          <table:table-cell table:style-name="ce9" table:formula="of:=AVERAGE([.F16];[.F27];[.F38];[.F49];[.F60])" office:value-type="float" office:value="0.483543621434452" calcext:value-type="float">
            <text:p>0.484</text:p>
          </table:table-cell>
          <table:table-cell table:style-name="ce9" table:formula="of:=AVERAGE([.G16];[.G27];[.G38];[.G49];[.G60])" office:value-type="float" office:value="0.477298214610864" calcext:value-type="float">
            <text:p>0.477</text:p>
          </table:table-cell>
          <table:table-cell table:number-columns-repeated="3"/>
          <table:table-cell table:style-name="ce9" table:formula="of:=[.D34]-[.D$29]" office:value-type="float" office:value="0.0226572632944231" calcext:value-type="float">
            <text:p>0.023</text:p>
          </table:table-cell>
          <table:table-cell table:style-name="ce9" table:formula="of:=[.E34]-[.E$29]" office:value-type="float" office:value="-0.045454545454545" calcext:value-type="float">
            <text:p>-0.045</text:p>
          </table:table-cell>
          <table:table-cell table:style-name="ce9" table:formula="of:=[.F34]-[.F$29]" office:value-type="float" office:value="-0.00431667739645802" calcext:value-type="float">
            <text:p>-0.004</text:p>
          </table:table-cell>
          <table:table-cell table:style-name="ce9" table:formula="of:=[.G34]-[.G$29]" office:value-type="float" office:value="-0.0268182009855298" calcext:value-type="float">
            <text:p>-0.027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42]-[.O108]" office:value-type="float" office:value="0.036363636363636" calcext:value-type="float">
            <text:p>0.036</text:p>
          </table:table-cell>
          <table:table-cell table:style-name="ce9" table:formula="of:=[.E42]-[.P108]" office:value-type="float" office:value="0" calcext:value-type="float">
            <text:p>0.000</text:p>
          </table:table-cell>
          <table:table-cell table:style-name="ce9" table:formula="of:=[.F42]-[.Q108]" office:value-type="float" office:value="0.003016591251885" calcext:value-type="float">
            <text:p>0.003</text:p>
          </table:table-cell>
          <table:table-cell table:style-name="ce9" table:formula="of:=[.G42]-[.R108]" office:value-type="float" office:value="0.000656814449918178" calcext:value-type="float">
            <text:p>0.00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float" office:value="0.538152610441767" calcext:value-type="float">
            <text:p>0.538</text:p>
          </table:table-cell>
          <table:table-cell office:value-type="float" office:value="0.609090909090909" calcext:value-type="float">
            <text:p>0.609</text:p>
          </table:table-cell>
          <table:table-cell office:value-type="float" office:value="0.571428571428572" calcext:value-type="float">
            <text:p>0.571</text:p>
          </table:table-cell>
          <table:table-cell table:formula="of:=(1+2^2)/((2^2/[.E35])+(1/[.D35]))" office:value-type="float" office:value="0.593445527015057" calcext:value-type="float">
            <text:p>0.593</text:p>
          </table:table-cell>
          <table:table-cell table:formula="of:=ROUND([.D35];3)" office:value-type="float" office:value="0.538" calcext:value-type="float">
            <text:p>0.538</text:p>
          </table:table-cell>
          <table:table-cell table:formula="of:=ROUND([.E35];3)" office:value-type="float" office:value="0.609" calcext:value-type="float">
            <text:p>0.609</text:p>
          </table:table-cell>
          <table:table-cell table:formula="of:=ROUND([.F35];3)" office:value-type="float" office:value="0.571" calcext:value-type="float">
            <text:p>0.571</text:p>
          </table:table-cell>
          <table:table-cell table:formula="of:=ROUND([.G35];3)" office:value-type="float" office:value="0.593" calcext:value-type="float">
            <text:p>0.593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style-name="ce9" table:formula="of:=AVERAGE([.D17];[.D28];[.D39];[.D50];[.D61])" office:value-type="float" office:value="0.536527660748395" calcext:value-type="float">
            <text:p>0.537</text:p>
          </table:table-cell>
          <table:table-cell table:style-name="ce9" table:formula="of:=AVERAGE([.E17];[.E28];[.E39];[.E50];[.E61])" office:value-type="float" office:value="0.483100734750663" calcext:value-type="float">
            <text:p>0.483</text:p>
          </table:table-cell>
          <table:table-cell table:style-name="ce9" table:formula="of:=AVERAGE([.F17];[.F28];[.F39];[.F50];[.F61])" office:value-type="float" office:value="0.484957473708423" calcext:value-type="float">
            <text:p>0.485</text:p>
          </table:table-cell>
          <table:table-cell table:style-name="ce9" table:formula="of:=AVERAGE([.G17];[.G28];[.G39];[.G50];[.G61])" office:value-type="float" office:value="0.481615703622988" calcext:value-type="float">
            <text:p>0.482</text:p>
          </table:table-cell>
          <table:table-cell table:number-columns-repeated="3"/>
          <table:table-cell table:style-name="ce9" table:formula="of:=[.D35]-[.D$29]" office:value-type="float" office:value="0.0277359437751" calcext:value-type="float">
            <text:p>0.028</text:p>
          </table:table-cell>
          <table:table-cell table:style-name="ce9" table:formula="of:=[.E35]-[.E$29]" office:value-type="float" office:value="-0.059090909090909" calcext:value-type="float">
            <text:p>-0.059</text:p>
          </table:table-cell>
          <table:table-cell table:style-name="ce9" table:formula="of:=[.F35]-[.F$29]" office:value-type="float" office:value="-0.00731158605174309" calcext:value-type="float">
            <text:p>-0.007</text:p>
          </table:table-cell>
          <table:table-cell table:style-name="ce9" table:formula="of:=[.G35]-[.G$29]" office:value-type="float" office:value="-0.0358352949027508" calcext:value-type="float">
            <text:p>-0.03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[.D43]-[.O109]" office:value-type="float" office:value="0.1" calcext:value-type="float">
            <text:p>0.100</text:p>
          </table:table-cell>
          <table:table-cell table:style-name="ce9" table:formula="of:=[.E43]-[.P109]" office:value-type="float" office:value="0.0487804878048779" calcext:value-type="float">
            <text:p>0.049</text:p>
          </table:table-cell>
          <table:table-cell table:style-name="ce9" table:formula="of:=[.F43]-[.Q109]" office:value-type="float" office:value="0.069552349241584" calcext:value-type="float">
            <text:p>0.070</text:p>
          </table:table-cell>
          <table:table-cell table:style-name="ce9" table:formula="of:=[.G43]-[.R109]" office:value-type="float" office:value="0.0555120167189133" calcext:value-type="float">
            <text:p>0.05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SOURCE</text:p>
          </table:table-cell>
          <table:table-cell office:value-type="float" office:value="2" calcext:value-type="float">
            <text:p>2</text:p>
          </table:table-cell>
          <table:table-cell office:value-type="float" office:value="0.567685589519651" calcext:value-type="float">
            <text:p>0.568</text:p>
          </table:table-cell>
          <table:table-cell office:value-type="float" office:value="0.590909090909091" calcext:value-type="float">
            <text:p>0.591</text:p>
          </table:table-cell>
          <table:table-cell office:value-type="float" office:value="0.579064587973274" calcext:value-type="float">
            <text:p>0.579</text:p>
          </table:table-cell>
          <table:table-cell table:formula="of:=(1+2^2)/((2^2/[.E36])+(1/[.D36]))" office:value-type="float" office:value="0.586113615870154" calcext:value-type="float">
            <text:p>0.586</text:p>
          </table:table-cell>
          <table:table-cell table:formula="of:=ROUND([.D36];3)" office:value-type="float" office:value="0.568" calcext:value-type="float">
            <text:p>0.568</text:p>
          </table:table-cell>
          <table:table-cell table:formula="of:=ROUND([.E36];3)" office:value-type="float" office:value="0.591" calcext:value-type="float">
            <text:p>0.591</text:p>
          </table:table-cell>
          <table:table-cell table:formula="of:=ROUND([.F36];3)" office:value-type="float" office:value="0.579" calcext:value-type="float">
            <text:p>0.579</text:p>
          </table:table-cell>
          <table:table-cell table:formula="of:=ROUND([.G36];3)" office:value-type="float" office:value="0.586" calcext:value-type="float">
            <text:p>0.586</text:p>
          </table:table-cell>
          <table:table-cell table:number-columns-repeated="25"/>
          <table:table-cell table:style-name="ce9" table:formula="of:=[.D36]-[.D$29]" office:value-type="float" office:value="0.057268922852984" calcext:value-type="float">
            <text:p>0.057</text:p>
          </table:table-cell>
          <table:table-cell table:style-name="ce9" table:formula="of:=[.E36]-[.E$29]" office:value-type="float" office:value="-0.0772727272727269" calcext:value-type="float">
            <text:p>-0.077</text:p>
          </table:table-cell>
          <table:table-cell table:style-name="ce9" table:formula="of:=[.F36]-[.F$29]" office:value-type="float" office:value="0.000324430492958938" calcext:value-type="float">
            <text:p>0.000</text:p>
          </table:table-cell>
          <table:table-cell table:style-name="ce9" table:formula="of:=[.G36]-[.G$29]" office:value-type="float" office:value="-0.0431672060476547" calcext:value-type="float">
            <text:p>-0.04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[.D44]-[.O110]" office:value-type="float" office:value="0.053030303030303" calcext:value-type="float">
            <text:p>0.053</text:p>
          </table:table-cell>
          <table:table-cell table:style-name="ce9" table:formula="of:=[.E44]-[.P110]" office:value-type="float" office:value="0.0243902439024389" calcext:value-type="float">
            <text:p>0.024</text:p>
          </table:table-cell>
          <table:table-cell table:style-name="ce9" table:formula="of:=[.F44]-[.Q110]" office:value-type="float" office:value="0.034833091436865" calcext:value-type="float">
            <text:p>0.035</text:p>
          </table:table-cell>
          <table:table-cell table:style-name="ce9" table:formula="of:=[.G44]-[.R110]" office:value-type="float" office:value="0.0277597402597404" calcext:value-type="float">
            <text:p>0.0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SOURCE</text:p>
          </table:table-cell>
          <table:table-cell office:value-type="float" office:value="3" calcext:value-type="float">
            <text:p>3</text:p>
          </table:table-cell>
          <table:table-cell office:value-type="float" office:value="0.54320987654321" calcext:value-type="float">
            <text:p>0.543</text:p>
          </table:table-cell>
          <table:table-cell office:value-type="float" office:value="0.6" calcext:value-type="float">
            <text:p>0.600</text:p>
          </table:table-cell>
          <table:table-cell office:value-type="float" office:value="0.570194384449244" calcext:value-type="float">
            <text:p>0.570</text:p>
          </table:table-cell>
          <table:table-cell table:formula="of:=(1+2^2)/((2^2/[.E37])+(1/[.D37]))" office:value-type="float" office:value="0.587711487088157" calcext:value-type="float">
            <text:p>0.588</text:p>
          </table:table-cell>
          <table:table-cell table:formula="of:=ROUND([.D37];3)" office:value-type="float" office:value="0.543" calcext:value-type="float">
            <text:p>0.543</text:p>
          </table:table-cell>
          <table:table-cell table:formula="of:=ROUND([.E37];3)" office:value-type="float" office:value="0.6" calcext:value-type="float">
            <text:p>0.6</text:p>
          </table:table-cell>
          <table:table-cell table:formula="of:=ROUND([.F37];3)" office:value-type="float" office:value="0.57" calcext:value-type="float">
            <text:p>0.57</text:p>
          </table:table-cell>
          <table:table-cell table:formula="of:=ROUND([.G37];3)" office:value-type="float" office:value="0.588" calcext:value-type="float">
            <text:p>0.588</text:p>
          </table:table-cell>
          <table:table-cell table:number-columns-repeated="25"/>
          <table:table-cell table:style-name="ce9" table:formula="of:=[.D37]-[.D$29]" office:value-type="float" office:value="0.032793209876543" calcext:value-type="float">
            <text:p>0.033</text:p>
          </table:table-cell>
          <table:table-cell table:style-name="ce9" table:formula="of:=[.E37]-[.E$29]" office:value-type="float" office:value="-0.068181818181818" calcext:value-type="float">
            <text:p>-0.068</text:p>
          </table:table-cell>
          <table:table-cell table:style-name="ce9" table:formula="of:=[.F37]-[.F$29]" office:value-type="float" office:value="-0.00854577303107107" calcext:value-type="float">
            <text:p>-0.009</text:p>
          </table:table-cell>
          <table:table-cell table:style-name="ce9" table:formula="of:=[.G37]-[.G$29]" office:value-type="float" office:value="-0.0415693348296515" calcext:value-type="float">
            <text:p>-0.042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45]-[.O111]" office:value-type="float" office:value="-0.059829059829059" calcext:value-type="float">
            <text:p>-0.060</text:p>
          </table:table-cell>
          <table:table-cell table:style-name="ce9" table:formula="of:=[.E45]-[.P111]" office:value-type="float" office:value="0.0243902439024389" calcext:value-type="float">
            <text:p>0.024</text:p>
          </table:table-cell>
          <table:table-cell table:style-name="ce9" table:formula="of:=[.F45]-[.Q111]" office:value-type="float" office:value="0.025185185185185" calcext:value-type="float">
            <text:p>0.025</text:p>
          </table:table-cell>
          <table:table-cell table:style-name="ce9" table:formula="of:=[.G45]-[.R111]" office:value-type="float" office:value="0.0256360014369222" calcext:value-type="float">
            <text:p>0.0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SOURCE</text:p>
          </table:table-cell>
          <table:table-cell office:value-type="float" office:value="4" calcext:value-type="float">
            <text:p>4</text:p>
          </table:table-cell>
          <table:table-cell office:value-type="float" office:value="0.549407114624506" calcext:value-type="float">
            <text:p>0.549</text:p>
          </table:table-cell>
          <table:table-cell office:value-type="float" office:value="0.631818181818182" calcext:value-type="float">
            <text:p>0.632</text:p>
          </table:table-cell>
          <table:table-cell office:value-type="float" office:value="0.587737843551797" calcext:value-type="float">
            <text:p>0.588</text:p>
          </table:table-cell>
          <table:table-cell table:formula="of:=(1+2^2)/((2^2/[.E38])+(1/[.D38]))" office:value-type="float" office:value="0.613415710503089" calcext:value-type="float">
            <text:p>0.613</text:p>
          </table:table-cell>
          <table:table-cell table:formula="of:=ROUND([.D38];3)" office:value-type="float" office:value="0.549" calcext:value-type="float">
            <text:p>0.549</text:p>
          </table:table-cell>
          <table:table-cell table:formula="of:=ROUND([.E38];3)" office:value-type="float" office:value="0.632" calcext:value-type="float">
            <text:p>0.632</text:p>
          </table:table-cell>
          <table:table-cell table:formula="of:=ROUND([.F38];3)" office:value-type="float" office:value="0.588" calcext:value-type="float">
            <text:p>0.588</text:p>
          </table:table-cell>
          <table:table-cell table:formula="of:=ROUND([.G38];3)" office:value-type="float" office:value="0.613" calcext:value-type="float">
            <text:p>0.613</text:p>
          </table:table-cell>
          <table:table-cell table:number-columns-repeated="25"/>
          <table:table-cell table:style-name="ce9" table:formula="of:=[.D38]-[.D$29]" office:value-type="float" office:value="0.038990447957839" calcext:value-type="float">
            <text:p>0.039</text:p>
          </table:table-cell>
          <table:table-cell table:style-name="ce9" table:formula="of:=[.E38]-[.E$29]" office:value-type="float" office:value="-0.036363636363636" calcext:value-type="float">
            <text:p>-0.036</text:p>
          </table:table-cell>
          <table:table-cell table:style-name="ce9" table:formula="of:=[.F38]-[.F$29]" office:value-type="float" office:value="0.00899768607148199" calcext:value-type="float">
            <text:p>0.009</text:p>
          </table:table-cell>
          <table:table-cell table:style-name="ce9" table:formula="of:=[.G38]-[.G$29]" office:value-type="float" office:value="-0.0158651114147189" calcext:value-type="float">
            <text:p>-0.016</text:p>
          </table:table-cell>
          <table:table-cell table:number-columns-repeated="17"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9" table:formula="of:=[.D46]-[.O112]" office:value-type="float" office:value="0.136363636363636" calcext:value-type="float">
            <text:p>0.136</text:p>
          </table:table-cell>
          <table:table-cell table:style-name="ce9" table:formula="of:=[.E46]-[.P112]" office:value-type="float" office:value="0.048780487804878" calcext:value-type="float">
            <text:p>0.049</text:p>
          </table:table-cell>
          <table:table-cell table:style-name="ce9" table:formula="of:=[.F46]-[.Q112]" office:value-type="float" office:value="0.07315233785822" calcext:value-type="float">
            <text:p>0.073</text:p>
          </table:table-cell>
          <table:table-cell table:style-name="ce9" table:formula="of:=[.G46]-[.R112]" office:value-type="float" office:value="0.0563218390804598" calcext:value-type="float">
            <text:p>0.05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SOURCE</text:p>
          </table:table-cell>
          <table:table-cell office:value-type="float" office:value="5" calcext:value-type="float">
            <text:p>5</text:p>
          </table:table-cell>
          <table:table-cell office:value-type="float" office:value="0.557377049180328" calcext:value-type="float">
            <text:p>0.557</text:p>
          </table:table-cell>
          <table:table-cell office:value-type="float" office:value="0.618181818181818" calcext:value-type="float">
            <text:p>0.618</text:p>
          </table:table-cell>
          <table:table-cell office:value-type="float" office:value="0.586206896551724" calcext:value-type="float">
            <text:p>0.586</text:p>
          </table:table-cell>
          <table:table-cell table:formula="of:=(1+2^2)/((2^2/[.E39])+(1/[.D39]))" office:value-type="float" office:value="0.604982206405694" calcext:value-type="float">
            <text:p>0.605</text:p>
          </table:table-cell>
          <table:table-cell table:formula="of:=ROUND([.D39];3)" office:value-type="float" office:value="0.557" calcext:value-type="float">
            <text:p>0.557</text:p>
          </table:table-cell>
          <table:table-cell table:formula="of:=ROUND([.E39];3)" office:value-type="float" office:value="0.618" calcext:value-type="float">
            <text:p>0.618</text:p>
          </table:table-cell>
          <table:table-cell table:formula="of:=ROUND([.F39];3)" office:value-type="float" office:value="0.586" calcext:value-type="float">
            <text:p>0.586</text:p>
          </table:table-cell>
          <table:table-cell table:formula="of:=ROUND([.G39];3)" office:value-type="float" office:value="0.605" calcext:value-type="float">
            <text:p>0.605</text:p>
          </table:table-cell>
          <table:table-cell table:number-columns-repeated="25"/>
          <table:table-cell table:style-name="ce9" table:formula="of:=[.D39]-[.D$29]" office:value-type="float" office:value="0.0469603825136611" calcext:value-type="float">
            <text:p>0.047</text:p>
          </table:table-cell>
          <table:table-cell table:style-name="ce9" table:formula="of:=[.E39]-[.E$29]" office:value-type="float" office:value="-0.0499999999999999" calcext:value-type="float">
            <text:p>-0.050</text:p>
          </table:table-cell>
          <table:table-cell table:style-name="ce9" table:formula="of:=[.F39]-[.F$29]" office:value-type="float" office:value="0.00746673907140893" calcext:value-type="float">
            <text:p>0.007</text:p>
          </table:table-cell>
          <table:table-cell table:style-name="ce9" table:formula="of:=[.G39]-[.G$29]" office:value-type="float" office:value="-0.0242986155121143" calcext:value-type="float">
            <text:p>-0.02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47]-[.O113]" office:value-type="float" office:value="0.101010101010101" calcext:value-type="float">
            <text:p>0.101</text:p>
          </table:table-cell>
          <table:table-cell table:style-name="ce9" table:formula="of:=[.E47]-[.P113]" office:value-type="float" office:value="0" calcext:value-type="float">
            <text:p>0.000</text:p>
          </table:table-cell>
          <table:table-cell table:style-name="ce9" table:formula="of:=[.F47]-[.Q113]" office:value-type="float" office:value="0.007692307692308" calcext:value-type="float">
            <text:p>0.008</text:p>
          </table:table-cell>
          <table:table-cell table:style-name="ce9" table:formula="of:=[.G47]-[.R113]" office:value-type="float" office:value="0.0016515276630881" calcext:value-type="float">
            <text:p>0.00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TARGE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533333333333333" calcext:value-type="float">
            <text:p>0.533</text:p>
          </table:table-cell>
          <table:table-cell table:style-name="ce14" office:value-type="float" office:value="0.195121951219512" calcext:value-type="float">
            <text:p>0.195</text:p>
          </table:table-cell>
          <table:table-cell table:style-name="ce14" office:value-type="float" office:value="0.285714285714286" calcext:value-type="float">
            <text:p>0.286</text:p>
          </table:table-cell>
          <table:table-cell table:formula="of:=(1+2^2)/((2^2/[.E40])+(1/[.D40]))" office:value-type="float" office:value="0.223463687150838" calcext:value-type="float">
            <text:p>0.223</text:p>
          </table:table-cell>
          <table:table-cell table:formula="of:=ROUND([.D40];3)" office:value-type="float" office:value="0.533" calcext:value-type="float">
            <text:p>0.533</text:p>
          </table:table-cell>
          <table:table-cell table:formula="of:=ROUND([.E40];3)" office:value-type="float" office:value="0.195" calcext:value-type="float">
            <text:p>0.195</text:p>
          </table:table-cell>
          <table:table-cell table:formula="of:=ROUND([.F40];3)" office:value-type="float" office:value="0.286" calcext:value-type="float">
            <text:p>0.286</text:p>
          </table:table-cell>
          <table:table-cell table:formula="of:=ROUND([.G40];3)" office:value-type="float" office:value="0.223" calcext:value-type="float">
            <text:p>0.223</text:p>
          </table:table-cell>
          <table:table-cell table:number-columns-repeated="25"/>
          <table:table-cell table:style-name="ce9" table:formula="of:=[.D40]-[.D$40]" office:value-type="float" office:value="0" calcext:value-type="float">
            <text:p>0.000</text:p>
          </table:table-cell>
          <table:table-cell table:style-name="ce9" table:formula="of:=[.E40]-[.E$40]" office:value-type="float" office:value="0" calcext:value-type="float">
            <text:p>0.000</text:p>
          </table:table-cell>
          <table:table-cell table:style-name="ce9" table:formula="of:=[.F40]-[.F$40]" office:value-type="float" office:value="0" calcext:value-type="float">
            <text:p>0.000</text:p>
          </table:table-cell>
          <table:table-cell table:style-name="ce9" table:formula="of:=[.G40]-[.G$40]" office:value-type="float" office:value="0" calcext:value-type="float">
            <text:p>0.00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[.D48]-[.O114]" office:value-type="float" office:value="-0.0909090909090911" calcext:value-type="float">
            <text:p>-0.091</text:p>
          </table:table-cell>
          <table:table-cell table:style-name="ce9" table:formula="of:=[.E48]-[.P114]" office:value-type="float" office:value="-0.024390243902439" calcext:value-type="float">
            <text:p>-0.024</text:p>
          </table:table-cell>
          <table:table-cell table:style-name="ce9" table:formula="of:=[.F48]-[.Q114]" office:value-type="float" office:value="-0.038461538461538" calcext:value-type="float">
            <text:p>-0.038</text:p>
          </table:table-cell>
          <table:table-cell table:style-name="ce9" table:formula="of:=[.G48]-[.R114]" office:value-type="float" office:value="-0.0285714285714287" calcext:value-type="float">
            <text:p>-0.02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0</text:p>
          </table:table-cell>
          <table:table-cell office:value-type="float" office:value="0.146341463414634" calcext:value-type="float">
            <text:p>0.146</text:p>
          </table:table-cell>
          <table:table-cell office:value-type="float" office:value="0.235294117647059" calcext:value-type="float">
            <text:p>0.235</text:p>
          </table:table-cell>
          <table:table-cell table:formula="of:=(1+2^2)/((2^2/[.E41])+(1/[.D41]))" office:value-type="float" office:value="0.172413793103448" calcext:value-type="float">
            <text:p>0.172</text:p>
          </table:table-cell>
          <table:table-cell table:formula="of:=ROUND([.D41];3)" office:value-type="float" office:value="0.6" calcext:value-type="float">
            <text:p>0.6</text:p>
          </table:table-cell>
          <table:table-cell table:formula="of:=ROUND([.E41];3)" office:value-type="float" office:value="0.146" calcext:value-type="float">
            <text:p>0.146</text:p>
          </table:table-cell>
          <table:table-cell table:formula="of:=ROUND([.F41];3)" office:value-type="float" office:value="0.235" calcext:value-type="float">
            <text:p>0.235</text:p>
          </table:table-cell>
          <table:table-cell table:formula="of:=ROUND([.G41];3)" office:value-type="float" office:value="0.172" calcext:value-type="float">
            <text:p>0.172</text:p>
          </table:table-cell>
          <table:table-cell table:number-columns-repeated="25"/>
          <table:table-cell table:style-name="ce9" table:formula="of:=[.D41]-[.D$40]" office:value-type="float" office:value="0.066666666666667" calcext:value-type="float">
            <text:p>0.067</text:p>
          </table:table-cell>
          <table:table-cell table:style-name="ce9" table:formula="of:=[.E41]-[.E$40]" office:value-type="float" office:value="-0.048780487804878" calcext:value-type="float">
            <text:p>-0.049</text:p>
          </table:table-cell>
          <table:table-cell table:style-name="ce9" table:formula="of:=[.F41]-[.F$40]" office:value-type="float" office:value="-0.050420168067227" calcext:value-type="float">
            <text:p>-0.050</text:p>
          </table:table-cell>
          <table:table-cell table:style-name="ce9" table:formula="of:=[.G41]-[.G$40]" office:value-type="float" office:value="-0.0510498940473897" calcext:value-type="float">
            <text:p>-0.05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[.D49]-[.O115]" office:value-type="float" office:value="0.0166666666666669" calcext:value-type="float">
            <text:p>0.017</text:p>
          </table:table-cell>
          <table:table-cell table:style-name="ce9" table:formula="of:=[.E49]-[.P115]" office:value-type="float" office:value="-0.024390243902439" calcext:value-type="float">
            <text:p>-0.024</text:p>
          </table:table-cell>
          <table:table-cell table:style-name="ce9" table:formula="of:=[.F49]-[.Q115]" office:value-type="float" office:value="-0.028856825749167" calcext:value-type="float">
            <text:p>-0.029</text:p>
          </table:table-cell>
          <table:table-cell table:style-name="ce9" table:formula="of:=[.G49]-[.R115]" office:value-type="float" office:value="-0.0264498432601879" calcext:value-type="float">
            <text:p>-0.0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0</text:p>
          </table:table-cell>
          <table:table-cell office:value-type="float" office:value="0.0975609756097561" calcext:value-type="float">
            <text:p>0.098</text:p>
          </table:table-cell>
          <table:table-cell office:value-type="float" office:value="0.156862745098039" calcext:value-type="float">
            <text:p>0.157</text:p>
          </table:table-cell>
          <table:table-cell table:formula="of:=(1+2^2)/((2^2/[.E42])+(1/[.D42]))" office:value-type="float" office:value="0.114942528735632" calcext:value-type="float">
            <text:p>0.115</text:p>
          </table:table-cell>
          <table:table-cell table:formula="of:=ROUND([.D42];3)" office:value-type="float" office:value="0.4" calcext:value-type="float">
            <text:p>0.4</text:p>
          </table:table-cell>
          <table:table-cell table:formula="of:=ROUND([.E42];3)" office:value-type="float" office:value="0.098" calcext:value-type="float">
            <text:p>0.098</text:p>
          </table:table-cell>
          <table:table-cell table:formula="of:=ROUND([.F42];3)" office:value-type="float" office:value="0.157" calcext:value-type="float">
            <text:p>0.157</text:p>
          </table:table-cell>
          <table:table-cell table:formula="of:=ROUND([.G42];3)" office:value-type="float" office:value="0.115" calcext:value-type="float">
            <text:p>0.115</text:p>
          </table:table-cell>
          <table:table-cell table:number-columns-repeated="25"/>
          <table:table-cell table:style-name="ce9" table:formula="of:=[.D42]-[.D$40]" office:value-type="float" office:value="-0.133333333333333" calcext:value-type="float">
            <text:p>-0.133</text:p>
          </table:table-cell>
          <table:table-cell table:style-name="ce9" table:formula="of:=[.E42]-[.E$40]" office:value-type="float" office:value="-0.0975609756097559" calcext:value-type="float">
            <text:p>-0.098</text:p>
          </table:table-cell>
          <table:table-cell table:style-name="ce9" table:formula="of:=[.F42]-[.F$40]" office:value-type="float" office:value="-0.128851540616247" calcext:value-type="float">
            <text:p>-0.129</text:p>
          </table:table-cell>
          <table:table-cell table:style-name="ce9" table:formula="of:=[.G42]-[.G$40]" office:value-type="float" office:value="-0.108521158415206" calcext:value-type="float">
            <text:p>-0.109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50]-[.O116]" office:value-type="float" office:value="0.00699300699300698" calcext:value-type="float">
            <text:p>0.007</text:p>
          </table:table-cell>
          <table:table-cell table:style-name="ce9" table:formula="of:=[.E50]-[.P116]" office:value-type="float" office:value="-0.024390243902439" calcext:value-type="float">
            <text:p>-0.024</text:p>
          </table:table-cell>
          <table:table-cell table:style-name="ce9" table:formula="of:=[.F50]-[.Q116]" office:value-type="float" office:value="-0.028490028490028" calcext:value-type="float">
            <text:p>-0.028</text:p>
          </table:table-cell>
          <table:table-cell table:style-name="ce9" table:formula="of:=[.G50]-[.R116]" office:value-type="float" office:value="-0.0263115415657787" calcext:value-type="float">
            <text:p>-0.0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TARGET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00</text:p>
          </table:table-cell>
          <table:table-cell office:value-type="float" office:value="0.146341463414634" calcext:value-type="float">
            <text:p>0.146</text:p>
          </table:table-cell>
          <table:table-cell office:value-type="float" office:value="0.226415094339623" calcext:value-type="float">
            <text:p>0.226</text:p>
          </table:table-cell>
          <table:table-cell table:formula="of:=(1+2^2)/((2^2/[.E43])+(1/[.D43]))" office:value-type="float" office:value="0.170454545454545" calcext:value-type="float">
            <text:p>0.170</text:p>
          </table:table-cell>
          <table:table-cell table:formula="of:=ROUND([.D43];3)" office:value-type="float" office:value="0.5" calcext:value-type="float">
            <text:p>0.5</text:p>
          </table:table-cell>
          <table:table-cell table:formula="of:=ROUND([.E43];3)" office:value-type="float" office:value="0.146" calcext:value-type="float">
            <text:p>0.146</text:p>
          </table:table-cell>
          <table:table-cell table:formula="of:=ROUND([.F43];3)" office:value-type="float" office:value="0.226" calcext:value-type="float">
            <text:p>0.226</text:p>
          </table:table-cell>
          <table:table-cell table:formula="of:=ROUND([.G43];3)" office:value-type="float" office:value="0.17" calcext:value-type="float">
            <text:p>0.17</text:p>
            <draw:frame draw:z-index="2" draw:style-name="gr1" draw:text-style-name="P1" svg:width="6.2988in" svg:height="3.5429in" svg:x="0.874in" svg:y="0.1594in">
              <draw:object draw:notify-on-update-of-ranges="'Requirements-as-Context'.C2:'Requirements-as-Context'.C7 'Requirements-as-Context'.A2:'Requirements-as-Context'.A2 'Requirements-as-Context'.F2:'Requirements-as-Context'.F7 'Requirements-as-Context'.A18:'Requirements-as-Context'.A18 'Requirements-as-Context'.F18:'Requirements-as-Context'.F23 'Requirements-as-Context'.A29:'Requirements-as-Context'.A29 'Requirements-as-Context'.F29:'Requirements-as-Context'.F34 'Requirements-as-Context'.A40:'Requirements-as-Context'.A40 'Requirements-as-Context'.F40:'Requirements-as-Context'.F45 'Requirements-as-Context'.A51:'Requirements-as-Context'.A51 'Requirements-as-Context'.F51:'Requirements-as-Context'.F5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  <table:table-cell table:style-name="ce9" table:formula="of:=[.D43]-[.D$40]" office:value-type="float" office:value="-0.033333333333333" calcext:value-type="float">
            <text:p>-0.033</text:p>
          </table:table-cell>
          <table:table-cell table:style-name="ce9" table:formula="of:=[.E43]-[.E$40]" office:value-type="float" office:value="-0.048780487804878" calcext:value-type="float">
            <text:p>-0.049</text:p>
          </table:table-cell>
          <table:table-cell table:style-name="ce9" table:formula="of:=[.F43]-[.F$40]" office:value-type="float" office:value="-0.059299191374663" calcext:value-type="float">
            <text:p>-0.059</text:p>
          </table:table-cell>
          <table:table-cell table:style-name="ce9" table:formula="of:=[.G43]-[.G$40]" office:value-type="float" office:value="-0.0530091416962925" calcext:value-type="float">
            <text:p>-0.053</text:p>
          </table:table-cell>
          <table:table-cell table:number-columns-repeated="16"/>
          <table:table-cell office:value-type="string" calcext:value-type="string">
            <text:p>WARC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9" table:formula="of:=[.D52]-[.O117]" office:value-type="float" office:value="-0.00432697320404596" calcext:value-type="float">
            <text:p>-0.004</text:p>
          </table:table-cell>
          <table:table-cell table:style-name="ce9" table:formula="of:=[.E52]-[.P117]" office:value-type="float" office:value="0" calcext:value-type="float">
            <text:p>0.000</text:p>
          </table:table-cell>
          <table:table-cell table:style-name="ce9" table:formula="of:=[.F52]-[.Q117]" office:value-type="float" office:value="-0.00220305242203001" calcext:value-type="float">
            <text:p>-0.002</text:p>
          </table:table-cell>
          <table:table-cell table:style-name="ce9" table:formula="of:=[.G52]-[.R117]" office:value-type="float" office:value="-0.00089092884162123" calcext:value-type="float">
            <text:p>-0.00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TARGET</text:p>
          </table:table-cell>
          <table:table-cell office:value-type="float" office:value="4" calcext:value-type="float">
            <text:p>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121951219512195" calcext:value-type="float">
            <text:p>0.122</text:p>
          </table:table-cell>
          <table:table-cell office:value-type="float" office:value="0.188679245283019" calcext:value-type="float">
            <text:p>0.189</text:p>
          </table:table-cell>
          <table:table-cell table:formula="of:=(1+2^2)/((2^2/[.E44])+(1/[.D44]))" office:value-type="float" office:value="0.142045454545454" calcext:value-type="float">
            <text:p>0.142</text:p>
          </table:table-cell>
          <table:table-cell table:formula="of:=ROUND([.D44];3)" office:value-type="float" office:value="0.417" calcext:value-type="float">
            <text:p>0.417</text:p>
          </table:table-cell>
          <table:table-cell table:formula="of:=ROUND([.E44];3)" office:value-type="float" office:value="0.122" calcext:value-type="float">
            <text:p>0.122</text:p>
          </table:table-cell>
          <table:table-cell table:formula="of:=ROUND([.F44];3)" office:value-type="float" office:value="0.189" calcext:value-type="float">
            <text:p>0.189</text:p>
          </table:table-cell>
          <table:table-cell table:formula="of:=ROUND([.G44];3)" office:value-type="float" office:value="0.142" calcext:value-type="float">
            <text:p>0.142</text:p>
          </table:table-cell>
          <table:table-cell table:number-columns-repeated="8"/>
          <table:table-cell>
            <draw:frame draw:z-index="5" draw:style-name="gr1" draw:text-style-name="P1" svg:width="6.2988in" svg:height="3.5429in" svg:x="-0.0008in" svg:y="0.0209in">
              <draw:object draw:notify-on-update-of-ranges="'Requirements-as-Context'.C3:'Requirements-as-Context'.C7 'Requirements-as-Context'.A2:'Requirements-as-Context'.A2 'Requirements-as-Context'.F13:'Requirements-as-Context'.F17 'Requirements-as-Context'.A18:'Requirements-as-Context'.A18 'Requirements-as-Context'.F24:'Requirements-as-Context'.F28 'Requirements-as-Context'.A29:'Requirements-as-Context'.A29 'Requirements-as-Context'.F35:'Requirements-as-Context'.F39 'Requirements-as-Context'.A40:'Requirements-as-Context'.A40 'Requirements-as-Context'.F46:'Requirements-as-Context'.F50 'Requirements-as-Context'.A51:'Requirements-as-Context'.A51 'Requirements-as-Context'.F57:'Requirements-as-Context'.F6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"/>
          <table:table-cell table:style-name="ce9" table:formula="of:=[.D44]-[.D$40]" office:value-type="float" office:value="-0.116666666666666" calcext:value-type="float">
            <text:p>-0.117</text:p>
          </table:table-cell>
          <table:table-cell table:style-name="ce9" table:formula="of:=[.E44]-[.E$40]" office:value-type="float" office:value="-0.073170731707317" calcext:value-type="float">
            <text:p>-0.073</text:p>
          </table:table-cell>
          <table:table-cell table:style-name="ce9" table:formula="of:=[.F44]-[.F$40]" office:value-type="float" office:value="-0.097035040431267" calcext:value-type="float">
            <text:p>-0.097</text:p>
          </table:table-cell>
          <table:table-cell table:style-name="ce9" table:formula="of:=[.G44]-[.G$40]" office:value-type="float" office:value="-0.0814182326053834" calcext:value-type="float">
            <text:p>-0.08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53]-[.O118]" office:value-type="float" office:value="-0.01378896882494" calcext:value-type="float">
            <text:p>-0.014</text:p>
          </table:table-cell>
          <table:table-cell table:style-name="ce9" table:formula="of:=[.E53]-[.P118]" office:value-type="float" office:value="0.00735294117647001" calcext:value-type="float">
            <text:p>0.007</text:p>
          </table:table-cell>
          <table:table-cell table:style-name="ce9" table:formula="of:=[.F53]-[.Q118]" office:value-type="float" office:value="-0.00363636363636399" calcext:value-type="float">
            <text:p>-0.004</text:p>
          </table:table-cell>
          <table:table-cell table:style-name="ce9" table:formula="of:=[.G53]-[.R118]" office:value-type="float" office:value="0.00285164629371038" calcext:value-type="float">
            <text:p>0.00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TARGET</text:p>
          </table:table-cell>
          <table:table-cell office:value-type="float" office:value="5" calcext:value-type="float">
            <text:p>5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121951219512195" calcext:value-type="float">
            <text:p>0.122</text:p>
          </table:table-cell>
          <table:table-cell office:value-type="float" office:value="0.185185185185185" calcext:value-type="float">
            <text:p>0.185</text:p>
          </table:table-cell>
          <table:table-cell table:formula="of:=(1+2^2)/((2^2/[.E45])+(1/[.D45]))" office:value-type="float" office:value="0.141242937853107" calcext:value-type="float">
            <text:p>0.141</text:p>
          </table:table-cell>
          <table:table-cell table:formula="of:=ROUND([.D45];3)" office:value-type="float" office:value="0.385" calcext:value-type="float">
            <text:p>0.385</text:p>
          </table:table-cell>
          <table:table-cell table:formula="of:=ROUND([.E45];3)" office:value-type="float" office:value="0.122" calcext:value-type="float">
            <text:p>0.122</text:p>
          </table:table-cell>
          <table:table-cell table:formula="of:=ROUND([.F45];3)" office:value-type="float" office:value="0.185" calcext:value-type="float">
            <text:p>0.185</text:p>
          </table:table-cell>
          <table:table-cell table:formula="of:=ROUND([.G45];3)" office:value-type="float" office:value="0.141" calcext:value-type="float">
            <text:p>0.141</text:p>
          </table:table-cell>
          <table:table-cell table:number-columns-repeated="25"/>
          <table:table-cell table:style-name="ce9" table:formula="of:=[.D45]-[.D$40]" office:value-type="float" office:value="-0.148717948717948" calcext:value-type="float">
            <text:p>-0.149</text:p>
          </table:table-cell>
          <table:table-cell table:style-name="ce9" table:formula="of:=[.E45]-[.E$40]" office:value-type="float" office:value="-0.073170731707317" calcext:value-type="float">
            <text:p>-0.073</text:p>
          </table:table-cell>
          <table:table-cell table:style-name="ce9" table:formula="of:=[.F45]-[.F$40]" office:value-type="float" office:value="-0.100529100529101" calcext:value-type="float">
            <text:p>-0.101</text:p>
          </table:table-cell>
          <table:table-cell table:style-name="ce9" table:formula="of:=[.G45]-[.G$40]" office:value-type="float" office:value="-0.0822207492977305" calcext:value-type="float">
            <text:p>-0.082</text:p>
          </table:table-cell>
          <table:table-cell>
            <draw:frame draw:z-index="11" draw:style-name="gr1" draw:text-style-name="P1" svg:width="6.2988in" svg:height="3.5429in" svg:x="0.8142in" svg:y="0.1079in">
              <draw:object draw:notify-on-update-of-ranges="'Requirements-as-Context'.C2:'Requirements-as-Context'.C7 'Requirements-as-Context'.A2:'Requirements-as-Context'.A2 'Requirements-as-Context'.AN3:'Requirements-as-Context'.AN7 'Requirements-as-Context'.A18:'Requirements-as-Context'.A18 'Requirements-as-Context'.AN19:'Requirements-as-Context'.AN23 'Requirements-as-Context'.A29:'Requirements-as-Context'.A29 'Requirements-as-Context'.AN30:'Requirements-as-Context'.AN34 'Requirements-as-Context'.A40:'Requirements-as-Context'.A40 'Requirements-as-Context'.AN41:'Requirements-as-Context'.AN45 'Requirements-as-Context'.A51:'Requirements-as-Context'.A51 'Requirements-as-Context'.AN52:'Requirements-as-Context'.AN56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style-name="ce9" table:formula="of:=[.D54]-[.O119]" office:value-type="float" office:value="-0.00426515930113003" calcext:value-type="float">
            <text:p>-0.004</text:p>
          </table:table-cell>
          <table:table-cell table:style-name="ce9" table:formula="of:=[.E54]-[.P119]" office:value-type="float" office:value="0" calcext:value-type="float">
            <text:p>0.000</text:p>
          </table:table-cell>
          <table:table-cell table:style-name="ce9" table:formula="of:=[.F54]-[.Q119]" office:value-type="float" office:value="-0.00218708827404501" calcext:value-type="float">
            <text:p>-0.002</text:p>
          </table:table-cell>
          <table:table-cell table:style-name="ce9" table:formula="of:=[.G54]-[.R119]" office:value-type="float" office:value="-0.000888323786528478" calcext:value-type="float">
            <text:p>-0.001</text:p>
          </table:table-cell>
          <table:table-cell table:number-columns-repeated="10"/>
          <table:table-cell>
            <draw:frame draw:z-index="30" draw:style-name="gr1" draw:text-style-name="P1" svg:width="6.2988in" svg:height="3.5429in" svg:x="0.0043in" svg:y="0.139in">
              <draw:object draw:notify-on-update-of-ranges="'Requirements-as-Context'.C3:'Requirements-as-Context'.C7 'Requirements-as-Context'.A2:'Requirements-as-Context'.A2 'Requirements-as-Context'.BI3:'Requirements-as-Context'.BI7 'Requirements-as-Context'.A18:'Requirements-as-Context'.A18 'Requirements-as-Context'.BI13:'Requirements-as-Context'.BI17 'Requirements-as-Context'.A29:'Requirements-as-Context'.A29 'Requirements-as-Context'.BI23:'Requirements-as-Context'.BI27 'Requirements-as-Context'.A40:'Requirements-as-Context'.A40 'Requirements-as-Context'.BI33:'Requirements-as-Context'.BI37 'Requirements-as-Context'.A51:'Requirements-as-Context'.A51 'Requirements-as-Context'.BI43:'Requirements-as-Context'.BI47 'Requirements-as-Context'.BE53:'Requirements-as-Context'.BE53 'Requirements-as-Context'.BI53:'Requirements-as-Context'.BI57"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170731707317073" calcext:value-type="float">
            <text:p>0.171</text:p>
          </table:table-cell>
          <table:table-cell office:value-type="float" office:value="0.269230769230769" calcext:value-type="float">
            <text:p>0.269</text:p>
          </table:table-cell>
          <table:table-cell table:formula="of:=(1+2^2)/((2^2/[.E46])+(1/[.D46]))" office:value-type="float" office:value="0.2" calcext:value-type="float">
            <text:p>0.200</text:p>
          </table:table-cell>
          <table:table-cell table:formula="of:=ROUND([.D46];3)" office:value-type="float" office:value="0.636" calcext:value-type="float">
            <text:p>0.636</text:p>
          </table:table-cell>
          <table:table-cell table:formula="of:=ROUND([.E46];3)" office:value-type="float" office:value="0.171" calcext:value-type="float">
            <text:p>0.171</text:p>
          </table:table-cell>
          <table:table-cell table:formula="of:=ROUND([.F46];3)" office:value-type="float" office:value="0.269" calcext:value-type="float">
            <text:p>0.269</text:p>
          </table:table-cell>
          <table:table-cell table:formula="of:=ROUND([.G46];3)" office:value-type="float" office:value="0.2" calcext:value-type="float">
            <text:p>0.2</text:p>
          </table:table-cell>
          <table:table-cell table:number-columns-repeated="25"/>
          <table:table-cell table:style-name="ce9" table:formula="of:=[.D46]-[.D$40]" office:value-type="float" office:value="0.103030303030303" calcext:value-type="float">
            <text:p>0.103</text:p>
          </table:table-cell>
          <table:table-cell table:style-name="ce9" table:formula="of:=[.E46]-[.E$40]" office:value-type="float" office:value="-0.024390243902439" calcext:value-type="float">
            <text:p>-0.024</text:p>
          </table:table-cell>
          <table:table-cell table:style-name="ce9" table:formula="of:=[.F46]-[.F$40]" office:value-type="float" office:value="-0.016483516483517" calcext:value-type="float">
            <text:p>-0.016</text:p>
          </table:table-cell>
          <table:table-cell table:style-name="ce9" table:formula="of:=[.G46]-[.G$40]" office:value-type="float" office:value="-0.023463687150838" calcext:value-type="float">
            <text:p>-0.023</text:p>
          </table:table-cell>
          <table:table-cell table:number-columns-repeated="8"/>
          <table:table-cell>
            <draw:frame draw:z-index="13" draw:style-name="gr1" draw:text-style-name="P1" svg:width="6.2988in" svg:height="3.5429in" svg:x="0.0055in" svg:y="0.0004in">
              <draw:object draw:notify-on-update-of-ranges="'Requirements-as-Context'.C3:'Requirements-as-Context'.C7 'Requirements-as-Context'.A2:'Requirements-as-Context'.A2 'Requirements-as-Context'.AN13:'Requirements-as-Context'.AN17 'Requirements-as-Context'.A18:'Requirements-as-Context'.A18 'Requirements-as-Context'.AN24:'Requirements-as-Context'.AN28 'Requirements-as-Context'.A29:'Requirements-as-Context'.A29 'Requirements-as-Context'.AN35:'Requirements-as-Context'.AN39 'Requirements-as-Context'.A40:'Requirements-as-Context'.A40 'Requirements-as-Context'.AN46:'Requirements-as-Context'.AN50 'Requirements-as-Context'.A51:'Requirements-as-Context'.A51 'Requirements-as-Context'.AN57:'Requirements-as-Context'.AN61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9" table:formula="of:=[.D55]-[.O120]" office:value-type="float" office:value="0.00863363363363301" calcext:value-type="float">
            <text:p>0.009</text:p>
          </table:table-cell>
          <table:table-cell table:style-name="ce9" table:formula="of:=[.E55]-[.P120]" office:value-type="float" office:value="-0.00735294117647101" calcext:value-type="float">
            <text:p>-0.007</text:p>
          </table:table-cell>
          <table:table-cell table:style-name="ce9" table:formula="of:=[.F55]-[.Q120]" office:value-type="float" office:value="0.00120724346076495" calcext:value-type="float">
            <text:p>0.001</text:p>
          </table:table-cell>
          <table:table-cell table:style-name="ce9" table:formula="of:=[.G55]-[.R120]" office:value-type="float" office:value="-0.00378075010082068" calcext:value-type="float">
            <text:p>-0.004</text:p>
          </table:table-cell>
          <table:table-cell table:number-columns-repeated="2"/>
          <table:table-cell>
            <draw:frame draw:z-index="29" draw:style-name="gr1" draw:text-style-name="P1" svg:width="6.2988in" svg:height="3.5429in" svg:x="0.0024in" svg:y="0.0004in">
              <draw:object draw:notify-on-update-of-ranges="'Requirements-as-Context'.C3:'Requirements-as-Context'.C7 'Requirements-as-Context'.A2:'Requirements-as-Context'.A2 'Requirements-as-Context'.BH3:'Requirements-as-Context'.BH7 'Requirements-as-Context'.A18:'Requirements-as-Context'.A18 'Requirements-as-Context'.BH13:'Requirements-as-Context'.BH17 'Requirements-as-Context'.A29:'Requirements-as-Context'.A29 'Requirements-as-Context'.BH23:'Requirements-as-Context'.BH27 'Requirements-as-Context'.A40:'Requirements-as-Context'.A40 'Requirements-as-Context'.BH33:'Requirements-as-Context'.BH37 'Requirements-as-Context'.A51:'Requirements-as-Context'.A51 'Requirements-as-Context'.BH43:'Requirements-as-Context'.BH47 'Requirements-as-Context'.BE53:'Requirements-as-Context'.BE53 'Requirements-as-Context'.BH53:'Requirements-as-Context'.BH57"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  <table:table-cell table:number-columns-repeated="31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SOURCE</text:p>
          </table:table-cell>
          <table:table-cell office:value-type="float" office:value="2" calcext:value-type="float">
            <text:p>2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121951219512195" calcext:value-type="float">
            <text:p>0.122</text:p>
          </table:table-cell>
          <table:table-cell office:value-type="float" office:value="0.2" calcext:value-type="float">
            <text:p>0.200</text:p>
          </table:table-cell>
          <table:table-cell table:formula="of:=(1+2^2)/((2^2/[.E47])+(1/[.D47]))" office:value-type="float" office:value="0.144508670520231" calcext:value-type="float">
            <text:p>0.145</text:p>
          </table:table-cell>
          <table:table-cell table:formula="of:=ROUND([.D47];3)" office:value-type="float" office:value="0.556" calcext:value-type="float">
            <text:p>0.556</text:p>
          </table:table-cell>
          <table:table-cell table:formula="of:=ROUND([.E47];3)" office:value-type="float" office:value="0.122" calcext:value-type="float">
            <text:p>0.122</text:p>
          </table:table-cell>
          <table:table-cell table:formula="of:=ROUND([.F47];3)" office:value-type="float" office:value="0.2" calcext:value-type="float">
            <text:p>0.2</text:p>
          </table:table-cell>
          <table:table-cell table:formula="of:=ROUND([.G47];3)" office:value-type="float" office:value="0.145" calcext:value-type="float">
            <text:p>0.145</text:p>
          </table:table-cell>
          <table:table-cell table:number-columns-repeated="25"/>
          <table:table-cell table:style-name="ce9" table:formula="of:=[.D47]-[.D$40]" office:value-type="float" office:value="0.022222222222223" calcext:value-type="float">
            <text:p>0.022</text:p>
          </table:table-cell>
          <table:table-cell table:style-name="ce9" table:formula="of:=[.E47]-[.E$40]" office:value-type="float" office:value="-0.073170731707317" calcext:value-type="float">
            <text:p>-0.073</text:p>
          </table:table-cell>
          <table:table-cell table:style-name="ce9" table:formula="of:=[.F47]-[.F$40]" office:value-type="float" office:value="-0.085714285714286" calcext:value-type="float">
            <text:p>-0.086</text:p>
          </table:table-cell>
          <table:table-cell table:style-name="ce9" table:formula="of:=[.G47]-[.G$40]" office:value-type="float" office:value="-0.0789550166306067" calcext:value-type="float">
            <text:p>-0.079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56]-[.O121]" office:value-type="float" office:value="-0.025886352598349" calcext:value-type="float">
            <text:p>-0.026</text:p>
          </table:table-cell>
          <table:table-cell table:style-name="ce9" table:formula="of:=[.E56]-[.P121]" office:value-type="float" office:value="-0.014705882352941" calcext:value-type="float">
            <text:p>-0.015</text:p>
          </table:table-cell>
          <table:table-cell table:style-name="ce9" table:formula="of:=[.F56]-[.Q121]" office:value-type="float" office:value="-0.020609846642259" calcext:value-type="float">
            <text:p>-0.021</text:p>
          </table:table-cell>
          <table:table-cell table:style-name="ce9" table:formula="of:=[.G56]-[.R121]" office:value-type="float" office:value="-0.0171478502244766" calcext:value-type="float">
            <text:p>-0.01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SOURCE</text:p>
          </table:table-cell>
          <table:table-cell office:value-type="float" office:value="3" calcext:value-type="float">
            <text:p>3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146341463414634" calcext:value-type="float">
            <text:p>0.146</text:p>
          </table:table-cell>
          <table:table-cell office:value-type="float" office:value="0.230769230769231" calcext:value-type="float">
            <text:p>0.231</text:p>
          </table:table-cell>
          <table:table-cell table:formula="of:=(1+2^2)/((2^2/[.E48])+(1/[.D48]))" office:value-type="float" office:value="0.171428571428571" calcext:value-type="float">
            <text:p>0.171</text:p>
          </table:table-cell>
          <table:table-cell table:formula="of:=ROUND([.D48];3)" office:value-type="float" office:value="0.545" calcext:value-type="float">
            <text:p>0.545</text:p>
          </table:table-cell>
          <table:table-cell table:formula="of:=ROUND([.E48];3)" office:value-type="float" office:value="0.146" calcext:value-type="float">
            <text:p>0.146</text:p>
          </table:table-cell>
          <table:table-cell table:formula="of:=ROUND([.F48];3)" office:value-type="float" office:value="0.231" calcext:value-type="float">
            <text:p>0.231</text:p>
          </table:table-cell>
          <table:table-cell table:formula="of:=ROUND([.G48];3)" office:value-type="float" office:value="0.171" calcext:value-type="float">
            <text:p>0.171</text:p>
          </table:table-cell>
          <table:table-cell table:number-columns-repeated="25"/>
          <table:table-cell table:style-name="ce9" table:formula="of:=[.D48]-[.D$40]" office:value-type="float" office:value="0.012121212121212" calcext:value-type="float">
            <text:p>0.012</text:p>
          </table:table-cell>
          <table:table-cell table:style-name="ce9" table:formula="of:=[.E48]-[.E$40]" office:value-type="float" office:value="-0.048780487804878" calcext:value-type="float">
            <text:p>-0.049</text:p>
          </table:table-cell>
          <table:table-cell table:style-name="ce9" table:formula="of:=[.F48]-[.F$40]" office:value-type="float" office:value="-0.054945054945055" calcext:value-type="float">
            <text:p>-0.055</text:p>
          </table:table-cell>
          <table:table-cell table:style-name="ce9" table:formula="of:=[.G48]-[.G$40]" office:value-type="float" office:value="-0.0520351157222665" calcext:value-type="float">
            <text:p>-0.052</text:p>
          </table:table-cell>
          <table:table-cell table:number-columns-repeated="17"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9" table:formula="of:=[.D57]-[.O122]" office:value-type="float" office:value="0.015873015873016" calcext:value-type="float">
            <text:p>0.016</text:p>
          </table:table-cell>
          <table:table-cell table:style-name="ce9" table:formula="of:=[.E57]-[.P122]" office:value-type="float" office:value="0.014705882352941" calcext:value-type="float">
            <text:p>0.015</text:p>
          </table:table-cell>
          <table:table-cell table:style-name="ce9" table:formula="of:=[.F57]-[.Q122]" office:value-type="float" office:value="0.015267175572519" calcext:value-type="float">
            <text:p>0.015</text:p>
          </table:table-cell>
          <table:table-cell table:style-name="ce9" table:formula="of:=[.G57]-[.R122]" office:value-type="float" office:value="0.0149253731343283" calcext:value-type="float">
            <text:p>0.01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SOURCE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00</text:p>
          </table:table-cell>
          <table:table-cell office:value-type="float" office:value="0.146341463414634" calcext:value-type="float">
            <text:p>0.146</text:p>
          </table:table-cell>
          <table:table-cell office:value-type="float" office:value="0.235294117647059" calcext:value-type="float">
            <text:p>0.235</text:p>
          </table:table-cell>
          <table:table-cell table:formula="of:=(1+2^2)/((2^2/[.E49])+(1/[.D49]))" office:value-type="float" office:value="0.172413793103448" calcext:value-type="float">
            <text:p>0.172</text:p>
          </table:table-cell>
          <table:table-cell table:formula="of:=ROUND([.D49];3)" office:value-type="float" office:value="0.6" calcext:value-type="float">
            <text:p>0.6</text:p>
          </table:table-cell>
          <table:table-cell table:formula="of:=ROUND([.E49];3)" office:value-type="float" office:value="0.146" calcext:value-type="float">
            <text:p>0.146</text:p>
          </table:table-cell>
          <table:table-cell table:formula="of:=ROUND([.F49];3)" office:value-type="float" office:value="0.235" calcext:value-type="float">
            <text:p>0.235</text:p>
          </table:table-cell>
          <table:table-cell table:formula="of:=ROUND([.G49];3)" office:value-type="float" office:value="0.172" calcext:value-type="float">
            <text:p>0.172</text:p>
          </table:table-cell>
          <table:table-cell table:number-columns-repeated="25"/>
          <table:table-cell table:style-name="ce9" table:formula="of:=[.D49]-[.D$40]" office:value-type="float" office:value="0.066666666666667" calcext:value-type="float">
            <text:p>0.067</text:p>
          </table:table-cell>
          <table:table-cell table:style-name="ce9" table:formula="of:=[.E49]-[.E$40]" office:value-type="float" office:value="-0.048780487804878" calcext:value-type="float">
            <text:p>-0.049</text:p>
          </table:table-cell>
          <table:table-cell table:style-name="ce9" table:formula="of:=[.F49]-[.F$40]" office:value-type="float" office:value="-0.050420168067227" calcext:value-type="float">
            <text:p>-0.050</text:p>
          </table:table-cell>
          <table:table-cell table:style-name="ce9" table:formula="of:=[.G49]-[.G$40]" office:value-type="float" office:value="-0.0510498940473897" calcext:value-type="float">
            <text:p>-0.05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[.D58]-[.O123]" office:value-type="float" office:value="-0.00201428309833396" calcext:value-type="float">
            <text:p>-0.002</text:p>
          </table:table-cell>
          <table:table-cell table:style-name="ce9" table:formula="of:=[.E58]-[.P123]" office:value-type="float" office:value="0.00735294117647101" calcext:value-type="float">
            <text:p>0.007</text:p>
          </table:table-cell>
          <table:table-cell table:style-name="ce9" table:formula="of:=[.F58]-[.Q123]" office:value-type="float" office:value="0.00295573570557395" calcext:value-type="float">
            <text:p>0.003</text:p>
          </table:table-cell>
          <table:table-cell table:style-name="ce9" table:formula="of:=[.G58]-[.R123]" office:value-type="float" office:value="0.0056578746321273" calcext:value-type="float">
            <text:p>0.00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SOURCE</text:p>
          </table:table-cell>
          <table:table-cell office:value-type="float" office:value="5" calcext:value-type="float">
            <text:p>5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146341463414634" calcext:value-type="float">
            <text:p>0.146</text:p>
          </table:table-cell>
          <table:table-cell office:value-type="float" office:value="0.230769230769231" calcext:value-type="float">
            <text:p>0.231</text:p>
          </table:table-cell>
          <table:table-cell table:formula="of:=(1+2^2)/((2^2/[.E50])+(1/[.D50]))" office:value-type="float" office:value="0.171428571428571" calcext:value-type="float">
            <text:p>0.171</text:p>
          </table:table-cell>
          <table:table-cell table:formula="of:=ROUND([.D50];3)" office:value-type="float" office:value="0.545" calcext:value-type="float">
            <text:p>0.545</text:p>
          </table:table-cell>
          <table:table-cell table:formula="of:=ROUND([.E50];3)" office:value-type="float" office:value="0.146" calcext:value-type="float">
            <text:p>0.146</text:p>
          </table:table-cell>
          <table:table-cell table:formula="of:=ROUND([.F50];3)" office:value-type="float" office:value="0.231" calcext:value-type="float">
            <text:p>0.231</text:p>
          </table:table-cell>
          <table:table-cell table:formula="of:=ROUND([.G50];3)" office:value-type="float" office:value="0.171" calcext:value-type="float">
            <text:p>0.171</text:p>
          </table:table-cell>
          <table:table-cell table:number-columns-repeated="25"/>
          <table:table-cell table:style-name="ce9" table:formula="of:=[.D50]-[.D$40]" office:value-type="float" office:value="0.012121212121212" calcext:value-type="float">
            <text:p>0.012</text:p>
          </table:table-cell>
          <table:table-cell table:style-name="ce9" table:formula="of:=[.E50]-[.E$40]" office:value-type="float" office:value="-0.048780487804878" calcext:value-type="float">
            <text:p>-0.049</text:p>
          </table:table-cell>
          <table:table-cell table:style-name="ce9" table:formula="of:=[.F50]-[.F$40]" office:value-type="float" office:value="-0.054945054945055" calcext:value-type="float">
            <text:p>-0.055</text:p>
          </table:table-cell>
          <table:table-cell table:style-name="ce9" table:formula="of:=[.G50]-[.G$40]" office:value-type="float" office:value="-0.0520351157222665" calcext:value-type="float">
            <text:p>-0.052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[.D59]-[.O124]" office:value-type="float" office:value="-0.0161665314949979" calcext:value-type="float">
            <text:p>-0.016</text:p>
          </table:table-cell>
          <table:table-cell table:style-name="ce9" table:formula="of:=[.E59]-[.P124]" office:value-type="float" office:value="-0.00735294117647001" calcext:value-type="float">
            <text:p>-0.007</text:p>
          </table:table-cell>
          <table:table-cell table:style-name="ce9" table:formula="of:=[.F59]-[.Q124]" office:value-type="float" office:value="-0.011759458253924" calcext:value-type="float">
            <text:p>-0.012</text:p>
          </table:table-cell>
          <table:table-cell table:style-name="ce9" table:formula="of:=[.G59]-[.R124]" office:value-type="float" office:value="-0.00911550414252549" calcext:value-type="float">
            <text:p>-0.00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TARGE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524096385542169" calcext:value-type="float">
            <text:p>0.524</text:p>
          </table:table-cell>
          <table:table-cell table:style-name="ce14" office:value-type="float" office:value="0.639705882352941" calcext:value-type="float">
            <text:p>0.640</text:p>
          </table:table-cell>
          <table:table-cell table:style-name="ce14" office:value-type="float" office:value="0.576158940397351" calcext:value-type="float">
            <text:p>0.576</text:p>
          </table:table-cell>
          <table:table-cell table:formula="of:=(1+2^2)/((2^2/[.E51])+(1/[.D51]))" office:value-type="float" office:value="0.612676056338028" calcext:value-type="float">
            <text:p>0.613</text:p>
          </table:table-cell>
          <table:table-cell table:formula="of:=ROUND([.D51];3)" office:value-type="float" office:value="0.524" calcext:value-type="float">
            <text:p>0.524</text:p>
          </table:table-cell>
          <table:table-cell table:formula="of:=ROUND([.E51];3)" office:value-type="float" office:value="0.64" calcext:value-type="float">
            <text:p>0.64</text:p>
          </table:table-cell>
          <table:table-cell table:formula="of:=ROUND([.F51];3)" office:value-type="float" office:value="0.576" calcext:value-type="float">
            <text:p>0.576</text:p>
          </table:table-cell>
          <table:table-cell table:formula="of:=ROUND([.G51];3)" office:value-type="float" office:value="0.613" calcext:value-type="float">
            <text:p>0.613</text:p>
          </table:table-cell>
          <table:table-cell table:number-columns-repeated="25"/>
          <table:table-cell table:style-name="ce9" table:formula="of:=[.D51]-[.D$51]" office:value-type="float" office:value="0" calcext:value-type="float">
            <text:p>0.000</text:p>
          </table:table-cell>
          <table:table-cell table:style-name="ce9" table:formula="of:=[.E51]-[.E$51]" office:value-type="float" office:value="0" calcext:value-type="float">
            <text:p>0.000</text:p>
          </table:table-cell>
          <table:table-cell table:style-name="ce9" table:formula="of:=[.F51]-[.F$51]" office:value-type="float" office:value="0" calcext:value-type="float">
            <text:p>0.000</text:p>
          </table:table-cell>
          <table:table-cell table:style-name="ce9" table:formula="of:=[.G51]-[.G$51]" office:value-type="float" office:value="0" calcext:value-type="float">
            <text:p>0.000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[.D60]-[.O125]" office:value-type="float" office:value="-0.020125130344108" calcext:value-type="float">
            <text:p>-0.020</text:p>
          </table:table-cell>
          <table:table-cell table:style-name="ce9" table:formula="of:=[.E60]-[.P125]" office:value-type="float" office:value="-0.00735294117647101" calcext:value-type="float">
            <text:p>-0.007</text:p>
          </table:table-cell>
          <table:table-cell table:style-name="ce9" table:formula="of:=[.F60]-[.Q125]" office:value-type="float" office:value="-0.0138557095078831" calcext:value-type="float">
            <text:p>-0.014</text:p>
          </table:table-cell>
          <table:table-cell table:style-name="ce9" table:formula="of:=[.G60]-[.R125]" office:value-type="float" office:value="-0.00998273952134365" calcext:value-type="float">
            <text:p>-0.0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office:value-type="float" office:value="0.597122302158273" calcext:value-type="float">
            <text:p>0.597</text:p>
          </table:table-cell>
          <table:table-cell office:value-type="float" office:value="0.610294117647059" calcext:value-type="float">
            <text:p>0.610</text:p>
          </table:table-cell>
          <table:table-cell office:value-type="float" office:value="0.603636363636364" calcext:value-type="float">
            <text:p>0.604</text:p>
          </table:table-cell>
          <table:table-cell table:formula="of:=(1+2^2)/((2^2/[.E52])+(1/[.D52]))" office:value-type="float" office:value="0.607613469985359" calcext:value-type="float">
            <text:p>0.608</text:p>
          </table:table-cell>
          <table:table-cell table:formula="of:=ROUND([.D52];3)" office:value-type="float" office:value="0.597" calcext:value-type="float">
            <text:p>0.597</text:p>
          </table:table-cell>
          <table:table-cell table:formula="of:=ROUND([.E52];3)" office:value-type="float" office:value="0.61" calcext:value-type="float">
            <text:p>0.61</text:p>
          </table:table-cell>
          <table:table-cell table:formula="of:=ROUND([.F52];3)" office:value-type="float" office:value="0.604" calcext:value-type="float">
            <text:p>0.604</text:p>
          </table:table-cell>
          <table:table-cell table:formula="of:=ROUND([.G52];3)" office:value-type="float" office:value="0.608" calcext:value-type="float">
            <text:p>0.608</text:p>
          </table:table-cell>
          <table:table-cell table:number-columns-repeated="25"/>
          <table:table-cell table:style-name="ce9" table:formula="of:=[.D52]-[.D$51]" office:value-type="float" office:value="0.073025916616104" calcext:value-type="float">
            <text:p>0.073</text:p>
          </table:table-cell>
          <table:table-cell table:style-name="ce9" table:formula="of:=[.E52]-[.E$51]" office:value-type="float" office:value="-0.029411764705882" calcext:value-type="float">
            <text:p>-0.029</text:p>
          </table:table-cell>
          <table:table-cell table:style-name="ce9" table:formula="of:=[.F52]-[.F$51]" office:value-type="float" office:value="0.0274774232390129" calcext:value-type="float">
            <text:p>0.027</text:p>
          </table:table-cell>
          <table:table-cell table:style-name="ce9" table:formula="of:=[.G52]-[.G$51]" office:value-type="float" office:value="-0.00506258635266932" calcext:value-type="float">
            <text:p>-0.00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[.D61]-[.O126]" office:value-type="float" office:value="-0.0254763877381939" calcext:value-type="float">
            <text:p>-0.025</text:p>
          </table:table-cell>
          <table:table-cell table:style-name="ce9" table:formula="of:=[.E61]-[.P126]" office:value-type="float" office:value="0" calcext:value-type="float">
            <text:p>0.000</text:p>
          </table:table-cell>
          <table:table-cell table:style-name="ce9" table:formula="of:=[.F61]-[.Q126]" office:value-type="float" office:value="-0.0130131189166309" calcext:value-type="float">
            <text:p>-0.013</text:p>
          </table:table-cell>
          <table:table-cell table:style-name="ce9" table:formula="of:=[.G61]-[.R126]" office:value-type="float" office:value="-0.00527353798662333" calcext:value-type="float">
            <text:p>-0.0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17647058823529" calcext:value-type="float">
            <text:p>0.618</text:p>
          </table:table-cell>
          <table:table-cell office:value-type="float" office:value="0.6" calcext:value-type="float">
            <text:p>0.600</text:p>
          </table:table-cell>
          <table:table-cell table:formula="of:=(1+2^2)/((2^2/[.E53])+(1/[.D53]))" office:value-type="float" office:value="0.610465116279069" calcext:value-type="float">
            <text:p>0.610</text:p>
          </table:table-cell>
          <table:table-cell table:formula="of:=ROUND([.D53];3)" office:value-type="float" office:value="0.583" calcext:value-type="float">
            <text:p>0.583</text:p>
          </table:table-cell>
          <table:table-cell table:formula="of:=ROUND([.E53];3)" office:value-type="float" office:value="0.618" calcext:value-type="float">
            <text:p>0.618</text:p>
          </table:table-cell>
          <table:table-cell table:formula="of:=ROUND([.F53];3)" office:value-type="float" office:value="0.6" calcext:value-type="float">
            <text:p>0.6</text:p>
          </table:table-cell>
          <table:table-cell table:formula="of:=ROUND([.G53];3)" office:value-type="float" office:value="0.61" calcext:value-type="float">
            <text:p>0.61</text:p>
          </table:table-cell>
          <table:table-cell table:number-columns-repeated="25"/>
          <table:table-cell table:style-name="ce9" table:formula="of:=[.D53]-[.D$51]" office:value-type="float" office:value="0.0592369477911641" calcext:value-type="float">
            <text:p>0.059</text:p>
          </table:table-cell>
          <table:table-cell table:style-name="ce9" table:formula="of:=[.E53]-[.E$51]" office:value-type="float" office:value="-0.022058823529412" calcext:value-type="float">
            <text:p>-0.022</text:p>
          </table:table-cell>
          <table:table-cell table:style-name="ce9" table:formula="of:=[.F53]-[.F$51]" office:value-type="float" office:value="0.0238410596026489" calcext:value-type="float">
            <text:p>0.024</text:p>
          </table:table-cell>
          <table:table-cell table:style-name="ce9" table:formula="of:=[.G53]-[.G$51]" office:value-type="float" office:value="-0.00221094005895872" calcext:value-type="float">
            <text:p>-0.002</text:p>
          </table:table-cell>
          <table:table-cell table:number-columns-repeated="16"/>
          <table:table-cell office:value-type="string" calcext:value-type="string">
            <text:p>Average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9" table:formula="of:=AVERAGE([.BH3];[.BH13];[.BH23];[.BH33];[.BH43])" office:value-type="float" office:value="0.0308396478553158" calcext:value-type="float">
            <text:p>0.031</text:p>
          </table:table-cell>
          <table:table-cell table:style-name="ce9" table:formula="of:=AVERAGE([.BI3];[.BI13];[.BI23];[.BI33];[.BI43])" office:value-type="float" office:value="0.0138679477703868" calcext:value-type="float">
            <text:p>0.014</text:p>
          </table:table-cell>
          <table:table-cell table:style-name="ce9" table:formula="of:=AVERAGE([.BJ3];[.BJ13];[.BJ23];[.BJ33];[.BJ43])" office:value-type="float" office:value="0.00991759164415299" calcext:value-type="float">
            <text:p>0.010</text:p>
          </table:table-cell>
          <table:table-cell table:style-name="ce9" table:formula="of:=AVERAGE([.BK3];[.BK13];[.BK23];[.BK33];[.BK43])" office:value-type="float" office:value="0.0114140571839644" calcext:value-type="float">
            <text:p>0.0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TARGET</text:p>
          </table:table-cell>
          <table:table-cell office:value-type="float" office:value="3" calcext:value-type="float">
            <text:p>3</text:p>
          </table:table-cell>
          <table:table-cell office:value-type="float" office:value="0.592857142857143" calcext:value-type="float">
            <text:p>0.593</text:p>
          </table:table-cell>
          <table:table-cell office:value-type="float" office:value="0.610294117647059" calcext:value-type="float">
            <text:p>0.610</text:p>
          </table:table-cell>
          <table:table-cell office:value-type="float" office:value="0.601449275362319" calcext:value-type="float">
            <text:p>0.601</text:p>
          </table:table-cell>
          <table:table-cell table:formula="of:=(1+2^2)/((2^2/[.E54])+(1/[.D54]))" office:value-type="float" office:value="0.606725146198831" calcext:value-type="float">
            <text:p>0.607</text:p>
          </table:table-cell>
          <table:table-cell table:formula="of:=ROUND([.D54];3)" office:value-type="float" office:value="0.593" calcext:value-type="float">
            <text:p>0.593</text:p>
          </table:table-cell>
          <table:table-cell table:formula="of:=ROUND([.E54];3)" office:value-type="float" office:value="0.61" calcext:value-type="float">
            <text:p>0.61</text:p>
          </table:table-cell>
          <table:table-cell table:formula="of:=ROUND([.F54];3)" office:value-type="float" office:value="0.601" calcext:value-type="float">
            <text:p>0.601</text:p>
          </table:table-cell>
          <table:table-cell table:formula="of:=ROUND([.G54];3)" office:value-type="float" office:value="0.607" calcext:value-type="float">
            <text:p>0.607</text:p>
          </table:table-cell>
          <table:table-cell table:number-columns-repeated="25"/>
          <table:table-cell table:style-name="ce9" table:formula="of:=[.D54]-[.D$51]" office:value-type="float" office:value="0.068760757314974" calcext:value-type="float">
            <text:p>0.069</text:p>
          </table:table-cell>
          <table:table-cell table:style-name="ce9" table:formula="of:=[.E54]-[.E$51]" office:value-type="float" office:value="-0.029411764705882" calcext:value-type="float">
            <text:p>-0.029</text:p>
          </table:table-cell>
          <table:table-cell table:style-name="ce9" table:formula="of:=[.F54]-[.F$51]" office:value-type="float" office:value="0.0252903349649679" calcext:value-type="float">
            <text:p>0.025</text:p>
          </table:table-cell>
          <table:table-cell table:style-name="ce9" table:formula="of:=[.G54]-[.G$51]" office:value-type="float" office:value="-0.00595091013919757" calcext:value-type="float">
            <text:p>-0.006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AVERAGE([.BH4];[.BH14];[.BH24];[.BH34];[.BH44])" office:value-type="float" office:value="0.0023378288997232" calcext:value-type="float">
            <text:p>0.002</text:p>
          </table:table-cell>
          <table:table-cell table:style-name="ce9" table:formula="of:=AVERAGE([.BI4];[.BI14];[.BI24];[.BI34];[.BI44])" office:value-type="float" office:value="0.0136155674390968" calcext:value-type="float">
            <text:p>0.014</text:p>
          </table:table-cell>
          <table:table-cell table:style-name="ce9" table:formula="of:=AVERAGE([.BJ4];[.BJ14];[.BJ24];[.BJ34];[.BJ44])" office:value-type="float" office:value="0.00518216891773981" calcext:value-type="float">
            <text:p>0.005</text:p>
          </table:table-cell>
          <table:table-cell table:style-name="ce9" table:formula="of:=AVERAGE([.BK4];[.BK14];[.BK24];[.BK34];[.BK44])" office:value-type="float" office:value="0.0101314199535982" calcext:value-type="float">
            <text:p>0.0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TARGET</text:p>
          </table:table-cell>
          <table:table-cell office:value-type="float" office:value="4" calcext:value-type="float">
            <text:p>4</text:p>
          </table:table-cell>
          <table:table-cell office:value-type="float" office:value="0.569444444444444" calcext:value-type="float">
            <text:p>0.569</text:p>
          </table:table-cell>
          <table:table-cell office:value-type="float" office:value="0.602941176470588" calcext:value-type="float">
            <text:p>0.603</text:p>
          </table:table-cell>
          <table:table-cell office:value-type="float" office:value="0.585714285714286" calcext:value-type="float">
            <text:p>0.586</text:p>
          </table:table-cell>
          <table:table-cell table:formula="of:=(1+2^2)/((2^2/[.E55])+(1/[.D55]))" office:value-type="float" office:value="0.595930232558139" calcext:value-type="float">
            <text:p>0.596</text:p>
          </table:table-cell>
          <table:table-cell table:formula="of:=ROUND([.D55];3)" office:value-type="float" office:value="0.569" calcext:value-type="float">
            <text:p>0.569</text:p>
          </table:table-cell>
          <table:table-cell table:formula="of:=ROUND([.E55];3)" office:value-type="float" office:value="0.603" calcext:value-type="float">
            <text:p>0.603</text:p>
          </table:table-cell>
          <table:table-cell table:formula="of:=ROUND([.F55];3)" office:value-type="float" office:value="0.586" calcext:value-type="float">
            <text:p>0.586</text:p>
          </table:table-cell>
          <table:table-cell table:formula="of:=ROUND([.G55];3)" office:value-type="float" office:value="0.596" calcext:value-type="float">
            <text:p>0.596</text:p>
          </table:table-cell>
          <table:table-cell table:number-columns-repeated="25"/>
          <table:table-cell table:style-name="ce9" table:formula="of:=[.D55]-[.D$51]" office:value-type="float" office:value="0.045348058902275" calcext:value-type="float">
            <text:p>0.045</text:p>
          </table:table-cell>
          <table:table-cell table:style-name="ce9" table:formula="of:=[.E55]-[.E$51]" office:value-type="float" office:value="-0.036764705882353" calcext:value-type="float">
            <text:p>-0.037</text:p>
          </table:table-cell>
          <table:table-cell table:style-name="ce9" table:formula="of:=[.F55]-[.F$51]" office:value-type="float" office:value="0.00955534531693492" calcext:value-type="float">
            <text:p>0.010</text:p>
          </table:table-cell>
          <table:table-cell table:style-name="ce9" table:formula="of:=[.G55]-[.G$51]" office:value-type="float" office:value="-0.0167458237798889" calcext:value-type="float">
            <text:p>-0.0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AVERAGE([.BH5];[.BH15];[.BH25];[.BH35];[.BH45])" office:value-type="float" office:value="0.0242241303608262" calcext:value-type="float">
            <text:p>0.024</text:p>
          </table:table-cell>
          <table:table-cell table:style-name="ce9" table:formula="of:=AVERAGE([.BI5];[.BI15];[.BI25];[.BI35];[.BI45])" office:value-type="float" office:value="0.0291738040375054" calcext:value-type="float">
            <text:p>0.029</text:p>
          </table:table-cell>
          <table:table-cell table:style-name="ce9" table:formula="of:=AVERAGE([.BJ5];[.BJ15];[.BJ25];[.BJ35];[.BJ45])" office:value-type="float" office:value="0.0242914850342934" calcext:value-type="float">
            <text:p>0.024</text:p>
          </table:table-cell>
          <table:table-cell table:style-name="ce9" table:formula="of:=AVERAGE([.BK5];[.BK15];[.BK25];[.BK35];[.BK45])" office:value-type="float" office:value="0.0264221249467177" calcext:value-type="float">
            <text:p>0.0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TARGET</text:p>
          </table:table-cell>
          <table:table-cell office:value-type="float" office:value="5" calcext:value-type="float">
            <text:p>5</text:p>
          </table:table-cell>
          <table:table-cell office:value-type="float" office:value="0.558620689655172" calcext:value-type="float">
            <text:p>0.559</text:p>
          </table:table-cell>
          <table:table-cell office:value-type="float" office:value="0.595588235294118" calcext:value-type="float">
            <text:p>0.596</text:p>
          </table:table-cell>
          <table:table-cell office:value-type="float" office:value="0.576512455516014" calcext:value-type="float">
            <text:p>0.577</text:p>
          </table:table-cell>
          <table:table-cell table:formula="of:=(1+2^2)/((2^2/[.E56])+(1/[.D56]))" office:value-type="float" office:value="0.587808417997097" calcext:value-type="float">
            <text:p>0.588</text:p>
          </table:table-cell>
          <table:table-cell table:formula="of:=ROUND([.D56];3)" office:value-type="float" office:value="0.559" calcext:value-type="float">
            <text:p>0.559</text:p>
          </table:table-cell>
          <table:table-cell table:formula="of:=ROUND([.E56];3)" office:value-type="float" office:value="0.596" calcext:value-type="float">
            <text:p>0.596</text:p>
          </table:table-cell>
          <table:table-cell table:formula="of:=ROUND([.F56];3)" office:value-type="float" office:value="0.577" calcext:value-type="float">
            <text:p>0.577</text:p>
          </table:table-cell>
          <table:table-cell table:formula="of:=ROUND([.G56];3)" office:value-type="float" office:value="0.588" calcext:value-type="float">
            <text:p>0.588</text:p>
          </table:table-cell>
          <table:table-cell table:number-columns-repeated="25"/>
          <table:table-cell table:style-name="ce9" table:formula="of:=[.D56]-[.D$51]" office:value-type="float" office:value="0.034524304113003" calcext:value-type="float">
            <text:p>0.035</text:p>
          </table:table-cell>
          <table:table-cell table:style-name="ce9" table:formula="of:=[.E56]-[.E$51]" office:value-type="float" office:value="-0.044117647058823" calcext:value-type="float">
            <text:p>-0.044</text:p>
          </table:table-cell>
          <table:table-cell table:style-name="ce9" table:formula="of:=[.F56]-[.F$51]" office:value-type="float" office:value="0.000353515118662995" calcext:value-type="float">
            <text:p>0.000</text:p>
          </table:table-cell>
          <table:table-cell table:style-name="ce9" table:formula="of:=[.G56]-[.G$51]" office:value-type="float" office:value="-0.0248676383409308" calcext:value-type="float">
            <text:p>-0.02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AVERAGE([.BH6];[.BH16];[.BH26];[.BH36];[.BH46])" office:value-type="float" office:value="0.018971705735322" calcext:value-type="float">
            <text:p>0.019</text:p>
          </table:table-cell>
          <table:table-cell table:style-name="ce9" table:formula="of:=AVERAGE([.BI6];[.BI16];[.BI26];[.BI36];[.BI46])" office:value-type="float" office:value="0.0132054403431734" calcext:value-type="float">
            <text:p>0.013</text:p>
          </table:table-cell>
          <table:table-cell table:style-name="ce9" table:formula="of:=AVERAGE([.BJ6];[.BJ16];[.BJ26];[.BJ36];[.BJ46])" office:value-type="float" office:value="0.0164843158459518" calcext:value-type="float">
            <text:p>0.016</text:p>
          </table:table-cell>
          <table:table-cell table:style-name="ce9" table:formula="of:=AVERAGE([.BK6];[.BK16];[.BK26];[.BK36];[.BK46])" office:value-type="float" office:value="0.0146928786649347" calcext:value-type="float">
            <text:p>0.01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float" office:value="0.634920634920635" calcext:value-type="float">
            <text:p>0.635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610687022900763" calcext:value-type="float">
            <text:p>0.611</text:p>
          </table:table-cell>
          <table:table-cell table:formula="of:=(1+2^2)/((2^2/[.E57])+(1/[.D57]))" office:value-type="float" office:value="0.597014925373134" calcext:value-type="float">
            <text:p>0.597</text:p>
          </table:table-cell>
          <table:table-cell table:formula="of:=ROUND([.D57];3)" office:value-type="float" office:value="0.635" calcext:value-type="float">
            <text:p>0.635</text:p>
          </table:table-cell>
          <table:table-cell table:formula="of:=ROUND([.E57];3)" office:value-type="float" office:value="0.588" calcext:value-type="float">
            <text:p>0.588</text:p>
          </table:table-cell>
          <table:table-cell table:formula="of:=ROUND([.F57];3)" office:value-type="float" office:value="0.611" calcext:value-type="float">
            <text:p>0.611</text:p>
          </table:table-cell>
          <table:table-cell table:formula="of:=ROUND([.G57];3)" office:value-type="float" office:value="0.597" calcext:value-type="float">
            <text:p>0.597</text:p>
          </table:table-cell>
          <table:table-cell table:number-columns-repeated="25"/>
          <table:table-cell table:style-name="ce9" table:formula="of:=[.D57]-[.D$51]" office:value-type="float" office:value="0.110824249378466" calcext:value-type="float">
            <text:p>0.111</text:p>
          </table:table-cell>
          <table:table-cell table:style-name="ce9" table:formula="of:=[.E57]-[.E$51]" office:value-type="float" office:value="-0.051470588235294" calcext:value-type="float">
            <text:p>-0.051</text:p>
          </table:table-cell>
          <table:table-cell table:style-name="ce9" table:formula="of:=[.F57]-[.F$51]" office:value-type="float" office:value="0.034528082503412" calcext:value-type="float">
            <text:p>0.035</text:p>
          </table:table-cell>
          <table:table-cell table:style-name="ce9" table:formula="of:=[.G57]-[.G$51]" office:value-type="float" office:value="-0.0156611309648939" calcext:value-type="float">
            <text:p>-0.016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9" table:formula="of:=AVERAGE([.BH7];[.BH17];[.BH27];[.BH37];[.BH47])" office:value-type="float" office:value="-0.0406908267596074" calcext:value-type="float">
            <text:p>-0.041</text:p>
          </table:table-cell>
          <table:table-cell table:style-name="ce9" table:formula="of:=AVERAGE([.BI7];[.BI17];[.BI27];[.BI37];[.BI47])" office:value-type="float" office:value="0.0215328319058592" calcext:value-type="float">
            <text:p>0.022</text:p>
          </table:table-cell>
          <table:table-cell table:style-name="ce9" table:formula="of:=AVERAGE([.BJ7];[.BJ17];[.BJ27];[.BJ37];[.BJ47])" office:value-type="float" office:value="-0.00385339107389278" calcext:value-type="float">
            <text:p>-0.004</text:p>
          </table:table-cell>
          <table:table-cell table:style-name="ce9" table:formula="of:=AVERAGE([.BK7];[.BK17];[.BK27];[.BK37];[.BK47])" office:value-type="float" office:value="0.0106121858249257" calcext:value-type="float">
            <text:p>0.0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7906976744186" calcext:value-type="float">
            <text:p>0.628</text:p>
          </table:table-cell>
          <table:table-cell office:value-type="float" office:value="0.595588235294118" calcext:value-type="float">
            <text:p>0.596</text:p>
          </table:table-cell>
          <table:table-cell office:value-type="float" office:value="0.611320754716981" calcext:value-type="float">
            <text:p>0.611</text:p>
          </table:table-cell>
          <table:table-cell table:formula="of:=(1+2^2)/((2^2/[.E58])+(1/[.D58]))" office:value-type="float" office:value="0.601783060921248" calcext:value-type="float">
            <text:p>0.602</text:p>
          </table:table-cell>
          <table:table-cell table:formula="of:=ROUND([.D58];3)" office:value-type="float" office:value="0.628" calcext:value-type="float">
            <text:p>0.628</text:p>
          </table:table-cell>
          <table:table-cell table:formula="of:=ROUND([.E58];3)" office:value-type="float" office:value="0.596" calcext:value-type="float">
            <text:p>0.596</text:p>
          </table:table-cell>
          <table:table-cell table:formula="of:=ROUND([.F58];3)" office:value-type="float" office:value="0.611" calcext:value-type="float">
            <text:p>0.611</text:p>
          </table:table-cell>
          <table:table-cell table:formula="of:=ROUND([.G58];3)" office:value-type="float" office:value="0.602" calcext:value-type="float">
            <text:p>0.602</text:p>
          </table:table-cell>
          <table:table-cell table:number-columns-repeated="25"/>
          <table:table-cell table:style-name="ce9" table:formula="of:=[.D58]-[.D$51]" office:value-type="float" office:value="0.103810591202017" calcext:value-type="float">
            <text:p>0.104</text:p>
          </table:table-cell>
          <table:table-cell table:style-name="ce9" table:formula="of:=[.E58]-[.E$51]" office:value-type="float" office:value="-0.044117647058823" calcext:value-type="float">
            <text:p>-0.044</text:p>
          </table:table-cell>
          <table:table-cell table:style-name="ce9" table:formula="of:=[.F58]-[.F$51]" office:value-type="float" office:value="0.03516181431963" calcext:value-type="float">
            <text:p>0.035</text:p>
          </table:table-cell>
          <table:table-cell table:style-name="ce9" table:formula="of:=[.G58]-[.G$51]" office:value-type="float" office:value="-0.0108929954167798" calcext:value-type="float">
            <text:p>-0.011</text:p>
          </table:table-cell>
          <table:table-cell table:number-columns-repeated="17"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9" table:formula="of:=AVERAGE([.BH8];[.BH18];[.BH28];[.BH38];[.BH48])" office:value-type="float" office:value="0.0138972670051614" calcext:value-type="float">
            <text:p>0.014</text:p>
          </table:table-cell>
          <table:table-cell table:style-name="ce9" table:formula="of:=AVERAGE([.BI8];[.BI18];[.BI28];[.BI38];[.BI48])" office:value-type="float" office:value="0.020362158167036" calcext:value-type="float">
            <text:p>0.020</text:p>
          </table:table-cell>
          <table:table-cell table:style-name="ce9" table:formula="of:=AVERAGE([.BJ8];[.BJ18];[.BJ28];[.BJ38];[.BJ48])" office:value-type="float" office:value="0.010572731099845" calcext:value-type="float">
            <text:p>0.011</text:p>
          </table:table-cell>
          <table:table-cell table:style-name="ce9" table:formula="of:=AVERAGE([.BK8];[.BK18];[.BK28];[.BK38];[.BK48])" office:value-type="float" office:value="0.015220369580175" calcext:value-type="float">
            <text:p>0.01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91240875912409" calcext:value-type="float">
            <text:p>0.591</text:p>
          </table:table-cell>
          <table:table-cell office:value-type="float" office:value="0.595588235294118" calcext:value-type="float">
            <text:p>0.596</text:p>
          </table:table-cell>
          <table:table-cell office:value-type="float" office:value="0.593406593406593" calcext:value-type="float">
            <text:p>0.593</text:p>
          </table:table-cell>
          <table:table-cell table:formula="of:=(1+2^2)/((2^2/[.E59])+(1/[.D59]))" office:value-type="float" office:value="0.594713656387666" calcext:value-type="float">
            <text:p>0.595</text:p>
          </table:table-cell>
          <table:table-cell table:formula="of:=ROUND([.D59];3)" office:value-type="float" office:value="0.591" calcext:value-type="float">
            <text:p>0.591</text:p>
          </table:table-cell>
          <table:table-cell table:formula="of:=ROUND([.E59];3)" office:value-type="float" office:value="0.596" calcext:value-type="float">
            <text:p>0.596</text:p>
          </table:table-cell>
          <table:table-cell table:formula="of:=ROUND([.F59];3)" office:value-type="float" office:value="0.593" calcext:value-type="float">
            <text:p>0.593</text:p>
          </table:table-cell>
          <table:table-cell table:formula="of:=ROUND([.G59];3)" office:value-type="float" office:value="0.595" calcext:value-type="float">
            <text:p>0.595</text:p>
          </table:table-cell>
          <table:table-cell table:number-columns-repeated="25"/>
          <table:table-cell table:style-name="ce9" table:formula="of:=[.D59]-[.D$51]" office:value-type="float" office:value="0.0671444903702401" calcext:value-type="float">
            <text:p>0.067</text:p>
          </table:table-cell>
          <table:table-cell table:style-name="ce9" table:formula="of:=[.E59]-[.E$51]" office:value-type="float" office:value="-0.044117647058823" calcext:value-type="float">
            <text:p>-0.044</text:p>
          </table:table-cell>
          <table:table-cell table:style-name="ce9" table:formula="of:=[.F59]-[.F$51]" office:value-type="float" office:value="0.0172476530092419" calcext:value-type="float">
            <text:p>0.017</text:p>
          </table:table-cell>
          <table:table-cell table:style-name="ce9" table:formula="of:=[.G59]-[.G$51]" office:value-type="float" office:value="-0.0179623999503626" calcext:value-type="float">
            <text:p>-0.018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9" table:formula="of:=AVERAGE([.BH9];[.BH19];[.BH29];[.BH39];[.BH49])" office:value-type="float" office:value="0.0108593609566648" calcext:value-type="float">
            <text:p>0.011</text:p>
          </table:table-cell>
          <table:table-cell table:style-name="ce9" table:formula="of:=AVERAGE([.BI9];[.BI19];[.BI29];[.BI39];[.BI49])" office:value-type="float" office:value="-0.0029084967320262" calcext:value-type="float">
            <text:p>-0.003</text:p>
          </table:table-cell>
          <table:table-cell table:style-name="ce9" table:formula="of:=AVERAGE([.BJ9];[.BJ19];[.BJ29];[.BJ39];[.BJ49])" office:value-type="float" office:value="-0.00524847141139241" calcext:value-type="float">
            <text:p>-0.005</text:p>
          </table:table-cell>
          <table:table-cell table:style-name="ce9" table:formula="of:=AVERAGE([.BK9];[.BK19];[.BK29];[.BK39];[.BK49])" office:value-type="float" office:value="-0.00429809282666083" calcext:value-type="float">
            <text:p>-0.00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85714285714286" calcext:value-type="float">
            <text:p>0.586</text:p>
          </table:table-cell>
          <table:table-cell office:value-type="float" office:value="0.602941176470588" calcext:value-type="float">
            <text:p>0.603</text:p>
          </table:table-cell>
          <table:table-cell office:value-type="float" office:value="0.594202898550725" calcext:value-type="float">
            <text:p>0.594</text:p>
          </table:table-cell>
          <table:table-cell table:formula="of:=(1+2^2)/((2^2/[.E60])+(1/[.D60]))" office:value-type="float" office:value="0.599415204678362" calcext:value-type="float">
            <text:p>0.599</text:p>
          </table:table-cell>
          <table:table-cell table:formula="of:=ROUND([.D60];3)" office:value-type="float" office:value="0.586" calcext:value-type="float">
            <text:p>0.586</text:p>
          </table:table-cell>
          <table:table-cell table:formula="of:=ROUND([.E60];3)" office:value-type="float" office:value="0.603" calcext:value-type="float">
            <text:p>0.603</text:p>
          </table:table-cell>
          <table:table-cell table:formula="of:=ROUND([.F60];3)" office:value-type="float" office:value="0.594" calcext:value-type="float">
            <text:p>0.594</text:p>
          </table:table-cell>
          <table:table-cell table:formula="of:=ROUND([.G60];3)" office:value-type="float" office:value="0.599" calcext:value-type="float">
            <text:p>0.599</text:p>
          </table:table-cell>
          <table:table-cell table:number-columns-repeated="25"/>
          <table:table-cell table:style-name="ce9" table:formula="of:=[.D60]-[.D$51]" office:value-type="float" office:value="0.061617900172117" calcext:value-type="float">
            <text:p>0.062</text:p>
          </table:table-cell>
          <table:table-cell table:style-name="ce9" table:formula="of:=[.E60]-[.E$51]" office:value-type="float" office:value="-0.036764705882353" calcext:value-type="float">
            <text:p>-0.037</text:p>
          </table:table-cell>
          <table:table-cell table:style-name="ce9" table:formula="of:=[.F60]-[.F$51]" office:value-type="float" office:value="0.0180439581533739" calcext:value-type="float">
            <text:p>0.018</text:p>
          </table:table-cell>
          <table:table-cell table:style-name="ce9" table:formula="of:=[.G60]-[.G$51]" office:value-type="float" office:value="-0.0132608516596657" calcext:value-type="float">
            <text:p>-0.013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9" table:formula="of:=AVERAGE([.BH10];[.BH20];[.BH30];[.BH40];[.BH50])" office:value-type="float" office:value="-0.0313874840265428" calcext:value-type="float">
            <text:p>-0.031</text:p>
          </table:table-cell>
          <table:table-cell table:style-name="ce9" table:formula="of:=AVERAGE([.BI10];[.BI20];[.BI30];[.BI40];[.BI50])" office:value-type="float" office:value="-0.007786545512514" calcext:value-type="float">
            <text:p>-0.008</text:p>
          </table:table-cell>
          <table:table-cell table:style-name="ce9" table:formula="of:=AVERAGE([.BJ10];[.BJ20];[.BJ30];[.BJ40];[.BJ50])" office:value-type="float" office:value="-0.0165231098776676" calcext:value-type="float">
            <text:p>-0.017</text:p>
          </table:table-cell>
          <table:table-cell table:style-name="ce9" table:formula="of:=AVERAGE([.BK10];[.BK20];[.BK30];[.BK40];[.BK50])" office:value-type="float" office:value="-0.0111816947578787" calcext:value-type="float">
            <text:p>-0.0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AR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77464788732394" calcext:value-type="float">
            <text:p>0.577</text:p>
          </table:table-cell>
          <table:table-cell office:value-type="float" office:value="0.602941176470588" calcext:value-type="float">
            <text:p>0.603</text:p>
          </table:table-cell>
          <table:table-cell office:value-type="float" office:value="0.589928057553957" calcext:value-type="float">
            <text:p>0.590</text:p>
          </table:table-cell>
          <table:table-cell table:formula="of:=(1+2^2)/((2^2/[.E61])+(1/[.D61]))" office:value-type="float" office:value="0.597667638483965" calcext:value-type="float">
            <text:p>0.598</text:p>
          </table:table-cell>
          <table:table-cell table:formula="of:=ROUND([.D61];3)" office:value-type="float" office:value="0.577" calcext:value-type="float">
            <text:p>0.577</text:p>
          </table:table-cell>
          <table:table-cell table:formula="of:=ROUND([.E61];3)" office:value-type="float" office:value="0.603" calcext:value-type="float">
            <text:p>0.603</text:p>
          </table:table-cell>
          <table:table-cell table:formula="of:=ROUND([.F61];3)" office:value-type="float" office:value="0.59" calcext:value-type="float">
            <text:p>0.59</text:p>
          </table:table-cell>
          <table:table-cell table:formula="of:=ROUND([.G61];3)" office:value-type="float" office:value="0.598" calcext:value-type="float">
            <text:p>0.598</text:p>
          </table:table-cell>
          <table:table-cell table:number-columns-repeated="25"/>
          <table:table-cell table:style-name="ce9" table:formula="of:=[.D61]-[.D$51]" office:value-type="float" office:value="0.0533684031902251" calcext:value-type="float">
            <text:p>0.053</text:p>
          </table:table-cell>
          <table:table-cell table:style-name="ce9" table:formula="of:=[.E61]-[.E$51]" office:value-type="float" office:value="-0.036764705882353" calcext:value-type="float">
            <text:p>-0.037</text:p>
          </table:table-cell>
          <table:table-cell table:style-name="ce9" table:formula="of:=[.F61]-[.F$51]" office:value-type="float" office:value="0.013769117156606" calcext:value-type="float">
            <text:p>0.014</text:p>
          </table:table-cell>
          <table:table-cell table:style-name="ce9" table:formula="of:=[.G61]-[.G$51]" office:value-type="float" office:value="-0.0150084178540635" calcext:value-type="float">
            <text:p>-0.01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9" table:formula="of:=AVERAGE([.BH11];[.BH21];[.BH31];[.BH41];[.BH51])" office:value-type="float" office:value="0.00691259581389541" calcext:value-type="float">
            <text:p>0.007</text:p>
          </table:table-cell>
          <table:table-cell table:style-name="ce9" table:formula="of:=AVERAGE([.BI11];[.BI21];[.BI31];[.BI41];[.BI51])" office:value-type="float" office:value="0.0202051360085792" calcext:value-type="float">
            <text:p>0.020</text:p>
          </table:table-cell>
          <table:table-cell table:style-name="ce9" table:formula="of:=AVERAGE([.BJ11];[.BJ21];[.BJ31];[.BJ41];[.BJ51])" office:value-type="float" office:value="0.00716589996835537" calcext:value-type="float">
            <text:p>0.007</text:p>
          </table:table-cell>
          <table:table-cell table:style-name="ce9" table:formula="of:=AVERAGE([.BK11];[.BK21];[.BK31];[.BK41];[.BK51])" office:value-type="float" office:value="0.0145283023251627" calcext:value-type="float">
            <text:p>0.015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1"/>
          <table:table-cell office:value-type="float" office:value="5" calcext:value-type="float">
            <text:p>5</text:p>
          </table:table-cell>
          <table:table-cell table:style-name="ce9" table:formula="of:=AVERAGE([.BH12];[.BH22];[.BH32];[.BH42];[.BH52])" office:value-type="float" office:value="-0.0466453382943768" calcext:value-type="float">
            <text:p>-0.047</text:p>
          </table:table-cell>
          <table:table-cell table:style-name="ce9" table:formula="of:=AVERAGE([.BI12];[.BI22];[.BI32];[.BI42];[.BI52])" office:value-type="float" office:value="-0.03185962929148" calcext:value-type="float">
            <text:p>-0.032</text:p>
          </table:table-cell>
          <table:table-cell table:style-name="ce9" table:formula="of:=AVERAGE([.BJ12];[.BJ22];[.BJ32];[.BJ42];[.BJ52])" office:value-type="float" office:value="-0.043606891701649" calcext:value-type="float">
            <text:p>-0.044</text:p>
          </table:table-cell>
          <table:table-cell table:style-name="ce9" table:formula="of:=AVERAGE([.BK12];[.BK22];[.BK32];[.BK42];[.BK52])" office:value-type="float" office:value="-0.0367368137006432" calcext:value-type="float">
            <text:p>-0.037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9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7"/>
          <table:table-cell>
            <draw:frame draw:z-index="31" draw:style-name="gr1" draw:text-style-name="P1" svg:width="6.2988in" svg:height="3.5429in" svg:x="0.8646in" svg:y="0.0827in">
              <draw:object draw:notify-on-update-of-ranges="'Requirements-as-Context'.C3:'Requirements-as-Context'.C7 'Requirements-as-Context'.A2:'Requirements-as-Context'.A2 'Requirements-as-Context'.BJ3:'Requirements-as-Context'.BJ7 'Requirements-as-Context'.A18:'Requirements-as-Context'.A18 'Requirements-as-Context'.BJ13:'Requirements-as-Context'.BJ17 'Requirements-as-Context'.A29:'Requirements-as-Context'.A29 'Requirements-as-Context'.BJ23:'Requirements-as-Context'.BJ27 'Requirements-as-Context'.A40:'Requirements-as-Context'.A40 'Requirements-as-Context'.BJ33:'Requirements-as-Context'.BJ37 'Requirements-as-Context'.A51:'Requirements-as-Context'.A51 'Requirements-as-Context'.BJ43:'Requirements-as-Context'.BJ47 'Requirements-as-Context'.BE53:'Requirements-as-Context'.BE53 'Requirements-as-Context'.BJ53:'Requirements-as-Context'.BJ57"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table:table-cell>
          <table:table-cell table:number-columns-repeated="8"/>
          <table:table-cell>
            <draw:frame draw:z-index="32" draw:style-name="gr1" draw:text-style-name="P1" svg:width="6.2988in" svg:height="3.5429in" svg:x="0.0043in" svg:y="0.0008in">
              <draw:object draw:notify-on-update-of-ranges="'Requirements-as-Context'.C3:'Requirements-as-Context'.C7 'Requirements-as-Context'.A2:'Requirements-as-Context'.A2 'Requirements-as-Context'.BK3:'Requirements-as-Context'.BK7 'Requirements-as-Context'.A18:'Requirements-as-Context'.A18 'Requirements-as-Context'.BK13:'Requirements-as-Context'.BK17 'Requirements-as-Context'.A29:'Requirements-as-Context'.A29 'Requirements-as-Context'.BK23:'Requirements-as-Context'.BK27 'Requirements-as-Context'.A40:'Requirements-as-Context'.A40 'Requirements-as-Context'.BK33:'Requirements-as-Context'.BK37 'Requirements-as-Context'.A51:'Requirements-as-Context'.A51 'Requirements-as-Context'.BK43:'Requirements-as-Context'.BK47 'Requirements-as-Context'.BE53:'Requirements-as-Context'.BE53 'Requirements-as-Context'.BK53:'Requirements-as-Context'.BK57"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9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1"/>
          <table:table-cell>
            <draw:frame draw:z-index="16" draw:style-name="gr1" draw:text-style-name="P1" svg:width="6.2988in" svg:height="3.5429in" svg:x="0.1925in" svg:y="0.1287in">
              <draw:object draw:notify-on-update-of-ranges="'Requirements-as-Context'.C2:'Requirements-as-Context'.C7 'Requirements-as-Context'.A2:'Requirements-as-Context'.A2 'Requirements-as-Context'.K71:'Requirements-as-Context'.K75 'Requirements-as-Context'.A18:'Requirements-as-Context'.A18 'Requirements-as-Context'.K81:'Requirements-as-Context'.K85 'Requirements-as-Context'.A29:'Requirements-as-Context'.A29 'Requirements-as-Context'.K91:'Requirements-as-Context'.K95 'Requirements-as-Context'.A40:'Requirements-as-Context'.A40 'Requirements-as-Context'.K101:'Requirements-as-Context'.K105 'Requirements-as-Context'.A51:'Requirements-as-Context'.A51 'Requirements-as-Context'.K111:'Requirements-as-Context'.K115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9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7"/>
          <table:table-cell office:value-type="string" calcext:value-type="string">
            <text:p>Averages with mode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rompt with mode in prompt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Delta</text:p>
          </table:table-cell>
          <table:table-cell table:number-columns-repeated="3"/>
          <table:table-cell office:value-type="string" calcext:value-type="string">
            <text:p>Prompt with mode in the prompt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style-name="ce9" table:formula="of:=AVERAGE([.D2];[.D18];[.D29];[.D40];[.D51])" office:value-type="float" office:value="0.526517318230968" calcext:value-type="float">
            <text:p>0.527</text:p>
          </table:table-cell>
          <table:table-cell table:style-name="ce9" table:formula="of:=AVERAGE([.E2];[.E18];[.E29];[.E40];[.E51])" office:value-type="float" office:value="0.530928727736475" calcext:value-type="float">
            <text:p>0.531</text:p>
          </table:table-cell>
          <table:table-cell table:style-name="ce9" table:formula="of:=AVERAGE([.F2];[.F18];[.F29];[.F40];[.F51])" office:value-type="float" office:value="0.507442891387442" calcext:value-type="float">
            <text:p>0.507</text:p>
          </table:table-cell>
          <table:table-cell table:style-name="ce9" table:formula="of:=AVERAGE([.G2];[.G18];[.G29];[.G40];[.G51])" office:value-type="float" office:value="0.518347032904924" calcext:value-type="float">
            <text:p>0.518</text:p>
          </table:table-cell>
          <table:table-cell table:style-name="ce9" table:number-columns-repeated="5"/>
          <table:table-cell table:number-columns-repeated="52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12"/>
          <table:table-cell office:value-type="string" calcext:value-type="string">
            <text:p>SOURCE-to-SOURCE</text:p>
          </table:table-cell>
          <table:table-cell office:value-type="float" office:value="1" calcext:value-type="float">
            <text:p>1</text:p>
          </table:table-cell>
          <table:table-cell table:style-name="ce9" table:formula="of:=AVERAGE([.O82];[.O92];[.O102];[.O112];[.O122])" office:value-type="float" office:value="0.558524970963995" calcext:value-type="float">
            <text:p>0.559</text:p>
          </table:table-cell>
          <table:table-cell table:style-name="ce9" table:formula="of:=AVERAGE([.P82];[.P92];[.P102];[.P112];[.P122])" office:value-type="float" office:value="0.474687332434822" calcext:value-type="float">
            <text:p>0.475</text:p>
          </table:table-cell>
          <table:table-cell table:style-name="ce9" table:formula="of:=AVERAGE([.Q82];[.Q92];[.Q102];[.Q112];[.Q122])" office:value-type="float" office:value="0.492620123362665" calcext:value-type="float">
            <text:p>0.493</text:p>
          </table:table-cell>
          <table:table-cell table:style-name="ce9" table:formula="of:=AVERAGE([.R82];[.R92];[.R102];[.R112];[.R122])" office:value-type="float" office:value="0.480038864266848" calcext:value-type="float">
            <text:p>0.480</text:p>
          </table:table-cell>
          <table:table-cell table:style-name="ce9"/>
          <table:table-cell table:style-name="ce9" table:formula="of:=[.AK70]-[.AK$69]" office:value-type="float" office:value="0.0320076527330274" calcext:value-type="float">
            <text:p>0.032</text:p>
          </table:table-cell>
          <table:table-cell table:style-name="ce9" table:formula="of:=[.AL70]-[.AL$69]" office:value-type="float" office:value="-0.0562413953016533" calcext:value-type="float">
            <text:p>-0.056</text:p>
          </table:table-cell>
          <table:table-cell table:style-name="ce9" table:formula="of:=[.AM70]-[.AM$69]" office:value-type="float" office:value="-0.0148227680247772" calcext:value-type="float">
            <text:p>-0.015</text:p>
          </table:table-cell>
          <table:table-cell table:style-name="ce9" table:formula="of:=[.AN70]-[.AN$69]" office:value-type="float" office:value="-0.0383081686380761" calcext:value-type="float">
            <text:p>-0.03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source-to-target</text:p>
          </table:table-cell>
          <table:table-cell office:value-type="float" office:value="1" calcext:value-type="float">
            <text:p>1</text:p>
          </table:table-cell>
          <table:table-cell office:value-type="float" office:value="0.596491228070175" calcext:value-type="float">
            <text:p>0.596</text:p>
          </table:table-cell>
          <table:table-cell office:value-type="float" office:value="0.5" calcext:value-type="float">
            <text:p>0.500</text:p>
          </table:table-cell>
          <table:table-cell office:value-type="float" office:value="0.544" calcext:value-type="float">
            <text:p>0.544</text:p>
          </table:table-cell>
          <table:table-cell table:formula="of:=(1+2^2)/((2^2/[.E71])+(1/[.D71]))" office:value-type="float" office:value="0.516717325227963" calcext:value-type="float">
            <text:p>0.517</text:p>
          </table:table-cell>
          <table:table-cell table:style-name="ce9" table:formula="of:=[.D71]-[.D$2]" office:value-type="float" office:value="0.00632729364394491" calcext:value-type="float">
            <text:p>0.006</text:p>
          </table:table-cell>
          <table:table-cell table:style-name="ce9" table:formula="of:=[.E71]-[.E$2]" office:value-type="float" office:value="-0.029411764705882" calcext:value-type="float">
            <text:p>-0.029</text:p>
          </table:table-cell>
          <table:table-cell table:style-name="ce9" table:formula="of:=[.F71]-[.F$2]" office:value-type="float" office:value="-0.014139534883721" calcext:value-type="float">
            <text:p>-0.014</text:p>
          </table:table-cell>
          <table:table-cell table:style-name="ce9" table:formula="of:=[.G71]-[.G$2]" office:value-type="float" office:value="-0.0238232153125769" calcext:value-type="float">
            <text:p>-0.024</text:p>
          </table:table-cell>
          <table:table-cell office:value-type="string" calcext:value-type="string">
            <text:p>GANNT-mode</text:p>
          </table:table-cell>
          <table:table-cell office:value-type="string" calcext:value-type="string">
            <text:p>target-to-targe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59016393442623" calcext:value-type="float">
            <text:p>0.590</text:p>
          </table:table-cell>
          <table:table-cell table:style-name="ce14" office:value-type="float" office:value="0.529411764705882" calcext:value-type="float">
            <text:p>0.529</text:p>
          </table:table-cell>
          <table:table-cell table:style-name="ce14" office:value-type="float" office:value="0.558139534883721" calcext:value-type="float">
            <text:p>0.558</text:p>
          </table:table-cell>
          <table:table-cell table:style-name="ce9" table:formula="of:=(1+2^2)/((2^2/[.P71])+(1/[.O71]))" office:value-type="float" office:value="0.54054054054054" calcext:value-type="float">
            <text:p>0.541</text:p>
          </table:table-cell>
          <table:table-cell table:style-name="ce9" table:number-columns-repeated="3"/>
          <table:table-cell table:number-columns-repeated="14"/>
          <table:table-cell office:value-type="float" office:value="2" calcext:value-type="float">
            <text:p>2</text:p>
          </table:table-cell>
          <table:table-cell table:style-name="ce9" table:formula="of:=AVERAGE([.O83];[.O93];[.O103];[.O113];[.O123])" office:value-type="float" office:value="0.559488979053233" calcext:value-type="float">
            <text:p>0.559</text:p>
          </table:table-cell>
          <table:table-cell table:style-name="ce9" table:formula="of:=AVERAGE([.P83];[.P93];[.P103];[.P113];[.P123])" office:value-type="float" office:value="0.475709316986218" calcext:value-type="float">
            <text:p>0.476</text:p>
          </table:table-cell>
          <table:table-cell table:style-name="ce9" table:formula="of:=AVERAGE([.Q83];[.Q93];[.Q103];[.Q113];[.Q123])" office:value-type="float" office:value="0.497609729672764" calcext:value-type="float">
            <text:p>0.498</text:p>
          </table:table-cell>
          <table:table-cell table:style-name="ce9" table:formula="of:=AVERAGE([.R83];[.R93];[.R103];[.R113];[.R123])" office:value-type="float" office:value="0.482846502578279" calcext:value-type="float">
            <text:p>0.483</text:p>
          </table:table-cell>
          <table:table-cell table:style-name="ce9"/>
          <table:table-cell table:style-name="ce9" table:formula="of:=[.AK71]-[.AK$69]" office:value-type="float" office:value="0.032971660822265" calcext:value-type="float">
            <text:p>0.033</text:p>
          </table:table-cell>
          <table:table-cell table:style-name="ce9" table:formula="of:=[.AL71]-[.AL$69]" office:value-type="float" office:value="-0.0552194107502571" calcext:value-type="float">
            <text:p>-0.055</text:p>
          </table:table-cell>
          <table:table-cell table:style-name="ce9" table:formula="of:=[.AM71]-[.AM$69]" office:value-type="float" office:value="-0.00983316171467863" calcext:value-type="float">
            <text:p>-0.010</text:p>
          </table:table-cell>
          <table:table-cell table:style-name="ce9" table:formula="of:=[.AN71]-[.AN$69]" office:value-type="float" office:value="-0.0355005303266451" calcext:value-type="float">
            <text:p>-0.036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637931034482759" calcext:value-type="float">
            <text:p>0.638</text:p>
          </table:table-cell>
          <table:table-cell office:value-type="float" office:value="0.544117647058824" calcext:value-type="float">
            <text:p>0.544</text:p>
          </table:table-cell>
          <table:table-cell office:value-type="float" office:value="0.587301587301587" calcext:value-type="float">
            <text:p>0.587</text:p>
          </table:table-cell>
          <table:table-cell table:formula="of:=(1+2^2)/((2^2/[.E72])+(1/[.D72]))" office:value-type="float" office:value="0.560606060606061" calcext:value-type="float">
            <text:p>0.561</text:p>
          </table:table-cell>
          <table:table-cell table:style-name="ce9" table:formula="of:=[.D72]-[.D$2]" office:value-type="float" office:value="0.047767100056529" calcext:value-type="float">
            <text:p>0.048</text:p>
          </table:table-cell>
          <table:table-cell table:style-name="ce9" table:formula="of:=[.E72]-[.E$2]" office:value-type="float" office:value="0.014705882352942" calcext:value-type="float">
            <text:p>0.015</text:p>
          </table:table-cell>
          <table:table-cell table:style-name="ce9" table:formula="of:=[.F72]-[.F$2]" office:value-type="float" office:value="0.029162052417866" calcext:value-type="float">
            <text:p>0.029</text:p>
          </table:table-cell>
          <table:table-cell table:style-name="ce9" table:formula="of:=[.G72]-[.G$2]" office:value-type="float" office:value="0.0200655200655206" calcext:value-type="float">
            <text:p>0.0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0.610169491525424" calcext:value-type="float">
            <text:p>0.610</text:p>
          </table:table-cell>
          <table:table-cell table:style-name="ce9" office:value-type="float" office:value="0.529411764705882" calcext:value-type="float">
            <text:p>0.529</text:p>
          </table:table-cell>
          <table:table-cell table:style-name="ce9" office:value-type="float" office:value="0.566929133858268" calcext:value-type="float">
            <text:p>0.567</text:p>
          </table:table-cell>
          <table:table-cell table:style-name="ce9" table:formula="of:=(1+2^2)/((2^2/[.P72])+(1/[.O72]))" office:value-type="float" office:value="0.54380664652568" calcext:value-type="float">
            <text:p>0.544</text:p>
          </table:table-cell>
          <table:table-cell table:style-name="ce9" table:formula="of:=[.O72]-[.O$71]" office:value-type="float" office:value="0.0200055570991939" calcext:value-type="float">
            <text:p>0.020</text:p>
          </table:table-cell>
          <table:table-cell table:style-name="ce9" table:formula="of:=[.P72]-[.P$71]" office:value-type="float" office:value="0" calcext:value-type="float">
            <text:p>0.000</text:p>
          </table:table-cell>
          <table:table-cell table:style-name="ce9" table:formula="of:=[.Q72]-[.Q$71]" office:value-type="float" office:value="0.00878959897454701" calcext:value-type="float">
            <text:p>0.009</text:p>
          </table:table-cell>
          <table:table-cell table:style-name="ce9" table:formula="of:=[.R72]-[.R$71]" office:value-type="float" office:value="0.00326610598513921" calcext:value-type="float">
            <text:p>0.00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9" table:formula="of:=AVERAGE([.O84];[.O94];[.O104];[.O114];[.O124])" office:value-type="float" office:value="0.578305125895259" calcext:value-type="float">
            <text:p>0.578</text:p>
          </table:table-cell>
          <table:table-cell table:style-name="ce9" table:formula="of:=AVERAGE([.P84];[.P94];[.P104];[.P114];[.P124])" office:value-type="float" office:value="0.485780328391519" calcext:value-type="float">
            <text:p>0.486</text:p>
          </table:table-cell>
          <table:table-cell table:style-name="ce9" table:formula="of:=AVERAGE([.Q84];[.Q94];[.Q104];[.Q114];[.Q124])" office:value-type="float" office:value="0.504558851357744" calcext:value-type="float">
            <text:p>0.505</text:p>
          </table:table-cell>
          <table:table-cell table:style-name="ce9" table:formula="of:=AVERAGE([.R84];[.R94];[.R104];[.R114];[.R124])" office:value-type="float" office:value="0.49111137478691" calcext:value-type="float">
            <text:p>0.491</text:p>
          </table:table-cell>
          <table:table-cell table:style-name="ce9"/>
          <table:table-cell table:style-name="ce9" table:formula="of:=[.AK72]-[.AK$69]" office:value-type="float" office:value="0.0517878076642906" calcext:value-type="float">
            <text:p>0.052</text:p>
          </table:table-cell>
          <table:table-cell table:style-name="ce9" table:formula="of:=[.AL72]-[.AL$69]" office:value-type="float" office:value="-0.0451483993449558" calcext:value-type="float">
            <text:p>-0.045</text:p>
          </table:table-cell>
          <table:table-cell table:style-name="ce9" table:formula="of:=[.AM72]-[.AM$69]" office:value-type="float" office:value="-0.00288404002969789" calcext:value-type="float">
            <text:p>-0.003</text:p>
          </table:table-cell>
          <table:table-cell table:style-name="ce9" table:formula="of:=[.AN72]-[.AN$69]" office:value-type="float" office:value="-0.0272356581180138" calcext:value-type="float">
            <text:p>-0.02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14035087719298" calcext:value-type="float">
            <text:p>0.614</text:p>
          </table:table-cell>
          <table:table-cell office:value-type="float" office:value="0.514705882352941" calcext:value-type="float">
            <text:p>0.515</text:p>
          </table:table-cell>
          <table:table-cell office:value-type="float" office:value="0.56" calcext:value-type="float">
            <text:p>0.560</text:p>
          </table:table-cell>
          <table:table-cell table:formula="of:=(1+2^2)/((2^2/[.E73])+(1/[.D73]))" office:value-type="float" office:value="0.531914893617021" calcext:value-type="float">
            <text:p>0.532</text:p>
          </table:table-cell>
          <table:table-cell table:style-name="ce9" table:formula="of:=[.D73]-[.D$2]" office:value-type="float" office:value="0.023871153293068" calcext:value-type="float">
            <text:p>0.024</text:p>
          </table:table-cell>
          <table:table-cell table:style-name="ce9" table:formula="of:=[.E73]-[.E$2]" office:value-type="float" office:value="-0.014705882352941" calcext:value-type="float">
            <text:p>-0.015</text:p>
          </table:table-cell>
          <table:table-cell table:style-name="ce9" table:formula="of:=[.F73]-[.F$2]" office:value-type="float" office:value="0.00186046511627902" calcext:value-type="float">
            <text:p>0.002</text:p>
          </table:table-cell>
          <table:table-cell table:style-name="ce9" table:formula="of:=[.G73]-[.G$2]" office:value-type="float" office:value="-0.00862564692351919" calcext:value-type="float">
            <text:p>-0.0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0.648" calcext:value-type="float">
            <text:p>0.648</text:p>
          </table:table-cell>
          <table:table-cell table:style-name="ce9" office:value-type="float" office:value="0.514705882352941" calcext:value-type="float">
            <text:p>0.515</text:p>
          </table:table-cell>
          <table:table-cell table:style-name="ce9" office:value-type="float" office:value="0.573770491803279" calcext:value-type="float">
            <text:p>0.574</text:p>
          </table:table-cell>
          <table:table-cell table:style-name="ce9" table:formula="of:=(1+2^2)/((2^2/[.P73])+(1/[.O73]))" office:value-type="float" office:value="0.536789487635854" calcext:value-type="float">
            <text:p>0.537</text:p>
          </table:table-cell>
          <table:table-cell table:style-name="ce9" table:formula="of:=[.O73]-[.O$71]" office:value-type="float" office:value="0.05783606557377" calcext:value-type="float">
            <text:p>0.058</text:p>
          </table:table-cell>
          <table:table-cell table:style-name="ce9" table:formula="of:=[.P73]-[.P$71]" office:value-type="float" office:value="-0.014705882352941" calcext:value-type="float">
            <text:p>-0.015</text:p>
          </table:table-cell>
          <table:table-cell table:style-name="ce9" table:formula="of:=[.Q73]-[.Q$71]" office:value-type="float" office:value="0.015630956919558" calcext:value-type="float">
            <text:p>0.016</text:p>
          </table:table-cell>
          <table:table-cell table:style-name="ce9" table:formula="of:=[.R73]-[.R$71]" office:value-type="float" office:value="-0.00375105290468603" calcext:value-type="float">
            <text:p>-0.00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9" table:formula="of:=AVERAGE([.O85];[.O95];[.O105];[.O115];[.O125])" office:value-type="float" office:value="0.552445932749686" calcext:value-type="float">
            <text:p>0.552</text:p>
          </table:table-cell>
          <table:table-cell table:style-name="ce9" table:formula="of:=AVERAGE([.P85];[.P95];[.P105];[.P115];[.P125])" office:value-type="float" office:value="0.483400649247134" calcext:value-type="float">
            <text:p>0.483</text:p>
          </table:table-cell>
          <table:table-cell table:style-name="ce9" table:formula="of:=AVERAGE([.Q85];[.Q95];[.Q105];[.Q115];[.Q125])" office:value-type="float" office:value="0.493994407315695" calcext:value-type="float">
            <text:p>0.494</text:p>
          </table:table-cell>
          <table:table-cell table:style-name="ce9" table:formula="of:=AVERAGE([.R85];[.R95];[.R105];[.R115];[.R125])" office:value-type="float" office:value="0.485450322871856" calcext:value-type="float">
            <text:p>0.485</text:p>
          </table:table-cell>
          <table:table-cell table:style-name="ce9"/>
          <table:table-cell table:style-name="ce9" table:formula="of:=[.AK73]-[.AK$69]" office:value-type="float" office:value="0.0259286145187182" calcext:value-type="float">
            <text:p>0.026</text:p>
          </table:table-cell>
          <table:table-cell table:style-name="ce9" table:formula="of:=[.AL73]-[.AL$69]" office:value-type="float" office:value="-0.0475280784893408" calcext:value-type="float">
            <text:p>-0.048</text:p>
          </table:table-cell>
          <table:table-cell table:style-name="ce9" table:formula="of:=[.AM73]-[.AM$69]" office:value-type="float" office:value="-0.0134484840717476" calcext:value-type="float">
            <text:p>-0.013</text:p>
          </table:table-cell>
          <table:table-cell table:style-name="ce9" table:formula="of:=[.AN73]-[.AN$69]" office:value-type="float" office:value="-0.0328967100330677" calcext:value-type="float">
            <text:p>-0.033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76" calcext:value-type="float">
            <text:p>0.576</text:p>
          </table:table-cell>
          <table:table-cell table:formula="of:=(1+2^2)/((2^2/[.E74])+(1/[.D74]))" office:value-type="float" office:value="0.547112462006079" calcext:value-type="float">
            <text:p>0.547</text:p>
          </table:table-cell>
          <table:table-cell table:style-name="ce9" table:formula="of:=[.D74]-[.D$2]" office:value-type="float" office:value="0.041415012942191" calcext:value-type="float">
            <text:p>0.041</text:p>
          </table:table-cell>
          <table:table-cell table:style-name="ce9" table:formula="of:=[.E74]-[.E$2]" office:value-type="float" office:value="0" calcext:value-type="float">
            <text:p>0.000</text:p>
          </table:table-cell>
          <table:table-cell table:style-name="ce9" table:formula="of:=[.F74]-[.F$2]" office:value-type="float" office:value="0.0178604651162789" calcext:value-type="float">
            <text:p>0.018</text:p>
          </table:table-cell>
          <table:table-cell table:style-name="ce9" table:formula="of:=[.G74]-[.G$2]" office:value-type="float" office:value="0.00657192146553842" calcext:value-type="float">
            <text:p>0.0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0.607142857142857" calcext:value-type="float">
            <text:p>0.607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0.548387096774194" calcext:value-type="float">
            <text:p>0.548</text:p>
          </table:table-cell>
          <table:table-cell table:style-name="ce9" table:formula="of:=(1+2^2)/((2^2/[.P74])+(1/[.O74]))" office:value-type="float" office:value="0.518292682926829" calcext:value-type="float">
            <text:p>0.518</text:p>
          </table:table-cell>
          <table:table-cell table:style-name="ce9" table:formula="of:=[.O74]-[.O$71]" office:value-type="float" office:value="0.0169789227166269" calcext:value-type="float">
            <text:p>0.017</text:p>
          </table:table-cell>
          <table:table-cell table:style-name="ce9" table:formula="of:=[.P74]-[.P$71]" office:value-type="float" office:value="-0.029411764705882" calcext:value-type="float">
            <text:p>-0.029</text:p>
          </table:table-cell>
          <table:table-cell table:style-name="ce9" table:formula="of:=[.Q74]-[.Q$71]" office:value-type="float" office:value="-0.00975243810952708" calcext:value-type="float">
            <text:p>-0.010</text:p>
          </table:table-cell>
          <table:table-cell table:style-name="ce9" table:formula="of:=[.R74]-[.R$71]" office:value-type="float" office:value="-0.0222478576137112" calcext:value-type="float">
            <text:p>-0.02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9" table:formula="of:=AVERAGE([.O86];[.O96];[.O106];[.O116];[.O126])" office:value-type="float" office:value="0.549405579892873" calcext:value-type="float">
            <text:p>0.549</text:p>
          </table:table-cell>
          <table:table-cell table:style-name="ce9" table:formula="of:=AVERAGE([.P86];[.P96];[.P106];[.P116];[.P126])" office:value-type="float" office:value="0.477586626668406" calcext:value-type="float">
            <text:p>0.478</text:p>
          </table:table-cell>
          <table:table-cell table:style-name="ce9" table:formula="of:=AVERAGE([.Q86];[.Q96];[.Q106];[.Q116];[.Q126])" office:value-type="float" office:value="0.493414214138374" calcext:value-type="float">
            <text:p>0.493</text:p>
          </table:table-cell>
          <table:table-cell table:style-name="ce9" table:formula="of:=AVERAGE([.R86];[.R96];[.R106];[.R116];[.R126])" office:value-type="float" office:value="0.481998951242884" calcext:value-type="float">
            <text:p>0.482</text:p>
          </table:table-cell>
          <table:table-cell table:style-name="ce9"/>
          <table:table-cell table:style-name="ce9" table:formula="of:=[.AK74]-[.AK$69]" office:value-type="float" office:value="0.0228882616619054" calcext:value-type="float">
            <text:p>0.023</text:p>
          </table:table-cell>
          <table:table-cell table:style-name="ce9" table:formula="of:=[.AL74]-[.AL$69]" office:value-type="float" office:value="-0.0533421010680695" calcext:value-type="float">
            <text:p>-0.053</text:p>
          </table:table-cell>
          <table:table-cell table:style-name="ce9" table:formula="of:=[.AM74]-[.AM$69]" office:value-type="float" office:value="-0.0140286772490686" calcext:value-type="float">
            <text:p>-0.014</text:p>
          </table:table-cell>
          <table:table-cell table:style-name="ce9" table:formula="of:=[.AN74]-[.AN$69]" office:value-type="float" office:value="-0.0363480816620401" calcext:value-type="float">
            <text:p>-0.036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96774193548387" calcext:value-type="float">
            <text:p>0.597</text:p>
          </table:table-cell>
          <table:table-cell office:value-type="float" office:value="0.544117647058824" calcext:value-type="float">
            <text:p>0.544</text:p>
          </table:table-cell>
          <table:table-cell office:value-type="float" office:value="0.569230769230769" calcext:value-type="float">
            <text:p>0.569</text:p>
          </table:table-cell>
          <table:table-cell table:formula="of:=(1+2^2)/((2^2/[.E75])+(1/[.D75]))" office:value-type="float" office:value="0.553892215568863" calcext:value-type="float">
            <text:p>0.554</text:p>
          </table:table-cell>
          <table:table-cell table:style-name="ce9" table:formula="of:=[.D75]-[.D$2]" office:value-type="float" office:value="0.00661025912215696" calcext:value-type="float">
            <text:p>0.007</text:p>
          </table:table-cell>
          <table:table-cell table:style-name="ce9" table:formula="of:=[.E75]-[.E$2]" office:value-type="float" office:value="0.014705882352942" calcext:value-type="float">
            <text:p>0.015</text:p>
          </table:table-cell>
          <table:table-cell table:style-name="ce9" table:formula="of:=[.F75]-[.F$2]" office:value-type="float" office:value="0.011091234347048" calcext:value-type="float">
            <text:p>0.011</text:p>
          </table:table-cell>
          <table:table-cell table:style-name="ce9" table:formula="of:=[.G75]-[.G$2]" office:value-type="float" office:value="0.0133516750283224" calcext:value-type="float">
            <text:p>0.0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9" office:value-type="float" office:value="0.631578947368421" calcext:value-type="float">
            <text:p>0.632</text:p>
          </table:table-cell>
          <table:table-cell table:style-name="ce9" office:value-type="float" office:value="0.529411764705882" calcext:value-type="float">
            <text:p>0.529</text:p>
          </table:table-cell>
          <table:table-cell table:style-name="ce9" office:value-type="float" office:value="0.576" calcext:value-type="float">
            <text:p>0.576</text:p>
          </table:table-cell>
          <table:table-cell table:style-name="ce9" table:formula="of:=(1+2^2)/((2^2/[.P75])+(1/[.O75]))" office:value-type="float" office:value="0.547112462006079" calcext:value-type="float">
            <text:p>0.547</text:p>
          </table:table-cell>
          <table:table-cell table:style-name="ce9" table:formula="of:=[.O75]-[.O$71]" office:value-type="float" office:value="0.041415012942191" calcext:value-type="float">
            <text:p>0.041</text:p>
          </table:table-cell>
          <table:table-cell table:style-name="ce9" table:formula="of:=[.P75]-[.P$71]" office:value-type="float" office:value="0" calcext:value-type="float">
            <text:p>0.000</text:p>
          </table:table-cell>
          <table:table-cell table:style-name="ce9" table:formula="of:=[.Q75]-[.Q$71]" office:value-type="float" office:value="0.0178604651162789" calcext:value-type="float">
            <text:p>0.018</text:p>
          </table:table-cell>
          <table:table-cell table:style-name="ce9" table:formula="of:=[.R75]-[.R$71]" office:value-type="float" office:value="0.00657192146553842" calcext:value-type="float">
            <text:p>0.007</text:p>
          </table:table-cell>
          <table:table-cell table:number-columns-repeated="14"/>
          <table:table-cell table:style-name="ce9" table:number-columns-repeated="9"/>
          <table:table-cell table:number-columns-repeated="52"/>
        </table:table-row>
        <table:table-row table:style-name="ro1">
          <table:table-cell/>
          <table:table-cell office:value-type="string" calcext:value-type="string">
            <text:p>target-to-source</text:p>
          </table:table-cell>
          <table:table-cell office:value-type="float" office:value="1" calcext:value-type="float">
            <text:p>1</text:p>
          </table:table-cell>
          <table:table-cell office:value-type="float" office:value="0.614035087719298" calcext:value-type="float">
            <text:p>0.614</text:p>
          </table:table-cell>
          <table:table-cell office:value-type="float" office:value="0.514705882352941" calcext:value-type="float">
            <text:p>0.515</text:p>
          </table:table-cell>
          <table:table-cell office:value-type="float" office:value="0.56" calcext:value-type="float">
            <text:p>0.560</text:p>
          </table:table-cell>
          <table:table-cell table:formula="of:=(1+2^2)/((2^2/[.E76])+(1/[.D76]))" office:value-type="float" office:value="0.531914893617021" calcext:value-type="float">
            <text:p>0.532</text:p>
          </table:table-cell>
          <table:table-cell table:style-name="ce9" table:formula="of:=[.D76]-[.D$2]" office:value-type="float" office:value="0.023871153293068" calcext:value-type="float">
            <text:p>0.024</text:p>
          </table:table-cell>
          <table:table-cell table:style-name="ce9" table:formula="of:=[.E76]-[.E$2]" office:value-type="float" office:value="-0.014705882352941" calcext:value-type="float">
            <text:p>-0.015</text:p>
          </table:table-cell>
          <table:table-cell table:style-name="ce9" table:formula="of:=[.F76]-[.F$2]" office:value-type="float" office:value="0.00186046511627902" calcext:value-type="float">
            <text:p>0.002</text:p>
          </table:table-cell>
          <table:table-cell table:style-name="ce9" table:formula="of:=[.G76]-[.G$2]" office:value-type="float" office:value="-0.00862564692351919" calcext:value-type="float">
            <text:p>-0.00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" office:value-type="float" office:value="0.642857142857143" calcext:value-type="float">
            <text:p>0.643</text:p>
          </table:table-cell>
          <table:table-cell table:style-name="ce9" office:value-type="float" office:value="0.529411764705882" calcext:value-type="float">
            <text:p>0.529</text:p>
          </table:table-cell>
          <table:table-cell table:style-name="ce9" office:value-type="float" office:value="0.580645161290323" calcext:value-type="float">
            <text:p>0.581</text:p>
          </table:table-cell>
          <table:table-cell table:style-name="ce9" table:formula="of:=(1+2^2)/((2^2/[.P76])+(1/[.O76]))" office:value-type="float" office:value="0.548780487804878" calcext:value-type="float">
            <text:p>0.549</text:p>
          </table:table-cell>
          <table:table-cell table:style-name="ce9" table:formula="of:=[.O76]-[.O$71]" office:value-type="float" office:value="0.052693208430913" calcext:value-type="float">
            <text:p>0.053</text:p>
          </table:table-cell>
          <table:table-cell table:style-name="ce9" table:formula="of:=[.P76]-[.P$71]" office:value-type="float" office:value="0" calcext:value-type="float">
            <text:p>0.000</text:p>
          </table:table-cell>
          <table:table-cell table:style-name="ce9" table:formula="of:=[.Q76]-[.Q$71]" office:value-type="float" office:value="0.0225056264066019" calcext:value-type="float">
            <text:p>0.023</text:p>
          </table:table-cell>
          <table:table-cell table:style-name="ce9" table:formula="of:=[.R76]-[.R$71]" office:value-type="float" office:value="0.00823994726433752" calcext:value-type="float">
            <text:p>0.008</text:p>
          </table:table-cell>
          <table:table-cell table:number-columns-repeated="12"/>
          <table:table-cell office:value-type="string" calcext:value-type="string">
            <text:p>TARGET-to-TARGET</text:p>
          </table:table-cell>
          <table:table-cell office:value-type="float" office:value="1" calcext:value-type="float">
            <text:p>1</text:p>
          </table:table-cell>
          <table:table-cell table:style-name="ce9" table:formula="of:=AVERAGE([.O72];[.O87];[.O97];[.O107];[.O117])" office:value-type="float" office:value="0.53879175348552" calcext:value-type="float">
            <text:p>0.539</text:p>
          </table:table-cell>
          <table:table-cell table:style-name="ce9" table:formula="of:=AVERAGE([.P72];[.P87];[.P97];[.P107];[.P117])" office:value-type="float" office:value="0.489705157746765" calcext:value-type="float">
            <text:p>0.490</text:p>
          </table:table-cell>
          <table:table-cell table:style-name="ce9" table:formula="of:=AVERAGE([.Q72];[.Q87];[.Q97];[.Q107];[.Q117])" office:value-type="float" office:value="0.496734303825268" calcext:value-type="float">
            <text:p>0.497</text:p>
          </table:table-cell>
          <table:table-cell table:style-name="ce9" table:formula="of:=AVERAGE([.R72];[.R87];[.R97];[.R107];[.R117])" office:value-type="float" office:value="0.490854610754739" calcext:value-type="float">
            <text:p>0.491</text:p>
          </table:table-cell>
          <table:table-cell table:style-name="ce9"/>
          <table:table-cell table:style-name="ce9" table:formula="of:=[.AK76]-[.AK$69]" office:value-type="float" office:value="0.0122744352545516" calcext:value-type="float">
            <text:p>0.012</text:p>
          </table:table-cell>
          <table:table-cell table:style-name="ce9" table:formula="of:=[.AL76]-[.AL$69]" office:value-type="float" office:value="-0.0412235699897105" calcext:value-type="float">
            <text:p>-0.041</text:p>
          </table:table-cell>
          <table:table-cell table:style-name="ce9" table:formula="of:=[.AM76]-[.AM$69]" office:value-type="float" office:value="-0.0107085875621746" calcext:value-type="float">
            <text:p>-0.011</text:p>
          </table:table-cell>
          <table:table-cell table:style-name="ce9" table:formula="of:=[.AN76]-[.AN$69]" office:value-type="float" office:value="-0.0274924221501855" calcext:value-type="float">
            <text:p>-0.02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96491228070175" calcext:value-type="float">
            <text:p>0.596</text:p>
          </table:table-cell>
          <table:table-cell office:value-type="float" office:value="0.5" calcext:value-type="float">
            <text:p>0.500</text:p>
          </table:table-cell>
          <table:table-cell office:value-type="float" office:value="0.544" calcext:value-type="float">
            <text:p>0.544</text:p>
          </table:table-cell>
          <table:table-cell table:formula="of:=(1+2^2)/((2^2/[.E77])+(1/[.D77]))" office:value-type="float" office:value="0.516717325227963" calcext:value-type="float">
            <text:p>0.517</text:p>
          </table:table-cell>
          <table:table-cell table:style-name="ce9" table:formula="of:=[.D77]-[.D$2]" office:value-type="float" office:value="0.00632729364394491" calcext:value-type="float">
            <text:p>0.006</text:p>
          </table:table-cell>
          <table:table-cell table:style-name="ce9" table:formula="of:=[.E77]-[.E$2]" office:value-type="float" office:value="-0.029411764705882" calcext:value-type="float">
            <text:p>-0.029</text:p>
          </table:table-cell>
          <table:table-cell table:style-name="ce9" table:formula="of:=[.F77]-[.F$2]" office:value-type="float" office:value="-0.014139534883721" calcext:value-type="float">
            <text:p>-0.014</text:p>
          </table:table-cell>
          <table:table-cell table:style-name="ce9" table:formula="of:=[.G77]-[.G$2]" office:value-type="float" office:value="-0.0238232153125769" calcext:value-type="float">
            <text:p>-0.0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office:value-type="float" office:value="0.610169491525424" calcext:value-type="float">
            <text:p>0.610</text:p>
          </table:table-cell>
          <table:table-cell table:style-name="ce8" office:value-type="float" office:value="0.529411764705882" calcext:value-type="float">
            <text:p>0.529</text:p>
          </table:table-cell>
          <table:table-cell table:style-name="ce8" office:value-type="float" office:value="0.566929133858268" calcext:value-type="float">
            <text:p>0.567</text:p>
          </table:table-cell>
          <table:table-cell table:style-name="ce9" table:formula="of:=(1+2^2)/((2^2/[.P77])+(1/[.O77]))" office:value-type="float" office:value="0.54380664652568" calcext:value-type="float">
            <text:p>0.544</text:p>
          </table:table-cell>
          <table:table-cell table:style-name="ce9" table:formula="of:=[.O77]-[.O$71]" office:value-type="float" office:value="0.0200055570991939" calcext:value-type="float">
            <text:p>0.020</text:p>
          </table:table-cell>
          <table:table-cell table:style-name="ce9" table:formula="of:=[.P77]-[.P$71]" office:value-type="float" office:value="0" calcext:value-type="float">
            <text:p>0.000</text:p>
          </table:table-cell>
          <table:table-cell table:style-name="ce9" table:formula="of:=[.Q77]-[.Q$71]" office:value-type="float" office:value="0.00878959897454701" calcext:value-type="float">
            <text:p>0.009</text:p>
          </table:table-cell>
          <table:table-cell table:style-name="ce9" table:formula="of:=[.R77]-[.R$71]" office:value-type="float" office:value="0.00326610598513921" calcext:value-type="float">
            <text:p>0.00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9" table:formula="of:=AVERAGE([.O73];[.O88];[.O98];[.O108];[.O118])" office:value-type="float" office:value="0.529821908597524" calcext:value-type="float">
            <text:p>0.530</text:p>
          </table:table-cell>
          <table:table-cell table:style-name="ce9" table:formula="of:=AVERAGE([.P73];[.P88];[.P98];[.P108];[.P118])" office:value-type="float" office:value="0.488148558758315" calcext:value-type="float">
            <text:p>0.488</text:p>
          </table:table-cell>
          <table:table-cell table:style-name="ce9" table:formula="of:=AVERAGE([.Q73];[.Q88];[.Q98];[.Q108];[.Q118])" office:value-type="float" office:value="0.490393824363553" calcext:value-type="float">
            <text:p>0.490</text:p>
          </table:table-cell>
          <table:table-cell table:style-name="ce9" table:formula="of:=AVERAGE([.R73];[.R88];[.R98];[.R108];[.R118])" office:value-type="float" office:value="0.487090356442868" calcext:value-type="float">
            <text:p>0.487</text:p>
          </table:table-cell>
          <table:table-cell table:style-name="ce9"/>
          <table:table-cell table:style-name="ce9" table:formula="of:=[.AK77]-[.AK$69]" office:value-type="float" office:value="0.00330459036655595" calcext:value-type="float">
            <text:p>0.003</text:p>
          </table:table-cell>
          <table:table-cell table:style-name="ce9" table:formula="of:=[.AL77]-[.AL$69]" office:value-type="float" office:value="-0.0427801689781602" calcext:value-type="float">
            <text:p>-0.043</text:p>
          </table:table-cell>
          <table:table-cell table:style-name="ce9" table:formula="of:=[.AM77]-[.AM$69]" office:value-type="float" office:value="-0.017049067023889" calcext:value-type="float">
            <text:p>-0.017</text:p>
          </table:table-cell>
          <table:table-cell table:style-name="ce9" table:formula="of:=[.AN77]-[.AN$69]" office:value-type="float" office:value="-0.0312566764620558" calcext:value-type="float">
            <text:p>-0.03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37931034482759" calcext:value-type="float">
            <text:p>0.638</text:p>
          </table:table-cell>
          <table:table-cell office:value-type="float" office:value="0.544117647058824" calcext:value-type="float">
            <text:p>0.544</text:p>
          </table:table-cell>
          <table:table-cell office:value-type="float" office:value="0.587301587301587" calcext:value-type="float">
            <text:p>0.587</text:p>
          </table:table-cell>
          <table:table-cell table:formula="of:=(1+2^2)/((2^2/[.E78])+(1/[.D78]))" office:value-type="float" office:value="0.560606060606061" calcext:value-type="float">
            <text:p>0.561</text:p>
          </table:table-cell>
          <table:table-cell table:style-name="ce9" table:formula="of:=[.D78]-[.D$2]" office:value-type="float" office:value="0.047767100056529" calcext:value-type="float">
            <text:p>0.048</text:p>
          </table:table-cell>
          <table:table-cell table:style-name="ce9" table:formula="of:=[.E78]-[.E$2]" office:value-type="float" office:value="0.014705882352942" calcext:value-type="float">
            <text:p>0.015</text:p>
          </table:table-cell>
          <table:table-cell table:style-name="ce9" table:formula="of:=[.F78]-[.F$2]" office:value-type="float" office:value="0.029162052417866" calcext:value-type="float">
            <text:p>0.029</text:p>
          </table:table-cell>
          <table:table-cell table:style-name="ce9" table:formula="of:=[.G78]-[.G$2]" office:value-type="float" office:value="0.0200655200655206" calcext:value-type="float">
            <text:p>0.0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office:value-type="float" office:value="0.614035087719298" calcext:value-type="float">
            <text:p>0.614</text:p>
          </table:table-cell>
          <table:table-cell table:style-name="ce8" office:value-type="float" office:value="0.514705882352941" calcext:value-type="float">
            <text:p>0.515</text:p>
          </table:table-cell>
          <table:table-cell table:style-name="ce8" office:value-type="float" office:value="0.56" calcext:value-type="float">
            <text:p>0.560</text:p>
          </table:table-cell>
          <table:table-cell table:style-name="ce9" table:formula="of:=(1+2^2)/((2^2/[.P78])+(1/[.O78]))" office:value-type="float" office:value="0.531914893617021" calcext:value-type="float">
            <text:p>0.532</text:p>
          </table:table-cell>
          <table:table-cell table:style-name="ce9" table:formula="of:=[.O78]-[.O$71]" office:value-type="float" office:value="0.023871153293068" calcext:value-type="float">
            <text:p>0.024</text:p>
          </table:table-cell>
          <table:table-cell table:style-name="ce9" table:formula="of:=[.P78]-[.P$71]" office:value-type="float" office:value="-0.014705882352941" calcext:value-type="float">
            <text:p>-0.015</text:p>
          </table:table-cell>
          <table:table-cell table:style-name="ce9" table:formula="of:=[.Q78]-[.Q$71]" office:value-type="float" office:value="0.00186046511627902" calcext:value-type="float">
            <text:p>0.002</text:p>
          </table:table-cell>
          <table:table-cell table:style-name="ce9" table:formula="of:=[.R78]-[.R$71]" office:value-type="float" office:value="-0.00862564692351919" calcext:value-type="float">
            <text:p>-0.00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9" table:formula="of:=AVERAGE([.O74];[.O89];[.O99];[.O109];[.O119])" office:value-type="float" office:value="0.520214239758019" calcext:value-type="float">
            <text:p>0.520</text:p>
          </table:table-cell>
          <table:table-cell table:style-name="ce9" table:formula="of:=AVERAGE([.P74];[.P89];[.P99];[.P109];[.P119])" office:value-type="float" office:value="0.476217483297828" calcext:value-type="float">
            <text:p>0.476</text:p>
          </table:table-cell>
          <table:table-cell table:style-name="ce9" table:formula="of:=AVERAGE([.Q74];[.Q89];[.Q99];[.Q109];[.Q119])" office:value-type="float" office:value="0.477193890062753" calcext:value-type="float">
            <text:p>0.477</text:p>
          </table:table-cell>
          <table:table-cell table:style-name="ce9" table:formula="of:=AVERAGE([.R74];[.R89];[.R99];[.R109];[.R119])" office:value-type="float" office:value="0.47468025805037" calcext:value-type="float">
            <text:p>0.475</text:p>
          </table:table-cell>
          <table:table-cell table:style-name="ce9"/>
          <table:table-cell table:style-name="ce9" table:formula="of:=[.AK78]-[.AK$69]" office:value-type="float" office:value="-0.00630307847294886" calcext:value-type="float">
            <text:p>-0.006</text:p>
          </table:table-cell>
          <table:table-cell table:style-name="ce9" table:formula="of:=[.AL78]-[.AL$69]" office:value-type="float" office:value="-0.0547112444386472" calcext:value-type="float">
            <text:p>-0.055</text:p>
          </table:table-cell>
          <table:table-cell table:style-name="ce9" table:formula="of:=[.AM78]-[.AM$69]" office:value-type="float" office:value="-0.0302490013246895" calcext:value-type="float">
            <text:p>-0.030</text:p>
          </table:table-cell>
          <table:table-cell table:style-name="ce9" table:formula="of:=[.AN78]-[.AN$69]" office:value-type="float" office:value="-0.0436667748545543" calcext:value-type="float">
            <text:p>-0.044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00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5625" calcext:value-type="float">
            <text:p>0.563</text:p>
          </table:table-cell>
          <table:table-cell table:formula="of:=(1+2^2)/((2^2/[.E79])+(1/[.D79]))" office:value-type="float" office:value="0.542168674698795" calcext:value-type="float">
            <text:p>0.542</text:p>
          </table:table-cell>
          <table:table-cell table:style-name="ce9" table:formula="of:=[.D79]-[.D$2]" office:value-type="float" office:value="0.00983606557376993" calcext:value-type="float">
            <text:p>0.010</text:p>
          </table:table-cell>
          <table:table-cell table:style-name="ce9" table:formula="of:=[.E79]-[.E$2]" office:value-type="float" office:value="0" calcext:value-type="float">
            <text:p>0.000</text:p>
          </table:table-cell>
          <table:table-cell table:style-name="ce9" table:formula="of:=[.F79]-[.F$2]" office:value-type="float" office:value="0.00436046511627897" calcext:value-type="float">
            <text:p>0.004</text:p>
          </table:table-cell>
          <table:table-cell table:style-name="ce9" table:formula="of:=[.G79]-[.G$2]" office:value-type="float" office:value="0.00162813415825458" calcext:value-type="float">
            <text:p>0.0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office:value-type="float" office:value="0.573770491803279" calcext:value-type="float">
            <text:p>0.574</text:p>
          </table:table-cell>
          <table:table-cell table:style-name="ce8" office:value-type="float" office:value="0.514705882352941" calcext:value-type="float">
            <text:p>0.515</text:p>
          </table:table-cell>
          <table:table-cell table:style-name="ce8" office:value-type="float" office:value="0.542635658914729" calcext:value-type="float">
            <text:p>0.543</text:p>
          </table:table-cell>
          <table:table-cell table:style-name="ce9" table:formula="of:=(1+2^2)/((2^2/[.P79])+(1/[.O79]))" office:value-type="float" office:value="0.525525525525525" calcext:value-type="float">
            <text:p>0.526</text:p>
          </table:table-cell>
          <table:table-cell table:style-name="ce9" table:formula="of:=[.O79]-[.O$71]" office:value-type="float" office:value="-0.0163934426229511" calcext:value-type="float">
            <text:p>-0.016</text:p>
          </table:table-cell>
          <table:table-cell table:style-name="ce9" table:formula="of:=[.P79]-[.P$71]" office:value-type="float" office:value="-0.014705882352941" calcext:value-type="float">
            <text:p>-0.015</text:p>
          </table:table-cell>
          <table:table-cell table:style-name="ce9" table:formula="of:=[.Q79]-[.Q$71]" office:value-type="float" office:value="-0.0155038759689921" calcext:value-type="float">
            <text:p>-0.016</text:p>
          </table:table-cell>
          <table:table-cell table:style-name="ce9" table:formula="of:=[.R79]-[.R$71]" office:value-type="float" office:value="-0.0150150150150149" calcext:value-type="float">
            <text:p>-0.01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9" table:formula="of:=AVERAGE([.O75];[.O90];[.O100];[.O110];[.O120])" office:value-type="float" office:value="0.514245366039625" calcext:value-type="float">
            <text:p>0.514</text:p>
          </table:table-cell>
          <table:table-cell table:style-name="ce9" table:formula="of:=AVERAGE([.P75];[.P90];[.P100];[.P110];[.P120])" office:value-type="float" office:value="0.484726098865267" calcext:value-type="float">
            <text:p>0.485</text:p>
          </table:table-cell>
          <table:table-cell table:style-name="ce9" table:formula="of:=AVERAGE([.Q75];[.Q90];[.Q100];[.Q110];[.Q120])" office:value-type="float" office:value="0.481489643977554" calcext:value-type="float">
            <text:p>0.481</text:p>
          </table:table-cell>
          <table:table-cell table:style-name="ce9" table:formula="of:=AVERAGE([.R75];[.R90];[.R100];[.R110];[.R120])" office:value-type="float" office:value="0.481601873483253" calcext:value-type="float">
            <text:p>0.482</text:p>
          </table:table-cell>
          <table:table-cell table:style-name="ce9"/>
          <table:table-cell table:style-name="ce9" table:formula="of:=[.AK79]-[.AK$69]" office:value-type="float" office:value="-0.0122719521913436" calcext:value-type="float">
            <text:p>-0.012</text:p>
          </table:table-cell>
          <table:table-cell table:style-name="ce9" table:formula="of:=[.AL79]-[.AL$69]" office:value-type="float" office:value="-0.0462026288712085" calcext:value-type="float">
            <text:p>-0.046</text:p>
          </table:table-cell>
          <table:table-cell table:style-name="ce9" table:formula="of:=[.AM79]-[.AM$69]" office:value-type="float" office:value="-0.0259532474098886" calcext:value-type="float">
            <text:p>-0.026</text:p>
          </table:table-cell>
          <table:table-cell table:style-name="ce9" table:formula="of:=[.AN79]-[.AN$69]" office:value-type="float" office:value="-0.0367451594216712" calcext:value-type="float">
            <text:p>-0.03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93220338983051" calcext:value-type="float">
            <text:p>0.593</text:p>
          </table:table-cell>
          <table:table-cell office:value-type="float" office:value="0.514705882352941" calcext:value-type="float">
            <text:p>0.515</text:p>
          </table:table-cell>
          <table:table-cell office:value-type="float" office:value="0.551181102362205" calcext:value-type="float">
            <text:p>0.551</text:p>
          </table:table-cell>
          <table:table-cell table:formula="of:=(1+2^2)/((2^2/[.E80])+(1/[.D80]))" office:value-type="float" office:value="0.528700906344411" calcext:value-type="float">
            <text:p>0.529</text:p>
          </table:table-cell>
          <table:table-cell table:style-name="ce9" table:formula="of:=[.D80]-[.D$2]" office:value-type="float" office:value="0.00305640455682099" calcext:value-type="float">
            <text:p>0.003</text:p>
          </table:table-cell>
          <table:table-cell table:style-name="ce9" table:formula="of:=[.E80]-[.E$2]" office:value-type="float" office:value="-0.014705882352941" calcext:value-type="float">
            <text:p>-0.015</text:p>
          </table:table-cell>
          <table:table-cell table:style-name="ce9" table:formula="of:=[.F80]-[.F$2]" office:value-type="float" office:value="-0.00695843252151607" calcext:value-type="float">
            <text:p>-0.007</text:p>
          </table:table-cell>
          <table:table-cell table:style-name="ce9" table:formula="of:=[.G80]-[.G$2]" office:value-type="float" office:value="-0.0118396341961295" calcext:value-type="float">
            <text:p>-0.0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8" office:value-type="float" office:value="0.564516129032258" calcext:value-type="float">
            <text:p>0.565</text:p>
          </table:table-cell>
          <table:table-cell table:style-name="ce8" office:value-type="float" office:value="0.514705882352941" calcext:value-type="float">
            <text:p>0.515</text:p>
          </table:table-cell>
          <table:table-cell table:style-name="ce8" office:value-type="float" office:value="0.538461538461538" calcext:value-type="float">
            <text:p>0.538</text:p>
          </table:table-cell>
          <table:table-cell table:style-name="ce9" table:formula="of:=(1+2^2)/((2^2/[.P80])+(1/[.O80]))" office:value-type="float" office:value="0.523952095808383" calcext:value-type="float">
            <text:p>0.524</text:p>
          </table:table-cell>
          <table:table-cell table:style-name="ce9" table:formula="of:=[.O80]-[.O$71]" office:value-type="float" office:value="-0.025647805393972" calcext:value-type="float">
            <text:p>-0.026</text:p>
          </table:table-cell>
          <table:table-cell table:style-name="ce9" table:formula="of:=[.P80]-[.P$71]" office:value-type="float" office:value="-0.014705882352941" calcext:value-type="float">
            <text:p>-0.015</text:p>
          </table:table-cell>
          <table:table-cell table:style-name="ce9" table:formula="of:=[.Q80]-[.Q$71]" office:value-type="float" office:value="-0.019677996422183" calcext:value-type="float">
            <text:p>-0.020</text:p>
          </table:table-cell>
          <table:table-cell table:style-name="ce9" table:formula="of:=[.R80]-[.R$71]" office:value-type="float" office:value="-0.0165884447321573" calcext:value-type="float">
            <text:p>-0.01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9" table:formula="of:=AVERAGE([.O76];[.O91];[.O101];[.O111];[.O121])" office:value-type="float" office:value="0.522361725911022" calcext:value-type="float">
            <text:p>0.522</text:p>
          </table:table-cell>
          <table:table-cell table:style-name="ce9" table:formula="of:=AVERAGE([.P76];[.P91];[.P101];[.P111];[.P121])" office:value-type="float" office:value="0.485736199875368" calcext:value-type="float">
            <text:p>0.486</text:p>
          </table:table-cell>
          <table:table-cell table:style-name="ce9" table:formula="of:=AVERAGE([.Q76];[.Q91];[.Q101];[.Q111];[.Q121])" office:value-type="float" office:value="0.47699256425645" calcext:value-type="float">
            <text:p>0.477</text:p>
          </table:table-cell>
          <table:table-cell table:style-name="ce9" table:formula="of:=AVERAGE([.R76];[.R91];[.R101];[.R111];[.R121])" office:value-type="float" office:value="0.479460214016792" calcext:value-type="float">
            <text:p>0.479</text:p>
          </table:table-cell>
          <table:table-cell table:style-name="ce9"/>
          <table:table-cell table:style-name="ce9" table:formula="of:=[.AK80]-[.AK$69]" office:value-type="float" office:value="-0.00415559231994644" calcext:value-type="float">
            <text:p>-0.004</text:p>
          </table:table-cell>
          <table:table-cell table:style-name="ce9" table:formula="of:=[.AL80]-[.AL$69]" office:value-type="float" office:value="-0.0451925278611072" calcext:value-type="float">
            <text:p>-0.045</text:p>
          </table:table-cell>
          <table:table-cell table:style-name="ce9" table:formula="of:=[.AM80]-[.AM$69]" office:value-type="float" office:value="-0.0304503271309919" calcext:value-type="float">
            <text:p>-0.030</text:p>
          </table:table-cell>
          <table:table-cell table:style-name="ce9" table:formula="of:=[.AN80]-[.AN$69]" office:value-type="float" office:value="-0.0388868188881324" calcext:value-type="float">
            <text:p>-0.03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SOURCE-to-TARGET</text:p>
          </table:table-cell>
          <table:table-cell office:value-type="float" office:value="1" calcext:value-type="float">
            <text:p>1</text:p>
          </table:table-cell>
          <table:table-cell office:value-type="float" office:value="0.446428571428571" calcext:value-type="float">
            <text:p>0.446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95049504950495" calcext:value-type="float">
            <text:p>0.495</text:p>
          </table:table-cell>
          <table:table-cell table:formula="of:=(1+2^2)/((2^2/[.E81])+(1/[.D81]))" office:value-type="float" office:value="0.529661016949153" calcext:value-type="float">
            <text:p>0.530</text:p>
          </table:table-cell>
          <table:table-cell table:style-name="ce9" table:formula="of:=[.D81]-[.D$18]" office:value-type="float" office:value="-0.02814769975787" calcext:value-type="float">
            <text:p>-0.028</text:p>
          </table:table-cell>
          <table:table-cell table:style-name="ce9" table:formula="of:=[.E81]-[.E$18]" office:value-type="float" office:value="-0.066666666666666" calcext:value-type="float">
            <text:p>-0.067</text:p>
          </table:table-cell>
          <table:table-cell table:style-name="ce9" table:formula="of:=[.F81]-[.F$18]" office:value-type="float" office:value="-0.043412033511043" calcext:value-type="float">
            <text:p>-0.043</text:p>
          </table:table-cell>
          <table:table-cell table:style-name="ce9" table:formula="of:=[.G81]-[.G$18]" office:value-type="float" office:value="-0.056113041628253" calcext:value-type="float">
            <text:p>-0.0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office:value-type="float" office:value="0.627118644067797" calcext:value-type="float">
            <text:p>0.627</text:p>
          </table:table-cell>
          <table:table-cell table:style-name="ce8" office:value-type="float" office:value="0.544117647058824" calcext:value-type="float">
            <text:p>0.544</text:p>
          </table:table-cell>
          <table:table-cell table:style-name="ce8" office:value-type="float" office:value="0.582677165354331" calcext:value-type="float">
            <text:p>0.583</text:p>
          </table:table-cell>
          <table:table-cell table:style-name="ce9" table:formula="of:=(1+2^2)/((2^2/[.P81])+(1/[.O81]))" office:value-type="float" office:value="0.558912386706949" calcext:value-type="float">
            <text:p>0.559</text:p>
          </table:table-cell>
          <table:table-cell table:style-name="ce9" table:formula="of:=[.O81]-[.O$71]" office:value-type="float" office:value="0.036954709641567" calcext:value-type="float">
            <text:p>0.037</text:p>
          </table:table-cell>
          <table:table-cell table:style-name="ce9" table:formula="of:=[.P81]-[.P$71]" office:value-type="float" office:value="0.014705882352942" calcext:value-type="float">
            <text:p>0.015</text:p>
          </table:table-cell>
          <table:table-cell table:style-name="ce9" table:formula="of:=[.Q81]-[.Q$71]" office:value-type="float" office:value="0.02453763047061" calcext:value-type="float">
            <text:p>0.025</text:p>
          </table:table-cell>
          <table:table-cell table:style-name="ce9" table:formula="of:=[.R81]-[.R$71]" office:value-type="float" office:value="0.0183718461664087" calcext:value-type="float">
            <text:p>0.018</text:p>
          </table:table-cell>
          <table:table-cell table:number-columns-repeated="14"/>
          <table:table-cell table:style-name="ce9" table:number-columns-repeated="9"/>
          <table:table-cell table:number-columns-repeated="7"/>
          <table:table-cell>
            <draw:frame draw:z-index="22" draw:style-name="gr1" draw:text-style-name="P1" svg:width="18.5409in" svg:height="14.6575in" svg:x="0.8299in" svg:y="0.1382in">
              <draw:object draw:notify-on-update-of-ranges="'Requirements-as-Context'.C3:'Requirements-as-Context'.C7 'Requirements-as-Context'.A2:'Requirements-as-Context'.A2 'Requirements-as-Context'.R82:'Requirements-as-Context'.R86 'Requirements-as-Context'.A18:'Requirements-as-Context'.A18 'Requirements-as-Context'.R92:'Requirements-as-Context'.R96 'Requirements-as-Context'.A29:'Requirements-as-Context'.A29 'Requirements-as-Context'.R102:'Requirements-as-Context'.R106 'Requirements-as-Context'.A40:'Requirements-as-Context'.A40 'Requirements-as-Context'.Q112:'Requirements-as-Context'.Q116 'Requirements-as-Context'.A51:'Requirements-as-Context'.A51 'Requirements-as-Context'.R122:'Requirements-as-Context'.R126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" calcext:value-type="float">
            <text:p>0.500</text:p>
          </table:table-cell>
          <table:table-cell table:formula="of:=(1+2^2)/((2^2/[.E82])+(1/[.D82]))" office:value-type="float" office:value="0.531914893617022" calcext:value-type="float">
            <text:p>0.532</text:p>
          </table:table-cell>
          <table:table-cell table:style-name="ce9" table:formula="of:=[.D82]-[.D$18]" office:value-type="float" office:value="-0.0200308166409861" calcext:value-type="float">
            <text:p>-0.020</text:p>
          </table:table-cell>
          <table:table-cell table:style-name="ce9" table:formula="of:=[.E82]-[.E$18]" office:value-type="float" office:value="-0.066666666666666" calcext:value-type="float">
            <text:p>-0.067</text:p>
          </table:table-cell>
          <table:table-cell table:style-name="ce9" table:formula="of:=[.F82]-[.F$18]" office:value-type="float" office:value="-0.038461538461538" calcext:value-type="float">
            <text:p>-0.038</text:p>
          </table:table-cell>
          <table:table-cell table:style-name="ce9" table:formula="of:=[.G82]-[.G$18]" office:value-type="float" office:value="-0.0538591649603841" calcext:value-type="float">
            <text:p>-0.054</text:p>
          </table:table-cell>
          <table:table-cell/>
          <table:table-cell office:value-type="string" calcext:value-type="string">
            <text:p>source-to-sourc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616666666666667" calcext:value-type="float">
            <text:p>0.617</text:p>
          </table:table-cell>
          <table:table-cell table:style-name="ce8" office:value-type="float" office:value="0.544117647058824" calcext:value-type="float">
            <text:p>0.544</text:p>
          </table:table-cell>
          <table:table-cell table:style-name="ce8" office:value-type="float" office:value="0.578125" calcext:value-type="float">
            <text:p>0.578</text:p>
          </table:table-cell>
          <table:table-cell table:style-name="ce9" table:formula="of:=(1+2^2)/((2^2/[.P82])+(1/[.O82]))" office:value-type="float" office:value="0.557228915662651" calcext:value-type="float">
            <text:p>0.557</text:p>
          </table:table-cell>
          <table:table-cell table:style-name="ce9" table:formula="of:=[.O82]-[.O$71]" office:value-type="float" office:value="0.026502732240437" calcext:value-type="float">
            <text:p>0.027</text:p>
          </table:table-cell>
          <table:table-cell table:style-name="ce9" table:formula="of:=[.P82]-[.P$71]" office:value-type="float" office:value="0.014705882352942" calcext:value-type="float">
            <text:p>0.015</text:p>
          </table:table-cell>
          <table:table-cell table:style-name="ce9" table:formula="of:=[.Q82]-[.Q$71]" office:value-type="float" office:value="0.019985465116279" calcext:value-type="float">
            <text:p>0.020</text:p>
          </table:table-cell>
          <table:table-cell table:style-name="ce9" table:formula="of:=[.R82]-[.R$71]" office:value-type="float" office:value="0.0166883751221107" calcext:value-type="float">
            <text:p>0.017</text:p>
          </table:table-cell>
          <table:table-cell table:number-columns-repeated="12"/>
          <table:table-cell office:value-type="string" calcext:value-type="string">
            <text:p>SOURCE-to-TARGET</text:p>
          </table:table-cell>
          <table:table-cell office:value-type="float" office:value="1" calcext:value-type="float">
            <text:p>1</text:p>
          </table:table-cell>
          <table:table-cell table:style-name="ce9" table:formula="of:=AVERAGE([.D71];[.D81];[.D91];[.D101];[.D111])" office:value-type="float" office:value="0.510272891774258" calcext:value-type="float">
            <text:p>0.510</text:p>
          </table:table-cell>
          <table:table-cell table:style-name="ce9" table:formula="of:=AVERAGE([.E71];[.E81];[.E91];[.E101];[.E111])" office:value-type="float" office:value="0.463724910511137" calcext:value-type="float">
            <text:p>0.464</text:p>
          </table:table-cell>
          <table:table-cell table:style-name="ce9" table:formula="of:=AVERAGE([.F71];[.F81];[.F91];[.F101];[.F111])" office:value-type="float" office:value="0.466431644031972" calcext:value-type="float">
            <text:p>0.466</text:p>
          </table:table-cell>
          <table:table-cell table:style-name="ce9" table:formula="of:=AVERAGE([.G71];[.G81];[.G91];[.G101];[.G111])" office:value-type="float" office:value="0.462988269750696" calcext:value-type="float">
            <text:p>0.463</text:p>
          </table:table-cell>
          <table:table-cell table:style-name="ce9"/>
          <table:table-cell table:style-name="ce9" table:formula="of:=[.AK82]-[.AK$69]" office:value-type="float" office:value="-0.0162444264567098" calcext:value-type="float">
            <text:p>-0.016</text:p>
          </table:table-cell>
          <table:table-cell table:style-name="ce9" table:formula="of:=[.AL82]-[.AL$69]" office:value-type="float" office:value="-0.0672038172253378" calcext:value-type="float">
            <text:p>-0.067</text:p>
          </table:table-cell>
          <table:table-cell table:style-name="ce9" table:formula="of:=[.AM82]-[.AM$69]" office:value-type="float" office:value="-0.0410112473554699" calcext:value-type="float">
            <text:p>-0.041</text:p>
          </table:table-cell>
          <table:table-cell table:style-name="ce9" table:formula="of:=[.AN82]-[.AN$69]" office:value-type="float" office:value="-0.0553587631542281" calcext:value-type="float">
            <text:p>-0.055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57627118644068" calcext:value-type="float">
            <text:p>0.458</text:p>
          </table:table-cell>
          <table:table-cell office:value-type="float" office:value="0.6" calcext:value-type="float">
            <text:p>0.600</text:p>
          </table:table-cell>
          <table:table-cell office:value-type="float" office:value="0.519230769230769" calcext:value-type="float">
            <text:p>0.519</text:p>
          </table:table-cell>
          <table:table-cell table:formula="of:=(1+2^2)/((2^2/[.E83])+(1/[.D83]))" office:value-type="float" office:value="0.564853556485356" calcext:value-type="float">
            <text:p>0.565</text:p>
          </table:table-cell>
          <table:table-cell table:style-name="ce9" table:formula="of:=[.D83]-[.D$18]" office:value-type="float" office:value="-0.016949152542373" calcext:value-type="float">
            <text:p>-0.017</text:p>
          </table:table-cell>
          <table:table-cell table:style-name="ce9" table:formula="of:=[.E83]-[.E$18]" office:value-type="float" office:value="-0.022222222222222" calcext:value-type="float">
            <text:p>-0.022</text:p>
          </table:table-cell>
          <table:table-cell table:style-name="ce9" table:formula="of:=[.F83]-[.F$18]" office:value-type="float" office:value="-0.0192307692307689" calcext:value-type="float">
            <text:p>-0.019</text:p>
          </table:table-cell>
          <table:table-cell table:style-name="ce9" table:formula="of:=[.G83]-[.G$18]" office:value-type="float" office:value="-0.0209205020920501" calcext:value-type="float">
            <text:p>-0.0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float" office:value="0.627118644067797" calcext:value-type="float">
            <text:p>0.627</text:p>
          </table:table-cell>
          <table:table-cell table:style-name="ce8" office:value-type="float" office:value="0.544117647058824" calcext:value-type="float">
            <text:p>0.544</text:p>
          </table:table-cell>
          <table:table-cell table:style-name="ce8" office:value-type="float" office:value="0.582677165354331" calcext:value-type="float">
            <text:p>0.583</text:p>
          </table:table-cell>
          <table:table-cell table:style-name="ce9" table:formula="of:=(1+2^2)/((2^2/[.P83])+(1/[.O83]))" office:value-type="float" office:value="0.558912386706949" calcext:value-type="float">
            <text:p>0.559</text:p>
          </table:table-cell>
          <table:table-cell table:style-name="ce9" table:formula="of:=[.O83]-[.O$71]" office:value-type="float" office:value="0.036954709641567" calcext:value-type="float">
            <text:p>0.037</text:p>
          </table:table-cell>
          <table:table-cell table:style-name="ce9" table:formula="of:=[.P83]-[.P$71]" office:value-type="float" office:value="0.014705882352942" calcext:value-type="float">
            <text:p>0.015</text:p>
          </table:table-cell>
          <table:table-cell table:style-name="ce9" table:formula="of:=[.Q83]-[.Q$71]" office:value-type="float" office:value="0.02453763047061" calcext:value-type="float">
            <text:p>0.025</text:p>
          </table:table-cell>
          <table:table-cell table:style-name="ce9" table:formula="of:=[.R83]-[.R$71]" office:value-type="float" office:value="0.0183718461664087" calcext:value-type="float">
            <text:p>0.018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9" table:formula="of:=AVERAGE([.D72];[.D82];[.D92];[.D102];[.D112])" office:value-type="float" office:value="0.534251380803105" calcext:value-type="float">
            <text:p>0.534</text:p>
          </table:table-cell>
          <table:table-cell table:style-name="ce9" table:formula="of:=AVERAGE([.E72];[.E82];[.E92];[.E102];[.E112])" office:value-type="float" office:value="0.467108893816211" calcext:value-type="float">
            <text:p>0.467</text:p>
          </table:table-cell>
          <table:table-cell table:style-name="ce9" table:formula="of:=AVERAGE([.F72];[.F82];[.F92];[.F102];[.F112])" office:value-type="float" office:value="0.473645101504697" calcext:value-type="float">
            <text:p>0.474</text:p>
          </table:table-cell>
          <table:table-cell table:style-name="ce9" table:formula="of:=AVERAGE([.G72];[.G82];[.G92];[.G102];[.G112])" office:value-type="float" office:value="0.468019869488248" calcext:value-type="float">
            <text:p>0.468</text:p>
          </table:table-cell>
          <table:table-cell table:style-name="ce9"/>
          <table:table-cell table:style-name="ce9" table:formula="of:=[.AK83]-[.AK$69]" office:value-type="float" office:value="0.00773406257213738" calcext:value-type="float">
            <text:p>0.008</text:p>
          </table:table-cell>
          <table:table-cell table:style-name="ce9" table:formula="of:=[.AL83]-[.AL$69]" office:value-type="float" office:value="-0.0638198339202638" calcext:value-type="float">
            <text:p>-0.064</text:p>
          </table:table-cell>
          <table:table-cell table:style-name="ce9" table:formula="of:=[.AM83]-[.AM$69]" office:value-type="float" office:value="-0.033797789882745" calcext:value-type="float">
            <text:p>-0.034</text:p>
          </table:table-cell>
          <table:table-cell table:style-name="ce9" table:formula="of:=[.AN83]-[.AN$69]" office:value-type="float" office:value="-0.0503271634166761" calcext:value-type="float">
            <text:p>-0.050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622222222222222" calcext:value-type="float">
            <text:p>0.622</text:p>
          </table:table-cell>
          <table:table-cell office:value-type="float" office:value="0.518518518518519" calcext:value-type="float">
            <text:p>0.519</text:p>
          </table:table-cell>
          <table:table-cell table:formula="of:=(1+2^2)/((2^2/[.E84])+(1/[.D84]))" office:value-type="float" office:value="0.576131687242798" calcext:value-type="float">
            <text:p>0.576</text:p>
          </table:table-cell>
          <table:table-cell table:style-name="ce9" table:formula="of:=[.D84]-[.D$18]" office:value-type="float" office:value="-0.030131826741997" calcext:value-type="float">
            <text:p>-0.030</text:p>
          </table:table-cell>
          <table:table-cell table:style-name="ce9" table:formula="of:=[.E84]-[.E$18]" office:value-type="float" office:value="0" calcext:value-type="float">
            <text:p>0.000</text:p>
          </table:table-cell>
          <table:table-cell table:style-name="ce9" table:formula="of:=[.F84]-[.F$18]" office:value-type="float" office:value="-0.0199430199430189" calcext:value-type="float">
            <text:p>-0.020</text:p>
          </table:table-cell>
          <table:table-cell table:style-name="ce9" table:formula="of:=[.G84]-[.G$18]" office:value-type="float" office:value="-0.00964237133460777" calcext:value-type="float">
            <text:p>-0.0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float" office:value="0.596774193548387" calcext:value-type="float">
            <text:p>0.597</text:p>
          </table:table-cell>
          <table:table-cell table:style-name="ce8" office:value-type="float" office:value="0.544117647058824" calcext:value-type="float">
            <text:p>0.544</text:p>
          </table:table-cell>
          <table:table-cell table:style-name="ce8" office:value-type="float" office:value="0.569230769230769" calcext:value-type="float">
            <text:p>0.569</text:p>
          </table:table-cell>
          <table:table-cell table:style-name="ce9" table:formula="of:=(1+2^2)/((2^2/[.P84])+(1/[.O84]))" office:value-type="float" office:value="0.553892215568863" calcext:value-type="float">
            <text:p>0.554</text:p>
          </table:table-cell>
          <table:table-cell table:style-name="ce9" table:formula="of:=[.O84]-[.O$71]" office:value-type="float" office:value="0.00661025912215696" calcext:value-type="float">
            <text:p>0.007</text:p>
          </table:table-cell>
          <table:table-cell table:style-name="ce9" table:formula="of:=[.P84]-[.P$71]" office:value-type="float" office:value="0.014705882352942" calcext:value-type="float">
            <text:p>0.015</text:p>
          </table:table-cell>
          <table:table-cell table:style-name="ce9" table:formula="of:=[.Q84]-[.Q$71]" office:value-type="float" office:value="0.011091234347048" calcext:value-type="float">
            <text:p>0.011</text:p>
          </table:table-cell>
          <table:table-cell table:style-name="ce9" table:formula="of:=[.R84]-[.R$71]" office:value-type="float" office:value="0.0133516750283224" calcext:value-type="float">
            <text:p>0.01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9" table:formula="of:=AVERAGE([.D73];[.D83];[.D93];[.D103];[.D113])" office:value-type="float" office:value="0.515834642774875" calcext:value-type="float">
            <text:p>0.516</text:p>
          </table:table-cell>
          <table:table-cell table:style-name="ce9" table:formula="of:=AVERAGE([.E73];[.E83];[.E93];[.E103];[.E113])" office:value-type="float" office:value="0.477373157688796" calcext:value-type="float">
            <text:p>0.477</text:p>
          </table:table-cell>
          <table:table-cell table:style-name="ce9" table:formula="of:=AVERAGE([.F73];[.F83];[.F93];[.F103];[.F113])" office:value-type="float" office:value="0.478352953092391" calcext:value-type="float">
            <text:p>0.478</text:p>
          </table:table-cell>
          <table:table-cell table:style-name="ce9" table:formula="of:=AVERAGE([.G73];[.G83];[.G93];[.G103];[.G113])" office:value-type="float" office:value="0.475830079684227" calcext:value-type="float">
            <text:p>0.476</text:p>
          </table:table-cell>
          <table:table-cell table:style-name="ce9"/>
          <table:table-cell table:style-name="ce9" table:formula="of:=[.AK84]-[.AK$69]" office:value-type="float" office:value="-0.0106826754560932" calcext:value-type="float">
            <text:p>-0.011</text:p>
          </table:table-cell>
          <table:table-cell table:style-name="ce9" table:formula="of:=[.AL84]-[.AL$69]" office:value-type="float" office:value="-0.053555570047679" calcext:value-type="float">
            <text:p>-0.054</text:p>
          </table:table-cell>
          <table:table-cell table:style-name="ce9" table:formula="of:=[.AM84]-[.AM$69]" office:value-type="float" office:value="-0.0290899382950512" calcext:value-type="float">
            <text:p>-0.029</text:p>
          </table:table-cell>
          <table:table-cell table:style-name="ce9" table:formula="of:=[.AN84]-[.AN$69]" office:value-type="float" office:value="-0.0425169532206968" calcext:value-type="float">
            <text:p>-0.043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30769230769231" calcext:value-type="float">
            <text:p>0.431</text:p>
          </table:table-cell>
          <table:table-cell office:value-type="float" office:value="0.622222222222222" calcext:value-type="float">
            <text:p>0.622</text:p>
          </table:table-cell>
          <table:table-cell office:value-type="float" office:value="0.509090909090909" calcext:value-type="float">
            <text:p>0.509</text:p>
          </table:table-cell>
          <table:table-cell table:formula="of:=(1+2^2)/((2^2/[.E85])+(1/[.D85]))" office:value-type="float" office:value="0.571428571428571" calcext:value-type="float">
            <text:p>0.571</text:p>
          </table:table-cell>
          <table:table-cell table:style-name="ce9" table:formula="of:=[.D85]-[.D$18]" office:value-type="float" office:value="-0.04380704041721" calcext:value-type="float">
            <text:p>-0.044</text:p>
          </table:table-cell>
          <table:table-cell table:style-name="ce9" table:formula="of:=[.E85]-[.E$18]" office:value-type="float" office:value="0" calcext:value-type="float">
            <text:p>0.000</text:p>
          </table:table-cell>
          <table:table-cell table:style-name="ce9" table:formula="of:=[.F85]-[.F$18]" office:value-type="float" office:value="-0.029370629370629" calcext:value-type="float">
            <text:p>-0.029</text:p>
          </table:table-cell>
          <table:table-cell table:style-name="ce9" table:formula="of:=[.G85]-[.G$18]" office:value-type="float" office:value="-0.0143454871488344" calcext:value-type="float">
            <text:p>-0.0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0.529411764705882" calcext:value-type="float">
            <text:p>0.529</text:p>
          </table:table-cell>
          <table:table-cell table:style-name="ce8" office:value-type="float" office:value="0.5625" calcext:value-type="float">
            <text:p>0.563</text:p>
          </table:table-cell>
          <table:table-cell table:style-name="ce9" table:formula="of:=(1+2^2)/((2^2/[.P85])+(1/[.O85]))" office:value-type="float" office:value="0.542168674698795" calcext:value-type="float">
            <text:p>0.542</text:p>
          </table:table-cell>
          <table:table-cell table:style-name="ce9" table:formula="of:=[.O85]-[.O$71]" office:value-type="float" office:value="0.00983606557376993" calcext:value-type="float">
            <text:p>0.010</text:p>
          </table:table-cell>
          <table:table-cell table:style-name="ce9" table:formula="of:=[.P85]-[.P$71]" office:value-type="float" office:value="0" calcext:value-type="float">
            <text:p>0.000</text:p>
          </table:table-cell>
          <table:table-cell table:style-name="ce9" table:formula="of:=[.Q85]-[.Q$71]" office:value-type="float" office:value="0.00436046511627897" calcext:value-type="float">
            <text:p>0.004</text:p>
          </table:table-cell>
          <table:table-cell table:style-name="ce9" table:formula="of:=[.R85]-[.R$71]" office:value-type="float" office:value="0.00162813415825458" calcext:value-type="float">
            <text:p>0.00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9" table:formula="of:=AVERAGE([.D74];[.D84];[.D94];[.D104];[.D114])" office:value-type="float" office:value="0.500714882444206" calcext:value-type="float">
            <text:p>0.501</text:p>
          </table:table-cell>
          <table:table-cell table:style-name="ce9" table:formula="of:=AVERAGE([.E74];[.E84];[.E94];[.E104];[.E114])" office:value-type="float" office:value="0.482608002550614" calcext:value-type="float">
            <text:p>0.483</text:p>
          </table:table-cell>
          <table:table-cell table:style-name="ce9" table:formula="of:=AVERAGE([.F74];[.F84];[.F94];[.F104];[.F114])" office:value-type="float" office:value="0.470760517346352" calcext:value-type="float">
            <text:p>0.471</text:p>
          </table:table-cell>
          <table:table-cell table:style-name="ce9" table:formula="of:=AVERAGE([.G74];[.G84];[.G94];[.G104];[.G114])" office:value-type="float" office:value="0.475621253400894" calcext:value-type="float">
            <text:p>0.476</text:p>
          </table:table-cell>
          <table:table-cell table:style-name="ce9"/>
          <table:table-cell table:style-name="ce9" table:formula="of:=[.AK85]-[.AK$69]" office:value-type="float" office:value="-0.0258024357867624" calcext:value-type="float">
            <text:p>-0.026</text:p>
          </table:table-cell>
          <table:table-cell table:style-name="ce9" table:formula="of:=[.AL85]-[.AL$69]" office:value-type="float" office:value="-0.0483207251858614" calcext:value-type="float">
            <text:p>-0.048</text:p>
          </table:table-cell>
          <table:table-cell table:style-name="ce9" table:formula="of:=[.AM85]-[.AM$69]" office:value-type="float" office:value="-0.0366823740410899" calcext:value-type="float">
            <text:p>-0.037</text:p>
          </table:table-cell>
          <table:table-cell table:style-name="ce9" table:formula="of:=[.AN85]-[.AN$69]" office:value-type="float" office:value="-0.0427257795040297" calcext:value-type="float">
            <text:p>-0.04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TARGET-to-SOURCE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0</text:p>
          </table:table-cell>
          <table:table-cell office:value-type="float" office:value="0.511111111111111" calcext:value-type="float">
            <text:p>0.511</text:p>
          </table:table-cell>
          <table:table-cell office:value-type="float" office:value="0.48421052631579" calcext:value-type="float">
            <text:p>0.484</text:p>
          </table:table-cell>
          <table:table-cell table:formula="of:=(1+2^2)/((2^2/[.E86])+(1/[.D86]))" office:value-type="float" office:value="0.5" calcext:value-type="float">
            <text:p>0.500</text:p>
          </table:table-cell>
          <table:table-cell table:style-name="ce9" table:formula="of:=[.D86]-[.D$18]" office:value-type="float" office:value="-0.014576271186441" calcext:value-type="float">
            <text:p>-0.015</text:p>
          </table:table-cell>
          <table:table-cell table:style-name="ce9" table:formula="of:=[.E86]-[.E$18]" office:value-type="float" office:value="-0.111111111111111" calcext:value-type="float">
            <text:p>-0.111</text:p>
          </table:table-cell>
          <table:table-cell table:style-name="ce9" table:formula="of:=[.F86]-[.F$18]" office:value-type="float" office:value="-0.054251012145748" calcext:value-type="float">
            <text:p>-0.054</text:p>
          </table:table-cell>
          <table:table-cell table:style-name="ce9" table:formula="of:=[.G86]-[.G$18]" office:value-type="float" office:value="-0.0857740585774059" calcext:value-type="float">
            <text:p>-0.0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float" office:value="0.610169491525424" calcext:value-type="float">
            <text:p>0.610</text:p>
          </table:table-cell>
          <table:table-cell table:style-name="ce8" office:value-type="float" office:value="0.529411764705882" calcext:value-type="float">
            <text:p>0.529</text:p>
          </table:table-cell>
          <table:table-cell table:style-name="ce8" office:value-type="float" office:value="0.566929133858268" calcext:value-type="float">
            <text:p>0.567</text:p>
          </table:table-cell>
          <table:table-cell table:style-name="ce9" table:formula="of:=(1+2^2)/((2^2/[.P86])+(1/[.O86]))" office:value-type="float" office:value="0.54380664652568" calcext:value-type="float">
            <text:p>0.544</text:p>
          </table:table-cell>
          <table:table-cell table:style-name="ce9" table:formula="of:=[.O86]-[.O$71]" office:value-type="float" office:value="0.0200055570991939" calcext:value-type="float">
            <text:p>0.020</text:p>
          </table:table-cell>
          <table:table-cell table:style-name="ce9" table:formula="of:=[.P86]-[.P$71]" office:value-type="float" office:value="0" calcext:value-type="float">
            <text:p>0.000</text:p>
          </table:table-cell>
          <table:table-cell table:style-name="ce9" table:formula="of:=[.Q86]-[.Q$71]" office:value-type="float" office:value="0.00878959897454701" calcext:value-type="float">
            <text:p>0.009</text:p>
          </table:table-cell>
          <table:table-cell table:style-name="ce9" table:formula="of:=[.R86]-[.R$71]" office:value-type="float" office:value="0.00326610598513921" calcext:value-type="float">
            <text:p>0.00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9" table:formula="of:=AVERAGE([.D75];[.D85];[.D95];[.D105];[.D115])" office:value-type="float" office:value="0.511047668310912" calcext:value-type="float">
            <text:p>0.511</text:p>
          </table:table-cell>
          <table:table-cell table:style-name="ce9" table:formula="of:=AVERAGE([.E75];[.E85];[.E95];[.E105];[.E115])" office:value-type="float" office:value="0.454743779255975" calcext:value-type="float">
            <text:p>0.455</text:p>
          </table:table-cell>
          <table:table-cell table:style-name="ce9" table:formula="of:=AVERAGE([.F75];[.F85];[.F95];[.F105];[.F115])" office:value-type="float" office:value="0.461017608963364" calcext:value-type="float">
            <text:p>0.461</text:p>
          </table:table-cell>
          <table:table-cell table:style-name="ce9" table:formula="of:=AVERAGE([.G75];[.G85];[.G95];[.G105];[.G115])" office:value-type="float" office:value="0.454388469077891" calcext:value-type="float">
            <text:p>0.454</text:p>
          </table:table-cell>
          <table:table-cell table:style-name="ce9"/>
          <table:table-cell table:style-name="ce9" table:formula="of:=[.AK86]-[.AK$69]" office:value-type="float" office:value="-0.0154696499200561" calcext:value-type="float">
            <text:p>-0.015</text:p>
          </table:table-cell>
          <table:table-cell table:style-name="ce9" table:formula="of:=[.AL86]-[.AL$69]" office:value-type="float" office:value="-0.0761849484805004" calcext:value-type="float">
            <text:p>-0.076</text:p>
          </table:table-cell>
          <table:table-cell table:style-name="ce9" table:formula="of:=[.AM86]-[.AM$69]" office:value-type="float" office:value="-0.0464252824240784" calcext:value-type="float">
            <text:p>-0.046</text:p>
          </table:table-cell>
          <table:table-cell table:style-name="ce9" table:formula="of:=[.AN86]-[.AN$69]" office:value-type="float" office:value="-0.0639585638270335" calcext:value-type="float">
            <text:p>-0.064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.511111111111111" calcext:value-type="float">
            <text:p>0.511</text:p>
          </table:table-cell>
          <table:table-cell table:formula="of:=(1+2^2)/((2^2/[.E87])+(1/[.D87]))" office:value-type="float" office:value="0.511111111111111" calcext:value-type="float">
            <text:p>0.511</text:p>
          </table:table-cell>
          <table:table-cell table:style-name="ce9" table:formula="of:=[.D87]-[.D$18]" office:value-type="float" office:value="0.0365348399246699" calcext:value-type="float">
            <text:p>0.037</text:p>
          </table:table-cell>
          <table:table-cell table:style-name="ce9" table:formula="of:=[.E87]-[.E$18]" office:value-type="float" office:value="-0.111111111111111" calcext:value-type="float">
            <text:p>-0.111</text:p>
          </table:table-cell>
          <table:table-cell table:style-name="ce9" table:formula="of:=[.F87]-[.F$18]" office:value-type="float" office:value="-0.027350427350427" calcext:value-type="float">
            <text:p>-0.027</text:p>
          </table:table-cell>
          <table:table-cell table:style-name="ce9" table:formula="of:=[.G87]-[.G$18]" office:value-type="float" office:value="-0.0746629474662948" calcext:value-type="float">
            <text:p>-0.075</text:p>
          </table:table-cell>
          <table:table-cell office:value-type="string" calcext:value-type="string">
            <text:p>CM1-NASA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90566037735849" calcext:value-type="float">
            <text:p>0.491</text:p>
          </table:table-cell>
          <table:table-cell table:style-name="ce8" office:value-type="float" office:value="0.577777777777778" calcext:value-type="float">
            <text:p>0.578</text:p>
          </table:table-cell>
          <table:table-cell table:style-name="ce8" office:value-type="float" office:value="0.530612244897959" calcext:value-type="float">
            <text:p>0.531</text:p>
          </table:table-cell>
          <table:table-cell table:style-name="ce9" table:formula="of:=(1+2^2)/((2^2/[.P87])+(1/[.O87]))" office:value-type="float" office:value="0.55793991416309" calcext:value-type="float">
            <text:p>0.558</text:p>
          </table:table-cell>
          <table:table-cell table:style-name="ce9" table:formula="of:=[.O87]-[.D$18]" office:value-type="float" office:value="0.015989766549408" calcext:value-type="float">
            <text:p>0.016</text:p>
          </table:table-cell>
          <table:table-cell table:style-name="ce9" table:formula="of:=[.P87]-[.E$18]" office:value-type="float" office:value="-0.0444444444444441" calcext:value-type="float">
            <text:p>-0.044</text:p>
          </table:table-cell>
          <table:table-cell table:style-name="ce9" table:formula="of:=[.Q87]-[.F$18]" office:value-type="float" office:value="-0.007849293563579" calcext:value-type="float">
            <text:p>-0.008</text:p>
          </table:table-cell>
          <table:table-cell table:style-name="ce9" table:formula="of:=[.R87]-[.R$18]" office:value-type="float" office:value="0.55793991416309" calcext:value-type="float">
            <text:p>0.558</text:p>
          </table:table-cell>
          <table:table-cell table:number-columns-repeated="14"/>
          <table:table-cell table:style-name="ce9" table:number-columns-repeated="9"/>
          <table:table-cell table:number-columns-repeated="30"/>
          <table:table-cell>
            <draw:frame draw:z-index="21" draw:style-name="gr1" draw:text-style-name="P1" svg:width="18.5913in" svg:height="14.4594in" svg:x="0.3768in" svg:y="0.0193in">
              <draw:object draw:notify-on-update-of-ranges="'Requirements-as-Context'.C3:'Requirements-as-Context'.C7 'Requirements-as-Context'.A2:'Requirements-as-Context'.A2 'Requirements-as-Context'.G71:'Requirements-as-Context'.G75 'Requirements-as-Context'.A18:'Requirements-as-Context'.A18 'Requirements-as-Context'.G81:'Requirements-as-Context'.G85 'Requirements-as-Context'.A29:'Requirements-as-Context'.A29 'Requirements-as-Context'.G91:'Requirements-as-Context'.G95 'Requirements-as-Context'.A40:'Requirements-as-Context'.A40 'Requirements-as-Context'.G101:'Requirements-as-Context'.G105 'Requirements-as-Context'.A51:'Requirements-as-Context'.A51 'Requirements-as-Context'.G111:'Requirements-as-Context'.G115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89795918367347" calcext:value-type="float">
            <text:p>0.490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51063829787234" calcext:value-type="float">
            <text:p>0.511</text:p>
          </table:table-cell>
          <table:table-cell table:formula="of:=(1+2^2)/((2^2/[.E88])+(1/[.D88]))" office:value-type="float" office:value="0.524017467248908" calcext:value-type="float">
            <text:p>0.524</text:p>
          </table:table-cell>
          <table:table-cell table:style-name="ce9" table:formula="of:=[.D88]-[.D$18]" office:value-type="float" office:value="0.015219647180906" calcext:value-type="float">
            <text:p>0.015</text:p>
          </table:table-cell>
          <table:table-cell table:style-name="ce9" table:formula="of:=[.E88]-[.E$18]" office:value-type="float" office:value="-0.088888888888889" calcext:value-type="float">
            <text:p>-0.089</text:p>
          </table:table-cell>
          <table:table-cell table:style-name="ce9" table:formula="of:=[.F88]-[.F$18]" office:value-type="float" office:value="-0.0278232405891979" calcext:value-type="float">
            <text:p>-0.028</text:p>
          </table:table-cell>
          <table:table-cell table:style-name="ce9" table:formula="of:=[.G88]-[.G$18]" office:value-type="float" office:value="-0.0617565913284978" calcext:value-type="float">
            <text:p>-0.0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float" office:value="0.473684210526316" calcext:value-type="float">
            <text:p>0.47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0.529411764705882" calcext:value-type="float">
            <text:p>0.529</text:p>
          </table:table-cell>
          <table:table-cell table:style-name="ce9" table:formula="of:=(1+2^2)/((2^2/[.P88])+(1/[.O88]))" office:value-type="float" office:value="0.569620253164557" calcext:value-type="float">
            <text:p>0.570</text:p>
          </table:table-cell>
          <table:table-cell table:style-name="ce9" table:formula="of:=[.O88]-[.D$18]" office:value-type="float" office:value="-0.000892060660125038" calcext:value-type="float">
            <text:p>-0.001</text:p>
          </table:table-cell>
          <table:table-cell table:style-name="ce9" table:formula="of:=[.P88]-[.E$18]" office:value-type="float" office:value="-0.022222222222222" calcext:value-type="float">
            <text:p>-0.022</text:p>
          </table:table-cell>
          <table:table-cell table:style-name="ce9" table:formula="of:=[.Q88]-[.F$18]" office:value-type="float" office:value="-0.00904977375565597" calcext:value-type="float">
            <text:p>-0.009</text:p>
          </table:table-cell>
          <table:table-cell table:style-name="ce9" table:formula="of:=[.R88]-[.R$18]" office:value-type="float" office:value="0.569620253164557" calcext:value-type="float">
            <text:p>0.570</text:p>
          </table:table-cell>
          <table:table-cell/>
          <table:table-cell>
            <draw:frame draw:z-index="15" draw:style-name="gr1" draw:text-style-name="P1" svg:width="6.2988in" svg:height="3.5429in" svg:x="0.7945in" svg:y="0.0811in">
              <draw:object draw:notify-on-update-of-ranges="'Requirements-as-Context'.N82:'Requirements-as-Context'.N86 'Requirements-as-Context'.M82:'Requirements-as-Context'.M82 'Requirements-as-Context'.V82:'Requirements-as-Context'.V86 'Requirements-as-Context'.M71:'Requirements-as-Context'.M71 'Requirements-as-Context'.V72:'Requirements-as-Context'.V76 'Requirements-as-Context'.B71:'Requirements-as-Context'.B71 'Requirements-as-Context'.K71:'Requirements-as-Context'.K75 'Requirements-as-Context'.B76:'Requirements-as-Context'.B76 'Requirements-as-Context'.K76:'Requirements-as-Context'.K8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"/>
          <table:table-cell office:value-type="string" calcext:value-type="string">
            <text:p>TARGET-to-SOURCE</text:p>
          </table:table-cell>
          <table:table-cell office:value-type="float" office:value="1" calcext:value-type="float">
            <text:p>1</text:p>
          </table:table-cell>
          <table:table-cell table:style-name="ce9" table:formula="of:=AVERAGE([.D76];[.D86];[.D96];[.D106];[.D116])" office:value-type="float" office:value="0.536699140487672" calcext:value-type="float">
            <text:p>0.537</text:p>
          </table:table-cell>
          <table:table-cell table:style-name="ce9" table:formula="of:=AVERAGE([.E76];[.E86];[.E96];[.E106];[.E116])" office:value-type="float" office:value="0.46118465863803" calcext:value-type="float">
            <text:p>0.461</text:p>
          </table:table-cell>
          <table:table-cell table:style-name="ce9" table:formula="of:=AVERAGE([.F76];[.F86];[.F96];[.F106];[.F116])" office:value-type="float" office:value="0.483868599467734" calcext:value-type="float">
            <text:p>0.484</text:p>
          </table:table-cell>
          <table:table-cell table:style-name="ce9" table:formula="of:=AVERAGE([.G76];[.G86];[.G96];[.G106];[.G116])" office:value-type="float" office:value="0.468737191077263" calcext:value-type="float">
            <text:p>0.469</text:p>
          </table:table-cell>
          <table:table-cell table:style-name="ce9"/>
          <table:table-cell table:style-name="ce9" table:formula="of:=[.AK88]-[.AK$69]" office:value-type="float" office:value="0.0101818222567042" calcext:value-type="float">
            <text:p>0.010</text:p>
          </table:table-cell>
          <table:table-cell table:style-name="ce9" table:formula="of:=[.AL88]-[.AL$69]" office:value-type="float" office:value="-0.0697440690984449" calcext:value-type="float">
            <text:p>-0.070</text:p>
          </table:table-cell>
          <table:table-cell table:style-name="ce9" table:formula="of:=[.AM88]-[.AM$69]" office:value-type="float" office:value="-0.0235742919197078" calcext:value-type="float">
            <text:p>-0.024</text:p>
          </table:table-cell>
          <table:table-cell table:style-name="ce9" table:formula="of:=[.AN88]-[.AN$69]" office:value-type="float" office:value="-0.0496098418276616" calcext:value-type="float">
            <text:p>-0.050</text:p>
          </table:table-cell>
          <table:table-cell table:number-columns-repeated="51"/>
          <table:table-cell>
            <draw:frame draw:z-index="23" draw:style-name="gr1" draw:text-style-name="P1" svg:width="6.2988in" svg:height="3.5429in" svg:x="0.489in" svg:y="0.1185in">
              <draw:object draw:notify-on-update-of-ranges="'Requirements-as-Context'.C3:'Requirements-as-Context'.C7 'Requirements-as-Context'.A2:'Requirements-as-Context'.A2 'Requirements-as-Context'.R72:'Requirements-as-Context'.R76 'Requirements-as-Context'.A18:'Requirements-as-Context'.A18 'Requirements-as-Context'.R87:'Requirements-as-Context'.R91 'Requirements-as-Context'.A29:'Requirements-as-Context'.A29 'Requirements-as-Context'.R97:'Requirements-as-Context'.R101 'Requirements-as-Context'.A40:'Requirements-as-Context'.A40 'Requirements-as-Context'.Q107:'Requirements-as-Context'.Q111 'Requirements-as-Context'.A51:'Requirements-as-Context'.A51 'Requirements-as-Context'.R117:'Requirements-as-Context'.R121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58333333333333" calcext:value-type="float">
            <text:p>0.458</text:p>
          </table:table-cell>
          <table:table-cell office:value-type="float" office:value="0.488888888888889" calcext:value-type="float">
            <text:p>0.489</text:p>
          </table:table-cell>
          <table:table-cell office:value-type="float" office:value="0.473118279569893" calcext:value-type="float">
            <text:p>0.473</text:p>
          </table:table-cell>
          <table:table-cell table:formula="of:=(1+2^2)/((2^2/[.E89])+(1/[.D89]))" office:value-type="float" office:value="0.482456140350877" calcext:value-type="float">
            <text:p>0.482</text:p>
          </table:table-cell>
          <table:table-cell table:style-name="ce9" table:formula="of:=[.D89]-[.D$18]" office:value-type="float" office:value="-0.016242937853108" calcext:value-type="float">
            <text:p>-0.016</text:p>
          </table:table-cell>
          <table:table-cell table:style-name="ce9" table:formula="of:=[.E89]-[.E$18]" office:value-type="float" office:value="-0.133333333333333" calcext:value-type="float">
            <text:p>-0.133</text:p>
          </table:table-cell>
          <table:table-cell table:style-name="ce9" table:formula="of:=[.F89]-[.F$18]" office:value-type="float" office:value="-0.065343258891645" calcext:value-type="float">
            <text:p>-0.065</text:p>
          </table:table-cell>
          <table:table-cell table:style-name="ce9" table:formula="of:=[.G89]-[.G$18]" office:value-type="float" office:value="-0.103317918226529" calcext:value-type="float">
            <text:p>-0.1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float" office:value="0.464285714285714" calcext:value-type="float">
            <text:p>0.464</text:p>
          </table:table-cell>
          <table:table-cell table:style-name="ce8" office:value-type="float" office:value="0.577777777777778" calcext:value-type="float">
            <text:p>0.578</text:p>
          </table:table-cell>
          <table:table-cell table:style-name="ce8" office:value-type="float" office:value="0.514851485148515" calcext:value-type="float">
            <text:p>0.515</text:p>
          </table:table-cell>
          <table:table-cell table:style-name="ce9" table:formula="of:=(1+2^2)/((2^2/[.P89])+(1/[.O89]))" office:value-type="float" office:value="0.550847457627119" calcext:value-type="float">
            <text:p>0.551</text:p>
          </table:table-cell>
          <table:table-cell table:style-name="ce9" table:formula="of:=[.O89]-[.D$18]" office:value-type="float" office:value="-0.010290556900727" calcext:value-type="float">
            <text:p>-0.010</text:p>
          </table:table-cell>
          <table:table-cell table:style-name="ce9" table:formula="of:=[.P89]-[.E$18]" office:value-type="float" office:value="-0.0444444444444441" calcext:value-type="float">
            <text:p>-0.044</text:p>
          </table:table-cell>
          <table:table-cell table:style-name="ce9" table:formula="of:=[.Q89]-[.F$18]" office:value-type="float" office:value="-0.023610053313023" calcext:value-type="float">
            <text:p>-0.024</text:p>
          </table:table-cell>
          <table:table-cell table:style-name="ce9" table:formula="of:=[.R89]-[.R$18]" office:value-type="float" office:value="0.550847457627119" calcext:value-type="float">
            <text:p>0.55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9" table:formula="of:=AVERAGE([.D77];[.D87];[.D97];[.D107];[.D117])" office:value-type="float" office:value="0.551747535258447" calcext:value-type="float">
            <text:p>0.552</text:p>
          </table:table-cell>
          <table:table-cell table:style-name="ce9" table:formula="of:=AVERAGE([.E77];[.E87];[.E97];[.E107];[.E117])" office:value-type="float" office:value="0.452013535643378" calcext:value-type="float">
            <text:p>0.452</text:p>
          </table:table-cell>
          <table:table-cell table:style-name="ce9" table:formula="of:=AVERAGE([.F77];[.F87];[.F97];[.F107];[.F117])" office:value-type="float" office:value="0.481537177140847" calcext:value-type="float">
            <text:p>0.482</text:p>
          </table:table-cell>
          <table:table-cell table:style-name="ce9" table:formula="of:=AVERAGE([.G77];[.G87];[.G97];[.G107];[.G117])" office:value-type="float" office:value="0.462131239215512" calcext:value-type="float">
            <text:p>0.462</text:p>
          </table:table-cell>
          <table:table-cell table:style-name="ce9"/>
          <table:table-cell table:style-name="ce9" table:formula="of:=[.AK89]-[.AK$69]" office:value-type="float" office:value="0.0252302170274787" calcext:value-type="float">
            <text:p>0.025</text:p>
          </table:table-cell>
          <table:table-cell table:style-name="ce9" table:formula="of:=[.AL89]-[.AL$69]" office:value-type="float" office:value="-0.0789151920930972" calcext:value-type="float">
            <text:p>-0.079</text:p>
          </table:table-cell>
          <table:table-cell table:style-name="ce9" table:formula="of:=[.AM89]-[.AM$69]" office:value-type="float" office:value="-0.0259057142465954" calcext:value-type="float">
            <text:p>-0.026</text:p>
          </table:table-cell>
          <table:table-cell table:style-name="ce9" table:formula="of:=[.AN89]-[.AN$69]" office:value-type="float" office:value="-0.0562157936894125" calcext:value-type="float">
            <text:p>-0.056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10204081632653" calcext:value-type="float">
            <text:p>0.510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31914893617021" calcext:value-type="float">
            <text:p>0.532</text:p>
          </table:table-cell>
          <table:table-cell table:formula="of:=(1+2^2)/((2^2/[.E90])+(1/[.D90]))" office:value-type="float" office:value="0.54585152838428" calcext:value-type="float">
            <text:p>0.546</text:p>
          </table:table-cell>
          <table:table-cell table:style-name="ce9" table:formula="of:=[.D90]-[.D$18]" office:value-type="float" office:value="0.0356278104462119" calcext:value-type="float">
            <text:p>0.036</text:p>
          </table:table-cell>
          <table:table-cell table:style-name="ce9" table:formula="of:=[.E90]-[.E$18]" office:value-type="float" office:value="-0.066666666666666" calcext:value-type="float">
            <text:p>-0.067</text:p>
          </table:table-cell>
          <table:table-cell table:style-name="ce9" table:formula="of:=[.F90]-[.F$18]" office:value-type="float" office:value="-0.00654664484451695" calcext:value-type="float">
            <text:p>-0.007</text:p>
          </table:table-cell>
          <table:table-cell table:style-name="ce9" table:formula="of:=[.G90]-[.G$18]" office:value-type="float" office:value="-0.0399225301931261" calcext:value-type="float">
            <text:p>-0.0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float" office:value="0.482142857142857" calcext:value-type="float">
            <text:p>0.482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0.534653465346535" calcext:value-type="float">
            <text:p>0.535</text:p>
          </table:table-cell>
          <table:table-cell table:style-name="ce9" table:formula="of:=(1+2^2)/((2^2/[.P90])+(1/[.O90]))" office:value-type="float" office:value="0.572033898305085" calcext:value-type="float">
            <text:p>0.572</text:p>
          </table:table-cell>
          <table:table-cell table:style-name="ce9" table:formula="of:=[.O90]-[.D$18]" office:value-type="float" office:value="0.00756658595641596" calcext:value-type="float">
            <text:p>0.008</text:p>
          </table:table-cell>
          <table:table-cell table:style-name="ce9" table:formula="of:=[.P90]-[.E$18]" office:value-type="float" office:value="-0.022222222222222" calcext:value-type="float">
            <text:p>-0.022</text:p>
          </table:table-cell>
          <table:table-cell table:style-name="ce9" table:formula="of:=[.Q90]-[.F$18]" office:value-type="float" office:value="-0.00380807311500297" calcext:value-type="float">
            <text:p>-0.004</text:p>
          </table:table-cell>
          <table:table-cell table:style-name="ce9" table:formula="of:=[.R90]-[.R$18]" office:value-type="float" office:value="0.572033898305085" calcext:value-type="float">
            <text:p>0.572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9" table:formula="of:=AVERAGE([.D78];[.D88];[.D98];[.D108];[.D118])" office:value-type="float" office:value="0.544734423759055" calcext:value-type="float">
            <text:p>0.545</text:p>
          </table:table-cell>
          <table:table-cell table:style-name="ce9" table:formula="of:=AVERAGE([.E78];[.E88];[.E98];[.E108];[.E118])" office:value-type="float" office:value="0.47729859571323" calcext:value-type="float">
            <text:p>0.477</text:p>
          </table:table-cell>
          <table:table-cell table:style-name="ce9" table:formula="of:=AVERAGE([.F78];[.F88];[.F98];[.F108];[.F118])" office:value-type="float" office:value="0.496190968207624" calcext:value-type="float">
            <text:p>0.496</text:p>
          </table:table-cell>
          <table:table-cell table:style-name="ce9" table:formula="of:=AVERAGE([.G78];[.G88];[.G98];[.G108];[.G118])" office:value-type="float" office:value="0.483333580137375" calcext:value-type="float">
            <text:p>0.483</text:p>
          </table:table-cell>
          <table:table-cell table:style-name="ce9"/>
          <table:table-cell table:style-name="ce9" table:formula="of:=[.AK90]-[.AK$69]" office:value-type="float" office:value="0.0182171055280865" calcext:value-type="float">
            <text:p>0.018</text:p>
          </table:table-cell>
          <table:table-cell table:style-name="ce9" table:formula="of:=[.AL90]-[.AL$69]" office:value-type="float" office:value="-0.0536301320232451" calcext:value-type="float">
            <text:p>-0.054</text:p>
          </table:table-cell>
          <table:table-cell table:style-name="ce9" table:formula="of:=[.AM90]-[.AM$69]" office:value-type="float" office:value="-0.0112519231798182" calcext:value-type="float">
            <text:p>-0.011</text:p>
          </table:table-cell>
          <table:table-cell table:style-name="ce9" table:formula="of:=[.AN90]-[.AN$69]" office:value-type="float" office:value="-0.0350134527675489" calcext:value-type="float">
            <text:p>-0.03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SOURCE-to-TARGET</text:p>
          </table:table-cell>
          <table:table-cell office:value-type="float" office:value="1" calcext:value-type="float">
            <text:p>1</text:p>
          </table:table-cell>
          <table:table-cell office:value-type="float" office:value="0.545064377682404" calcext:value-type="float">
            <text:p>0.545</text:p>
          </table:table-cell>
          <table:table-cell office:value-type="float" office:value="0.577272727272727" calcext:value-type="float">
            <text:p>0.577</text:p>
          </table:table-cell>
          <table:table-cell office:value-type="float" office:value="0.560706401766004" calcext:value-type="float">
            <text:p>0.561</text:p>
          </table:table-cell>
          <table:table-cell table:formula="of:=(1+2^2)/((2^2/[.E91])+(1/[.D91]))" office:value-type="float" office:value="0.570530098831986" calcext:value-type="float">
            <text:p>0.571</text:p>
          </table:table-cell>
          <table:table-cell table:style-name="ce9" table:formula="of:=[.D91]-[.D$29]" office:value-type="float" office:value="0.0346477110157371" calcext:value-type="float">
            <text:p>0.035</text:p>
          </table:table-cell>
          <table:table-cell table:style-name="ce9" table:formula="of:=[.E91]-[.E$29]" office:value-type="float" office:value="-0.0909090909090909" calcext:value-type="float">
            <text:p>-0.091</text:p>
          </table:table-cell>
          <table:table-cell table:style-name="ce9" table:formula="of:=[.F91]-[.F$29]" office:value-type="float" office:value="-0.0180337557143111" calcext:value-type="float">
            <text:p>-0.018</text:p>
          </table:table-cell>
          <table:table-cell table:style-name="ce9" table:formula="of:=[.G91]-[.G$29]" office:value-type="float" office:value="-0.0587507230858226" calcext:value-type="float">
            <text:p>-0.05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float" office:value="0.4" calcext:value-type="float">
            <text:p>0.400</text:p>
          </table:table-cell>
          <table:table-cell table:style-name="ce8" office:value-type="float" office:value="0.577777777777778" calcext:value-type="float">
            <text:p>0.578</text:p>
          </table:table-cell>
          <table:table-cell table:style-name="ce8" office:value-type="float" office:value="0.472727272727273" calcext:value-type="float">
            <text:p>0.473</text:p>
          </table:table-cell>
          <table:table-cell table:style-name="ce9" table:formula="of:=(1+2^2)/((2^2/[.P91])+(1/[.O91]))" office:value-type="float" office:value="0.530612244897959" calcext:value-type="float">
            <text:p>0.531</text:p>
          </table:table-cell>
          <table:table-cell table:style-name="ce9" table:formula="of:=[.O91]-[.D$18]" office:value-type="float" office:value="-0.074576271186441" calcext:value-type="float">
            <text:p>-0.075</text:p>
          </table:table-cell>
          <table:table-cell table:style-name="ce9" table:formula="of:=[.P91]-[.E$18]" office:value-type="float" office:value="-0.0444444444444441" calcext:value-type="float">
            <text:p>-0.044</text:p>
          </table:table-cell>
          <table:table-cell table:style-name="ce9" table:formula="of:=[.Q91]-[.F$18]" office:value-type="float" office:value="-0.065734265734265" calcext:value-type="float">
            <text:p>-0.066</text:p>
          </table:table-cell>
          <table:table-cell table:style-name="ce9" table:formula="of:=[.R91]-[.R$18]" office:value-type="float" office:value="0.530612244897959" calcext:value-type="float">
            <text:p>0.53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9" table:formula="of:=AVERAGE([.D79];[.D89];[.D99];[.D109];[.D119])" office:value-type="float" office:value="0.538312565728144" calcext:value-type="float">
            <text:p>0.538</text:p>
          </table:table-cell>
          <table:table-cell table:style-name="ce9" table:formula="of:=AVERAGE([.E79];[.E89];[.E99];[.E109];[.E119])" office:value-type="float" office:value="0.471270669391186" calcext:value-type="float">
            <text:p>0.471</text:p>
          </table:table-cell>
          <table:table-cell table:style-name="ce9" table:formula="of:=AVERAGE([.F79];[.F89];[.F99];[.F109];[.F119])" office:value-type="float" office:value="0.487720278556728" calcext:value-type="float">
            <text:p>0.488</text:p>
          </table:table-cell>
          <table:table-cell table:style-name="ce9" table:formula="of:=AVERAGE([.G79];[.G89];[.G99];[.G109];[.G119])" office:value-type="float" office:value="0.47624262293339" calcext:value-type="float">
            <text:p>0.476</text:p>
          </table:table-cell>
          <table:table-cell table:style-name="ce9"/>
          <table:table-cell table:style-name="ce9" table:formula="of:=[.AK91]-[.AK$69]" office:value-type="float" office:value="0.0117952474971754" calcext:value-type="float">
            <text:p>0.012</text:p>
          </table:table-cell>
          <table:table-cell table:style-name="ce9" table:formula="of:=[.AL91]-[.AL$69]" office:value-type="float" office:value="-0.0596580583452892" calcext:value-type="float">
            <text:p>-0.060</text:p>
          </table:table-cell>
          <table:table-cell table:style-name="ce9" table:formula="of:=[.AM91]-[.AM$69]" office:value-type="float" office:value="-0.0197226128307147" calcext:value-type="float">
            <text:p>-0.020</text:p>
          </table:table-cell>
          <table:table-cell table:style-name="ce9" table:formula="of:=[.AN91]-[.AN$69]" office:value-type="float" office:value="-0.0421044099715343" calcext:value-type="float">
            <text:p>-0.04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51724137931035" calcext:value-type="float">
            <text:p>0.552</text:p>
          </table:table-cell>
          <table:table-cell office:value-type="float" office:value="0.581818181818182" calcext:value-type="float">
            <text:p>0.582</text:p>
          </table:table-cell>
          <table:table-cell office:value-type="float" office:value="0.566371681415929" calcext:value-type="float">
            <text:p>0.566</text:p>
          </table:table-cell>
          <table:table-cell table:formula="of:=(1+2^2)/((2^2/[.E92])+(1/[.D92]))" office:value-type="float" office:value="0.575539568345324" calcext:value-type="float">
            <text:p>0.576</text:p>
          </table:table-cell>
          <table:table-cell table:style-name="ce9" table:formula="of:=[.D92]-[.D$29]" office:value-type="float" office:value="0.0413074712643681" calcext:value-type="float">
            <text:p>0.041</text:p>
          </table:table-cell>
          <table:table-cell table:style-name="ce9" table:formula="of:=[.E92]-[.E$29]" office:value-type="float" office:value="-0.086363636363636" calcext:value-type="float">
            <text:p>-0.086</text:p>
          </table:table-cell>
          <table:table-cell table:style-name="ce9" table:formula="of:=[.F92]-[.F$29]" office:value-type="float" office:value="-0.0123684760643861" calcext:value-type="float">
            <text:p>-0.012</text:p>
          </table:table-cell>
          <table:table-cell table:style-name="ce9" table:formula="of:=[.G92]-[.G$29]" office:value-type="float" office:value="-0.0537412535724843" calcext:value-type="float">
            <text:p>-0.054</text:p>
          </table:table-cell>
          <table:table-cell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00</text:p>
          </table:table-cell>
          <table:table-cell table:style-name="ce8" office:value-type="float" office:value="0.511111111111111" calcext:value-type="float">
            <text:p>0.511</text:p>
          </table:table-cell>
          <table:table-cell table:style-name="ce8" office:value-type="float" office:value="0.505494505494506" calcext:value-type="float">
            <text:p>0.505</text:p>
          </table:table-cell>
          <table:table-cell table:style-name="ce9" table:formula="of:=(1+2^2)/((2^2/[.P92])+(1/[.O92]))" office:value-type="float" office:value="0.508849557522124" calcext:value-type="float">
            <text:p>0.509</text:p>
          </table:table-cell>
          <table:table-cell table:style-name="ce9" table:formula="of:=[.O92]-[.D$18]" office:value-type="float" office:value="0.025423728813559" calcext:value-type="float">
            <text:p>0.025</text:p>
          </table:table-cell>
          <table:table-cell table:style-name="ce9" table:formula="of:=[.P92]-[.E$18]" office:value-type="float" office:value="-0.111111111111111" calcext:value-type="float">
            <text:p>-0.111</text:p>
          </table:table-cell>
          <table:table-cell table:style-name="ce9" table:formula="of:=[.Q92]-[.F$18]" office:value-type="float" office:value="-0.032967032967032" calcext:value-type="float">
            <text:p>-0.033</text:p>
          </table:table-cell>
          <table:table-cell table:style-name="ce9" table:formula="of:=[.R92]-[.R$18]" office:value-type="float" office:value="0.508849557522124" calcext:value-type="float">
            <text:p>0.509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9" table:formula="of:=AVERAGE([.D80];[.D90];[.D100];[.D110];[.D120])" office:value-type="float" office:value="0.525649323576632" calcext:value-type="float">
            <text:p>0.526</text:p>
          </table:table-cell>
          <table:table-cell table:style-name="ce9" table:formula="of:=AVERAGE([.E80];[.E90];[.E100];[.E110];[.E120])" office:value-type="float" office:value="0.477212584960074" calcext:value-type="float">
            <text:p>0.477</text:p>
          </table:table-cell>
          <table:table-cell table:style-name="ce9" table:formula="of:=AVERAGE([.F80];[.F90];[.F100];[.F110];[.F120])" office:value-type="float" office:value="0.486846234640272" calcext:value-type="float">
            <text:p>0.487</text:p>
          </table:table-cell>
          <table:table-cell table:style-name="ce9" table:formula="of:=AVERAGE([.G80];[.G90];[.G100];[.G110];[.G120])" office:value-type="float" office:value="0.479641663146525" calcext:value-type="float">
            <text:p>0.480</text:p>
          </table:table-cell>
          <table:table-cell table:style-name="ce9"/>
          <table:table-cell table:style-name="ce9" table:formula="of:=[.AK92]-[.AK$69]" office:value-type="float" office:value="-0.000867994654336513" calcext:value-type="float">
            <text:p>-0.001</text:p>
          </table:table-cell>
          <table:table-cell table:style-name="ce9" table:formula="of:=[.AL92]-[.AL$69]" office:value-type="float" office:value="-0.0537161427764009" calcext:value-type="float">
            <text:p>-0.054</text:p>
          </table:table-cell>
          <table:table-cell table:style-name="ce9" table:formula="of:=[.AM92]-[.AM$69]" office:value-type="float" office:value="-0.0205966567471703" calcext:value-type="float">
            <text:p>-0.021</text:p>
          </table:table-cell>
          <table:table-cell table:style-name="ce9" table:formula="of:=[.AN92]-[.AN$69]" office:value-type="float" office:value="-0.0387053697583988" calcext:value-type="float">
            <text:p>-0.039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51282051282051" calcext:value-type="float">
            <text:p>0.551</text:p>
          </table:table-cell>
          <table:table-cell office:value-type="float" office:value="0.586363636363636" calcext:value-type="float">
            <text:p>0.586</text:p>
          </table:table-cell>
          <table:table-cell office:value-type="float" office:value="0.568281938325991" calcext:value-type="float">
            <text:p>0.568</text:p>
          </table:table-cell>
          <table:table-cell table:formula="of:=(1+2^2)/((2^2/[.E93])+(1/[.D93]))" office:value-type="float" office:value="0.57899461400359" calcext:value-type="float">
            <text:p>0.579</text:p>
          </table:table-cell>
          <table:table-cell table:style-name="ce9" table:formula="of:=[.D93]-[.D$29]" office:value-type="float" office:value="0.040865384615384" calcext:value-type="float">
            <text:p>0.041</text:p>
          </table:table-cell>
          <table:table-cell table:style-name="ce9" table:formula="of:=[.E93]-[.E$29]" office:value-type="float" office:value="-0.081818181818182" calcext:value-type="float">
            <text:p>-0.082</text:p>
          </table:table-cell>
          <table:table-cell table:style-name="ce9" table:formula="of:=[.F93]-[.F$29]" office:value-type="float" office:value="-0.010458219154324" calcext:value-type="float">
            <text:p>-0.010</text:p>
          </table:table-cell>
          <table:table-cell table:style-name="ce9" table:formula="of:=[.G93]-[.G$29]" office:value-type="float" office:value="-0.0502862079142179" calcext:value-type="float">
            <text:p>-0.0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float" office:value="0.51063829787234" calcext:value-type="float">
            <text:p>0.511</text:p>
          </table:table-cell>
          <table:table-cell table:style-name="ce8" office:value-type="float" office:value="0.533333333333333" calcext:value-type="float">
            <text:p>0.533</text:p>
          </table:table-cell>
          <table:table-cell table:style-name="ce8" office:value-type="float" office:value="0.521739130434783" calcext:value-type="float">
            <text:p>0.522</text:p>
          </table:table-cell>
          <table:table-cell table:style-name="ce9" table:formula="of:=(1+2^2)/((2^2/[.P93])+(1/[.O93]))" office:value-type="float" office:value="0.52863436123348" calcext:value-type="float">
            <text:p>0.529</text:p>
          </table:table-cell>
          <table:table-cell table:style-name="ce9" table:formula="of:=[.O93]-[.D$18]" office:value-type="float" office:value="0.036062026685899" calcext:value-type="float">
            <text:p>0.036</text:p>
          </table:table-cell>
          <table:table-cell table:style-name="ce9" table:formula="of:=[.P93]-[.E$18]" office:value-type="float" office:value="-0.088888888888889" calcext:value-type="float">
            <text:p>-0.089</text:p>
          </table:table-cell>
          <table:table-cell table:style-name="ce9" table:formula="of:=[.Q93]-[.F$18]" office:value-type="float" office:value="-0.016722408026755" calcext:value-type="float">
            <text:p>-0.017</text:p>
          </table:table-cell>
          <table:table-cell table:style-name="ce9" table:formula="of:=[.R93]-[.R$18]" office:value-type="float" office:value="0.52863436123348" calcext:value-type="float">
            <text:p>0.529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0</text:p>
          </table:table-cell>
          <table:table-cell office:value-type="float" office:value="0.6" calcext:value-type="float">
            <text:p>0.600</text:p>
          </table:table-cell>
          <table:table-cell office:value-type="float" office:value="0.573913043478261" calcext:value-type="float">
            <text:p>0.574</text:p>
          </table:table-cell>
          <table:table-cell table:formula="of:=(1+2^2)/((2^2/[.E94])+(1/[.D94]))" office:value-type="float" office:value="0.589285714285714" calcext:value-type="float">
            <text:p>0.589</text:p>
          </table:table-cell>
          <table:table-cell table:style-name="ce9" table:formula="of:=[.D94]-[.D$29]" office:value-type="float" office:value="0.0395833333333331" calcext:value-type="float">
            <text:p>0.040</text:p>
          </table:table-cell>
          <table:table-cell table:style-name="ce9" table:formula="of:=[.E94]-[.E$29]" office:value-type="float" office:value="-0.068181818181818" calcext:value-type="float">
            <text:p>-0.068</text:p>
          </table:table-cell>
          <table:table-cell table:style-name="ce9" table:formula="of:=[.F94]-[.F$29]" office:value-type="float" office:value="-0.00482711400205405" calcext:value-type="float">
            <text:p>-0.005</text:p>
          </table:table-cell>
          <table:table-cell table:style-name="ce9" table:formula="of:=[.G94]-[.G$29]" office:value-type="float" office:value="-0.0399951076320939" calcext:value-type="float">
            <text:p>-0.0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float" office:value="0.450980392156863" calcext:value-type="float">
            <text:p>0.451</text:p>
          </table:table-cell>
          <table:table-cell table:style-name="ce8" office:value-type="float" office:value="0.511111111111111" calcext:value-type="float">
            <text:p>0.511</text:p>
          </table:table-cell>
          <table:table-cell table:style-name="ce8" office:value-type="float" office:value="0.479166666666667" calcext:value-type="float">
            <text:p>0.479</text:p>
          </table:table-cell>
          <table:table-cell table:style-name="ce9" table:formula="of:=(1+2^2)/((2^2/[.P94])+(1/[.O94]))" office:value-type="float" office:value="0.497835497835498" calcext:value-type="float">
            <text:p>0.498</text:p>
          </table:table-cell>
          <table:table-cell table:style-name="ce9" table:formula="of:=[.O94]-[.D$18]" office:value-type="float" office:value="-0.0235958790295781" calcext:value-type="float">
            <text:p>-0.024</text:p>
          </table:table-cell>
          <table:table-cell table:style-name="ce9" table:formula="of:=[.P94]-[.E$18]" office:value-type="float" office:value="-0.111111111111111" calcext:value-type="float">
            <text:p>-0.111</text:p>
          </table:table-cell>
          <table:table-cell table:style-name="ce9" table:formula="of:=[.Q94]-[.F$18]" office:value-type="float" office:value="-0.059294871794871" calcext:value-type="float">
            <text:p>-0.059</text:p>
          </table:table-cell>
          <table:table-cell table:style-name="ce9" table:formula="of:=[.R94]-[.R$18]" office:value-type="float" office:value="0.497835497835498" calcext:value-type="float">
            <text:p>0.498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42682926829268" calcext:value-type="float">
            <text:p>0.543</text:p>
          </table:table-cell>
          <table:table-cell office:value-type="float" office:value="0.404545454545455" calcext:value-type="float">
            <text:p>0.405</text:p>
          </table:table-cell>
          <table:table-cell office:value-type="float" office:value="0.463541666666667" calcext:value-type="float">
            <text:p>0.464</text:p>
          </table:table-cell>
          <table:table-cell table:formula="of:=(1+2^2)/((2^2/[.E95])+(1/[.D95]))" office:value-type="float" office:value="0.42624521072797" calcext:value-type="float">
            <text:p>0.426</text:p>
          </table:table-cell>
          <table:table-cell table:style-name="ce9" table:formula="of:=[.D95]-[.D$29]" office:value-type="float" office:value="0.032266260162601" calcext:value-type="float">
            <text:p>0.032</text:p>
          </table:table-cell>
          <table:table-cell table:style-name="ce9" table:formula="of:=[.E95]-[.E$29]" office:value-type="float" office:value="-0.263636363636363" calcext:value-type="float">
            <text:p>-0.264</text:p>
          </table:table-cell>
          <table:table-cell table:style-name="ce9" table:formula="of:=[.F95]-[.F$29]" office:value-type="float" office:value="-0.115198490813648" calcext:value-type="float">
            <text:p>-0.115</text:p>
          </table:table-cell>
          <table:table-cell table:style-name="ce9" table:formula="of:=[.G95]-[.G$29]" office:value-type="float" office:value="-0.203035611189839" calcext:value-type="float">
            <text:p>-0.2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float" office:value="0.433962264150943" calcext:value-type="float">
            <text:p>0.434</text:p>
          </table:table-cell>
          <table:table-cell table:style-name="ce8" office:value-type="float" office:value="0.511111111111111" calcext:value-type="float">
            <text:p>0.511</text:p>
          </table:table-cell>
          <table:table-cell table:style-name="ce8" office:value-type="float" office:value="0.469387755102041" calcext:value-type="float">
            <text:p>0.469</text:p>
          </table:table-cell>
          <table:table-cell table:style-name="ce9" table:formula="of:=(1+2^2)/((2^2/[.P95])+(1/[.O95]))" office:value-type="float" office:value="0.493562231759656" calcext:value-type="float">
            <text:p>0.494</text:p>
          </table:table-cell>
          <table:table-cell table:style-name="ce9" table:formula="of:=[.O95]-[.D$18]" office:value-type="float" office:value="-0.040614007035498" calcext:value-type="float">
            <text:p>-0.041</text:p>
          </table:table-cell>
          <table:table-cell table:style-name="ce9" table:formula="of:=[.P95]-[.E$18]" office:value-type="float" office:value="-0.111111111111111" calcext:value-type="float">
            <text:p>-0.111</text:p>
          </table:table-cell>
          <table:table-cell table:style-name="ce9" table:formula="of:=[.Q95]-[.F$18]" office:value-type="float" office:value="-0.069073783359497" calcext:value-type="float">
            <text:p>-0.069</text:p>
          </table:table-cell>
          <table:table-cell table:style-name="ce9" table:formula="of:=[.R95]-[.R$18]" office:value-type="float" office:value="0.493562231759656" calcext:value-type="float">
            <text:p>0.494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TARGET-to-SOURCE</text:p>
          </table:table-cell>
          <table:table-cell office:value-type="float" office:value="1" calcext:value-type="float">
            <text:p>1</text:p>
          </table:table-cell>
          <table:table-cell office:value-type="float" office:value="0.58256880733945" calcext:value-type="float">
            <text:p>0.583</text:p>
          </table:table-cell>
          <table:table-cell office:value-type="float" office:value="0.577272727272727" calcext:value-type="float">
            <text:p>0.577</text:p>
          </table:table-cell>
          <table:table-cell office:value-type="float" office:value="0.579908675799087" calcext:value-type="float">
            <text:p>0.580</text:p>
          </table:table-cell>
          <table:table-cell table:formula="of:=(1+2^2)/((2^2/[.E96])+(1/[.D96]))" office:value-type="float" office:value="0.57832422586521" calcext:value-type="float">
            <text:p>0.578</text:p>
          </table:table-cell>
          <table:table-cell table:style-name="ce9" table:formula="of:=[.D96]-[.D$29]" office:value-type="float" office:value="0.0721521406727831" calcext:value-type="float">
            <text:p>0.072</text:p>
          </table:table-cell>
          <table:table-cell table:style-name="ce9" table:formula="of:=[.E96]-[.E$29]" office:value-type="float" office:value="-0.0909090909090909" calcext:value-type="float">
            <text:p>-0.091</text:p>
          </table:table-cell>
          <table:table-cell table:style-name="ce9" table:formula="of:=[.F96]-[.F$29]" office:value-type="float" office:value="0.00116851831877196" calcext:value-type="float">
            <text:p>0.001</text:p>
          </table:table-cell>
          <table:table-cell table:style-name="ce9" table:formula="of:=[.G96]-[.G$29]" office:value-type="float" office:value="-0.0509565960525987" calcext:value-type="float">
            <text:p>-0.0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float" office:value="0.411764705882353" calcext:value-type="float">
            <text:p>0.412</text:p>
          </table:table-cell>
          <table:table-cell table:style-name="ce8" office:value-type="float" office:value="0.466666666666667" calcext:value-type="float">
            <text:p>0.467</text:p>
          </table:table-cell>
          <table:table-cell table:style-name="ce8" office:value-type="float" office:value="0.4375" calcext:value-type="float">
            <text:p>0.438</text:p>
          </table:table-cell>
          <table:table-cell table:style-name="ce9" table:formula="of:=(1+2^2)/((2^2/[.P96])+(1/[.O96]))" office:value-type="float" office:value="0.454545454545455" calcext:value-type="float">
            <text:p>0.455</text:p>
          </table:table-cell>
          <table:table-cell table:style-name="ce9" table:formula="of:=[.O96]-[.D$18]" office:value-type="float" office:value="-0.0628115653040881" calcext:value-type="float">
            <text:p>-0.063</text:p>
          </table:table-cell>
          <table:table-cell table:style-name="ce9" table:formula="of:=[.P96]-[.E$18]" office:value-type="float" office:value="-0.155555555555555" calcext:value-type="float">
            <text:p>-0.156</text:p>
          </table:table-cell>
          <table:table-cell table:style-name="ce9" table:formula="of:=[.Q96]-[.F$18]" office:value-type="float" office:value="-0.100961538461538" calcext:value-type="float">
            <text:p>-0.101</text:p>
          </table:table-cell>
          <table:table-cell table:style-name="ce9" table:formula="of:=[.R96]-[.R$18]" office:value-type="float" office:value="0.454545454545455" calcext:value-type="float">
            <text:p>0.455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78703703703704" calcext:value-type="float">
            <text:p>0.579</text:p>
          </table:table-cell>
          <table:table-cell office:value-type="float" office:value="0.568181818181818" calcext:value-type="float">
            <text:p>0.568</text:p>
          </table:table-cell>
          <table:table-cell office:value-type="float" office:value="0.573394495412844" calcext:value-type="float">
            <text:p>0.573</text:p>
          </table:table-cell>
          <table:table-cell table:formula="of:=(1+2^2)/((2^2/[.E97])+(1/[.D97]))" office:value-type="float" office:value="0.570255474452555" calcext:value-type="float">
            <text:p>0.570</text:p>
          </table:table-cell>
          <table:table-cell table:style-name="ce9" table:formula="of:=[.D97]-[.D$29]" office:value-type="float" office:value="0.0682870370370371" calcext:value-type="float">
            <text:p>0.068</text:p>
          </table:table-cell>
          <table:table-cell table:style-name="ce9" table:formula="of:=[.E97]-[.E$29]" office:value-type="float" office:value="-0.1" calcext:value-type="float">
            <text:p>-0.100</text:p>
          </table:table-cell>
          <table:table-cell table:style-name="ce9" table:formula="of:=[.F97]-[.F$29]" office:value-type="float" office:value="-0.005345662067471" calcext:value-type="float">
            <text:p>-0.005</text:p>
          </table:table-cell>
          <table:table-cell table:style-name="ce9" table:formula="of:=[.G97]-[.G$29]" office:value-type="float" office:value="-0.0590253474652536" calcext:value-type="float">
            <text:p>-0.059</text:p>
          </table:table-cell>
          <table:table-cell office:value-type="string" calcext:value-type="string">
            <text:p>dronology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575107296137339" calcext:value-type="float">
            <text:p>0.575</text:p>
          </table:table-cell>
          <table:table-cell table:style-name="ce8" office:value-type="float" office:value="0.609090909090909" calcext:value-type="float">
            <text:p>0.609</text:p>
          </table:table-cell>
          <table:table-cell table:style-name="ce8" office:value-type="float" office:value="0.591611479028698" calcext:value-type="float">
            <text:p>0.592</text:p>
          </table:table-cell>
          <table:table-cell table:style-name="ce9" table:formula="of:=(1+2^2)/((2^2/[.P97])+(1/[.O97]))" office:value-type="float" office:value="0.601976639712489" calcext:value-type="float">
            <text:p>0.602</text:p>
          </table:table-cell>
          <table:table-cell table:style-name="ce9" table:formula="of:=[.O97]-[.D$29]" office:value-type="float" office:value="0.0646906294706721" calcext:value-type="float">
            <text:p>0.065</text:p>
          </table:table-cell>
          <table:table-cell table:style-name="ce9" table:formula="of:=[.P97]-[.E$29]" office:value-type="float" office:value="-0.059090909090909" calcext:value-type="float">
            <text:p>-0.059</text:p>
          </table:table-cell>
          <table:table-cell table:style-name="ce9" table:formula="of:=[.Q97]-[.F$29]" office:value-type="float" office:value="0.012871321548383" calcext:value-type="float">
            <text:p>0.013</text:p>
          </table:table-cell>
          <table:table-cell table:style-name="ce9" table:formula="of:=[.R97]-[.R$29]" office:value-type="float" office:value="0.601976639712489" calcext:value-type="float">
            <text:p>0.602</text:p>
          </table:table-cell>
          <table:table-cell table:number-columns-repeated="9"/>
          <table:table-cell>
            <draw:frame draw:z-index="18" draw:style-name="gr1" draw:text-style-name="P1" svg:width="19.3476in" svg:height="10.5067in" svg:x="0.4693in" svg:y="0.1563in">
              <draw:object draw:notify-on-update-of-ranges="'Requirements-as-Context'.N82:'Requirements-as-Context'.N86 'Requirements-as-Context'.M82:'Requirements-as-Context'.M82 'Requirements-as-Context'.AR70:'Requirements-as-Context'.AR74 'Requirements-as-Context'.B76:'Requirements-as-Context'.B76 'Requirements-as-Context'.AR88:'Requirements-as-Context'.AR92 'Requirements-as-Context'.M71:'Requirements-as-Context'.M71 'Requirements-as-Context'.AR76:'Requirements-as-Context'.AR80 'Requirements-as-Context'.B71:'Requirements-as-Context'.B71 'Requirements-as-Context'.AR82:'Requirements-as-Context'.AR86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68888888888889" calcext:value-type="float">
            <text:p>0.569</text:p>
          </table:table-cell>
          <table:table-cell office:value-type="float" office:value="0.581818181818182" calcext:value-type="float">
            <text:p>0.582</text:p>
          </table:table-cell>
          <table:table-cell office:value-type="float" office:value="0.575280898876405" calcext:value-type="float">
            <text:p>0.575</text:p>
          </table:table-cell>
          <table:table-cell table:formula="of:=(1+2^2)/((2^2/[.E98])+(1/[.D98]))" office:value-type="float" office:value="0.579185520361991" calcext:value-type="float">
            <text:p>0.579</text:p>
          </table:table-cell>
          <table:table-cell table:style-name="ce9" table:formula="of:=[.D98]-[.D$29]" office:value-type="float" office:value="0.058472222222222" calcext:value-type="float">
            <text:p>0.058</text:p>
          </table:table-cell>
          <table:table-cell table:style-name="ce9" table:formula="of:=[.E98]-[.E$29]" office:value-type="float" office:value="-0.086363636363636" calcext:value-type="float">
            <text:p>-0.086</text:p>
          </table:table-cell>
          <table:table-cell table:style-name="ce9" table:formula="of:=[.F98]-[.F$29]" office:value-type="float" office:value="-0.00345925860391005" calcext:value-type="float">
            <text:p>-0.003</text:p>
          </table:table-cell>
          <table:table-cell table:style-name="ce9" table:formula="of:=[.G98]-[.G$29]" office:value-type="float" office:value="-0.050095301555817" calcext:value-type="float">
            <text:p>-0.0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float" office:value="0.566666666666667" calcext:value-type="float">
            <text:p>0.567</text:p>
          </table:table-cell>
          <table:table-cell table:style-name="ce8" office:value-type="float" office:value="0.618181818181818" calcext:value-type="float">
            <text:p>0.618</text:p>
          </table:table-cell>
          <table:table-cell table:style-name="ce8" office:value-type="float" office:value="0.591304347826087" calcext:value-type="float">
            <text:p>0.591</text:p>
          </table:table-cell>
          <table:table-cell table:style-name="ce9" table:formula="of:=(1+2^2)/((2^2/[.P98])+(1/[.O98]))" office:value-type="float" office:value="0.607142857142857" calcext:value-type="float">
            <text:p>0.607</text:p>
          </table:table-cell>
          <table:table-cell table:style-name="ce9" table:formula="of:=[.O98]-[.D$29]" office:value-type="float" office:value="0.05625" calcext:value-type="float">
            <text:p>0.056</text:p>
          </table:table-cell>
          <table:table-cell table:style-name="ce9" table:formula="of:=[.P98]-[.E$29]" office:value-type="float" office:value="-0.0499999999999999" calcext:value-type="float">
            <text:p>-0.050</text:p>
          </table:table-cell>
          <table:table-cell table:style-name="ce9" table:formula="of:=[.Q98]-[.F$29]" office:value-type="float" office:value="0.0125641903457719" calcext:value-type="float">
            <text:p>0.013</text:p>
          </table:table-cell>
          <table:table-cell table:style-name="ce9" table:formula="of:=[.R98]-[.R$29]" office:value-type="float" office:value="0.607142857142857" calcext:value-type="float">
            <text:p>0.607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76271186440678" calcext:value-type="float">
            <text:p>0.576</text:p>
          </table:table-cell>
          <table:table-cell office:value-type="float" office:value="0.618181818181818" calcext:value-type="float">
            <text:p>0.618</text:p>
          </table:table-cell>
          <table:table-cell office:value-type="float" office:value="0.596491228070175" calcext:value-type="float">
            <text:p>0.596</text:p>
          </table:table-cell>
          <table:table-cell table:formula="of:=(1+2^2)/((2^2/[.E99])+(1/[.D99]))" office:value-type="float" office:value="0.609318996415771" calcext:value-type="float">
            <text:p>0.609</text:p>
          </table:table-cell>
          <table:table-cell table:style-name="ce9" table:formula="of:=[.D99]-[.D$29]" office:value-type="float" office:value="0.065854519774011" calcext:value-type="float">
            <text:p>0.066</text:p>
          </table:table-cell>
          <table:table-cell table:style-name="ce9" table:formula="of:=[.E99]-[.E$29]" office:value-type="float" office:value="-0.0499999999999999" calcext:value-type="float">
            <text:p>-0.050</text:p>
          </table:table-cell>
          <table:table-cell table:style-name="ce9" table:formula="of:=[.F99]-[.F$29]" office:value-type="float" office:value="0.0177510705898599" calcext:value-type="float">
            <text:p>0.018</text:p>
          </table:table-cell>
          <table:table-cell table:style-name="ce9" table:formula="of:=[.G99]-[.G$29]" office:value-type="float" office:value="-0.0199618255020376" calcext:value-type="float">
            <text:p>-0.0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float" office:value="0.532520325203252" calcext:value-type="float">
            <text:p>0.533</text:p>
          </table:table-cell>
          <table:table-cell table:style-name="ce8" office:value-type="float" office:value="0.595454545454546" calcext:value-type="float">
            <text:p>0.595</text:p>
          </table:table-cell>
          <table:table-cell table:style-name="ce8" office:value-type="float" office:value="0.562231759656652" calcext:value-type="float">
            <text:p>0.562</text:p>
          </table:table-cell>
          <table:table-cell table:style-name="ce9" table:formula="of:=(1+2^2)/((2^2/[.P99])+(1/[.O99]))" office:value-type="float" office:value="0.58170515097691" calcext:value-type="float">
            <text:p>0.582</text:p>
          </table:table-cell>
          <table:table-cell table:style-name="ce9" table:formula="of:=[.O99]-[.D$29]" office:value-type="float" office:value="0.022103658536585" calcext:value-type="float">
            <text:p>0.022</text:p>
          </table:table-cell>
          <table:table-cell table:style-name="ce9" table:formula="of:=[.P99]-[.E$29]" office:value-type="float" office:value="-0.072727272727272" calcext:value-type="float">
            <text:p>-0.073</text:p>
          </table:table-cell>
          <table:table-cell table:style-name="ce9" table:formula="of:=[.Q99]-[.F$29]" office:value-type="float" office:value="-0.0165083978236631" calcext:value-type="float">
            <text:p>-0.017</text:p>
          </table:table-cell>
          <table:table-cell table:style-name="ce9" table:formula="of:=[.R99]-[.R$29]" office:value-type="float" office:value="0.58170515097691" calcext:value-type="float">
            <text:p>0.582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41666666666667" calcext:value-type="float">
            <text:p>0.542</text:p>
          </table:table-cell>
          <table:table-cell office:value-type="float" office:value="0.590909090909091" calcext:value-type="float">
            <text:p>0.591</text:p>
          </table:table-cell>
          <table:table-cell office:value-type="float" office:value="0.565217391304348" calcext:value-type="float">
            <text:p>0.565</text:p>
          </table:table-cell>
          <table:table-cell table:formula="of:=(1+2^2)/((2^2/[.E100])+(1/[.D100]))" office:value-type="float" office:value="0.580357142857143" calcext:value-type="float">
            <text:p>0.580</text:p>
          </table:table-cell>
          <table:table-cell table:style-name="ce9" table:formula="of:=[.D100]-[.D$40]" office:value-type="float" office:value="0.00833333333333397" calcext:value-type="float">
            <text:p>0.008</text:p>
          </table:table-cell>
          <table:table-cell table:style-name="ce9" table:formula="of:=[.E100]-[.E$29]" office:value-type="float" office:value="-0.0772727272727269" calcext:value-type="float">
            <text:p>-0.077</text:p>
          </table:table-cell>
          <table:table-cell table:style-name="ce9" table:formula="of:=[.F100]-[.F$29]" office:value-type="float" office:value="-0.013522766175967" calcext:value-type="float">
            <text:p>-0.014</text:p>
          </table:table-cell>
          <table:table-cell table:style-name="ce9" table:formula="of:=[.G100]-[.G$29]" office:value-type="float" office:value="-0.0489236790606652" calcext:value-type="float">
            <text:p>-0.0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float" office:value="0.533057851239669" calcext:value-type="float">
            <text:p>0.533</text:p>
          </table:table-cell>
          <table:table-cell table:style-name="ce8" office:value-type="float" office:value="0.586363636363636" calcext:value-type="float">
            <text:p>0.586</text:p>
          </table:table-cell>
          <table:table-cell table:style-name="ce8" office:value-type="float" office:value="0.558441558441558" calcext:value-type="float">
            <text:p>0.558</text:p>
          </table:table-cell>
          <table:table-cell table:style-name="ce9" table:formula="of:=(1+2^2)/((2^2/[.P100])+(1/[.O100]))" office:value-type="float" office:value="0.574866310160427" calcext:value-type="float">
            <text:p>0.575</text:p>
          </table:table-cell>
          <table:table-cell table:style-name="ce9" table:formula="of:=[.O100]-[.D$29]" office:value-type="float" office:value="0.022641184573002" calcext:value-type="float">
            <text:p>0.023</text:p>
          </table:table-cell>
          <table:table-cell table:style-name="ce9" table:formula="of:=[.P100]-[.E$29]" office:value-type="float" office:value="-0.081818181818182" calcext:value-type="float">
            <text:p>-0.082</text:p>
          </table:table-cell>
          <table:table-cell table:style-name="ce9" table:formula="of:=[.Q100]-[.F$29]" office:value-type="float" office:value="-0.0202985990387571" calcext:value-type="float">
            <text:p>-0.020</text:p>
          </table:table-cell>
          <table:table-cell table:style-name="ce9" table:formula="of:=[.R100]-[.R$29]" office:value-type="float" office:value="0.574866310160427" calcext:value-type="float">
            <text:p>0.575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SOUCRE-to-TARGE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0</text:p>
          </table:table-cell>
          <table:table-cell office:value-type="float" office:value="0.0975609756097561" calcext:value-type="float">
            <text:p>0.098</text:p>
          </table:table-cell>
          <table:table-cell office:value-type="float" office:value="0.156862745098039" calcext:value-type="float">
            <text:p>0.157</text:p>
          </table:table-cell>
          <table:table-cell table:formula="of:=(1+2^2)/((2^2/[.E101])+(1/[.D101]))" office:value-type="float" office:value="0.114942528735632" calcext:value-type="float">
            <text:p>0.115</text:p>
          </table:table-cell>
          <table:table-cell table:style-name="ce9" table:formula="of:=[.D101]-[.D$40]" office:value-type="float" office:value="-0.133333333333333" calcext:value-type="float">
            <text:p>-0.133</text:p>
          </table:table-cell>
          <table:table-cell table:style-name="ce9" table:formula="of:=[.E101]-[.E$40]" office:value-type="float" office:value="-0.0975609756097559" calcext:value-type="float">
            <text:p>-0.098</text:p>
          </table:table-cell>
          <table:table-cell table:style-name="ce9" table:formula="of:=[.F101]-[.F$40]" office:value-type="float" office:value="-0.128851540616247" calcext:value-type="float">
            <text:p>-0.129</text:p>
          </table:table-cell>
          <table:table-cell table:style-name="ce9" table:formula="of:=[.G101]-[.G$40]" office:value-type="float" office:value="-0.108521158415206" calcext:value-type="float">
            <text:p>-0.10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float" office:value="0.54" calcext:value-type="float">
            <text:p>0.540</text:p>
          </table:table-cell>
          <table:table-cell table:style-name="ce8" office:value-type="float" office:value="0.613636363636364" calcext:value-type="float">
            <text:p>0.614</text:p>
          </table:table-cell>
          <table:table-cell table:style-name="ce8" office:value-type="float" office:value="0.574468085106383" calcext:value-type="float">
            <text:p>0.574</text:p>
          </table:table-cell>
          <table:table-cell table:style-name="ce9" table:formula="of:=(1+2^2)/((2^2/[.P101])+(1/[.O101]))" office:value-type="float" office:value="0.597345132743363" calcext:value-type="float">
            <text:p>0.597</text:p>
          </table:table-cell>
          <table:table-cell table:style-name="ce9" table:formula="of:=[.O101]-[.D$29]" office:value-type="float" office:value="0.0295833333333331" calcext:value-type="float">
            <text:p>0.030</text:p>
          </table:table-cell>
          <table:table-cell table:style-name="ce9" table:formula="of:=[.P101]-[.E$29]" office:value-type="float" office:value="-0.054545454545454" calcext:value-type="float">
            <text:p>-0.055</text:p>
          </table:table-cell>
          <table:table-cell table:style-name="ce9" table:formula="of:=[.Q101]-[.F$29]" office:value-type="float" office:value="-0.00427207237393201" calcext:value-type="float">
            <text:p>-0.004</text:p>
          </table:table-cell>
          <table:table-cell table:style-name="ce9" table:formula="of:=[.R101]-[.R$29]" office:value-type="float" office:value="0.597345132743363" calcext:value-type="float">
            <text:p>0.597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28571428571429" calcext:value-type="float">
            <text:p>0.429</text:p>
          </table:table-cell>
          <table:table-cell office:value-type="float" office:value="0.0731707317073171" calcext:value-type="float">
            <text:p>0.073</text:p>
          </table:table-cell>
          <table:table-cell office:value-type="float" office:value="0.125" calcext:value-type="float">
            <text:p>0.125</text:p>
          </table:table-cell>
          <table:table-cell table:formula="of:=(1+2^2)/((2^2/[.E102])+(1/[.D102]))" office:value-type="float" office:value="0.0877192982456141" calcext:value-type="float">
            <text:p>0.088</text:p>
          </table:table-cell>
          <table:table-cell table:style-name="ce9" table:formula="of:=[.D102]-[.D$40]" office:value-type="float" office:value="-0.104761904761904" calcext:value-type="float">
            <text:p>-0.105</text:p>
          </table:table-cell>
          <table:table-cell table:style-name="ce9" table:formula="of:=[.E102]-[.E$40]" office:value-type="float" office:value="-0.121951219512195" calcext:value-type="float">
            <text:p>-0.122</text:p>
          </table:table-cell>
          <table:table-cell table:style-name="ce9" table:formula="of:=[.F102]-[.F$40]" office:value-type="float" office:value="-0.160714285714286" calcext:value-type="float">
            <text:p>-0.161</text:p>
          </table:table-cell>
          <table:table-cell table:style-name="ce9" table:formula="of:=[.G102]-[.G$40]" office:value-type="float" office:value="-0.135744388905224" calcext:value-type="float">
            <text:p>-0.136</text:p>
          </table:table-cell>
          <table:table-cell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556910569105691" calcext:value-type="float">
            <text:p>0.557</text:p>
          </table:table-cell>
          <table:table-cell table:style-name="ce8" office:value-type="float" office:value="0.622727272727273" calcext:value-type="float">
            <text:p>0.623</text:p>
          </table:table-cell>
          <table:table-cell table:style-name="ce8" office:value-type="float" office:value="0.587982832618026" calcext:value-type="float">
            <text:p>0.588</text:p>
          </table:table-cell>
          <table:table-cell table:style-name="ce9" table:formula="of:=(1+2^2)/((2^2/[.P102])+(1/[.O102]))" office:value-type="float" office:value="0.608348134991119" calcext:value-type="float">
            <text:p>0.608</text:p>
          </table:table-cell>
          <table:table-cell table:style-name="ce9" table:formula="of:=[.O102]-[.D$29]" office:value-type="float" office:value="0.0464939024390241" calcext:value-type="float">
            <text:p>0.046</text:p>
          </table:table-cell>
          <table:table-cell table:style-name="ce9" table:formula="of:=[.P102]-[.E$29]" office:value-type="float" office:value="-0.045454545454545" calcext:value-type="float">
            <text:p>-0.045</text:p>
          </table:table-cell>
          <table:table-cell table:style-name="ce9" table:formula="of:=[.Q102]-[.F$29]" office:value-type="float" office:value="0.00924267513771093" calcext:value-type="float">
            <text:p>0.009</text:p>
          </table:table-cell>
          <table:table-cell table:style-name="ce9" table:formula="of:=[.R102]-[.R$29]" office:value-type="float" office:value="0.608348134991119" calcext:value-type="float">
            <text:p>0.608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0975609756097561" calcext:value-type="float">
            <text:p>0.098</text:p>
          </table:table-cell>
          <table:table-cell office:value-type="float" office:value="0.153846153846154" calcext:value-type="float">
            <text:p>0.154</text:p>
          </table:table-cell>
          <table:table-cell table:formula="of:=(1+2^2)/((2^2/[.E103])+(1/[.D103]))" office:value-type="float" office:value="0.114285714285714" calcext:value-type="float">
            <text:p>0.114</text:p>
          </table:table-cell>
          <table:table-cell table:style-name="ce9" table:formula="of:=[.D103]-[.D$40]" office:value-type="float" office:value="-0.169696969696969" calcext:value-type="float">
            <text:p>-0.170</text:p>
          </table:table-cell>
          <table:table-cell table:style-name="ce9" table:formula="of:=[.E103]-[.E$40]" office:value-type="float" office:value="-0.0975609756097559" calcext:value-type="float">
            <text:p>-0.098</text:p>
          </table:table-cell>
          <table:table-cell table:style-name="ce9" table:formula="of:=[.F103]-[.F$40]" office:value-type="float" office:value="-0.131868131868132" calcext:value-type="float">
            <text:p>-0.132</text:p>
          </table:table-cell>
          <table:table-cell table:style-name="ce9" table:formula="of:=[.G103]-[.G$40]" office:value-type="float" office:value="-0.109177972865124" calcext:value-type="float">
            <text:p>-0.1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float" office:value="0.575221238938053" calcext:value-type="float">
            <text:p>0.575</text:p>
          </table:table-cell>
          <table:table-cell table:style-name="ce8" office:value-type="float" office:value="0.590909090909091" calcext:value-type="float">
            <text:p>0.591</text:p>
          </table:table-cell>
          <table:table-cell table:style-name="ce8" office:value-type="float" office:value="0.582959641255605" calcext:value-type="float">
            <text:p>0.583</text:p>
          </table:table-cell>
          <table:table-cell table:style-name="ce9" table:formula="of:=(1+2^2)/((2^2/[.P103])+(1/[.O103]))" office:value-type="float" office:value="0.587703435804702" calcext:value-type="float">
            <text:p>0.588</text:p>
          </table:table-cell>
          <table:table-cell table:style-name="ce9" table:formula="of:=[.O103]-[.D$29]" office:value-type="float" office:value="0.064804572271386" calcext:value-type="float">
            <text:p>0.065</text:p>
          </table:table-cell>
          <table:table-cell table:style-name="ce9" table:formula="of:=[.P103]-[.E$29]" office:value-type="float" office:value="-0.0772727272727269" calcext:value-type="float">
            <text:p>-0.077</text:p>
          </table:table-cell>
          <table:table-cell table:style-name="ce9" table:formula="of:=[.Q103]-[.F$29]" office:value-type="float" office:value="0.00421948377528991" calcext:value-type="float">
            <text:p>0.004</text:p>
          </table:table-cell>
          <table:table-cell table:style-name="ce9" table:formula="of:=[.R103]-[.R$29]" office:value-type="float" office:value="0.587703435804702" calcext:value-type="float">
            <text:p>0.588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731707317073171" calcext:value-type="float">
            <text:p>0.073</text:p>
          </table:table-cell>
          <table:table-cell office:value-type="float" office:value="0.12" calcext:value-type="float">
            <text:p>0.120</text:p>
          </table:table-cell>
          <table:table-cell table:formula="of:=(1+2^2)/((2^2/[.E104])+(1/[.D104]))" office:value-type="float" office:value="0.0867052023121388" calcext:value-type="float">
            <text:p>0.087</text:p>
          </table:table-cell>
          <table:table-cell table:style-name="ce9" table:formula="of:=[.D104]-[.D$40]" office:value-type="float" office:value="-0.2" calcext:value-type="float">
            <text:p>-0.200</text:p>
          </table:table-cell>
          <table:table-cell table:style-name="ce9" table:formula="of:=[.E104]-[.E$40]" office:value-type="float" office:value="-0.121951219512195" calcext:value-type="float">
            <text:p>-0.122</text:p>
          </table:table-cell>
          <table:table-cell table:style-name="ce9" table:formula="of:=[.F104]-[.F$40]" office:value-type="float" office:value="-0.165714285714286" calcext:value-type="float">
            <text:p>-0.166</text:p>
          </table:table-cell>
          <table:table-cell table:style-name="ce9" table:formula="of:=[.G104]-[.G$40]" office:value-type="float" office:value="-0.136758484838699" calcext:value-type="float">
            <text:p>-0.1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table:style-name="ce8" office:value-type="float" office:value="0.6" calcext:value-type="float">
            <text:p>0.600</text:p>
          </table:table-cell>
          <table:table-cell table:style-name="ce9" table:formula="of:=(1+2^2)/((2^2/[.P104])+(1/[.O104]))" office:value-type="float" office:value="0.6" calcext:value-type="float">
            <text:p>0.600</text:p>
          </table:table-cell>
          <table:table-cell table:style-name="ce9" table:formula="of:=[.O104]-[.D$29]" office:value-type="float" office:value="0.089583333333333" calcext:value-type="float">
            <text:p>0.090</text:p>
          </table:table-cell>
          <table:table-cell table:style-name="ce9" table:formula="of:=[.P104]-[.E$29]" office:value-type="float" office:value="-0.068181818181818" calcext:value-type="float">
            <text:p>-0.068</text:p>
          </table:table-cell>
          <table:table-cell table:style-name="ce9" table:formula="of:=[.Q104]-[.F$29]" office:value-type="float" office:value="0.0212598425196849" calcext:value-type="float">
            <text:p>0.021</text:p>
          </table:table-cell>
          <table:table-cell table:style-name="ce9" table:formula="of:=[.R104]-[.R$29]" office:value-type="float" office:value="0.6" calcext:value-type="float">
            <text:p>0.600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121951219512195" calcext:value-type="float">
            <text:p>0.122</text:p>
          </table:table-cell>
          <table:table-cell office:value-type="float" office:value="0.188679245283019" calcext:value-type="float">
            <text:p>0.189</text:p>
          </table:table-cell>
          <table:table-cell table:formula="of:=(1+2^2)/((2^2/[.E105])+(1/[.D105]))" office:value-type="float" office:value="0.142045454545454" calcext:value-type="float">
            <text:p>0.142</text:p>
          </table:table-cell>
          <table:table-cell table:style-name="ce9" table:formula="of:=[.D105]-[.D$40]" office:value-type="float" office:value="-0.116666666666666" calcext:value-type="float">
            <text:p>-0.117</text:p>
          </table:table-cell>
          <table:table-cell table:style-name="ce9" table:formula="of:=[.E105]-[.E$40]" office:value-type="float" office:value="-0.073170731707317" calcext:value-type="float">
            <text:p>-0.073</text:p>
          </table:table-cell>
          <table:table-cell table:style-name="ce9" table:formula="of:=[.F105]-[.F$40]" office:value-type="float" office:value="-0.097035040431267" calcext:value-type="float">
            <text:p>-0.097</text:p>
          </table:table-cell>
          <table:table-cell table:style-name="ce9" table:formula="of:=[.G105]-[.G$40]" office:value-type="float" office:value="-0.0814182326053834" calcext:value-type="float">
            <text:p>-0.0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float" office:value="0.539094650205761" calcext:value-type="float">
            <text:p>0.539</text:p>
          </table:table-cell>
          <table:table-cell table:style-name="ce8" office:value-type="float" office:value="0.595454545454546" calcext:value-type="float">
            <text:p>0.595</text:p>
          </table:table-cell>
          <table:table-cell table:style-name="ce8" office:value-type="float" office:value="0.565874730021598" calcext:value-type="float">
            <text:p>0.566</text:p>
          </table:table-cell>
          <table:table-cell table:style-name="ce9" table:formula="of:=(1+2^2)/((2^2/[.P105])+(1/[.O105]))" office:value-type="float" office:value="0.583259127337489" calcext:value-type="float">
            <text:p>0.583</text:p>
          </table:table-cell>
          <table:table-cell table:style-name="ce9" table:formula="of:=[.O105]-[.D$29]" office:value-type="float" office:value="0.028677983539094" calcext:value-type="float">
            <text:p>0.029</text:p>
          </table:table-cell>
          <table:table-cell table:style-name="ce9" table:formula="of:=[.P105]-[.E$29]" office:value-type="float" office:value="-0.072727272727272" calcext:value-type="float">
            <text:p>-0.073</text:p>
          </table:table-cell>
          <table:table-cell table:style-name="ce9" table:formula="of:=[.Q105]-[.F$29]" office:value-type="float" office:value="-0.012865427458717" calcext:value-type="float">
            <text:p>-0.013</text:p>
          </table:table-cell>
          <table:table-cell table:style-name="ce9" table:formula="of:=[.R105]-[.R$29]" office:value-type="float" office:value="0.583259127337489" calcext:value-type="float">
            <text:p>0.583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TARGET-to-SOURCE</text:p>
          </table:table-cell>
          <table:table-cell office:value-type="float" office:value="1" calcext:value-type="float">
            <text:p>1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121951219512195" calcext:value-type="float">
            <text:p>0.122</text:p>
          </table:table-cell>
          <table:table-cell office:value-type="float" office:value="0.185185185185185" calcext:value-type="float">
            <text:p>0.185</text:p>
          </table:table-cell>
          <table:table-cell table:formula="of:=(1+2^2)/((2^2/[.E106])+(1/[.D106]))" office:value-type="float" office:value="0.141242937853107" calcext:value-type="float">
            <text:p>0.141</text:p>
          </table:table-cell>
          <table:table-cell table:style-name="ce9" table:formula="of:=[.D106]-[.D$40]" office:value-type="float" office:value="-0.148717948717948" calcext:value-type="float">
            <text:p>-0.149</text:p>
          </table:table-cell>
          <table:table-cell table:style-name="ce9" table:formula="of:=[.E106]-[.E$40]" office:value-type="float" office:value="-0.073170731707317" calcext:value-type="float">
            <text:p>-0.073</text:p>
          </table:table-cell>
          <table:table-cell table:style-name="ce9" table:formula="of:=[.F106]-[.F$40]" office:value-type="float" office:value="-0.100529100529101" calcext:value-type="float">
            <text:p>-0.101</text:p>
          </table:table-cell>
          <table:table-cell table:style-name="ce9" table:formula="of:=[.G106]-[.G$40]" office:value-type="float" office:value="-0.0822207492977305" calcext:value-type="float">
            <text:p>-0.08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float" office:value="0.583690987124464" calcext:value-type="float">
            <text:p>0.584</text:p>
          </table:table-cell>
          <table:table-cell table:style-name="ce8" office:value-type="float" office:value="0.618181818181818" calcext:value-type="float">
            <text:p>0.618</text:p>
          </table:table-cell>
          <table:table-cell table:style-name="ce8" office:value-type="float" office:value="0.600441501103753" calcext:value-type="float">
            <text:p>0.600</text:p>
          </table:table-cell>
          <table:table-cell table:style-name="ce9" table:formula="of:=(1+2^2)/((2^2/[.P106])+(1/[.O106]))" office:value-type="float" office:value="0.610961365678347" calcext:value-type="float">
            <text:p>0.611</text:p>
          </table:table-cell>
          <table:table-cell table:style-name="ce9" table:formula="of:=[.O106]-[.D$29]" office:value-type="float" office:value="0.073274320457797" calcext:value-type="float">
            <text:p>0.073</text:p>
          </table:table-cell>
          <table:table-cell table:style-name="ce9" table:formula="of:=[.P106]-[.E$29]" office:value-type="float" office:value="-0.0499999999999999" calcext:value-type="float">
            <text:p>-0.050</text:p>
          </table:table-cell>
          <table:table-cell table:style-name="ce9" table:formula="of:=[.Q106]-[.F$29]" office:value-type="float" office:value="0.021701343623438" calcext:value-type="float">
            <text:p>0.022</text:p>
          </table:table-cell>
          <table:table-cell table:style-name="ce9" table:formula="of:=[.R106]-[.R$29]" office:value-type="float" office:value="0.610961365678347" calcext:value-type="float">
            <text:p>0.611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121951219512195" calcext:value-type="float">
            <text:p>0.122</text:p>
          </table:table-cell>
          <table:table-cell office:value-type="float" office:value="0.192307692307692" calcext:value-type="float">
            <text:p>0.192</text:p>
          </table:table-cell>
          <table:table-cell table:formula="of:=(1+2^2)/((2^2/[.E107])+(1/[.D107]))" office:value-type="float" office:value="0.142857142857143" calcext:value-type="float">
            <text:p>0.143</text:p>
          </table:table-cell>
          <table:table-cell table:style-name="ce9" table:formula="of:=[.D107]-[.D$40]" office:value-type="float" office:value="-0.078787878787878" calcext:value-type="float">
            <text:p>-0.079</text:p>
          </table:table-cell>
          <table:table-cell table:style-name="ce9" table:formula="of:=[.E107]-[.E$40]" office:value-type="float" office:value="-0.073170731707317" calcext:value-type="float">
            <text:p>-0.073</text:p>
          </table:table-cell>
          <table:table-cell table:style-name="ce9" table:formula="of:=[.F107]-[.F$40]" office:value-type="float" office:value="-0.093406593406594" calcext:value-type="float">
            <text:p>-0.093</text:p>
          </table:table-cell>
          <table:table-cell table:style-name="ce9" table:formula="of:=[.G107]-[.G$40]" office:value-type="float" office:value="-0.080606544293695" calcext:value-type="float">
            <text:p>-0.081</text:p>
          </table:table-cell>
          <table:table-cell office:value-type="string" calcext:value-type="string">
            <text:p>ModisDataset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16666666666667" calcext:value-type="float">
            <text:p>0.417</text:p>
          </table:table-cell>
          <table:table-cell table:style-name="ce8" office:value-type="float" office:value="0.121951219512195" calcext:value-type="float">
            <text:p>0.122</text:p>
          </table:table-cell>
          <table:table-cell table:style-name="ce8" office:value-type="float" office:value="0.188679245283019" calcext:value-type="float">
            <text:p>0.189</text:p>
          </table:table-cell>
          <table:table-cell table:style-name="ce9" table:formula="of:=(1+2^2)/((2^2/[.P107])+(1/[.O107]))" office:value-type="float" office:value="0.142045454545454" calcext:value-type="float">
            <text:p>0.142</text:p>
          </table:table-cell>
          <table:table-cell table:style-name="ce9" table:formula="of:=[.O107]-[.D$40]" office:value-type="float" office:value="-0.116666666666666" calcext:value-type="float">
            <text:p>-0.117</text:p>
          </table:table-cell>
          <table:table-cell table:style-name="ce9" table:formula="of:=[.P107]-[.E$40]" office:value-type="float" office:value="-0.073170731707317" calcext:value-type="float">
            <text:p>-0.073</text:p>
          </table:table-cell>
          <table:table-cell table:style-name="ce9" table:formula="of:=[.Q107]-[.F$40]" office:value-type="float" office:value="-0.097035040431267" calcext:value-type="float">
            <text:p>-0.097</text:p>
          </table:table-cell>
          <table:table-cell table:style-name="ce9" table:formula="of:=[.R107]-[.R$40]" office:value-type="float" office:value="0.142045454545454" calcext:value-type="float">
            <text:p>0.142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28571428571429" calcext:value-type="float">
            <text:p>0.429</text:p>
          </table:table-cell>
          <table:table-cell office:value-type="float" office:value="0.146341463414634" calcext:value-type="float">
            <text:p>0.146</text:p>
          </table:table-cell>
          <table:table-cell office:value-type="float" office:value="0.218181818181818" calcext:value-type="float">
            <text:p>0.218</text:p>
          </table:table-cell>
          <table:table-cell table:formula="of:=(1+2^2)/((2^2/[.E108])+(1/[.D108]))" office:value-type="float" office:value="0.168539325842696" calcext:value-type="float">
            <text:p>0.169</text:p>
          </table:table-cell>
          <table:table-cell table:style-name="ce9" table:formula="of:=[.D108]-[.D$40]" office:value-type="float" office:value="-0.104761904761904" calcext:value-type="float">
            <text:p>-0.105</text:p>
          </table:table-cell>
          <table:table-cell table:style-name="ce9" table:formula="of:=[.E108]-[.E$40]" office:value-type="float" office:value="-0.048780487804878" calcext:value-type="float">
            <text:p>-0.049</text:p>
          </table:table-cell>
          <table:table-cell table:style-name="ce9" table:formula="of:=[.F108]-[.F$40]" office:value-type="float" office:value="-0.067532467532468" calcext:value-type="float">
            <text:p>-0.068</text:p>
          </table:table-cell>
          <table:table-cell table:style-name="ce9" table:formula="of:=[.G108]-[.G$40]" office:value-type="float" office:value="-0.0549243613081413" calcext:value-type="float">
            <text:p>-0.0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float" office:value="0.363636363636364" calcext:value-type="float">
            <text:p>0.364</text:p>
          </table:table-cell>
          <table:table-cell table:style-name="ce8" office:value-type="float" office:value="0.0975609756097561" calcext:value-type="float">
            <text:p>0.098</text:p>
          </table:table-cell>
          <table:table-cell table:style-name="ce8" office:value-type="float" office:value="0.153846153846154" calcext:value-type="float">
            <text:p>0.154</text:p>
          </table:table-cell>
          <table:table-cell table:style-name="ce9" table:formula="of:=(1+2^2)/((2^2/[.P108])+(1/[.O108]))" office:value-type="float" office:value="0.114285714285714" calcext:value-type="float">
            <text:p>0.114</text:p>
          </table:table-cell>
          <table:table-cell table:style-name="ce9" table:formula="of:=[.O108]-[.D$40]" office:value-type="float" office:value="-0.169696969696969" calcext:value-type="float">
            <text:p>-0.170</text:p>
          </table:table-cell>
          <table:table-cell table:style-name="ce9" table:formula="of:=[.P108]-[.E$40]" office:value-type="float" office:value="-0.0975609756097559" calcext:value-type="float">
            <text:p>-0.098</text:p>
          </table:table-cell>
          <table:table-cell table:style-name="ce9" table:formula="of:=[.Q108]-[.F$40]" office:value-type="float" office:value="-0.131868131868132" calcext:value-type="float">
            <text:p>-0.132</text:p>
          </table:table-cell>
          <table:table-cell table:style-name="ce9" table:formula="of:=[.R108]-[.R$40]" office:value-type="float" office:value="0.114285714285714" calcext:value-type="float">
            <text:p>0.114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146341463414634" calcext:value-type="float">
            <text:p>0.146</text:p>
          </table:table-cell>
          <table:table-cell office:value-type="float" office:value="0.222222222222222" calcext:value-type="float">
            <text:p>0.222</text:p>
          </table:table-cell>
          <table:table-cell table:formula="of:=(1+2^2)/((2^2/[.E109])+(1/[.D109]))" office:value-type="float" office:value="0.169491525423729" calcext:value-type="float">
            <text:p>0.169</text:p>
          </table:table-cell>
          <table:table-cell table:style-name="ce9" table:formula="of:=[.D109]-[.D$40]" office:value-type="float" office:value="-0.071794871794871" calcext:value-type="float">
            <text:p>-0.072</text:p>
          </table:table-cell>
          <table:table-cell table:style-name="ce9" table:formula="of:=[.E109]-[.E$40]" office:value-type="float" office:value="-0.048780487804878" calcext:value-type="float">
            <text:p>-0.049</text:p>
          </table:table-cell>
          <table:table-cell table:style-name="ce9" table:formula="of:=[.F109]-[.F$40]" office:value-type="float" office:value="-0.063492063492064" calcext:value-type="float">
            <text:p>-0.063</text:p>
          </table:table-cell>
          <table:table-cell table:style-name="ce9" table:formula="of:=[.G109]-[.G$40]" office:value-type="float" office:value="-0.0539721617271091" calcext:value-type="float">
            <text:p>-0.0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float" office:value="0.4" calcext:value-type="float">
            <text:p>0.400</text:p>
          </table:table-cell>
          <table:table-cell table:style-name="ce8" office:value-type="float" office:value="0.0975609756097561" calcext:value-type="float">
            <text:p>0.098</text:p>
          </table:table-cell>
          <table:table-cell table:style-name="ce8" office:value-type="float" office:value="0.156862745098039" calcext:value-type="float">
            <text:p>0.157</text:p>
          </table:table-cell>
          <table:table-cell table:style-name="ce9" table:formula="of:=(1+2^2)/((2^2/[.P109])+(1/[.O109]))" office:value-type="float" office:value="0.114942528735632" calcext:value-type="float">
            <text:p>0.115</text:p>
          </table:table-cell>
          <table:table-cell table:style-name="ce9" table:formula="of:=[.O109]-[.D$40]" office:value-type="float" office:value="-0.133333333333333" calcext:value-type="float">
            <text:p>-0.133</text:p>
          </table:table-cell>
          <table:table-cell table:style-name="ce9" table:formula="of:=[.P109]-[.E$40]" office:value-type="float" office:value="-0.0975609756097559" calcext:value-type="float">
            <text:p>-0.098</text:p>
          </table:table-cell>
          <table:table-cell table:style-name="ce9" table:formula="of:=[.Q109]-[.F$40]" office:value-type="float" office:value="-0.128851540616247" calcext:value-type="float">
            <text:p>-0.129</text:p>
          </table:table-cell>
          <table:table-cell table:style-name="ce9" table:formula="of:=[.R109]-[.R$40]" office:value-type="float" office:value="0.114942528735632" calcext:value-type="float">
            <text:p>0.115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121951219512195" calcext:value-type="float">
            <text:p>0.122</text:p>
          </table:table-cell>
          <table:table-cell office:value-type="float" office:value="0.185185185185185" calcext:value-type="float">
            <text:p>0.185</text:p>
          </table:table-cell>
          <table:table-cell table:formula="of:=(1+2^2)/((2^2/[.E110])+(1/[.D110]))" office:value-type="float" office:value="0.141242937853107" calcext:value-type="float">
            <text:p>0.141</text:p>
          </table:table-cell>
          <table:table-cell table:style-name="ce9" table:formula="of:=[.D110]-[.D$40]" office:value-type="float" office:value="-0.148717948717948" calcext:value-type="float">
            <text:p>-0.149</text:p>
          </table:table-cell>
          <table:table-cell table:style-name="ce9" table:formula="of:=[.E110]-[.E$40]" office:value-type="float" office:value="-0.073170731707317" calcext:value-type="float">
            <text:p>-0.073</text:p>
          </table:table-cell>
          <table:table-cell table:style-name="ce9" table:formula="of:=[.F110]-[.F$40]" office:value-type="float" office:value="-0.100529100529101" calcext:value-type="float">
            <text:p>-0.101</text:p>
          </table:table-cell>
          <table:table-cell table:style-name="ce9" table:formula="of:=[.G110]-[.G$40]" office:value-type="float" office:value="-0.0822207492977305" calcext:value-type="float">
            <text:p>-0.08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float" office:value="0.363636363636364" calcext:value-type="float">
            <text:p>0.364</text:p>
          </table:table-cell>
          <table:table-cell table:style-name="ce8" office:value-type="float" office:value="0.0975609756097561" calcext:value-type="float">
            <text:p>0.098</text:p>
          </table:table-cell>
          <table:table-cell table:style-name="ce8" office:value-type="float" office:value="0.153846153846154" calcext:value-type="float">
            <text:p>0.154</text:p>
          </table:table-cell>
          <table:table-cell table:style-name="ce9" table:formula="of:=(1+2^2)/((2^2/[.P110])+(1/[.O110]))" office:value-type="float" office:value="0.114285714285714" calcext:value-type="float">
            <text:p>0.114</text:p>
          </table:table-cell>
          <table:table-cell table:style-name="ce9" table:formula="of:=[.O110]-[.D$40]" office:value-type="float" office:value="-0.169696969696969" calcext:value-type="float">
            <text:p>-0.170</text:p>
          </table:table-cell>
          <table:table-cell table:style-name="ce9" table:formula="of:=[.P110]-[.E$40]" office:value-type="float" office:value="-0.0975609756097559" calcext:value-type="float">
            <text:p>-0.098</text:p>
          </table:table-cell>
          <table:table-cell table:style-name="ce9" table:formula="of:=[.Q110]-[.F$40]" office:value-type="float" office:value="-0.131868131868132" calcext:value-type="float">
            <text:p>-0.132</text:p>
          </table:table-cell>
          <table:table-cell table:style-name="ce9" table:formula="of:=[.R110]-[.R$40]" office:value-type="float" office:value="0.114285714285714" calcext:value-type="float">
            <text:p>0.114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SOURCE-to-TARGET</text:p>
          </table:table-cell>
          <table:table-cell office:value-type="float" office:value="1" calcext:value-type="float">
            <text:p>1</text:p>
          </table:table-cell>
          <table:table-cell office:value-type="float" office:value="0.563380281690141" calcext:value-type="float">
            <text:p>0.563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575539568345324" calcext:value-type="float">
            <text:p>0.576</text:p>
          </table:table-cell>
          <table:table-cell table:formula="of:=(1+2^2)/((2^2/[.E111])+(1/[.D111]))" office:value-type="float" office:value="0.583090379008746" calcext:value-type="float">
            <text:p>0.583</text:p>
          </table:table-cell>
          <table:table-cell table:style-name="ce9" table:formula="of:=[.D111]-[.D$51]" office:value-type="float" office:value="0.039283896147972" calcext:value-type="float">
            <text:p>0.039</text:p>
          </table:table-cell>
          <table:table-cell table:style-name="ce9" table:formula="of:=[.E111]-[.E$51]" office:value-type="float" office:value="-0.051470588235294" calcext:value-type="float">
            <text:p>-0.051</text:p>
          </table:table-cell>
          <table:table-cell table:style-name="ce9" table:formula="of:=[.F111]-[.F$51]" office:value-type="float" office:value="-0.000619372052027001" calcext:value-type="float">
            <text:p>-0.001</text:p>
          </table:table-cell>
          <table:table-cell table:style-name="ce9" table:formula="of:=[.G111]-[.G$51]" office:value-type="float" office:value="-0.0295856773292817" calcext:value-type="float">
            <text:p>-0.0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float" office:value="0.444444444444444" calcext:value-type="float">
            <text:p>0.444</text:p>
          </table:table-cell>
          <table:table-cell table:style-name="ce8" office:value-type="float" office:value="0.0975609756097561" calcext:value-type="float">
            <text:p>0.098</text:p>
          </table:table-cell>
          <table:table-cell table:style-name="ce8" office:value-type="float" office:value="0.16" calcext:value-type="float">
            <text:p>0.160</text:p>
          </table:table-cell>
          <table:table-cell table:style-name="ce9" table:formula="of:=(1+2^2)/((2^2/[.P111])+(1/[.O111]))" office:value-type="float" office:value="0.115606936416185" calcext:value-type="float">
            <text:p>0.116</text:p>
          </table:table-cell>
          <table:table-cell table:style-name="ce9" table:formula="of:=[.O111]-[.D$40]" office:value-type="float" office:value="-0.088888888888889" calcext:value-type="float">
            <text:p>-0.089</text:p>
          </table:table-cell>
          <table:table-cell table:style-name="ce9" table:formula="of:=[.P111]-[.E$40]" office:value-type="float" office:value="-0.0975609756097559" calcext:value-type="float">
            <text:p>-0.098</text:p>
          </table:table-cell>
          <table:table-cell table:style-name="ce9" table:formula="of:=[.Q111]-[.F$40]" office:value-type="float" office:value="-0.125714285714286" calcext:value-type="float">
            <text:p>-0.126</text:p>
          </table:table-cell>
          <table:table-cell table:style-name="ce9" table:formula="of:=[.R111]-[.R$40]" office:value-type="float" office:value="0.115606936416185" calcext:value-type="float">
            <text:p>0.116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98484848484849" calcext:value-type="float">
            <text:p>0.598</text:p>
          </table:table-cell>
          <table:table-cell office:value-type="float" office:value="0.580882352941177" calcext:value-type="float">
            <text:p>0.581</text:p>
          </table:table-cell>
          <table:table-cell office:value-type="float" office:value="0.58955223880597" calcext:value-type="float">
            <text:p>0.590</text:p>
          </table:table-cell>
          <table:table-cell table:formula="of:=(1+2^2)/((2^2/[.E112])+(1/[.D112]))" office:value-type="float" office:value="0.584319526627219" calcext:value-type="float">
            <text:p>0.584</text:p>
          </table:table-cell>
          <table:table-cell table:style-name="ce9" table:formula="of:=[.D112]-[.D$51]" office:value-type="float" office:value="0.07438846294268" calcext:value-type="float">
            <text:p>0.074</text:p>
          </table:table-cell>
          <table:table-cell table:style-name="ce9" table:formula="of:=[.E112]-[.E$51]" office:value-type="float" office:value="-0.0588235294117641" calcext:value-type="float">
            <text:p>-0.059</text:p>
          </table:table-cell>
          <table:table-cell table:style-name="ce9" table:formula="of:=[.F112]-[.F$51]" office:value-type="float" office:value="0.0133932984086189" calcext:value-type="float">
            <text:p>0.013</text:p>
          </table:table-cell>
          <table:table-cell table:style-name="ce9" table:formula="of:=[.G112]-[.G$51]" office:value-type="float" office:value="-0.0283565297108087" calcext:value-type="float">
            <text:p>-0.028</text:p>
          </table:table-cell>
          <table:table-cell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00</text:p>
          </table:table-cell>
          <table:table-cell table:style-name="ce8" office:value-type="float" office:value="0.121951219512195" calcext:value-type="float">
            <text:p>0.122</text:p>
          </table:table-cell>
          <table:table-cell table:style-name="ce8" office:value-type="float" office:value="0.196078431372549" calcext:value-type="float">
            <text:p>0.196</text:p>
          </table:table-cell>
          <table:table-cell table:style-name="ce9" table:formula="of:=(1+2^2)/((2^2/[.P112])+(1/[.O112]))" office:value-type="float" office:value="0.14367816091954" calcext:value-type="float">
            <text:p>0.144</text:p>
          </table:table-cell>
          <table:table-cell table:style-name="ce9" table:formula="of:=[.O112]-[.D$40]" office:value-type="float" office:value="-0.033333333333333" calcext:value-type="float">
            <text:p>-0.033</text:p>
          </table:table-cell>
          <table:table-cell table:style-name="ce9" table:formula="of:=[.P112]-[.E$40]" office:value-type="float" office:value="-0.073170731707317" calcext:value-type="float">
            <text:p>-0.073</text:p>
          </table:table-cell>
          <table:table-cell table:style-name="ce9" table:formula="of:=[.Q112]-[.F$40]" office:value-type="float" office:value="-0.089635854341737" calcext:value-type="float">
            <text:p>-0.090</text:p>
          </table:table-cell>
          <table:table-cell table:style-name="ce9" table:formula="of:=[.R112]-[.R$40]" office:value-type="float" office:value="0.14367816091954" calcext:value-type="float">
            <text:p>0.144</text:p>
          </table:table-cell>
          <table:table-cell table:number-columns-repeated="74"/>
          <table:table-cell>
            <draw:frame draw:z-index="20" draw:style-name="gr1" draw:text-style-name="P1" svg:width="6.2988in" svg:height="3.5429in" svg:x="0.6909in" svg:y="0.0602in">
              <draw:object draw:notify-on-update-of-ranges="'Requirements-as-Context'.C3:'Requirements-as-Context'.C7 'Requirements-as-Context'.A2:'Requirements-as-Context'.A2 'Requirements-as-Context'.G76:'Requirements-as-Context'.G80 'Requirements-as-Context'.A18:'Requirements-as-Context'.A18 'Requirements-as-Context'.G86:'Requirements-as-Context'.G90 'Requirements-as-Context'.A29:'Requirements-as-Context'.A29 'Requirements-as-Context'.G96:'Requirements-as-Context'.G100 'Requirements-as-Context'.A40:'Requirements-as-Context'.A40 'Requirements-as-Context'.G106:'Requirements-as-Context'.G110 'Requirements-as-Context'.A51:'Requirements-as-Context'.A51 'Requirements-as-Context'.G116:'Requirements-as-Context'.G120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590405904059041" calcext:value-type="float">
            <text:p>0.590</text:p>
          </table:table-cell>
          <table:table-cell table:formula="of:=(1+2^2)/((2^2/[.E113])+(1/[.D113]))" office:value-type="float" office:value="0.589101620029455" calcext:value-type="float">
            <text:p>0.589</text:p>
          </table:table-cell>
          <table:table-cell table:style-name="ce9" table:formula="of:=[.D113]-[.D$51]" office:value-type="float" office:value="0.068496207050424" calcext:value-type="float">
            <text:p>0.068</text:p>
          </table:table-cell>
          <table:table-cell table:style-name="ce9" table:formula="of:=[.E113]-[.E$51]" office:value-type="float" office:value="-0.051470588235294" calcext:value-type="float">
            <text:p>-0.051</text:p>
          </table:table-cell>
          <table:table-cell table:style-name="ce9" table:formula="of:=[.F113]-[.F$51]" office:value-type="float" office:value="0.01424696366169" calcext:value-type="float">
            <text:p>0.014</text:p>
          </table:table-cell>
          <table:table-cell table:style-name="ce9" table:formula="of:=[.G113]-[.G$51]" office:value-type="float" office:value="-0.0235744363085729" calcext:value-type="float">
            <text:p>-0.0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float" office:value="0.454545454545455" calcext:value-type="float">
            <text:p>0.455</text:p>
          </table:table-cell>
          <table:table-cell table:style-name="ce8" office:value-type="float" office:value="0.121951219512195" calcext:value-type="float">
            <text:p>0.122</text:p>
          </table:table-cell>
          <table:table-cell table:style-name="ce8" office:value-type="float" office:value="0.192307692307692" calcext:value-type="float">
            <text:p>0.192</text:p>
          </table:table-cell>
          <table:table-cell table:style-name="ce9" table:formula="of:=(1+2^2)/((2^2/[.P113])+(1/[.O113]))" office:value-type="float" office:value="0.142857142857143" calcext:value-type="float">
            <text:p>0.143</text:p>
          </table:table-cell>
          <table:table-cell table:style-name="ce9" table:formula="of:=[.O113]-[.D$40]" office:value-type="float" office:value="-0.078787878787878" calcext:value-type="float">
            <text:p>-0.079</text:p>
          </table:table-cell>
          <table:table-cell table:style-name="ce9" table:formula="of:=[.P113]-[.E$40]" office:value-type="float" office:value="-0.073170731707317" calcext:value-type="float">
            <text:p>-0.073</text:p>
          </table:table-cell>
          <table:table-cell table:style-name="ce9" table:formula="of:=[.Q113]-[.F$40]" office:value-type="float" office:value="-0.093406593406594" calcext:value-type="float">
            <text:p>-0.093</text:p>
          </table:table-cell>
          <table:table-cell table:style-name="ce9" table:formula="of:=[.R113]-[.R$40]" office:value-type="float" office:value="0.142857142857143" calcext:value-type="float">
            <text:p>0.143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4421768707483" calcext:value-type="float">
            <text:p>0.544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565371024734982" calcext:value-type="float">
            <text:p>0.565</text:p>
          </table:table-cell>
          <table:table-cell table:formula="of:=(1+2^2)/((2^2/[.E114])+(1/[.D114]))" office:value-type="float" office:value="0.578871201157742" calcext:value-type="float">
            <text:p>0.579</text:p>
          </table:table-cell>
          <table:table-cell table:style-name="ce9" table:formula="of:=[.D114]-[.D$51]" office:value-type="float" office:value="0.020121301532661" calcext:value-type="float">
            <text:p>0.020</text:p>
          </table:table-cell>
          <table:table-cell table:style-name="ce9" table:formula="of:=[.E114]-[.E$51]" office:value-type="float" office:value="-0.051470588235294" calcext:value-type="float">
            <text:p>-0.051</text:p>
          </table:table-cell>
          <table:table-cell table:style-name="ce9" table:formula="of:=[.F114]-[.F$51]" office:value-type="float" office:value="-0.010787915662369" calcext:value-type="float">
            <text:p>-0.011</text:p>
          </table:table-cell>
          <table:table-cell table:style-name="ce9" table:formula="of:=[.G114]-[.G$51]" office:value-type="float" office:value="-0.0338048551802858" calcext:value-type="float">
            <text:p>-0.0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float" office:value="0.636363636363636" calcext:value-type="float">
            <text:p>0.636</text:p>
          </table:table-cell>
          <table:table-cell table:style-name="ce8" office:value-type="float" office:value="0.170731707317073" calcext:value-type="float">
            <text:p>0.171</text:p>
          </table:table-cell>
          <table:table-cell table:style-name="ce8" office:value-type="float" office:value="0.269230769230769" calcext:value-type="float">
            <text:p>0.269</text:p>
          </table:table-cell>
          <table:table-cell table:style-name="ce9" table:formula="of:=(1+2^2)/((2^2/[.P114])+(1/[.O114]))" office:value-type="float" office:value="0.2" calcext:value-type="float">
            <text:p>0.200</text:p>
          </table:table-cell>
          <table:table-cell table:style-name="ce9" table:formula="of:=[.O114]-[.D$40]" office:value-type="float" office:value="0.103030303030303" calcext:value-type="float">
            <text:p>0.103</text:p>
          </table:table-cell>
          <table:table-cell table:style-name="ce9" table:formula="of:=[.P114]-[.E$40]" office:value-type="float" office:value="-0.024390243902439" calcext:value-type="float">
            <text:p>-0.024</text:p>
          </table:table-cell>
          <table:table-cell table:style-name="ce9" table:formula="of:=[.Q114]-[.F$40]" office:value-type="float" office:value="-0.016483516483517" calcext:value-type="float">
            <text:p>-0.016</text:p>
          </table:table-cell>
          <table:table-cell table:style-name="ce9" table:formula="of:=[.R114]-[.R$40]" office:value-type="float" office:value="0.2" calcext:value-type="float">
            <text:p>0.200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68345323741007" calcext:value-type="float">
            <text:p>0.568</text:p>
          </table:table-cell>
          <table:table-cell office:value-type="float" office:value="0.580882352941177" calcext:value-type="float">
            <text:p>0.581</text:p>
          </table:table-cell>
          <table:table-cell office:value-type="float" office:value="0.574545454545455" calcext:value-type="float">
            <text:p>0.575</text:p>
          </table:table-cell>
          <table:table-cell table:formula="of:=(1+2^2)/((2^2/[.E115])+(1/[.D115]))" office:value-type="float" office:value="0.578330893118595" calcext:value-type="float">
            <text:p>0.578</text:p>
          </table:table-cell>
          <table:table-cell table:style-name="ce9" table:formula="of:=[.D115]-[.D$51]" office:value-type="float" office:value="0.044248938198838" calcext:value-type="float">
            <text:p>0.044</text:p>
          </table:table-cell>
          <table:table-cell table:style-name="ce9" table:formula="of:=[.E115]-[.E$51]" office:value-type="float" office:value="-0.0588235294117641" calcext:value-type="float">
            <text:p>-0.059</text:p>
          </table:table-cell>
          <table:table-cell table:style-name="ce9" table:formula="of:=[.F115]-[.F$51]" office:value-type="float" office:value="-0.00161348585189602" calcext:value-type="float">
            <text:p>-0.002</text:p>
          </table:table-cell>
          <table:table-cell table:style-name="ce9" table:formula="of:=[.G115]-[.G$51]" office:value-type="float" office:value="-0.0343451632194334" calcext:value-type="float">
            <text:p>-0.0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float" office:value="0.583333333333333" calcext:value-type="float">
            <text:p>0.583</text:p>
          </table:table-cell>
          <table:table-cell table:style-name="ce8" office:value-type="float" office:value="0.170731707317073" calcext:value-type="float">
            <text:p>0.171</text:p>
          </table:table-cell>
          <table:table-cell table:style-name="ce8" office:value-type="float" office:value="0.264150943396226" calcext:value-type="float">
            <text:p>0.264</text:p>
          </table:table-cell>
          <table:table-cell table:style-name="ce9" table:formula="of:=(1+2^2)/((2^2/[.P115])+(1/[.O115]))" office:value-type="float" office:value="0.198863636363636" calcext:value-type="float">
            <text:p>0.199</text:p>
          </table:table-cell>
          <table:table-cell table:style-name="ce9" table:formula="of:=[.O115]-[.D$40]" office:value-type="float" office:value="0.05" calcext:value-type="float">
            <text:p>0.050</text:p>
          </table:table-cell>
          <table:table-cell table:style-name="ce9" table:formula="of:=[.P115]-[.E$40]" office:value-type="float" office:value="-0.024390243902439" calcext:value-type="float">
            <text:p>-0.024</text:p>
          </table:table-cell>
          <table:table-cell table:style-name="ce9" table:formula="of:=[.Q115]-[.F$40]" office:value-type="float" office:value="-0.02156334231806" calcext:value-type="float">
            <text:p>-0.022</text:p>
          </table:table-cell>
          <table:table-cell table:style-name="ce9" table:formula="of:=[.R115]-[.R$40]" office:value-type="float" office:value="0.198863636363636" calcext:value-type="float">
            <text:p>0.199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TARGET-to-SOURCE</text:p>
          </table:table-cell>
          <table:table-cell office:value-type="float" office:value="1" calcext:value-type="float">
            <text:p>1</text:p>
          </table:table-cell>
          <table:table-cell office:value-type="float" office:value="0.642276422764228" calcext:value-type="float">
            <text:p>0.642</text:p>
          </table:table-cell>
          <table:table-cell office:value-type="float" office:value="0.580882352941177" calcext:value-type="float">
            <text:p>0.581</text:p>
          </table:table-cell>
          <table:table-cell office:value-type="float" office:value="0.61003861003861" calcext:value-type="float">
            <text:p>0.610</text:p>
          </table:table-cell>
          <table:table-cell table:formula="of:=(1+2^2)/((2^2/[.E116])+(1/[.D116]))" office:value-type="float" office:value="0.592203898050975" calcext:value-type="float">
            <text:p>0.592</text:p>
          </table:table-cell>
          <table:table-cell table:style-name="ce9" table:formula="of:=[.D116]-[.D$51]" office:value-type="float" office:value="0.118180037222059" calcext:value-type="float">
            <text:p>0.118</text:p>
          </table:table-cell>
          <table:table-cell table:style-name="ce9" table:formula="of:=[.E116]-[.E$51]" office:value-type="float" office:value="-0.0588235294117641" calcext:value-type="float">
            <text:p>-0.059</text:p>
          </table:table-cell>
          <table:table-cell table:style-name="ce9" table:formula="of:=[.F116]-[.F$51]" office:value-type="float" office:value="0.033879669641259" calcext:value-type="float">
            <text:p>0.034</text:p>
          </table:table-cell>
          <table:table-cell table:style-name="ce9" table:formula="of:=[.G116]-[.G$51]" office:value-type="float" office:value="-0.0204721582870532" calcext:value-type="float">
            <text:p>-0.0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float" office:value="0.538461538461538" calcext:value-type="float">
            <text:p>0.538</text:p>
          </table:table-cell>
          <table:table-cell table:style-name="ce8" office:value-type="float" office:value="0.170731707317073" calcext:value-type="float">
            <text:p>0.171</text:p>
          </table:table-cell>
          <table:table-cell table:style-name="ce8" office:value-type="float" office:value="0.259259259259259" calcext:value-type="float">
            <text:p>0.259</text:p>
          </table:table-cell>
          <table:table-cell table:style-name="ce9" table:formula="of:=(1+2^2)/((2^2/[.P116])+(1/[.O116]))" office:value-type="float" office:value="0.19774011299435" calcext:value-type="float">
            <text:p>0.198</text:p>
          </table:table-cell>
          <table:table-cell table:style-name="ce9" table:formula="of:=[.O116]-[.D$40]" office:value-type="float" office:value="0.005128205128205" calcext:value-type="float">
            <text:p>0.005</text:p>
          </table:table-cell>
          <table:table-cell table:style-name="ce9" table:formula="of:=[.P116]-[.E$40]" office:value-type="float" office:value="-0.024390243902439" calcext:value-type="float">
            <text:p>-0.024</text:p>
          </table:table-cell>
          <table:table-cell table:style-name="ce9" table:formula="of:=[.Q116]-[.F$40]" office:value-type="float" office:value="-0.026455026455027" calcext:value-type="float">
            <text:p>-0.026</text:p>
          </table:table-cell>
          <table:table-cell table:style-name="ce9" table:formula="of:=[.R116]-[.R$40]" office:value-type="float" office:value="0.19774011299435" calcext:value-type="float">
            <text:p>0.198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617886178861789" calcext:value-type="float">
            <text:p>0.618</text:p>
          </table:table-cell>
          <table:table-cell office:value-type="float" office:value="0.558823529411765" calcext:value-type="float">
            <text:p>0.559</text:p>
          </table:table-cell>
          <table:table-cell office:value-type="float" office:value="0.586872586872587" calcext:value-type="float">
            <text:p>0.587</text:p>
          </table:table-cell>
          <table:table-cell table:formula="of:=(1+2^2)/((2^2/[.E117])+(1/[.D117]))" office:value-type="float" office:value="0.569715142428786" calcext:value-type="float">
            <text:p>0.570</text:p>
          </table:table-cell>
          <table:table-cell table:style-name="ce9" table:formula="of:=[.D117]-[.D$51]" office:value-type="float" office:value="0.09378979331962" calcext:value-type="float">
            <text:p>0.094</text:p>
          </table:table-cell>
          <table:table-cell table:style-name="ce9" table:formula="of:=[.E117]-[.E$51]" office:value-type="float" office:value="-0.080882352941176" calcext:value-type="float">
            <text:p>-0.081</text:p>
          </table:table-cell>
          <table:table-cell table:style-name="ce9" table:formula="of:=[.F117]-[.F$51]" office:value-type="float" office:value="0.010713646475236" calcext:value-type="float">
            <text:p>0.011</text:p>
          </table:table-cell>
          <table:table-cell table:style-name="ce9" table:formula="of:=[.G117]-[.G$51]" office:value-type="float" office:value="-0.0429609139092422" calcext:value-type="float">
            <text:p>-0.043</text:p>
          </table:table-cell>
          <table:table-cell office:value-type="string" calcext:value-type="string">
            <text:p>WARC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601449275362319" calcext:value-type="float">
            <text:p>0.601</text:p>
          </table:table-cell>
          <table:table-cell table:style-name="ce8" office:value-type="float" office:value="0.610294117647059" calcext:value-type="float">
            <text:p>0.610</text:p>
          </table:table-cell>
          <table:table-cell table:style-name="ce8" office:value-type="float" office:value="0.605839416058394" calcext:value-type="float">
            <text:p>0.606</text:p>
          </table:table-cell>
          <table:table-cell table:style-name="ce9" table:formula="of:=(1+2^2)/((2^2/[.P117])+(1/[.O117]))" office:value-type="float" office:value="0.60850439882698" calcext:value-type="float">
            <text:p>0.609</text:p>
          </table:table-cell>
          <table:table-cell table:style-name="ce9" table:formula="of:=[.O117]-[.D$51]" office:value-type="float" office:value="0.07735288982015" calcext:value-type="float">
            <text:p>0.077</text:p>
          </table:table-cell>
          <table:table-cell table:style-name="ce9" table:formula="of:=[.P117]-[.E$51]" office:value-type="float" office:value="-0.029411764705882" calcext:value-type="float">
            <text:p>-0.029</text:p>
          </table:table-cell>
          <table:table-cell table:style-name="ce9" table:formula="of:=[.Q117]-[.F$51]" office:value-type="float" office:value="0.0296804756610429" calcext:value-type="float">
            <text:p>0.030</text:p>
          </table:table-cell>
          <table:table-cell table:style-name="ce9" table:formula="of:=[.R117]-[.R$51]" office:value-type="float" office:value="0.60850439882698" calcext:value-type="float">
            <text:p>0.609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98484848484849" calcext:value-type="float">
            <text:p>0.598</text:p>
          </table:table-cell>
          <table:table-cell office:value-type="float" office:value="0.580882352941177" calcext:value-type="float">
            <text:p>0.581</text:p>
          </table:table-cell>
          <table:table-cell office:value-type="float" office:value="0.58955223880597" calcext:value-type="float">
            <text:p>0.590</text:p>
          </table:table-cell>
          <table:table-cell table:formula="of:=(1+2^2)/((2^2/[.E118])+(1/[.D118]))" office:value-type="float" office:value="0.584319526627219" calcext:value-type="float">
            <text:p>0.584</text:p>
          </table:table-cell>
          <table:table-cell table:style-name="ce9" table:formula="of:=[.D118]-[.D$51]" office:value-type="float" office:value="0.07438846294268" calcext:value-type="float">
            <text:p>0.074</text:p>
          </table:table-cell>
          <table:table-cell table:style-name="ce9" table:formula="of:=[.E118]-[.E$51]" office:value-type="float" office:value="-0.0588235294117641" calcext:value-type="float">
            <text:p>-0.059</text:p>
          </table:table-cell>
          <table:table-cell table:style-name="ce9" table:formula="of:=[.F118]-[.F$51]" office:value-type="float" office:value="0.0133932984086189" calcext:value-type="float">
            <text:p>0.013</text:p>
          </table:table-cell>
          <table:table-cell table:style-name="ce9" table:formula="of:=[.G118]-[.G$51]" office:value-type="float" office:value="-0.0283565297108087" calcext:value-type="float">
            <text:p>-0.0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float" office:value="0.597122302158273" calcext:value-type="float">
            <text:p>0.597</text:p>
          </table:table-cell>
          <table:table-cell table:style-name="ce8" office:value-type="float" office:value="0.610294117647059" calcext:value-type="float">
            <text:p>0.610</text:p>
          </table:table-cell>
          <table:table-cell table:style-name="ce8" office:value-type="float" office:value="0.603636363636364" calcext:value-type="float">
            <text:p>0.604</text:p>
          </table:table-cell>
          <table:table-cell table:style-name="ce9" table:formula="of:=(1+2^2)/((2^2/[.P118])+(1/[.O118]))" office:value-type="float" office:value="0.607613469985359" calcext:value-type="float">
            <text:p>0.608</text:p>
          </table:table-cell>
          <table:table-cell table:style-name="ce9" table:formula="of:=[.O118]-[.D$51]" office:value-type="float" office:value="0.073025916616104" calcext:value-type="float">
            <text:p>0.073</text:p>
          </table:table-cell>
          <table:table-cell table:style-name="ce9" table:formula="of:=[.P118]-[.E$51]" office:value-type="float" office:value="-0.029411764705882" calcext:value-type="float">
            <text:p>-0.029</text:p>
          </table:table-cell>
          <table:table-cell table:style-name="ce9" table:formula="of:=[.Q118]-[.F$51]" office:value-type="float" office:value="0.0274774232390129" calcext:value-type="float">
            <text:p>0.027</text:p>
          </table:table-cell>
          <table:table-cell table:style-name="ce9" table:formula="of:=[.R118]-[.R$51]" office:value-type="float" office:value="0.607613469985359" calcext:value-type="float">
            <text:p>0.608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95419847328244" calcext:value-type="float">
            <text:p>0.595</text:p>
          </table:table-cell>
          <table:table-cell office:value-type="float" office:value="0.573529411764706" calcext:value-type="float">
            <text:p>0.574</text:p>
          </table:table-cell>
          <table:table-cell office:value-type="float" office:value="0.584269662921348" calcext:value-type="float">
            <text:p>0.584</text:p>
          </table:table-cell>
          <table:table-cell table:formula="of:=(1+2^2)/((2^2/[.E119])+(1/[.D119]))" office:value-type="float" office:value="0.577777777777778" calcext:value-type="float">
            <text:p>0.578</text:p>
          </table:table-cell>
          <table:table-cell table:style-name="ce9" table:formula="of:=[.D119]-[.D$51]" office:value-type="float" office:value="0.0713234617860751" calcext:value-type="float">
            <text:p>0.071</text:p>
          </table:table-cell>
          <table:table-cell table:style-name="ce9" table:formula="of:=[.E119]-[.E$51]" office:value-type="float" office:value="-0.0661764705882351" calcext:value-type="float">
            <text:p>-0.066</text:p>
          </table:table-cell>
          <table:table-cell table:style-name="ce9" table:formula="of:=[.F119]-[.F$51]" office:value-type="float" office:value="0.00811072252399692" calcext:value-type="float">
            <text:p>0.008</text:p>
          </table:table-cell>
          <table:table-cell table:style-name="ce9" table:formula="of:=[.G119]-[.G$51]" office:value-type="float" office:value="-0.0348982785602503" calcext:value-type="float">
            <text:p>-0.0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float" office:value="0.597122302158273" calcext:value-type="float">
            <text:p>0.597</text:p>
          </table:table-cell>
          <table:table-cell table:style-name="ce8" office:value-type="float" office:value="0.610294117647059" calcext:value-type="float">
            <text:p>0.610</text:p>
          </table:table-cell>
          <table:table-cell table:style-name="ce8" office:value-type="float" office:value="0.603636363636364" calcext:value-type="float">
            <text:p>0.604</text:p>
          </table:table-cell>
          <table:table-cell table:style-name="ce9" table:formula="of:=(1+2^2)/((2^2/[.P119])+(1/[.O119]))" office:value-type="float" office:value="0.607613469985359" calcext:value-type="float">
            <text:p>0.608</text:p>
          </table:table-cell>
          <table:table-cell table:style-name="ce9" table:formula="of:=[.O119]-[.D$51]" office:value-type="float" office:value="0.073025916616104" calcext:value-type="float">
            <text:p>0.073</text:p>
          </table:table-cell>
          <table:table-cell table:style-name="ce9" table:formula="of:=[.P119]-[.E$51]" office:value-type="float" office:value="-0.029411764705882" calcext:value-type="float">
            <text:p>-0.029</text:p>
          </table:table-cell>
          <table:table-cell table:style-name="ce9" table:formula="of:=[.Q119]-[.F$51]" office:value-type="float" office:value="0.0274774232390129" calcext:value-type="float">
            <text:p>0.027</text:p>
          </table:table-cell>
          <table:table-cell table:style-name="ce9" table:formula="of:=[.R119]-[.R$51]" office:value-type="float" office:value="0.607613469985359" calcext:value-type="float">
            <text:p>0.608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98540145985402" calcext:value-type="float">
            <text:p>0.599</text:p>
          </table:table-cell>
          <table:table-cell office:value-type="float" office:value="0.602941176470588" calcext:value-type="float">
            <text:p>0.603</text:p>
          </table:table-cell>
          <table:table-cell office:value-type="float" office:value="0.600732600732601" calcext:value-type="float">
            <text:p>0.601</text:p>
          </table:table-cell>
          <table:table-cell table:formula="of:=(1+2^2)/((2^2/[.E120])+(1/[.D120]))" office:value-type="float" office:value="0.602055800293686" calcext:value-type="float">
            <text:p>0.602</text:p>
          </table:table-cell>
          <table:table-cell table:style-name="ce9" table:formula="of:=[.D120]-[.D$51]" office:value-type="float" office:value="0.074443760443233" calcext:value-type="float">
            <text:p>0.074</text:p>
          </table:table-cell>
          <table:table-cell table:style-name="ce9" table:formula="of:=[.E120]-[.E$51]" office:value-type="float" office:value="-0.036764705882353" calcext:value-type="float">
            <text:p>-0.037</text:p>
          </table:table-cell>
          <table:table-cell table:style-name="ce9" table:formula="of:=[.F120]-[.F$51]" office:value-type="float" office:value="0.02457366033525" calcext:value-type="float">
            <text:p>0.025</text:p>
          </table:table-cell>
          <table:table-cell table:style-name="ce9" table:formula="of:=[.G120]-[.G$51]" office:value-type="float" office:value="-0.0106202560443425" calcext:value-type="float">
            <text:p>-0.0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float" office:value="0.560810810810811" calcext:value-type="float">
            <text:p>0.561</text:p>
          </table:table-cell>
          <table:table-cell table:style-name="ce8" office:value-type="float" office:value="0.610294117647059" calcext:value-type="float">
            <text:p>0.610</text:p>
          </table:table-cell>
          <table:table-cell table:style-name="ce8" office:value-type="float" office:value="0.584507042253521" calcext:value-type="float">
            <text:p>0.585</text:p>
          </table:table-cell>
          <table:table-cell table:style-name="ce9" table:formula="of:=(1+2^2)/((2^2/[.P120])+(1/[.O120]))" office:value-type="float" office:value="0.59971098265896" calcext:value-type="float">
            <text:p>0.600</text:p>
          </table:table-cell>
          <table:table-cell table:style-name="ce9" table:formula="of:=[.O120]-[.D$51]" office:value-type="float" office:value="0.036714425268642" calcext:value-type="float">
            <text:p>0.037</text:p>
          </table:table-cell>
          <table:table-cell table:style-name="ce9" table:formula="of:=[.P120]-[.E$51]" office:value-type="float" office:value="-0.029411764705882" calcext:value-type="float">
            <text:p>-0.029</text:p>
          </table:table-cell>
          <table:table-cell table:style-name="ce9" table:formula="of:=[.Q120]-[.F$51]" office:value-type="float" office:value="0.00834810185616997" calcext:value-type="float">
            <text:p>0.008</text:p>
          </table:table-cell>
          <table:table-cell table:style-name="ce9" table:formula="of:=[.R120]-[.R$51]" office:value-type="float" office:value="0.59971098265896" calcext:value-type="float">
            <text:p>0.600</text:p>
          </table:table-cell>
          <table:table-cell table:number-columns-repeated="7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6"/>
          <table:table-cell office:value-type="float" office:value="5" calcext:value-type="float">
            <text:p>5</text:p>
          </table:table-cell>
          <table:table-cell table:style-name="ce8" office:value-type="float" office:value="0.584507042253521" calcext:value-type="float">
            <text:p>0.585</text:p>
          </table:table-cell>
          <table:table-cell table:style-name="ce8" office:value-type="float" office:value="0.610294117647059" calcext:value-type="float">
            <text:p>0.610</text:p>
          </table:table-cell>
          <table:table-cell table:style-name="ce8" office:value-type="float" office:value="0.597122302158273" calcext:value-type="float">
            <text:p>0.597</text:p>
          </table:table-cell>
          <table:table-cell table:style-name="ce9" table:formula="of:=(1+2^2)/((2^2/[.P121])+(1/[.O121]))" office:value-type="float" office:value="0.604956268221574" calcext:value-type="float">
            <text:p>0.605</text:p>
          </table:table-cell>
          <table:table-cell table:style-name="ce9" table:formula="of:=[.O121]-[.D$51]" office:value-type="float" office:value="0.060410656711352" calcext:value-type="float">
            <text:p>0.060</text:p>
          </table:table-cell>
          <table:table-cell table:style-name="ce9" table:formula="of:=[.P121]-[.E$51]" office:value-type="float" office:value="-0.029411764705882" calcext:value-type="float">
            <text:p>-0.029</text:p>
          </table:table-cell>
          <table:table-cell table:style-name="ce9" table:formula="of:=[.Q121]-[.F$51]" office:value-type="float" office:value="0.020963361760922" calcext:value-type="float">
            <text:p>0.021</text:p>
          </table:table-cell>
          <table:table-cell table:style-name="ce9" table:formula="of:=[.R121]-[.R$51]" office:value-type="float" office:value="0.604956268221574" calcext:value-type="float">
            <text:p>0.605</text:p>
          </table:table-cell>
          <table:table-cell table:number-columns-repeated="7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"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619047619047619" calcext:value-type="float">
            <text:p>0.619</text:p>
          </table:table-cell>
          <table:table-cell table:style-name="ce8" office:value-type="float" office:value="0.573529411764706" calcext:value-type="float">
            <text:p>0.574</text:p>
          </table:table-cell>
          <table:table-cell table:style-name="ce8" office:value-type="float" office:value="0.595419847328244" calcext:value-type="float">
            <text:p>0.595</text:p>
          </table:table-cell>
          <table:table-cell table:style-name="ce9" table:formula="of:=(1+2^2)/((2^2/[.P122])+(1/[.O122]))" office:value-type="float" office:value="0.582089552238806" calcext:value-type="float">
            <text:p>0.582</text:p>
          </table:table-cell>
          <table:table-cell table:style-name="ce9" table:formula="of:=[.O122]-[.D$51]" office:value-type="float" office:value="0.09495123350545" calcext:value-type="float">
            <text:p>0.095</text:p>
          </table:table-cell>
          <table:table-cell table:style-name="ce9" table:formula="of:=[.P122]-[.E$51]" office:value-type="float" office:value="-0.0661764705882351" calcext:value-type="float">
            <text:p>-0.066</text:p>
          </table:table-cell>
          <table:table-cell table:style-name="ce9" table:formula="of:=[.Q122]-[.F$51]" office:value-type="float" office:value="0.019260906930893" calcext:value-type="float">
            <text:p>0.019</text:p>
          </table:table-cell>
          <table:table-cell table:style-name="ce9" table:formula="of:=[.R122]-[.R$51]" office:value-type="float" office:value="0.582089552238806" calcext:value-type="float">
            <text:p>0.582</text:p>
          </table:table-cell>
          <table:table-cell table:number-columns-repeated="7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table:style-name="ce8" office:value-type="float" office:value="0.62992125984252" calcext:value-type="float">
            <text:p>0.630</text:p>
          </table:table-cell>
          <table:table-cell table:style-name="ce8" office:value-type="float" office:value="0.588235294117647" calcext:value-type="float">
            <text:p>0.588</text:p>
          </table:table-cell>
          <table:table-cell table:style-name="ce8" office:value-type="float" office:value="0.608365019011407" calcext:value-type="float">
            <text:p>0.608</text:p>
          </table:table-cell>
          <table:table-cell table:style-name="ce9" table:formula="of:=(1+2^2)/((2^2/[.P123])+(1/[.O123]))" office:value-type="float" office:value="0.596125186289121" calcext:value-type="float">
            <text:p>0.596</text:p>
          </table:table-cell>
          <table:table-cell table:style-name="ce9" table:formula="of:=[.O123]-[.D$51]" office:value-type="float" office:value="0.105824874300351" calcext:value-type="float">
            <text:p>0.106</text:p>
          </table:table-cell>
          <table:table-cell table:style-name="ce9" table:formula="of:=[.P123]-[.E$51]" office:value-type="float" office:value="-0.051470588235294" calcext:value-type="float">
            <text:p>-0.051</text:p>
          </table:table-cell>
          <table:table-cell table:style-name="ce9" table:formula="of:=[.Q123]-[.F$51]" office:value-type="float" office:value="0.032206078614056" calcext:value-type="float">
            <text:p>0.032</text:p>
          </table:table-cell>
          <table:table-cell table:style-name="ce9" table:formula="of:=[.R123]-[.R$51]" office:value-type="float" office:value="0.596125186289121" calcext:value-type="float">
            <text:p>0.596</text:p>
          </table:table-cell>
          <table:table-cell table:number-columns-repeated="7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6"/>
          <table:table-cell office:value-type="float" office:value="3" calcext:value-type="float">
            <text:p>3</text:p>
          </table:table-cell>
          <table:table-cell table:style-name="ce8" office:value-type="float" office:value="0.607407407407407" calcext:value-type="float">
            <text:p>0.607</text:p>
          </table:table-cell>
          <table:table-cell table:style-name="ce8" office:value-type="float" office:value="0.602941176470588" calcext:value-type="float">
            <text:p>0.603</text:p>
          </table:table-cell>
          <table:table-cell table:style-name="ce8" office:value-type="float" office:value="0.605166051660517" calcext:value-type="float">
            <text:p>0.605</text:p>
          </table:table-cell>
          <table:table-cell table:style-name="ce9" table:formula="of:=(1+2^2)/((2^2/[.P124])+(1/[.O124]))" office:value-type="float" office:value="0.603829160530191" calcext:value-type="float">
            <text:p>0.604</text:p>
          </table:table-cell>
          <table:table-cell table:style-name="ce9" table:formula="of:=[.O124]-[.D$51]" office:value-type="float" office:value="0.083311021865238" calcext:value-type="float">
            <text:p>0.083</text:p>
          </table:table-cell>
          <table:table-cell table:style-name="ce9" table:formula="of:=[.P124]-[.E$51]" office:value-type="float" office:value="-0.036764705882353" calcext:value-type="float">
            <text:p>-0.037</text:p>
          </table:table-cell>
          <table:table-cell table:style-name="ce9" table:formula="of:=[.Q124]-[.F$51]" office:value-type="float" office:value="0.0290071112631659" calcext:value-type="float">
            <text:p>0.029</text:p>
          </table:table-cell>
          <table:table-cell table:style-name="ce9" table:formula="of:=[.R124]-[.R$51]" office:value-type="float" office:value="0.603829160530191" calcext:value-type="float">
            <text:p>0.604</text:p>
          </table:table-cell>
          <table:table-cell table:number-columns-repeated="7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6"/>
          <table:table-cell office:value-type="float" office:value="4" calcext:value-type="float">
            <text:p>4</text:p>
          </table:table-cell>
          <table:table-cell table:style-name="ce8" office:value-type="float" office:value="0.605839416058394" calcext:value-type="float">
            <text:p>0.606</text:p>
          </table:table-cell>
          <table:table-cell table:style-name="ce8" office:value-type="float" office:value="0.610294117647059" calcext:value-type="float">
            <text:p>0.610</text:p>
          </table:table-cell>
          <table:table-cell table:style-name="ce8" office:value-type="float" office:value="0.608058608058608" calcext:value-type="float">
            <text:p>0.608</text:p>
          </table:table-cell>
          <table:table-cell table:style-name="ce9" table:formula="of:=(1+2^2)/((2^2/[.P125])+(1/[.O125]))" office:value-type="float" office:value="0.609397944199706" calcext:value-type="float">
            <text:p>0.609</text:p>
          </table:table-cell>
          <table:table-cell table:style-name="ce9" table:formula="of:=[.O125]-[.D$51]" office:value-type="float" office:value="0.081743030516225" calcext:value-type="float">
            <text:p>0.082</text:p>
          </table:table-cell>
          <table:table-cell table:style-name="ce9" table:formula="of:=[.P125]-[.E$51]" office:value-type="float" office:value="-0.029411764705882" calcext:value-type="float">
            <text:p>-0.029</text:p>
          </table:table-cell>
          <table:table-cell table:style-name="ce9" table:formula="of:=[.Q125]-[.F$51]" office:value-type="float" office:value="0.031899667661257" calcext:value-type="float">
            <text:p>0.032</text:p>
          </table:table-cell>
          <table:table-cell table:style-name="ce9" table:formula="of:=[.R125]-[.R$51]" office:value-type="float" office:value="0.609397944199706" calcext:value-type="float">
            <text:p>0.609</text:p>
          </table:table-cell>
          <table:table-cell table:number-columns-repeated="7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 table:style-name="ce8" office:value-type="float" office:value="0.602941176470588" calcext:value-type="float">
            <text:p>0.603</text:p>
          </table:table-cell>
          <table:table-cell table:style-name="ce9" table:formula="of:=(1+2^2)/((2^2/[.P126])+(1/[.O126]))" office:value-type="float" office:value="0.602941176470588" calcext:value-type="float">
            <text:p>0.603</text:p>
          </table:table-cell>
          <table:table-cell table:style-name="ce9" table:formula="of:=[.O126]-[.D$51]" office:value-type="float" office:value="0.078844790928419" calcext:value-type="float">
            <text:p>0.079</text:p>
          </table:table-cell>
          <table:table-cell table:style-name="ce9" table:formula="of:=[.P126]-[.E$51]" office:value-type="float" office:value="-0.036764705882353" calcext:value-type="float">
            <text:p>-0.037</text:p>
          </table:table-cell>
          <table:table-cell table:style-name="ce9" table:formula="of:=[.Q126]-[.F$51]" office:value-type="float" office:value="0.0267822360732369" calcext:value-type="float">
            <text:p>0.027</text:p>
          </table:table-cell>
          <table:table-cell table:style-name="ce9" table:formula="of:=[.R126]-[.R$51]" office:value-type="float" office:value="0.602941176470588" calcext:value-type="float">
            <text:p>0.603</text:p>
          </table:table-cell>
          <table:table-cell table:number-columns-repeated="75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90"/>
        </table:table-row>
        <table:table-row table:style-name="ro1">
          <table:table-cell table:number-columns-repeated="3"/>
          <table:table-cell table:style-name="Default" table:number-columns-repeated="4"/>
          <table:table-cell office:value-type="string" calcext:value-type="string">
            <text:p>Delta to 0</text:p>
          </table:table-cell>
          <table:table-cell table:number-columns-repeated="3"/>
          <table:table-cell office:value-type="string" calcext:value-type="string">
            <text:p>Delta to CoT with Mode</text:p>
          </table:table-cell>
          <table:table-cell table:number-columns-repeated="3"/>
          <table:table-cell office:value-type="string" calcext:value-type="string">
            <text:p>Delta to Cot without Mode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Kiss Prompt with mode</text:p>
          </table:table-cell>
          <table:table-cell table:number-columns-repeated="2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GANNT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587301587301587" calcext:value-type="float">
            <text:p>0.587</text:p>
          </table:table-cell>
          <table:table-cell table:style-name="ce9" office:value-type="float" office:value="0.544117647058824" calcext:value-type="float">
            <text:p>0.544</text:p>
          </table:table-cell>
          <table:table-cell table:style-name="ce9" office:value-type="float" office:value="0.564885496183206" calcext:value-type="float">
            <text:p>0.565</text:p>
          </table:table-cell>
          <table:table-cell table:formula="of:=(1+2^2)/((2^2/[.E132])+(1/[.D132]))" office:value-type="float" office:value="0.552238805970149" calcext:value-type="float">
            <text:p>0.552</text:p>
          </table:table-cell>
          <table:table-cell table:style-name="ce9" table:formula="of:=[.D132]-[.D$2]" office:value-type="float" office:value="-0.00286234712464273" calcext:value-type="float">
            <text:p>-0.003</text:p>
          </table:table-cell>
          <table:table-cell table:style-name="ce9" table:formula="of:=[.E132]-[.E$2]" office:value-type="float" office:value="0.0147058823529415" calcext:value-type="float">
            <text:p>0.015</text:p>
          </table:table-cell>
          <table:table-cell table:style-name="ce9" table:formula="of:=[.F132]-[.F$2]" office:value-type="float" office:value="0.00674596129948502" calcext:value-type="float">
            <text:p>0.007</text:p>
          </table:table-cell>
          <table:table-cell table:style-name="ce9" table:formula="of:=[.G132]-[.G$2]" office:value-type="float" office:value="0.0116982654296088" calcext:value-type="float">
            <text:p>0.012</text:p>
          </table:table-cell>
          <table:table-cell table:style-name="ce9" table:formula="of:=[.D132]-[.O72]" office:value-type="float" office:value="-0.0228679042238367" calcext:value-type="float">
            <text:p>-0.023</text:p>
          </table:table-cell>
          <table:table-cell table:style-name="ce9" table:formula="of:=[.E132]-[.P72]" office:value-type="float" office:value="0.0147058823529415" calcext:value-type="float">
            <text:p>0.015</text:p>
          </table:table-cell>
          <table:table-cell table:style-name="ce9" table:formula="of:=[.F132]-[.Q72]" office:value-type="float" office:value="-0.00204363767506199" calcext:value-type="float">
            <text:p>-0.002</text:p>
          </table:table-cell>
          <table:table-cell table:style-name="ce9" table:formula="of:=[.G132]-[.R72]" office:value-type="float" office:value="0.00843215944446918" calcext:value-type="float">
            <text:p>0.008</text:p>
          </table:table-cell>
          <table:table-cell table:style-name="ce9" table:formula="of:=[.F132]-[.F3]" office:value-type="float" office:value="-0.00204363767506199" calcext:value-type="float">
            <text:p>-0.002</text:p>
          </table:table-cell>
          <table:table-cell table:style-name="ce9" table:formula="of:=[.G132]-[.G3]" office:value-type="float" office:value="0.00843215944446962" calcext:value-type="float">
            <text:p>0.008</text:p>
          </table:table-cell>
          <table:table-cell table:number-columns-repeated="80"/>
        </table:table-row>
        <table:table-row table:style-name="ro1" table:visibility="collapse">
          <table:table-cell table:number-columns-repeated="2"/>
          <table:table-cell office:value-type="float" office:value="2" calcext:value-type="float">
            <text:p>2</text:p>
          </table:table-cell>
          <table:table-cell table:style-name="ce15" office:value-type="float" office:value="0.578125" calcext:value-type="float">
            <text:p>0.578</text:p>
          </table:table-cell>
          <table:table-cell table:style-name="ce15" office:value-type="float" office:value="0.544117647058824" calcext:value-type="float">
            <text:p>0.544</text:p>
          </table:table-cell>
          <table:table-cell table:style-name="ce9" office:value-type="float" office:value="0.560606060606061" calcext:value-type="float">
            <text:p>0.561</text:p>
          </table:table-cell>
          <table:table-cell table:formula="of:=(1+2^2)/((2^2/[.E133])+(1/[.D133]))" office:value-type="float" office:value="0.550595238095238" calcext:value-type="float">
            <text:p>0.551</text:p>
          </table:table-cell>
          <table:table-cell table:style-name="ce9" table:formula="of:=[.D133]-[.D$2]" office:value-type="float" office:value="-0.0120389344262301" calcext:value-type="float">
            <text:p>-0.012</text:p>
          </table:table-cell>
          <table:table-cell table:style-name="ce9" table:formula="of:=[.E133]-[.E$2]" office:value-type="float" office:value="0.0147058823529415" calcext:value-type="float">
            <text:p>0.015</text:p>
          </table:table-cell>
          <table:table-cell table:style-name="ce9" table:formula="of:=[.F133]-[.F$2]" office:value-type="float" office:value="0.00246652572233952" calcext:value-type="float">
            <text:p>0.002</text:p>
          </table:table-cell>
          <table:table-cell table:style-name="ce9" table:formula="of:=[.G133]-[.G$2]" office:value-type="float" office:value="0.0100546975546978" calcext:value-type="float">
            <text:p>0.010</text:p>
          </table:table-cell>
          <table:table-cell table:style-name="ce9" table:formula="of:=[.D133]-[.O73]" office:value-type="float" office:value="-0.069875" calcext:value-type="float">
            <text:p>-0.070</text:p>
          </table:table-cell>
          <table:table-cell table:style-name="ce9" table:formula="of:=[.E133]-[.P73]" office:value-type="float" office:value="0.0294117647058825" calcext:value-type="float">
            <text:p>0.029</text:p>
          </table:table-cell>
          <table:table-cell table:style-name="ce9" table:formula="of:=[.F133]-[.Q73]" office:value-type="float" office:value="-0.0131644311972184" calcext:value-type="float">
            <text:p>-0.013</text:p>
          </table:table-cell>
          <table:table-cell table:style-name="ce9" table:formula="of:=[.G133]-[.R73]" office:value-type="float" office:value="0.013805750459384" calcext:value-type="float">
            <text:p>0.014</text:p>
          </table:table-cell>
          <table:table-cell table:style-name="ce9" table:formula="of:=[.F133]-[.F4]" office:value-type="float" office:value="-0.0266955266955264" calcext:value-type="float">
            <text:p>-0.027</text:p>
          </table:table-cell>
          <table:table-cell table:style-name="ce9" table:formula="of:=[.G133]-[.G4]" office:value-type="float" office:value="-0.0100108225108229" calcext:value-type="float">
            <text:p>-0.010</text:p>
          </table:table-cell>
          <table:table-cell table:number-columns-repeated="80"/>
        </table:table-row>
        <table:table-row table:style-name="ro1" table:visibility="collapse"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0.596774193548387" calcext:value-type="float">
            <text:p>0.597</text:p>
          </table:table-cell>
          <table:table-cell table:style-name="ce9" office:value-type="float" office:value="0.544117647058824" calcext:value-type="float">
            <text:p>0.544</text:p>
          </table:table-cell>
          <table:table-cell table:style-name="ce9" office:value-type="float" office:value="0.569230769230769" calcext:value-type="float">
            <text:p>0.569</text:p>
          </table:table-cell>
          <table:table-cell table:formula="of:=(1+2^2)/((2^2/[.E134])+(1/[.D134]))" office:value-type="float" office:value="0.553892215568862" calcext:value-type="float">
            <text:p>0.554</text:p>
          </table:table-cell>
          <table:table-cell table:style-name="ce9" table:formula="of:=[.D134]-[.D$2]" office:value-type="float" office:value="0.00661025912215707" calcext:value-type="float">
            <text:p>0.007</text:p>
          </table:table-cell>
          <table:table-cell table:style-name="ce9" table:formula="of:=[.E134]-[.E$2]" office:value-type="float" office:value="0.0147058823529415" calcext:value-type="float">
            <text:p>0.015</text:p>
          </table:table-cell>
          <table:table-cell table:style-name="ce9" table:formula="of:=[.F134]-[.F$2]" office:value-type="float" office:value="0.0110912343470482" calcext:value-type="float">
            <text:p>0.011</text:p>
          </table:table-cell>
          <table:table-cell table:style-name="ce9" table:formula="of:=[.G134]-[.G$2]" office:value-type="float" office:value="0.0133516750283219" calcext:value-type="float">
            <text:p>0.013</text:p>
          </table:table-cell>
          <table:table-cell table:style-name="ce9" table:formula="of:=[.D134]-[.O74]" office:value-type="float" office:value="-0.0103686635944699" calcext:value-type="float">
            <text:p>-0.010</text:p>
          </table:table-cell>
          <table:table-cell table:style-name="ce9" table:formula="of:=[.E134]-[.P74]" office:value-type="float" office:value="0.0441176470588235" calcext:value-type="float">
            <text:p>0.044</text:p>
          </table:table-cell>
          <table:table-cell table:style-name="ce9" table:formula="of:=[.F134]-[.Q74]" office:value-type="float" office:value="0.0208436724565753" calcext:value-type="float">
            <text:p>0.021</text:p>
          </table:table-cell>
          <table:table-cell table:style-name="ce9" table:formula="of:=[.G134]-[.R74]" office:value-type="float" office:value="0.0355995326420333" calcext:value-type="float">
            <text:p>0.036</text:p>
          </table:table-cell>
          <table:table-cell table:style-name="ce9" table:formula="of:=[.F134]-[.F5]" office:value-type="float" office:value="-0.00676923076923075" calcext:value-type="float">
            <text:p>-0.007</text:p>
          </table:table-cell>
          <table:table-cell table:style-name="ce9" table:formula="of:=[.G134]-[.G5]" office:value-type="float" office:value="0.00677975356278349" calcext:value-type="float">
            <text:p>0.007</text:p>
          </table:table-cell>
          <table:table-cell table:number-columns-repeated="80"/>
        </table:table-row>
        <table:table-row table:style-name="ro1" table:visibility="collapse">
          <table:table-cell table:number-columns-repeated="2"/>
          <table:table-cell office:value-type="float" office:value="4" calcext:value-type="float">
            <text:p>4</text:p>
          </table:table-cell>
          <table:table-cell table:style-name="ce15" office:value-type="float" office:value="0.578125" calcext:value-type="float">
            <text:p>0.578</text:p>
          </table:table-cell>
          <table:table-cell table:style-name="ce9" office:value-type="float" office:value="0.544117647058824" calcext:value-type="float">
            <text:p>0.544</text:p>
          </table:table-cell>
          <table:table-cell table:style-name="ce9" office:value-type="float" office:value="0.560606060606061" calcext:value-type="float">
            <text:p>0.561</text:p>
          </table:table-cell>
          <table:table-cell table:formula="of:=(1+2^2)/((2^2/[.E135])+(1/[.D135]))" office:value-type="float" office:value="0.550595238095238" calcext:value-type="float">
            <text:p>0.551</text:p>
          </table:table-cell>
          <table:table-cell table:style-name="ce9" table:formula="of:=[.D135]-[.D$2]" office:value-type="float" office:value="-0.0120389344262301" calcext:value-type="float">
            <text:p>-0.012</text:p>
          </table:table-cell>
          <table:table-cell table:style-name="ce9" table:formula="of:=[.E135]-[.E$2]" office:value-type="float" office:value="0.0147058823529415" calcext:value-type="float">
            <text:p>0.015</text:p>
          </table:table-cell>
          <table:table-cell table:style-name="ce9" table:formula="of:=[.F135]-[.F$2]" office:value-type="float" office:value="0.00246652572233952" calcext:value-type="float">
            <text:p>0.002</text:p>
          </table:table-cell>
          <table:table-cell table:style-name="ce9" table:formula="of:=[.G135]-[.G$2]" office:value-type="float" office:value="0.0100546975546978" calcext:value-type="float">
            <text:p>0.010</text:p>
          </table:table-cell>
          <table:table-cell table:style-name="ce9" table:formula="of:=[.D135]-[.O75]" office:value-type="float" office:value="-0.053453947368421" calcext:value-type="float">
            <text:p>-0.053</text:p>
          </table:table-cell>
          <table:table-cell table:style-name="ce9" table:formula="of:=[.E135]-[.P75]" office:value-type="float" office:value="0.0147058823529415" calcext:value-type="float">
            <text:p>0.015</text:p>
          </table:table-cell>
          <table:table-cell table:style-name="ce9" table:formula="of:=[.F135]-[.Q75]" office:value-type="float" office:value="-0.0153939393939394" calcext:value-type="float">
            <text:p>-0.015</text:p>
          </table:table-cell>
          <table:table-cell table:style-name="ce9" table:formula="of:=[.G135]-[.R75]" office:value-type="float" office:value="0.00348277608915915" calcext:value-type="float">
            <text:p>0.003</text:p>
          </table:table-cell>
          <table:table-cell table:style-name="ce9" table:formula="of:=[.F135]-[.F6]" office:value-type="float" office:value="-0.00189393939393945" calcext:value-type="float">
            <text:p>-0.002</text:p>
          </table:table-cell>
          <table:table-cell table:style-name="ce9" table:formula="of:=[.G135]-[.G6]" office:value-type="float" office:value="0.00842656339644321" calcext:value-type="float">
            <text:p>0.008</text:p>
          </table:table-cell>
          <table:table-cell table:number-columns-repeated="8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6" office:value-type="float" office:value="0.578125" calcext:value-type="float">
            <text:p>0.578</text:p>
          </table:table-cell>
          <table:table-cell table:style-name="ce9" office:value-type="float" office:value="0.544117647058824" calcext:value-type="float">
            <text:p>0.544</text:p>
          </table:table-cell>
          <table:table-cell table:style-name="ce9" office:value-type="float" office:value="0.560606060606061" calcext:value-type="float">
            <text:p>0.561</text:p>
          </table:table-cell>
          <table:table-cell table:formula="of:=(1+2^2)/((2^2/[.E136])+(1/[.D136]))" office:value-type="float" office:value="0.550595238095238" calcext:value-type="float">
            <text:p>0.551</text:p>
          </table:table-cell>
          <table:table-cell table:style-name="ce9" table:formula="of:=[.D136]-[.D$2]" office:value-type="float" office:value="-0.0120389344262301" calcext:value-type="float">
            <text:p>-0.012</text:p>
          </table:table-cell>
          <table:table-cell table:style-name="ce9" table:formula="of:=[.E136]-[.E$2]" office:value-type="float" office:value="0.0147058823529415" calcext:value-type="float">
            <text:p>0.015</text:p>
          </table:table-cell>
          <table:table-cell table:style-name="ce9" table:formula="of:=[.F136]-[.F$2]" office:value-type="float" office:value="0.00246652572233952" calcext:value-type="float">
            <text:p>0.002</text:p>
          </table:table-cell>
          <table:table-cell table:style-name="ce9" table:formula="of:=[.G136]-[.G$2]" office:value-type="float" office:value="0.0100546975546978" calcext:value-type="float">
            <text:p>0.010</text:p>
          </table:table-cell>
          <table:table-cell table:style-name="ce9" table:formula="of:=[.D136]-[.O76]" office:value-type="float" office:value="-0.064732142857143" calcext:value-type="float">
            <text:p>-0.065</text:p>
          </table:table-cell>
          <table:table-cell table:style-name="ce9" table:formula="of:=[.E136]-[.P76]" office:value-type="float" office:value="0.0147058823529415" calcext:value-type="float">
            <text:p>0.015</text:p>
          </table:table-cell>
          <table:table-cell table:style-name="ce9" table:formula="of:=[.F136]-[.Q76]" office:value-type="float" office:value="-0.0200391006842624" calcext:value-type="float">
            <text:p>-0.020</text:p>
          </table:table-cell>
          <table:table-cell table:style-name="ce9" table:formula="of:=[.G136]-[.R76]" office:value-type="float" office:value="0.00181475029036016" calcext:value-type="float">
            <text:p>0.002</text:p>
          </table:table-cell>
          <table:table-cell table:style-name="ce9" table:formula="of:=[.F136]-[.F7]" office:value-type="float" office:value="-0.00632307325220749" calcext:value-type="float">
            <text:p>-0.006</text:p>
          </table:table-cell>
          <table:table-cell table:style-name="ce9" table:formula="of:=[.G136]-[.G7]" office:value-type="float" office:value="0.00678859156955858" calcext:value-type="float">
            <text:p>0.007</text:p>
          </table:table-cell>
          <table:table-cell table:number-columns-repeated="80"/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553846153846154" calcext:value-type="float">
            <text:p>0.554</text:p>
          </table:table-cell>
          <table:table-cell table:style-name="ce9" office:value-type="float" office:value="0.529411764705882" calcext:value-type="float">
            <text:p>0.529</text:p>
          </table:table-cell>
          <table:table-cell table:style-name="ce9" office:value-type="float" office:value="0.541353383458647" calcext:value-type="float">
            <text:p>0.541</text:p>
          </table:table-cell>
          <table:table-cell table:formula="of:=(1+2^2)/((2^2/[.E137])+(1/[.D137]))" office:value-type="float" office:value="0.534124629080119" calcext:value-type="float">
            <text:p>0.534</text:p>
          </table:table-cell>
          <table:table-cell table:style-name="ce9" table:formula="of:=[.D137]-[.D$2]" office:value-type="float" office:value="-0.0363177805800762" calcext:value-type="float">
            <text:p>-0.036</text:p>
          </table:table-cell>
          <table:table-cell table:style-name="ce9" table:formula="of:=[.E137]-[.E$2]" office:value-type="float" office:value="0" calcext:value-type="float">
            <text:p>0.000</text:p>
          </table:table-cell>
          <table:table-cell table:style-name="ce9" table:formula="of:=[.F137]-[.F$2]" office:value-type="float" office:value="-0.0167861514250744" calcext:value-type="float">
            <text:p>-0.017</text:p>
          </table:table-cell>
          <table:table-cell table:style-name="ce9" table:formula="of:=[.G137]-[.G$2]" office:value-type="float" office:value="-0.00641591146042164" calcext:value-type="float">
            <text:p>-0.006</text:p>
          </table:table-cell>
          <table:table-cell table:style-name="ce9" table:formula="of:=[.D137]-[.O82]" office:value-type="float" office:value="-0.0628205128205132" calcext:value-type="float">
            <text:p>-0.063</text:p>
          </table:table-cell>
          <table:table-cell table:style-name="ce9" table:formula="of:=[.E137]-[.P82]" office:value-type="float" office:value="-0.0147058823529417" calcext:value-type="float">
            <text:p>-0.015</text:p>
          </table:table-cell>
          <table:table-cell table:style-name="ce9" table:formula="of:=[.F137]-[.Q82]" office:value-type="float" office:value="-0.0367716165413534" calcext:value-type="float">
            <text:p>-0.037</text:p>
          </table:table-cell>
          <table:table-cell table:style-name="ce9" table:formula="of:=[.G137]-[.R82]" office:value-type="float" office:value="-0.0231042865825323" calcext:value-type="float">
            <text:p>-0.023</text:p>
          </table:table-cell>
          <table:table-cell table:style-name="ce9" table:formula="of:=[.F137]-[.F13]" office:value-type="float" office:value="-0.0300751879699254" calcext:value-type="float">
            <text:p>-0.030</text:p>
          </table:table-cell>
          <table:table-cell table:style-name="ce9" table:formula="of:=[.G137]-[.G13]" office:value-type="float" office:value="-0.0113299163744266" calcext:value-type="float">
            <text:p>-0.011</text:p>
          </table:table-cell>
          <table:table-cell table:number-columns-repeated="8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0.552238805970149" calcext:value-type="float">
            <text:p>0.552</text:p>
          </table:table-cell>
          <table:table-cell table:style-name="ce9" office:value-type="float" office:value="0.544117647058824" calcext:value-type="float">
            <text:p>0.544</text:p>
          </table:table-cell>
          <table:table-cell table:style-name="ce9" office:value-type="float" office:value="0.548148148148148" calcext:value-type="float">
            <text:p>0.548</text:p>
          </table:table-cell>
          <table:table-cell table:formula="of:=(1+2^2)/((2^2/[.E138])+(1/[.D138]))" office:value-type="float" office:value="0.545722713864307" calcext:value-type="float">
            <text:p>0.546</text:p>
          </table:table-cell>
          <table:table-cell table:style-name="ce9" table:formula="of:=[.D138]-[.D$2]" office:value-type="float" office:value="-0.0379251284560808" calcext:value-type="float">
            <text:p>-0.038</text:p>
          </table:table-cell>
          <table:table-cell table:style-name="ce9" table:formula="of:=[.E138]-[.E$2]" office:value-type="float" office:value="0.0147058823529415" calcext:value-type="float">
            <text:p>0.015</text:p>
          </table:table-cell>
          <table:table-cell table:style-name="ce9" table:formula="of:=[.F138]-[.F$2]" office:value-type="float" office:value="-0.00999138673557287" calcext:value-type="float">
            <text:p>-0.010</text:p>
          </table:table-cell>
          <table:table-cell table:style-name="ce9" table:formula="of:=[.G138]-[.G$2]" office:value-type="float" office:value="0.00518217332376636" calcext:value-type="float">
            <text:p>0.005</text:p>
          </table:table-cell>
          <table:table-cell table:style-name="ce9" table:formula="of:=[.D138]-[.O83]" office:value-type="float" office:value="-0.0748798380976478" calcext:value-type="float">
            <text:p>-0.075</text:p>
          </table:table-cell>
          <table:table-cell table:style-name="ce9" table:formula="of:=[.E138]-[.P83]" office:value-type="float" office:value="0" calcext:value-type="float">
            <text:p>0.000</text:p>
          </table:table-cell>
          <table:table-cell table:style-name="ce9" table:formula="of:=[.F138]-[.Q83]" office:value-type="float" office:value="-0.0345290172061828" calcext:value-type="float">
            <text:p>-0.035</text:p>
          </table:table-cell>
          <table:table-cell table:style-name="ce9" table:formula="of:=[.G138]-[.R83]" office:value-type="float" office:value="-0.0131896728426423" calcext:value-type="float">
            <text:p>-0.013</text:p>
          </table:table-cell>
          <table:table-cell table:style-name="ce9" table:formula="of:=[.F138]-[.F14]" office:value-type="float" office:value="0.00414814814814812" calcext:value-type="float">
            <text:p>0.004</text:p>
          </table:table-cell>
          <table:table-cell table:style-name="ce9" table:formula="of:=[.G138]-[.G14]" office:value-type="float" office:value="0.0290053886363433" calcext:value-type="float">
            <text:p>0.029</text:p>
          </table:table-cell>
          <table:table-cell table:number-columns-repeated="8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0.560606060606061" calcext:value-type="float">
            <text:p>0.561</text:p>
          </table:table-cell>
          <table:table-cell table:style-name="ce9" office:value-type="float" office:value="0.544117647058824" calcext:value-type="float">
            <text:p>0.544</text:p>
          </table:table-cell>
          <table:table-cell table:style-name="ce9" office:value-type="float" office:value="0.552238805970149" calcext:value-type="float">
            <text:p>0.552</text:p>
          </table:table-cell>
          <table:table-cell table:formula="of:=(1+2^2)/((2^2/[.E139])+(1/[.D139]))" office:value-type="float" office:value="0.547337278106509" calcext:value-type="float">
            <text:p>0.547</text:p>
          </table:table-cell>
          <table:table-cell table:style-name="ce9" table:formula="of:=[.D139]-[.D$2]" office:value-type="float" office:value="-0.0295578738201695" calcext:value-type="float">
            <text:p>-0.030</text:p>
          </table:table-cell>
          <table:table-cell table:style-name="ce9" table:formula="of:=[.E139]-[.E$2]" office:value-type="float" office:value="0.0147058823529415" calcext:value-type="float">
            <text:p>0.015</text:p>
          </table:table-cell>
          <table:table-cell table:style-name="ce9" table:formula="of:=[.F139]-[.F$2]" office:value-type="float" office:value="-0.00590072891357174" calcext:value-type="float">
            <text:p>-0.006</text:p>
          </table:table-cell>
          <table:table-cell table:style-name="ce9" table:formula="of:=[.G139]-[.G$2]" office:value-type="float" office:value="0.00679673756596855" calcext:value-type="float">
            <text:p>0.007</text:p>
          </table:table-cell>
          <table:table-cell table:style-name="ce9" table:formula="of:=[.D139]-[.O84]" office:value-type="float" office:value="-0.0361681329423265" calcext:value-type="float">
            <text:p>-0.036</text:p>
          </table:table-cell>
          <table:table-cell table:style-name="ce9" table:formula="of:=[.E139]-[.P84]" office:value-type="float" office:value="0" calcext:value-type="float">
            <text:p>0.000</text:p>
          </table:table-cell>
          <table:table-cell table:style-name="ce9" table:formula="of:=[.F139]-[.Q84]" office:value-type="float" office:value="-0.0169919632606197" calcext:value-type="float">
            <text:p>-0.017</text:p>
          </table:table-cell>
          <table:table-cell table:style-name="ce9" table:formula="of:=[.G139]-[.R84]" office:value-type="float" office:value="-0.00655493746235414" calcext:value-type="float">
            <text:p>-0.007</text:p>
          </table:table-cell>
          <table:table-cell table:style-name="ce9" table:formula="of:=[.F139]-[.F15]" office:value-type="float" office:value="0.00105770360794433" calcext:value-type="float">
            <text:p>0.001</text:p>
          </table:table-cell>
          <table:table-cell table:style-name="ce9" table:formula="of:=[.G139]-[.G15]" office:value-type="float" office:value="0.0186363717620981" calcext:value-type="float">
            <text:p>0.019</text:p>
          </table:table-cell>
          <table:table-cell table:number-columns-repeated="8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9" office:value-type="float" office:value="0.569230769230769" calcext:value-type="float">
            <text:p>0.569</text:p>
          </table:table-cell>
          <table:table-cell table:style-name="ce9" office:value-type="float" office:value="0.544117647058824" calcext:value-type="float">
            <text:p>0.544</text:p>
          </table:table-cell>
          <table:table-cell table:style-name="ce9" office:value-type="float" office:value="0.556390977443609" calcext:value-type="float">
            <text:p>0.556</text:p>
          </table:table-cell>
          <table:table-cell table:formula="of:=(1+2^2)/((2^2/[.E140])+(1/[.D140]))" office:value-type="float" office:value="0.548961424332344" calcext:value-type="float">
            <text:p>0.549</text:p>
          </table:table-cell>
          <table:table-cell table:style-name="ce9" table:formula="of:=[.D140]-[.D$2]" office:value-type="float" office:value="-0.0209331651954608" calcext:value-type="float">
            <text:p>-0.021</text:p>
          </table:table-cell>
          <table:table-cell table:style-name="ce9" table:formula="of:=[.E140]-[.E$2]" office:value-type="float" office:value="0.0147058823529415" calcext:value-type="float">
            <text:p>0.015</text:p>
          </table:table-cell>
          <table:table-cell table:style-name="ce9" table:formula="of:=[.F140]-[.F$2]" office:value-type="float" office:value="-0.00174855744011215" calcext:value-type="float">
            <text:p>-0.002</text:p>
          </table:table-cell>
          <table:table-cell table:style-name="ce9" table:formula="of:=[.G140]-[.G$2]" office:value-type="float" office:value="0.00842088379180384" calcext:value-type="float">
            <text:p>0.008</text:p>
          </table:table-cell>
          <table:table-cell table:style-name="ce9" table:formula="of:=[.D140]-[.O85]" office:value-type="float" office:value="-0.0307692307692308" calcext:value-type="float">
            <text:p>-0.031</text:p>
          </table:table-cell>
          <table:table-cell table:style-name="ce9" table:formula="of:=[.E140]-[.P85]" office:value-type="float" office:value="0.0147058823529415" calcext:value-type="float">
            <text:p>0.015</text:p>
          </table:table-cell>
          <table:table-cell table:style-name="ce9" table:formula="of:=[.F140]-[.Q85]" office:value-type="float" office:value="-0.00610902255639112" calcext:value-type="float">
            <text:p>-0.006</text:p>
          </table:table-cell>
          <table:table-cell table:style-name="ce9" table:formula="of:=[.G140]-[.R85]" office:value-type="float" office:value="0.00679274963354914" calcext:value-type="float">
            <text:p>0.007</text:p>
          </table:table-cell>
          <table:table-cell table:style-name="ce9" table:formula="of:=[.F140]-[.F16]" office:value-type="float" office:value="0.00951597744360888" calcext:value-type="float">
            <text:p>0.010</text:p>
          </table:table-cell>
          <table:table-cell table:style-name="ce9" table:formula="of:=[.G140]-[.G16]" office:value-type="float" office:value="0.0218529905974046" calcext:value-type="float">
            <text:p>0.022</text:p>
          </table:table-cell>
          <table:table-cell table:number-columns-repeated="8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9" office:value-type="float" office:value="0.569230769230769" calcext:value-type="float">
            <text:p>0.569</text:p>
          </table:table-cell>
          <table:table-cell table:style-name="ce9" office:value-type="float" office:value="0.544117647058824" calcext:value-type="float">
            <text:p>0.544</text:p>
          </table:table-cell>
          <table:table-cell table:style-name="ce9" office:value-type="float" office:value="0.556390977443609" calcext:value-type="float">
            <text:p>0.556</text:p>
          </table:table-cell>
          <table:table-cell table:formula="of:=(1+2^2)/((2^2/[.E141])+(1/[.D141]))" office:value-type="float" office:value="0.548961424332344" calcext:value-type="float">
            <text:p>0.549</text:p>
          </table:table-cell>
          <table:table-cell table:style-name="ce9" table:formula="of:=[.D141]-[.D$2]" office:value-type="float" office:value="-0.0209331651954608" calcext:value-type="float">
            <text:p>-0.021</text:p>
          </table:table-cell>
          <table:table-cell table:style-name="ce9" table:formula="of:=[.E141]-[.E$2]" office:value-type="float" office:value="0.0147058823529415" calcext:value-type="float">
            <text:p>0.015</text:p>
          </table:table-cell>
          <table:table-cell table:style-name="ce9" table:formula="of:=[.F141]-[.F$2]" office:value-type="float" office:value="-0.00174855744011215" calcext:value-type="float">
            <text:p>-0.002</text:p>
          </table:table-cell>
          <table:table-cell table:style-name="ce9" table:formula="of:=[.G141]-[.G$2]" office:value-type="float" office:value="0.00842088379180384" calcext:value-type="float">
            <text:p>0.008</text:p>
          </table:table-cell>
          <table:table-cell table:style-name="ce9" table:formula="of:=[.D141]-[.O86]" office:value-type="float" office:value="-0.0409387222946548" calcext:value-type="float">
            <text:p>-0.041</text:p>
          </table:table-cell>
          <table:table-cell table:style-name="ce9" table:formula="of:=[.E141]-[.P86]" office:value-type="float" office:value="0.0147058823529415" calcext:value-type="float">
            <text:p>0.015</text:p>
          </table:table-cell>
          <table:table-cell table:style-name="ce9" table:formula="of:=[.F141]-[.Q86]" office:value-type="float" office:value="-0.0105381564146592" calcext:value-type="float">
            <text:p>-0.011</text:p>
          </table:table-cell>
          <table:table-cell table:style-name="ce9" table:formula="of:=[.G141]-[.R86]" office:value-type="float" office:value="0.00515477780666418" calcext:value-type="float">
            <text:p>0.005</text:p>
          </table:table-cell>
          <table:table-cell table:style-name="ce9" table:formula="of:=[.F141]-[.F17]" office:value-type="float" office:value="0.0137553185288799" calcext:value-type="float">
            <text:p>0.014</text:p>
          </table:table-cell>
          <table:table-cell table:style-name="ce9" table:formula="of:=[.G141]-[.G17]" office:value-type="float" office:value="0.0234358988068187" calcext:value-type="float">
            <text:p>0.023</text:p>
          </table:table-cell>
          <table:table-cell table:number-columns-repeated="80"/>
        </table:table-row>
        <table:table-row table:style-name="ro1" table:number-rows-repeated="18">
          <table:table-cell table:number-columns-repeated="3"/>
          <table:table-cell table:style-name="Default" table:number-columns-repeated="4"/>
          <table:table-cell table:number-columns-repeated="9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"/>
          <table:table-cell>
            <draw:frame draw:z-index="17" draw:style-name="gr1" draw:text-style-name="P1" svg:width="19.3831in" svg:height="10.4291in" svg:x="0.4425in" svg:y="0.0602in">
              <draw:object draw:notify-on-update-of-ranges="'Requirements-as-Context'.N82:'Requirements-as-Context'.N86 'Requirements-as-Context'.M82:'Requirements-as-Context'.M82 'Requirements-as-Context'.AS70:'Requirements-as-Context'.AS74 'Requirements-as-Context'.B76:'Requirements-as-Context'.B76 'Requirements-as-Context'.AS88:'Requirements-as-Context'.AS92 'Requirements-as-Context'.M71:'Requirements-as-Context'.M71 'Requirements-as-Context'.AS76:'Requirements-as-Context'.AS80 'Requirements-as-Context'.B71:'Requirements-as-Context'.B71 'Requirements-as-Context'.AS82:'Requirements-as-Context'.AS86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65"/>
        </table:table-row>
        <table:table-row table:style-name="ro1" table:number-rows-repeated="7">
          <table:table-cell table:number-columns-repeated="3"/>
          <table:table-cell table:style-name="Default" table:number-columns-repeated="4"/>
          <table:table-cell table:number-columns-repeated="9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9"/>
          <table:table-cell>
            <draw:frame draw:z-index="24" draw:style-name="gr1" draw:text-style-name="P1" svg:width="26.8386in" svg:height="8.4823in" svg:x="0.6772in" svg:y="0.0988in">
              <draw:object draw:notify-on-update-of-ranges="'Requirements-as-Context'.C3:'Requirements-as-Context'.C7 'Requirements-as-Context'.A51:'Requirements-as-Context'.A51 'Requirements-as-Context'.G111:'Requirements-as-Context'.G115 'Requirements-as-Context'.A29:'Requirements-as-Context'.A29 'Requirements-as-Context'.G91:'Requirements-as-Context'.G95 'Requirements-as-Context'.A2:'Requirements-as-Context'.A2 'Requirements-as-Context'.G71:'Requirements-as-Context'.G75 'Requirements-as-Context'.A18:'Requirements-as-Context'.A18 'Requirements-as-Context'.G81:'Requirements-as-Context'.G85 'Requirements-as-Context'.A40:'Requirements-as-Context'.A40 'Requirements-as-Context'.G101:'Requirements-as-Context'.G105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>
            <draw:frame draw:z-index="19" draw:style-name="gr1" draw:text-style-name="P1" svg:width="26.5055in" svg:height="10.4291in" svg:x="0.0008in" svg:y="-0.0004in">
              <draw:object draw:notify-on-update-of-ranges="'Requirements-as-Context'.N82:'Requirements-as-Context'.N86 'Requirements-as-Context'.M82:'Requirements-as-Context'.M82 'Requirements-as-Context'.AS70:'Requirements-as-Context'.AS74 'Requirements-as-Context'.B76:'Requirements-as-Context'.B76 'Requirements-as-Context'.AS88:'Requirements-as-Context'.AS92 'Requirements-as-Context'.M71:'Requirements-as-Context'.M71 'Requirements-as-Context'.AS76:'Requirements-as-Context'.AS80 'Requirements-as-Context'.B71:'Requirements-as-Context'.B71 'Requirements-as-Context'.AS82:'Requirements-as-Context'.AS86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39"/>
        </table:table-row>
      </table:table>
      <table:named-expressions>
        <table:named-range table:name="Libertine" table:base-cell-address="$'Paraphrased-Requirements'.$S$100" table:cell-range-address="$'Paraphrased-Requirements'.$S$10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13:44:59.3401293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3:40:10.165578121</meta:creation-date>
    <meta:editing-duration>P9DT9H50M54S</meta:editing-duration>
    <meta:editing-cycles>99</meta:editing-cycles>
    <meta:generator>LibreOffice/25.8.4.2$Linux_X86_64 LibreOffice_project/580$Build-2</meta:generator>
    <dc:date>2025-12-23T19:31:12.631757030</dc:date>
    <meta:document-statistic meta:table-count="2" meta:cell-count="3440" meta:object-count="4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745cm" chart:style-name="ch6">
              <text:p><text:span text:style-name="T1">Precision</text:span></text:p>
            </chart:title>
            <chart:grid chart:style-name="ch7" chart:class="major"/>
          </chart:axis>
          <chart:series chart:style-name="ch8" chart:values-cell-range-address="'Paraphrased-Requirements'.D2:'Paraphrased-Requirements'.D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D10:'Paraphrased-Requirements'.D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D18:'Paraphrased-Requirements'.D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D26:'Paraphrased-Requirements'.D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D34:'Paraphrased-Requirements'.D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9016393442623">
                <text:p>0.59016393442623</text:p>
                <draw:g>
                  <svg:desc>'Paraphrased-Requirements'.D2:'Paraphrased-Requirements'.D7</svg:desc>
                </draw:g>
              </table:table-cell>
              <table:table-cell office:value-type="float" office:value="0.474576271186441">
                <text:p>0.474576271186441</text:p>
                <draw:g>
                  <svg:desc>'Paraphrased-Requirements'.D10:'Paraphrased-Requirements'.D15</svg:desc>
                </draw:g>
              </table:table-cell>
              <table:table-cell office:value-type="float" office:value="0.510416666666667">
                <text:p>0.510416666666667</text:p>
                <draw:g>
                  <svg:desc>'Paraphrased-Requirements'.D18:'Paraphrased-Requirements'.D23</svg:desc>
                </draw:g>
              </table:table-cell>
              <table:table-cell office:value-type="float" office:value="0.533333333333333">
                <text:p>0.533333333333333</text:p>
                <draw:g>
                  <svg:desc>'Paraphrased-Requirements'.D26:'Paraphrased-Requirements'.D31</svg:desc>
                </draw:g>
              </table:table-cell>
              <table:table-cell office:value-type="float" office:value="0.524096385542169">
                <text:p>0.524096385542169</text:p>
                <draw:g>
                  <svg:desc>'Paraphrased-Requirements'.D34:'Paraphrased-Requirements'.D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494845360824742">
                <text:p>0.49484536082474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11627906976744">
                <text:p>0.5116279069767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505226480836237">
                <text:p>0.50522648083623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14450867052023">
                <text:p>0.5144508670520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0655737704918">
                <text:p>0.60655737704918</text:p>
              </table:table-cell>
              <table:table-cell office:value-type="float" office:value="0.492537313432836">
                <text:p>0.492537313432836</text:p>
              </table:table-cell>
              <table:table-cell office:value-type="float" office:value="0.503472222222222">
                <text:p>0.50347222222222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2046783625731">
                <text:p>0.520467836257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0655737704918">
                <text:p>0.60655737704918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498281786941581">
                <text:p>0.498281786941581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17441860465116">
                <text:p>0.5174418604651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655737704918">
                <text:p>0.60655737704918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5">
                <text:p>0.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14450867052023">
                <text:p>0.514450867052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41cm" svg:y="3.703cm" style:legend-expansion="high" chart:style-name="ch2"/>
        <chart:plot-area chart:style-name="ch3" svg:x="1.303cm" svg:y="0.206cm" svg:width="10.997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4.556cm" svg:y="8.044cm" chart:style-name="ch5">
              <text:p><text:span text:style-name="T1">Examples - TARGET (GANNT)</text:span></text:p>
            </chart:title>
            <chart:categories table:cell-range-address="'Requirements-as-Context'.C3:'Requirements-as-Context'.C12"/>
          </chart:axis>
          <chart:axis chart:dimension="y" chart:name="primary-y" chart:style-name="ch4">
            <chart:title svg:x="0.423cm" svg:y="4.745cm" chart:style-name="ch6">
              <text:p><text:span text:style-name="T2">Precision</text:span></text:p>
            </chart:title>
            <chart:grid chart:style-name="ch7" chart:class="major"/>
          </chart:axis>
          <chart:series chart:style-name="ch8" chart:values-cell-range-address="'Requirements-as-Context'.D3:'Requirements-as-Context'.D12" chart:label-cell-address="'Requirements-as-Context'.D1:'Requirements-as-Context'.D1" chart:class="chart:line">
            <chart:data-point chart:repeated="10"/>
          </chart:series>
          <chart:series chart:style-name="ch9" chart:values-cell-range-address="'Requirements-as-Context'.E3:'Requirements-as-Context'.E12" chart:label-cell-address="'Requirements-as-Context'.E1:'Requirements-as-Context'.E1" chart:class="chart:line">
            <chart:data-point chart:repeated="10"/>
          </chart:series>
          <chart:series chart:style-name="ch10" chart:values-cell-range-address="'Requirements-as-Context'.F3:'Requirements-as-Context'.F12" chart:label-cell-address="'Requirements-as-Context'.F1:'Requirements-as-Context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Requirements-as-Context'.D1:'Requirements-as-Context'.D1</svg:desc>
                </draw:g>
              </table:table-cell>
              <table:table-cell office:value-type="string">
                <text:p>Recall</text:p>
                <draw:g>
                  <svg:desc>'Requirements-as-Context'.E1:'Requirements-as-Context'.E1</svg:desc>
                </draw:g>
              </table:table-cell>
              <table:table-cell office:value-type="string">
                <text:p>F1</text:p>
                <draw:g>
                  <svg:desc>'Requirements-as-Context'.F1:'Requirements-as-Context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12</svg:desc>
                </draw:g>
              </table:table-cell>
              <table:table-cell office:value-type="float" office:value="0.610169491525424">
                <text:p>0.610169491525424</text:p>
                <draw:g>
                  <svg:desc>'Requirements-as-Context'.D3:'Requirements-as-Context'.D12</svg:desc>
                </draw:g>
              </table:table-cell>
              <table:table-cell office:value-type="float" office:value="0.529411764705882">
                <text:p>0.529411764705882</text:p>
                <draw:g>
                  <svg:desc>'Requirements-as-Context'.E3:'Requirements-as-Context'.E12</svg:desc>
                </draw:g>
              </table:table-cell>
              <table:table-cell office:value-type="float" office:value="0.566929133858268">
                <text:p>0.566929133858268</text:p>
                <draw:g>
                  <svg:desc>'Requirements-as-Context'.F3:'Requirements-as-Context'.F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37931034482759">
                <text:p>0.637931034482759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587301587301587">
                <text:p>0.5873015873015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66929133858268">
                <text:p>0.5669291338582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66929133858268">
                <text:p>0.5669291338582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0655737704918">
                <text:p>0.60655737704918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573643410852713">
                <text:p>0.5736434108527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66929133858268">
                <text:p>0.5669291338582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66929133858268">
                <text:p>0.5669291338582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96774193548387">
                <text:p>0.596774193548387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569230769230769">
                <text:p>0.5692307692307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7cm" svg:y="3.703cm" style:legend-expansion="high" chart:style-name="ch2"/>
        <chart:plot-area chart:style-name="ch3" svg:x="0.32cm" svg:y="0.18cm" svg:width="11.837cm" svg:height="8.64cm">
          <chart:coordinate-region svg:x="1.432cm" svg:y="0.379cm" svg:width="10.533cm" svg:height="7.794cm"/>
          <chart:axis chart:dimension="x" chart:name="primary-x" chart:style-name="ch4" chartooo:axis-type="auto">
            <chartooo:date-scale/>
            <chart:categories table:cell-range-address="'Requirements-as-Context'.N71:'Requirements-as-Context'.N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quirements-as-Context'.R72:'Requirements-as-Context'.R82" chart:label-cell-address="'Requirements-as-Context'.L71:'Requirements-as-Context'.L71" chart:class="chart:line">
            <chart:data-point chart:repeated="11"/>
          </chart:series>
          <chart:series chart:style-name="ch8" chart:values-cell-range-address="'Requirements-as-Context'.G2:'Requirements-as-Context'.G12" chart:label-cell-address="'Requirements-as-Context'.A2:'Requirements-as-Context'.A2" chart:class="chart:line">
            <chart:data-point chart:repeated="11"/>
          </chart:series>
          <chart:series chart:style-name="ch9" chart:values-cell-range-address="'Requirements-as-Context'.G131:'Requirements-as-Context'.G13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-mode</text:p>
                <draw:g>
                  <svg:desc>'Requirements-as-Context'.L71:'Requirements-as-Context'.L71</svg:desc>
                </draw:g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quirements-as-Context'.N71:'Requirements-as-Context'.N81</svg:desc>
                </draw:g>
              </table:table-cell>
              <table:table-cell office:value-type="float" office:value="0.54380664652568">
                <text:p>0.54380664652568</text:p>
                <draw:g>
                  <svg:desc>'Requirements-as-Context'.R72:'Requirements-as-Context'.R82</svg:desc>
                </draw:g>
              </table:table-cell>
              <table:table-cell office:value-type="float" office:value="0.54054054054054">
                <text:p>0.54054054054054</text:p>
                <draw:g>
                  <svg:desc>'Requirements-as-Context'.G2:'Requirements-as-Context'.G12</svg:desc>
                </draw:g>
              </table:table-cell>
              <table:table-cell office:value-type="float" office:value="NaN">
                <text:p>NaN</text:p>
                <draw:g>
                  <svg:desc>'Requirements-as-Context'.G131:'Requirements-as-Context'.G1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36789487635854">
                <text:p>0.536789487635854</text:p>
              </table:table-cell>
              <table:table-cell office:value-type="float" office:value="0.54380664652568">
                <text:p>0.54380664652568</text:p>
              </table:table-cell>
              <table:table-cell office:value-type="float" office:value="0.552238805970149">
                <text:p>0.5522388059701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18292682926829">
                <text:p>0.518292682926829</text:p>
              </table:table-cell>
              <table:table-cell office:value-type="float" office:value="0.560606060606061">
                <text:p>0.560606060606061</text:p>
              </table:table-cell>
              <table:table-cell office:value-type="float" office:value="0.550595238095238">
                <text:p>0.5505952380952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47112462006079">
                <text:p>0.547112462006079</text:p>
              </table:table-cell>
              <table:table-cell office:value-type="float" office:value="0.547112462006079">
                <text:p>0.54711246200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8780487804878">
                <text:p>0.548780487804878</text:p>
              </table:table-cell>
              <table:table-cell office:value-type="float" office:value="0.542168674698795">
                <text:p>0.542168674698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380664652568">
                <text:p>0.54380664652568</text:p>
              </table:table-cell>
              <table:table-cell office:value-type="float" office:value="0.54380664652568">
                <text:p>0.5438066465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31914893617021">
                <text:p>0.531914893617021</text:p>
              </table:table-cell>
              <table:table-cell office:value-type="float" office:value="0.54380664652568">
                <text:p>0.5438066465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25525525525525">
                <text:p>0.52552552552552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3952095808383">
                <text:p>0.523952095808383</text:p>
              </table:table-cell>
              <table:table-cell office:value-type="float" office:value="0.54380664652568">
                <text:p>0.5438066465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8912386706949">
                <text:p>0.558912386706949</text:p>
              </table:table-cell>
              <table:table-cell office:value-type="float" office:value="0.54380664652568">
                <text:p>0.5438066465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228915662651">
                <text:p>0.557228915662651</text:p>
              </table:table-cell>
              <table:table-cell office:value-type="float" office:value="0.553892215568863">
                <text:p>0.5538922155688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-0.2" chart:maximum="0.1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406cm" svg:width="11.207cm" svg:height="7.01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025cm" svg:y="7.596cm" chart:style-name="ch5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621cm" chart:style-name="ch7">
              <text:p><text:span text:style-name="T2">Precision</text:span></text:p>
            </chart:title>
            <chart:grid chart:style-name="ch8" chart:class="major"/>
          </chart:axis>
          <chart:series chart:style-name="ch9" chart:values-cell-range-address="'Requirements-as-Context'.AK13:'Requirements-as-Context'.AK1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AK24:'Requirements-as-Context'.AK28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AK35:'Requirements-as-Context'.AK39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AK46:'Requirements-as-Context'.AK50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AK57:'Requirements-as-Context'.AK61" chart:label-cell-address="'Requirements-as-Context'.A51:'Requirements-as-Context'.A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030525720746184">
                <text:p>0.030525720746184</text:p>
                <draw:g>
                  <svg:desc>'Requirements-as-Context'.AK13:'Requirements-as-Context'.AK17</svg:desc>
                </draw:g>
              </table:table-cell>
              <table:table-cell office:value-type="float" office:value="-0.030131826741997">
                <text:p>-0.030131826741997</text:p>
                <draw:g>
                  <svg:desc>'Requirements-as-Context'.AK24:'Requirements-as-Context'.AK28</svg:desc>
                </draw:g>
              </table:table-cell>
              <table:table-cell office:value-type="float" office:value="0.0277359437751">
                <text:p>0.0277359437751</text:p>
                <draw:g>
                  <svg:desc>'Requirements-as-Context'.AK35:'Requirements-as-Context'.AK39</svg:desc>
                </draw:g>
              </table:table-cell>
              <table:table-cell office:value-type="float" office:value="0.103030303030303">
                <text:p>0.103030303030303</text:p>
                <draw:g>
                  <svg:desc>'Requirements-as-Context'.AK46:'Requirements-as-Context'.AK50</svg:desc>
                </draw:g>
              </table:table-cell>
              <table:table-cell office:value-type="float" office:value="0.110824249378466">
                <text:p>0.110824249378466</text:p>
                <draw:g>
                  <svg:desc>'Requirements-as-Context'.AK57:'Requirements-as-Context'.AK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632729364394491">
                <text:p>0.00632729364394491</text:p>
              </table:table-cell>
              <table:table-cell office:value-type="float" office:value="-0.030131826741997">
                <text:p>-0.030131826741997</text:p>
              </table:table-cell>
              <table:table-cell office:value-type="float" office:value="0.057268922852984">
                <text:p>0.057268922852984</text:p>
              </table:table-cell>
              <table:table-cell office:value-type="float" office:value="0.022222222222223">
                <text:p>0.022222222222223</text:p>
              </table:table-cell>
              <table:table-cell office:value-type="float" office:value="0.103810591202017">
                <text:p>0.1038105912020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05640455682099">
                <text:p>0.00305640455682099</text:p>
              </table:table-cell>
              <table:table-cell office:value-type="float" office:value="-0.018435920309248">
                <text:p>-0.018435920309248</text:p>
              </table:table-cell>
              <table:table-cell office:value-type="float" office:value="0.032793209876543">
                <text:p>0.032793209876543</text:p>
              </table:table-cell>
              <table:table-cell office:value-type="float" office:value="0.012121212121212">
                <text:p>0.012121212121212</text:p>
              </table:table-cell>
              <table:table-cell office:value-type="float" office:value="0.0671444903702401">
                <text:p>0.06714449037024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683060109289702">
                <text:p>-0.00683060109289702</text:p>
              </table:table-cell>
              <table:table-cell office:value-type="float" office:value="-0.051499348109518">
                <text:p>-0.051499348109518</text:p>
              </table:table-cell>
              <table:table-cell office:value-type="float" office:value="0.038990447957839">
                <text:p>0.038990447957839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61617900172117">
                <text:p>0.0616179001721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63934426229511">
                <text:p>-0.0163934426229511</text:p>
              </table:table-cell>
              <table:table-cell office:value-type="float" office:value="-0.046004842615012">
                <text:p>-0.046004842615012</text:p>
              </table:table-cell>
              <table:table-cell office:value-type="float" office:value="0.0469603825136611">
                <text:p>0.0469603825136611</text:p>
              </table:table-cell>
              <table:table-cell office:value-type="float" office:value="0.012121212121212">
                <text:p>0.012121212121212</text:p>
              </table:table-cell>
              <table:table-cell office:value-type="float" office:value="0.0533684031902251">
                <text:p>0.053368403190225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-0.2" chart:maximum="0.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806cm" svg:y="0.406cm" svg:width="11.398cm" svg:height="7.01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4.966cm" svg:y="7.596cm" chart:style-name="ch5">
              <text:p><text:span text:style-name="T1">Examples - TARGET</text:span></text:p>
            </chart:title>
            <chart:categories table:cell-range-address="'Requirements-as-Context'.C2:'Requirements-as-Context'.C7"/>
          </chart:axis>
          <chart:axis chart:dimension="y" chart:name="primary-y" chart:style-name="ch6">
            <chart:title svg:x="0cm" svg:y="4.621cm" chart:style-name="ch7">
              <text:p><text:span text:style-name="T2">Precision</text:span></text:p>
            </chart:title>
            <chart:grid chart:style-name="ch8" chart:class="major"/>
          </chart:axis>
          <chart:series chart:style-name="ch9" chart:values-cell-range-address="'Requirements-as-Context'.AK3:'Requirements-as-Context'.AK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AK19:'Requirements-as-Context'.AK23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AK30:'Requirements-as-Context'.AK34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AK41:'Requirements-as-Context'.AK45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AK52:'Requirements-as-Context'.AK56" chart:label-cell-address="'Requirements-as-Context'.A51:'Requirements-as-Context'.A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quirements-as-Context'.C2:'Requirements-as-Context'.C7</svg:desc>
                </draw:g>
              </table:table-cell>
              <table:table-cell office:value-type="float" office:value="0.0200055570991939">
                <text:p>0.0200055570991939</text:p>
                <draw:g>
                  <svg:desc>'Requirements-as-Context'.AK3:'Requirements-as-Context'.AK7</svg:desc>
                </draw:g>
              </table:table-cell>
              <table:table-cell office:value-type="float" office:value="-0.000892060660125038">
                <text:p>-0.000892060660125038</text:p>
                <draw:g>
                  <svg:desc>'Requirements-as-Context'.AK19:'Requirements-as-Context'.AK23</svg:desc>
                </draw:g>
              </table:table-cell>
              <table:table-cell office:value-type="float" office:value="0.038990447957839">
                <text:p>0.038990447957839</text:p>
                <draw:g>
                  <svg:desc>'Requirements-as-Context'.AK30:'Requirements-as-Context'.AK34</svg:desc>
                </draw:g>
              </table:table-cell>
              <table:table-cell office:value-type="float" office:value="0.066666666666667">
                <text:p>0.066666666666667</text:p>
                <draw:g>
                  <svg:desc>'Requirements-as-Context'.AK41:'Requirements-as-Context'.AK45</svg:desc>
                </draw:g>
              </table:table-cell>
              <table:table-cell office:value-type="float" office:value="0.073025916616104">
                <text:p>0.073025916616104</text:p>
                <draw:g>
                  <svg:desc>'Requirements-as-Context'.AK52:'Requirements-as-Context'.AK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7767100056529">
                <text:p>0.047767100056529</text:p>
              </table:table-cell>
              <table:table-cell office:value-type="float" office:value="-0.022963367960635">
                <text:p>-0.022963367960635</text:p>
              </table:table-cell>
              <table:table-cell office:value-type="float" office:value="0.046034946236559">
                <text:p>0.046034946236559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0.0592369477911641">
                <text:p>0.059236947791164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1415012942191">
                <text:p>0.041415012942191</text:p>
              </table:table-cell>
              <table:table-cell office:value-type="float" office:value="-0.022963367960635">
                <text:p>-0.022963367960635</text:p>
              </table:table-cell>
              <table:table-cell office:value-type="float" office:value="0.053583333333333">
                <text:p>0.053583333333333</text:p>
              </table:table-cell>
              <table:table-cell office:value-type="float" office:value="-0.033333333333333">
                <text:p>-0.033333333333333</text:p>
              </table:table-cell>
              <table:table-cell office:value-type="float" office:value="0.068760757314974">
                <text:p>0.0687607573149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983606557376993">
                <text:p>0.00983606557376993</text:p>
              </table:table-cell>
              <table:table-cell office:value-type="float" office:value="-0.052701271186441">
                <text:p>-0.052701271186441</text:p>
              </table:table-cell>
              <table:table-cell office:value-type="float" office:value="0.0358018207282911">
                <text:p>0.0358018207282911</text:p>
              </table:table-cell>
              <table:table-cell office:value-type="float" office:value="-0.116666666666666">
                <text:p>-0.116666666666666</text:p>
              </table:table-cell>
              <table:table-cell office:value-type="float" office:value="0.045348058902275">
                <text:p>0.0453480589022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00055570991939">
                <text:p>0.0200055570991939</text:p>
              </table:table-cell>
              <table:table-cell office:value-type="float" office:value="-0.031953320366769">
                <text:p>-0.031953320366769</text:p>
              </table:table-cell>
              <table:table-cell office:value-type="float" office:value="0.0226572632944231">
                <text:p>0.0226572632944231</text:p>
              </table:table-cell>
              <table:table-cell office:value-type="float" office:value="-0.148717948717948">
                <text:p>-0.148717948717948</text:p>
              </table:table-cell>
              <table:table-cell office:value-type="float" office:value="0.034524304113003">
                <text:p>0.0345243041130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7.13cm" svg:y="0.316cm" chart:style-name="ch2">
          <text:p>GANNT</text:p>
        </chart:title>
        <chart:legend chart:legend-position="end" svg:x="12.075cm" svg:y="3.454cm" style:legend-expansion="high" chart:style-name="ch3"/>
        <chart:plot-area chart:style-name="ch4" svg:x="1.331cm" svg:y="1.275cm" svg:width="10.424cm" svg:height="6.564cm">
          <chart:coordinate-region svg:x="2.557cm" svg:y="1.475cm" svg:width="9.101cm" svg:height="6.165cm"/>
          <chart:axis chart:dimension="x" chart:name="primary-x" chart:style-name="ch5" chartooo:axis-type="auto">
            <chartooo:date-scale/>
            <chart:title svg:x="4.5cm" svg:y="8.019cm" chart:style-name="ch2">
              <text:p><text:span text:style-name="T1">Number of context elements</text:span></text:p>
            </chart:title>
            <chart:categories table:cell-range-address="'Requirements-as-Context'.N82:'Requirements-as-Context'.N86"/>
          </chart:axis>
          <chart:axis chart:dimension="y" chart:name="primary-y" chart:style-name="ch6">
            <chart:title svg:x="0.451cm" svg:y="4.906cm" chart:style-name="ch7">
              <text:p><text:span text:style-name="T1">ΔF1</text:span></text:p>
            </chart:title>
            <chart:grid chart:style-name="ch8" chart:class="major"/>
          </chart:axis>
          <chart:series chart:style-name="ch9" chart:values-cell-range-address="'Requirements-as-Context'.U82:'Requirements-as-Context'.U86" chart:label-cell-address="'Requirements-as-Context'.M82:'Requirements-as-Context'.M82" chart:class="chart:line">
            <chart:data-point chart:repeated="5"/>
          </chart:series>
          <chart:series chart:style-name="ch10" chart:values-cell-range-address="'Requirements-as-Context'.U72:'Requirements-as-Context'.U76" chart:label-cell-address="'Requirements-as-Context'.M71:'Requirements-as-Context'.M71" chart:class="chart:line">
            <chart:data-point chart:repeated="5"/>
          </chart:series>
          <chart:series chart:style-name="ch11" chart:values-cell-range-address="'Requirements-as-Context'.J71:'Requirements-as-Context'.J75" chart:label-cell-address="'Requirements-as-Context'.B71:'Requirements-as-Context'.B71" chart:class="chart:line">
            <chart:data-point chart:repeated="5"/>
          </chart:series>
          <chart:series chart:style-name="ch12" chart:values-cell-range-address="'Requirements-as-Context'.J76:'Requirements-as-Context'.J80" chart:label-cell-address="'Requirements-as-Context'.B76:'Requirements-as-Context'.B7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ce-to-source</text:p>
                <draw:g>
                  <svg:desc>'Requirements-as-Context'.M82:'Requirements-as-Context'.M82</svg:desc>
                </draw:g>
              </table:table-cell>
              <table:table-cell office:value-type="string">
                <text:p>target-to-target</text:p>
                <draw:g>
                  <svg:desc>'Requirements-as-Context'.M71:'Requirements-as-Context'.M71</svg:desc>
                </draw:g>
              </table:table-cell>
              <table:table-cell office:value-type="string">
                <text:p>source-to-target</text:p>
                <draw:g>
                  <svg:desc>'Requirements-as-Context'.B71:'Requirements-as-Context'.B71</svg:desc>
                </draw:g>
              </table:table-cell>
              <table:table-cell office:value-type="string">
                <text:p>target-to-source</text:p>
                <draw:g>
                  <svg:desc>'Requirements-as-Context'.B76:'Requirements-as-Context'.B7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N82:'Requirements-as-Context'.N86</svg:desc>
                </draw:g>
              </table:table-cell>
              <table:table-cell office:value-type="float" office:value="0.019985465116279">
                <text:p>0.019985465116279</text:p>
                <draw:g>
                  <svg:desc>'Requirements-as-Context'.U82:'Requirements-as-Context'.U86</svg:desc>
                </draw:g>
              </table:table-cell>
              <table:table-cell office:value-type="float" office:value="0.00878959897454701">
                <text:p>0.00878959897454701</text:p>
                <draw:g>
                  <svg:desc>'Requirements-as-Context'.U72:'Requirements-as-Context'.U76</svg:desc>
                </draw:g>
              </table:table-cell>
              <table:table-cell office:value-type="float" office:value="-0.014139534883721">
                <text:p>-0.014139534883721</text:p>
                <draw:g>
                  <svg:desc>'Requirements-as-Context'.J71:'Requirements-as-Context'.J75</svg:desc>
                </draw:g>
              </table:table-cell>
              <table:table-cell office:value-type="float" office:value="0.00186046511627902">
                <text:p>0.00186046511627902</text:p>
                <draw:g>
                  <svg:desc>'Requirements-as-Context'.J76:'Requirements-as-Context'.J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453763047061">
                <text:p>0.02453763047061</text:p>
              </table:table-cell>
              <table:table-cell office:value-type="float" office:value="0.015630956919558">
                <text:p>0.015630956919558</text:p>
              </table:table-cell>
              <table:table-cell office:value-type="float" office:value="0.029162052417866">
                <text:p>0.029162052417866</text:p>
              </table:table-cell>
              <table:table-cell office:value-type="float" office:value="-0.014139534883721">
                <text:p>-0.0141395348837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1091234347048">
                <text:p>0.011091234347048</text:p>
              </table:table-cell>
              <table:table-cell office:value-type="float" office:value="-0.00975243810952708">
                <text:p>-0.00975243810952708</text:p>
              </table:table-cell>
              <table:table-cell office:value-type="float" office:value="0.00186046511627902">
                <text:p>0.00186046511627902</text:p>
              </table:table-cell>
              <table:table-cell office:value-type="float" office:value="0.029162052417866">
                <text:p>0.0291620524178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36046511627897">
                <text:p>0.00436046511627897</text:p>
              </table:table-cell>
              <table:table-cell office:value-type="float" office:value="0.0178604651162789">
                <text:p>0.0178604651162789</text:p>
              </table:table-cell>
              <table:table-cell office:value-type="float" office:value="0.0178604651162789">
                <text:p>0.0178604651162789</text:p>
              </table:table-cell>
              <table:table-cell office:value-type="float" office:value="0.00436046511627897">
                <text:p>0.004360465116278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878959897454701">
                <text:p>0.00878959897454701</text:p>
              </table:table-cell>
              <table:table-cell office:value-type="float" office:value="0.0225056264066019">
                <text:p>0.0225056264066019</text:p>
              </table:table-cell>
              <table:table-cell office:value-type="float" office:value="0.011091234347048">
                <text:p>0.011091234347048</text:p>
              </table:table-cell>
              <table:table-cell office:value-type="float" office:value="-0.00695843252151607">
                <text:p>-0.0069584325215160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142">
      <style:chart-properties chart:display-label="true" chart:logarithmic="false" chart:minimum="-0.25" chart:maximum="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806cm" svg:y="0.206cm" svg:width="11.398cm" svg:height="7.21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4.93cm" svg:y="7.596cm" chart:style-name="ch5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cm" svg:y="4.054cm" chart:style-name="ch7">
              <text:p><text:span text:style-name="T1">F2</text:span></text:p>
            </chart:title>
            <chart:grid chart:style-name="ch8" chart:class="major"/>
          </chart:axis>
          <chart:series chart:style-name="ch9" chart:values-cell-range-address="'Requirements-as-Context'.AN13:'Requirements-as-Context'.AN1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AN24:'Requirements-as-Context'.AN28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AN35:'Requirements-as-Context'.AN39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AN46:'Requirements-as-Context'.AN50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AN57:'Requirements-as-Context'.AN61" chart:label-cell-address="'Requirements-as-Context'.A51:'Requirements-as-Context'.A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00491400491400496">
                <text:p>0.00491400491400496</text:p>
                <draw:g>
                  <svg:desc>'Requirements-as-Context'.AN13:'Requirements-as-Context'.AN17</svg:desc>
                </draw:g>
              </table:table-cell>
              <table:table-cell office:value-type="float" office:value="-0.0729535457568934">
                <text:p>-0.0729535457568934</text:p>
                <draw:g>
                  <svg:desc>'Requirements-as-Context'.AN24:'Requirements-as-Context'.AN28</svg:desc>
                </draw:g>
              </table:table-cell>
              <table:table-cell office:value-type="float" office:value="-0.0358352949027508">
                <text:p>-0.0358352949027508</text:p>
                <draw:g>
                  <svg:desc>'Requirements-as-Context'.AN35:'Requirements-as-Context'.AN39</svg:desc>
                </draw:g>
              </table:table-cell>
              <table:table-cell office:value-type="float" office:value="-0.023463687150838">
                <text:p>-0.023463687150838</text:p>
                <draw:g>
                  <svg:desc>'Requirements-as-Context'.AN46:'Requirements-as-Context'.AN50</svg:desc>
                </draw:g>
              </table:table-cell>
              <table:table-cell office:value-type="float" office:value="-0.0156611309648939">
                <text:p>-0.0156611309648939</text:p>
                <draw:g>
                  <svg:desc>'Requirements-as-Context'.AN57:'Requirements-as-Context'.AN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238232153125769">
                <text:p>-0.0238232153125769</text:p>
              </table:table-cell>
              <table:table-cell office:value-type="float" office:value="-0.0729535457568934">
                <text:p>-0.0729535457568934</text:p>
              </table:table-cell>
              <table:table-cell office:value-type="float" office:value="-0.0431672060476547">
                <text:p>-0.0431672060476547</text:p>
              </table:table-cell>
              <table:table-cell office:value-type="float" office:value="-0.0789550166306067">
                <text:p>-0.0789550166306067</text:p>
              </table:table-cell>
              <table:table-cell office:value-type="float" office:value="-0.0108929954167798">
                <text:p>-0.0108929954167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118396341961295">
                <text:p>-0.0118396341961295</text:p>
              </table:table-cell>
              <table:table-cell office:value-type="float" office:value="-0.0372508518263508">
                <text:p>-0.0372508518263508</text:p>
              </table:table-cell>
              <table:table-cell office:value-type="float" office:value="-0.0415693348296515">
                <text:p>-0.0415693348296515</text:p>
              </table:table-cell>
              <table:table-cell office:value-type="float" office:value="-0.0520351157222665">
                <text:p>-0.0520351157222665</text:p>
              </table:table-cell>
              <table:table-cell office:value-type="float" office:value="-0.0179623999503626">
                <text:p>-0.01796239995036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34321068056008">
                <text:p>-0.0134321068056008</text:p>
              </table:table-cell>
              <table:table-cell office:value-type="float" office:value="-0.111636127542923">
                <text:p>-0.111636127542923</text:p>
              </table:table-cell>
              <table:table-cell office:value-type="float" office:value="-0.0158651114147189">
                <text:p>-0.0158651114147189</text:p>
              </table:table-cell>
              <table:table-cell office:value-type="float" office:value="-0.0510498940473897">
                <text:p>-0.0510498940473897</text:p>
              </table:table-cell>
              <table:table-cell office:value-type="float" office:value="-0.0132608516596657">
                <text:p>-0.01326085165966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50150150150149">
                <text:p>-0.0150150150150149</text:p>
              </table:table-cell>
              <table:table-cell office:value-type="float" office:value="-0.0772994823062195">
                <text:p>-0.0772994823062195</text:p>
              </table:table-cell>
              <table:table-cell office:value-type="float" office:value="-0.0242986155121143">
                <text:p>-0.0242986155121143</text:p>
              </table:table-cell>
              <table:table-cell office:value-type="float" office:value="-0.0520351157222665">
                <text:p>-0.0520351157222665</text:p>
              </table:table-cell>
              <table:table-cell office:value-type="float" office:value="-0.0150084178540635">
                <text:p>-0.015008417854063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7.13cm" svg:y="0.316cm" chart:style-name="ch2">
          <text:p>GANNT</text:p>
        </chart:title>
        <chart:legend chart:legend-position="end" svg:x="12.075cm" svg:y="3.454cm" style:legend-expansion="high" chart:style-name="ch3"/>
        <chart:plot-area chart:style-name="ch4" svg:x="1.331cm" svg:y="1.275cm" svg:width="10.424cm" svg:height="6.564cm">
          <chart:coordinate-region svg:x="2.557cm" svg:y="1.474cm" svg:width="9.101cm" svg:height="6.166cm"/>
          <chart:axis chart:dimension="x" chart:name="primary-x" chart:style-name="ch5" chartooo:axis-type="auto">
            <chartooo:date-scale/>
            <chart:title svg:x="4.5cm" svg:y="8.019cm" chart:style-name="ch2">
              <text:p><text:span text:style-name="T1">Number of context elements</text:span></text:p>
            </chart:title>
            <chart:categories table:cell-range-address="'Requirements-as-Context'.N82:'Requirements-as-Context'.N86"/>
          </chart:axis>
          <chart:axis chart:dimension="y" chart:name="primary-y" chart:style-name="ch6">
            <chart:title svg:x="0.451cm" svg:y="4.906cm" chart:style-name="ch7">
              <text:p><text:span text:style-name="T1">ΔF2</text:span></text:p>
            </chart:title>
            <chart:grid chart:style-name="ch8" chart:class="major"/>
          </chart:axis>
          <chart:series chart:style-name="ch9" chart:values-cell-range-address="'Requirements-as-Context'.V82:'Requirements-as-Context'.V86" chart:label-cell-address="'Requirements-as-Context'.M82:'Requirements-as-Context'.M82" chart:class="chart:line">
            <chart:data-point chart:repeated="5"/>
          </chart:series>
          <chart:series chart:style-name="ch10" chart:values-cell-range-address="'Requirements-as-Context'.V72:'Requirements-as-Context'.V76" chart:label-cell-address="'Requirements-as-Context'.M71:'Requirements-as-Context'.M71" chart:class="chart:line">
            <chart:data-point chart:repeated="5"/>
          </chart:series>
          <chart:series chart:style-name="ch11" chart:values-cell-range-address="'Requirements-as-Context'.K71:'Requirements-as-Context'.K75" chart:label-cell-address="'Requirements-as-Context'.B71:'Requirements-as-Context'.B71" chart:class="chart:line">
            <chart:data-point chart:repeated="5"/>
          </chart:series>
          <chart:series chart:style-name="ch12" chart:values-cell-range-address="'Requirements-as-Context'.K76:'Requirements-as-Context'.K80" chart:label-cell-address="'Requirements-as-Context'.B76:'Requirements-as-Context'.B7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ce-to-source</text:p>
                <draw:g>
                  <svg:desc>'Requirements-as-Context'.M82:'Requirements-as-Context'.M82</svg:desc>
                </draw:g>
              </table:table-cell>
              <table:table-cell office:value-type="string">
                <text:p>target-to-target</text:p>
                <draw:g>
                  <svg:desc>'Requirements-as-Context'.M71:'Requirements-as-Context'.M71</svg:desc>
                </draw:g>
              </table:table-cell>
              <table:table-cell office:value-type="string">
                <text:p>source-to-target</text:p>
                <draw:g>
                  <svg:desc>'Requirements-as-Context'.B71:'Requirements-as-Context'.B71</svg:desc>
                </draw:g>
              </table:table-cell>
              <table:table-cell office:value-type="string">
                <text:p>target-to-source</text:p>
                <draw:g>
                  <svg:desc>'Requirements-as-Context'.B76:'Requirements-as-Context'.B7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N82:'Requirements-as-Context'.N86</svg:desc>
                </draw:g>
              </table:table-cell>
              <table:table-cell office:value-type="float" office:value="0.0166883751221107">
                <text:p>0.0166883751221107</text:p>
                <draw:g>
                  <svg:desc>'Requirements-as-Context'.V82:'Requirements-as-Context'.V86</svg:desc>
                </draw:g>
              </table:table-cell>
              <table:table-cell office:value-type="float" office:value="0.00326610598513921">
                <text:p>0.00326610598513921</text:p>
                <draw:g>
                  <svg:desc>'Requirements-as-Context'.V72:'Requirements-as-Context'.V76</svg:desc>
                </draw:g>
              </table:table-cell>
              <table:table-cell office:value-type="float" office:value="-0.0238232153125769">
                <text:p>-0.0238232153125769</text:p>
                <draw:g>
                  <svg:desc>'Requirements-as-Context'.K71:'Requirements-as-Context'.K75</svg:desc>
                </draw:g>
              </table:table-cell>
              <table:table-cell office:value-type="float" office:value="-0.00862564692351919">
                <text:p>-0.00862564692351919</text:p>
                <draw:g>
                  <svg:desc>'Requirements-as-Context'.K76:'Requirements-as-Context'.K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83718461664087">
                <text:p>0.0183718461664087</text:p>
              </table:table-cell>
              <table:table-cell office:value-type="float" office:value="-0.00375105290468603">
                <text:p>-0.00375105290468603</text:p>
              </table:table-cell>
              <table:table-cell office:value-type="float" office:value="0.0200655200655206">
                <text:p>0.0200655200655206</text:p>
              </table:table-cell>
              <table:table-cell office:value-type="float" office:value="-0.0238232153125769">
                <text:p>-0.02382321531257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33516750283224">
                <text:p>0.0133516750283224</text:p>
              </table:table-cell>
              <table:table-cell office:value-type="float" office:value="-0.0222478576137112">
                <text:p>-0.0222478576137112</text:p>
              </table:table-cell>
              <table:table-cell office:value-type="float" office:value="-0.00862564692351919">
                <text:p>-0.00862564692351919</text:p>
              </table:table-cell>
              <table:table-cell office:value-type="float" office:value="0.0200655200655206">
                <text:p>0.0200655200655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62813415825458">
                <text:p>0.00162813415825458</text:p>
              </table:table-cell>
              <table:table-cell office:value-type="float" office:value="0.00657192146553842">
                <text:p>0.00657192146553842</text:p>
              </table:table-cell>
              <table:table-cell office:value-type="float" office:value="0.00657192146553842">
                <text:p>0.00657192146553842</text:p>
              </table:table-cell>
              <table:table-cell office:value-type="float" office:value="0.00162813415825458">
                <text:p>0.001628134158254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26610598513921">
                <text:p>0.00326610598513921</text:p>
              </table:table-cell>
              <table:table-cell office:value-type="float" office:value="0.00823994726433752">
                <text:p>0.00823994726433752</text:p>
              </table:table-cell>
              <table:table-cell office:value-type="float" office:value="0.0133516750283224">
                <text:p>0.0133516750283224</text:p>
              </table:table-cell>
              <table:table-cell office:value-type="float" office:value="-0.0118396341961295">
                <text:p>-0.01183963419612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-0.14" chart:maximum="0.0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806cm" svg:y="0.206cm" svg:width="11.398cm" svg:height="7.21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4.966cm" svg:y="7.596cm" chart:style-name="ch5">
              <text:p><text:span text:style-name="T1">Examples - TARGET</text:span></text:p>
            </chart:title>
            <chart:categories table:cell-range-address="'Requirements-as-Context'.C2:'Requirements-as-Context'.C7"/>
          </chart:axis>
          <chart:axis chart:dimension="y" chart:name="primary-y" chart:style-name="ch6">
            <chart:title svg:x="0cm" svg:y="4.054cm" chart:style-name="ch7">
              <text:p><text:span text:style-name="T1">F1</text:span></text:p>
            </chart:title>
            <chart:grid chart:style-name="ch8" chart:class="major"/>
          </chart:axis>
          <chart:series chart:style-name="ch9" chart:values-cell-range-address="'Requirements-as-Context'.AM3:'Requirements-as-Context'.AM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AM19:'Requirements-as-Context'.AM23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AM30:'Requirements-as-Context'.AM34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AM41:'Requirements-as-Context'.AM45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AM52:'Requirements-as-Context'.AM56" chart:label-cell-address="'Requirements-as-Context'.A51:'Requirements-as-Context'.A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quirements-as-Context'.C2:'Requirements-as-Context'.C7</svg:desc>
                </draw:g>
              </table:table-cell>
              <table:table-cell office:value-type="float" office:value="0.00878959897454701">
                <text:p>0.00878959897454701</text:p>
                <draw:g>
                  <svg:desc>'Requirements-as-Context'.AM3:'Requirements-as-Context'.AM7</svg:desc>
                </draw:g>
              </table:table-cell>
              <table:table-cell office:value-type="float" office:value="-0.00904977375565597">
                <text:p>-0.00904977375565597</text:p>
                <draw:g>
                  <svg:desc>'Requirements-as-Context'.AM19:'Requirements-as-Context'.AM23</svg:desc>
                </draw:g>
              </table:table-cell>
              <table:table-cell office:value-type="float" office:value="0.00899768607148199">
                <text:p>0.00899768607148199</text:p>
                <draw:g>
                  <svg:desc>'Requirements-as-Context'.AM30:'Requirements-as-Context'.AM34</svg:desc>
                </draw:g>
              </table:table-cell>
              <table:table-cell office:value-type="float" office:value="-0.050420168067227">
                <text:p>-0.050420168067227</text:p>
                <draw:g>
                  <svg:desc>'Requirements-as-Context'.AM41:'Requirements-as-Context'.AM45</svg:desc>
                </draw:g>
              </table:table-cell>
              <table:table-cell office:value-type="float" office:value="0.0274774232390129">
                <text:p>0.0274774232390129</text:p>
                <draw:g>
                  <svg:desc>'Requirements-as-Context'.AM52:'Requirements-as-Context'.AM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9162052417866">
                <text:p>0.029162052417866</text:p>
              </table:table-cell>
              <table:table-cell office:value-type="float" office:value="-0.015097052480229">
                <text:p>-0.015097052480229</text:p>
              </table:table-cell>
              <table:table-cell office:value-type="float" office:value="0.0110034322632749">
                <text:p>0.0110034322632749</text:p>
              </table:table-cell>
              <table:table-cell office:value-type="float" office:value="-0.128851540616247">
                <text:p>-0.128851540616247</text:p>
              </table:table-cell>
              <table:table-cell office:value-type="float" office:value="0.0238410596026489">
                <text:p>0.02384105960264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78604651162789">
                <text:p>0.0178604651162789</text:p>
              </table:table-cell>
              <table:table-cell office:value-type="float" office:value="-0.015097052480229">
                <text:p>-0.015097052480229</text:p>
              </table:table-cell>
              <table:table-cell office:value-type="float" office:value="0.0212598425196849">
                <text:p>0.0212598425196849</text:p>
              </table:table-cell>
              <table:table-cell office:value-type="float" office:value="-0.059299191374663">
                <text:p>-0.059299191374663</text:p>
              </table:table-cell>
              <table:table-cell office:value-type="float" office:value="0.0252903349649679">
                <text:p>0.02529033496496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36046511627897">
                <text:p>0.00436046511627897</text:p>
              </table:table-cell>
              <table:table-cell office:value-type="float" office:value="-0.043048694424841">
                <text:p>-0.043048694424841</text:p>
              </table:table-cell>
              <table:table-cell office:value-type="float" office:value="-0.0110545679606641">
                <text:p>-0.0110545679606641</text:p>
              </table:table-cell>
              <table:table-cell office:value-type="float" office:value="-0.097035040431267">
                <text:p>-0.097035040431267</text:p>
              </table:table-cell>
              <table:table-cell office:value-type="float" office:value="0.00955534531693492">
                <text:p>0.009555345316934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78959897454701">
                <text:p>0.00878959897454701</text:p>
              </table:table-cell>
              <table:table-cell office:value-type="float" office:value="-0.0290275761973869">
                <text:p>-0.0290275761973869</text:p>
              </table:table-cell>
              <table:table-cell office:value-type="float" office:value="-0.00431667739645802">
                <text:p>-0.00431667739645802</text:p>
              </table:table-cell>
              <table:table-cell office:value-type="float" office:value="-0.100529100529101">
                <text:p>-0.100529100529101</text:p>
              </table:table-cell>
              <table:table-cell office:value-type="float" office:value="0.000353515118662995">
                <text:p>0.00035351511866299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-0.14" chart:maximum="0.0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6cm" svg:width="11.207cm" svg:height="7.21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025cm" svg:y="7.596cm" chart:style-name="ch5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054cm" chart:style-name="ch7">
              <text:p><text:span text:style-name="T1">F1</text:span></text:p>
            </chart:title>
            <chart:grid chart:style-name="ch8" chart:class="major"/>
          </chart:axis>
          <chart:series chart:style-name="ch9" chart:values-cell-range-address="'Requirements-as-Context'.AM13:'Requirements-as-Context'.AM1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AM24:'Requirements-as-Context'.AM28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AM35:'Requirements-as-Context'.AM39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AM46:'Requirements-as-Context'.AM50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AM57:'Requirements-as-Context'.AM61" chart:label-cell-address="'Requirements-as-Context'.A51:'Requirements-as-Context'.A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0132890365448509">
                <text:p>0.0132890365448509</text:p>
                <draw:g>
                  <svg:desc>'Requirements-as-Context'.AM13:'Requirements-as-Context'.AM17</svg:desc>
                </draw:g>
              </table:table-cell>
              <table:table-cell office:value-type="float" office:value="-0.053613053613053">
                <text:p>-0.053613053613053</text:p>
                <draw:g>
                  <svg:desc>'Requirements-as-Context'.AM24:'Requirements-as-Context'.AM28</svg:desc>
                </draw:g>
              </table:table-cell>
              <table:table-cell office:value-type="float" office:value="-0.00731158605174309">
                <text:p>-0.00731158605174309</text:p>
                <draw:g>
                  <svg:desc>'Requirements-as-Context'.AM35:'Requirements-as-Context'.AM39</svg:desc>
                </draw:g>
              </table:table-cell>
              <table:table-cell office:value-type="float" office:value="-0.016483516483517">
                <text:p>-0.016483516483517</text:p>
                <draw:g>
                  <svg:desc>'Requirements-as-Context'.AM46:'Requirements-as-Context'.AM50</svg:desc>
                </draw:g>
              </table:table-cell>
              <table:table-cell office:value-type="float" office:value="0.034528082503412">
                <text:p>0.034528082503412</text:p>
                <draw:g>
                  <svg:desc>'Requirements-as-Context'.AM57:'Requirements-as-Context'.AM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14139534883721">
                <text:p>-0.014139534883721</text:p>
              </table:table-cell>
              <table:table-cell office:value-type="float" office:value="-0.053613053613053">
                <text:p>-0.053613053613053</text:p>
              </table:table-cell>
              <table:table-cell office:value-type="float" office:value="0.000324430492958938">
                <text:p>0.000324430492958938</text:p>
              </table:table-cell>
              <table:table-cell office:value-type="float" office:value="-0.085714285714286">
                <text:p>-0.085714285714286</text:p>
              </table:table-cell>
              <table:table-cell office:value-type="float" office:value="0.03516181431963">
                <text:p>0.035161814319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695843252151607">
                <text:p>-0.00695843252151607</text:p>
              </table:table-cell>
              <table:table-cell office:value-type="float" office:value="-0.02865761689291">
                <text:p>-0.02865761689291</text:p>
              </table:table-cell>
              <table:table-cell office:value-type="float" office:value="-0.00854577303107107">
                <text:p>-0.00854577303107107</text:p>
              </table:table-cell>
              <table:table-cell office:value-type="float" office:value="-0.054945054945055">
                <text:p>-0.054945054945055</text:p>
              </table:table-cell>
              <table:table-cell office:value-type="float" office:value="0.0172476530092419">
                <text:p>0.01724765300924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1264534883721">
                <text:p>-0.011264534883721</text:p>
              </table:table-cell>
              <table:table-cell office:value-type="float" office:value="-0.084853291038858">
                <text:p>-0.084853291038858</text:p>
              </table:table-cell>
              <table:table-cell office:value-type="float" office:value="0.00899768607148199">
                <text:p>0.00899768607148199</text:p>
              </table:table-cell>
              <table:table-cell office:value-type="float" office:value="-0.050420168067227">
                <text:p>-0.050420168067227</text:p>
              </table:table-cell>
              <table:table-cell office:value-type="float" office:value="0.0180439581533739">
                <text:p>0.01804395815337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55038759689921">
                <text:p>-0.0155038759689921</text:p>
              </table:table-cell>
              <table:table-cell office:value-type="float" office:value="-0.063214013709063">
                <text:p>-0.063214013709063</text:p>
              </table:table-cell>
              <table:table-cell office:value-type="float" office:value="0.00746673907140893">
                <text:p>0.00746673907140893</text:p>
              </table:table-cell>
              <table:table-cell office:value-type="float" office:value="-0.054945054945055">
                <text:p>-0.054945054945055</text:p>
              </table:table-cell>
              <table:table-cell office:value-type="float" office:value="0.013769117156606">
                <text:p>0.0137691171566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7cm" svg:width="10.901cm" svg:height="7.657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278cm" chart:style-name="ch6">
              <text:p><text:span text:style-name="T2">F2</text:span></text:p>
            </chart:title>
            <chart:grid chart:style-name="ch7" chart:class="major"/>
          </chart:axis>
          <chart:series chart:style-name="ch8" chart:values-cell-range-address="'Paraphrased-Requirements'.G2:'Paraphrased-Requirements'.G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G10:'Paraphrased-Requirements'.G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G18:'Paraphrased-Requirements'.G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G26:'Paraphrased-Requirements'.G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G34:'Paraphrased-Requirements'.G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4054054054054">
                <text:p>0.54054054054054</text:p>
                <draw:g>
                  <svg:desc>'Paraphrased-Requirements'.G2:'Paraphrased-Requirements'.G7</svg:desc>
                </draw:g>
              </table:table-cell>
              <table:table-cell office:value-type="float" office:value="0.585774058577406">
                <text:p>0.585774058577406</text:p>
                <draw:g>
                  <svg:desc>'Paraphrased-Requirements'.G10:'Paraphrased-Requirements'.G15</svg:desc>
                </draw:g>
              </table:table-cell>
              <table:table-cell office:value-type="float" office:value="0.629280821917808">
                <text:p>0.629280821917808</text:p>
                <draw:g>
                  <svg:desc>'Paraphrased-Requirements'.G18:'Paraphrased-Requirements'.G23</svg:desc>
                </draw:g>
              </table:table-cell>
              <table:table-cell office:value-type="float" office:value="0.223463687150838">
                <text:p>0.223463687150838</text:p>
                <draw:g>
                  <svg:desc>'Paraphrased-Requirements'.G26:'Paraphrased-Requirements'.G31</svg:desc>
                </draw:g>
              </table:table-cell>
              <table:table-cell office:value-type="float" office:value="0.612676056338028">
                <text:p>0.612676056338028</text:p>
                <draw:g>
                  <svg:desc>'Paraphrased-Requirements'.G34:'Paraphrased-Requirements'.G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7228915662651">
                <text:p>0.557228915662651</text:p>
              </table:table-cell>
              <table:table-cell office:value-type="float" office:value="0.619834710743802">
                <text:p>0.619834710743802</text:p>
              </table:table-cell>
              <table:table-cell office:value-type="float" office:value="0.614859094790777">
                <text:p>0.614859094790777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14525139664805">
                <text:p>0.6145251396648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57228915662651">
                <text:p>0.557228915662651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621251071122536">
                <text:p>0.621251071122536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20641562064156">
                <text:p>0.6206415620641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68016194331984">
                <text:p>0.668016194331984</text:p>
              </table:table-cell>
              <table:table-cell office:value-type="float" office:value="0.620719178082192">
                <text:p>0.620719178082192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22377622377622">
                <text:p>0.622377622377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50406504065041">
                <text:p>0.650406504065041</text:p>
              </table:table-cell>
              <table:table-cell office:value-type="float" office:value="0.619128949615713">
                <text:p>0.619128949615713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21508379888268">
                <text:p>0.6215083798882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50406504065041">
                <text:p>0.650406504065041</text:p>
              </table:table-cell>
              <table:table-cell office:value-type="float" office:value="0.622866894197953">
                <text:p>0.622866894197953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20641562064156">
                <text:p>0.62064156206415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7cm" svg:width="10.901cm" svg:height="7.657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533cm" chart:style-name="ch6">
              <text:p><text:span text:style-name="T2">Recall</text:span></text:p>
            </chart:title>
            <chart:grid chart:style-name="ch7" chart:class="major"/>
          </chart:axis>
          <chart:series chart:style-name="ch8" chart:values-cell-range-address="'Paraphrased-Requirements'.E2:'Paraphrased-Requirements'.E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E10:'Paraphrased-Requirements'.E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E18:'Paraphrased-Requirements'.E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E26:'Paraphrased-Requirements'.E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E34:'Paraphrased-Requirements'.E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29411764705882">
                <text:p>0.529411764705882</text:p>
                <draw:g>
                  <svg:desc>'Paraphrased-Requirements'.E2:'Paraphrased-Requirements'.E7</svg:desc>
                </draw:g>
              </table:table-cell>
              <table:table-cell office:value-type="float" office:value="0.622222222222222">
                <text:p>0.622222222222222</text:p>
                <draw:g>
                  <svg:desc>'Paraphrased-Requirements'.E10:'Paraphrased-Requirements'.E15</svg:desc>
                </draw:g>
              </table:table-cell>
              <table:table-cell office:value-type="float" office:value="0.668181818181818">
                <text:p>0.668181818181818</text:p>
                <draw:g>
                  <svg:desc>'Paraphrased-Requirements'.E18:'Paraphrased-Requirements'.E23</svg:desc>
                </draw:g>
              </table:table-cell>
              <table:table-cell office:value-type="float" office:value="0.195121951219512">
                <text:p>0.195121951219512</text:p>
                <draw:g>
                  <svg:desc>'Paraphrased-Requirements'.E26:'Paraphrased-Requirements'.E31</svg:desc>
                </draw:g>
              </table:table-cell>
              <table:table-cell office:value-type="float" office:value="0.639705882352941">
                <text:p>0.639705882352941</text:p>
                <draw:g>
                  <svg:desc>'Paraphrased-Requirements'.E34:'Paraphrased-Requirements'.E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54411764705882">
                <text:p>0.6544117647058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54411764705882">
                <text:p>0.6544117647058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54411764705882">
                <text:p>0.6544117647058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63636363636364">
                <text:p>0.663636363636364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54411764705882">
                <text:p>0.6544117647058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0.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6cm" svg:width="11.207cm" svg:height="7.209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595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52cm" chart:style-name="ch7">
              <text:p><text:span text:style-name="T1">Precision</text:span></text:p>
            </chart:title>
            <chart:grid chart:style-name="ch8" chart:class="major"/>
          </chart:axis>
          <chart:series chart:style-name="ch9" chart:values-cell-range-address="'Paraphrased-Requirements'.D45:'Paraphrased-Requirements'.D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D52:'Paraphrased-Requirements'.D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D59:'Paraphrased-Requirements'.D63" chart:label-cell-address="'Paraphrased-Requirements'.A18:'Paraphrased-Requirements'.A18" chart:class="chart:line">
            <chart:data-point chart:repeated="3"/>
          </chart:series>
          <chart:series chart:style-name="ch12" chart:values-cell-range-address="'Paraphrased-Requirements'.D66:'Paraphrased-Requirements'.D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D73:'Paraphrased-Requirements'.D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0.026502732240437">
                <text:p>0.026502732240437</text:p>
                <draw:g>
                  <svg:desc>'Paraphrased-Requirements'.D45:'Paraphrased-Requirements'.D49</svg:desc>
                </draw:g>
              </table:table-cell>
              <table:table-cell office:value-type="float" office:value="0.00929469655549498">
                <text:p>0.00929469655549498</text:p>
                <draw:g>
                  <svg:desc>'Paraphrased-Requirements'.D52:'Paraphrased-Requirements'.D56</svg:desc>
                </draw:g>
              </table:table-cell>
              <table:table-cell office:value-type="float" office:value="-0.00694444444444498">
                <text:p>-0.00694444444444498</text:p>
                <draw:g>
                  <svg:desc>'Paraphrased-Requirements'.D59:'Paraphrased-Requirements'.D63</svg:desc>
                </draw:g>
              </table:table-cell>
              <table:table-cell office:value-type="float" office:value="-0.066666666666666">
                <text:p>-0.066666666666666</text:p>
                <draw:g>
                  <svg:desc>'Paraphrased-Requirements'.D66:'Paraphrased-Requirements'.D70</svg:desc>
                </draw:g>
              </table:table-cell>
              <table:table-cell office:value-type="float" office:value="-0.012468478565425">
                <text:p>-0.012468478565425</text:p>
                <draw:g>
                  <svg:desc>'Paraphrased-Requirements'.D73:'Paraphrased-Requirements'.D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6502732240437">
                <text:p>0.026502732240437</text:p>
              </table:table-cell>
              <table:table-cell office:value-type="float" office:value="0.017731421121251">
                <text:p>0.017731421121251</text:p>
              </table:table-cell>
              <table:table-cell office:value-type="float" office:value="-0.012134879725086">
                <text:p>-0.012134879725086</text:p>
              </table:table-cell>
              <table:table-cell office:value-type="float" office:value="-0.066666666666666">
                <text:p>-0.066666666666666</text:p>
              </table:table-cell>
              <table:table-cell office:value-type="float" office:value="-0.00964551849014594">
                <text:p>-0.009645518490145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639344262295">
                <text:p>0.01639344262295</text:p>
              </table:table-cell>
              <table:table-cell office:value-type="float" office:value="0.017961042246395">
                <text:p>0.017961042246395</text:p>
              </table:table-cell>
              <table:table-cell office:value-type="float" office:value="-0.010416666666667">
                <text:p>-0.010416666666667</text:p>
              </table:table-cell>
              <table:table-cell office:value-type="float" office:value="-0.066666666666666">
                <text:p>-0.066666666666666</text:p>
              </table:table-cell>
              <table:table-cell office:value-type="float" office:value="-0.00362854928485901">
                <text:p>-0.003628549284859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39344262295">
                <text:p>0.01639344262295</text:p>
              </table:table-cell>
              <table:table-cell office:value-type="float" office:value="0.010272213662044">
                <text:p>0.010272213662044</text:p>
              </table:table-cell>
              <table:table-cell office:value-type="float" office:value="NaN">
                <text:p>NaN</text:p>
              </table:table-cell>
              <table:table-cell office:value-type="float" office:value="-0.066666666666666">
                <text:p>-0.066666666666666</text:p>
              </table:table-cell>
              <table:table-cell office:value-type="float" office:value="-0.006654525077053">
                <text:p>-0.0066545250770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639344262295">
                <text:p>0.01639344262295</text:p>
              </table:table-cell>
              <table:table-cell office:value-type="float" office:value="0.010272213662044">
                <text:p>0.010272213662044</text:p>
              </table:table-cell>
              <table:table-cell office:value-type="float" office:value="NaN">
                <text:p>NaN</text:p>
              </table:table-cell>
              <table:table-cell office:value-type="float" office:value="-0.066666666666666">
                <text:p>-0.066666666666666</text:p>
              </table:table-cell>
              <table:table-cell office:value-type="float" office:value="-0.00964551849014594">
                <text:p>-0.0096455184901459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-0.0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7cm" svg:width="11.207cm" svg:height="7.27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665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344cm" chart:style-name="ch7">
              <text:p><text:span text:style-name="T2">Recall</text:span></text:p>
            </chart:title>
            <chart:grid chart:style-name="ch8" chart:class="major"/>
          </chart:axis>
          <chart:series chart:style-name="ch9" chart:values-cell-range-address="'Paraphrased-Requirements'.E45:'Paraphrased-Requirements'.E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E52:'Paraphrased-Requirements'.E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E59:'Paraphrased-Requirements'.E63" chart:label-cell-address="'Paraphrased-Requirements'.A18:'Paraphrased-Requirements'.A18" chart:class="chart:line">
            <chart:data-point chart:repeated="3"/>
          </chart:series>
          <chart:series chart:style-name="ch12" chart:values-cell-range-address="'Paraphrased-Requirements'.E66:'Paraphrased-Requirements'.E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E73:'Paraphrased-Requirements'.E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0.014705882352942">
                <text:p>0.014705882352942</text:p>
                <draw:g>
                  <svg:desc>'Paraphrased-Requirements'.E45:'Paraphrased-Requirements'.E49</svg:desc>
                </draw:g>
              </table:table-cell>
              <table:table-cell office:value-type="float" office:value="0.044444444444445">
                <text:p>0.044444444444445</text:p>
                <draw:g>
                  <svg:desc>'Paraphrased-Requirements'.E52:'Paraphrased-Requirements'.E56</svg:desc>
                </draw:g>
              </table:table-cell>
              <table:table-cell office:value-type="float" office:value="-0.00909090909090904">
                <text:p>-0.00909090909090904</text:p>
                <draw:g>
                  <svg:desc>'Paraphrased-Requirements'.E59:'Paraphrased-Requirements'.E63</svg:desc>
                </draw:g>
              </table:table-cell>
              <table:table-cell office:value-type="float" office:value="-0.024390243902439">
                <text:p>-0.024390243902439</text:p>
                <draw:g>
                  <svg:desc>'Paraphrased-Requirements'.E66:'Paraphrased-Requirements'.E70</svg:desc>
                </draw:g>
              </table:table-cell>
              <table:table-cell office:value-type="float" office:value="0.00735294117647101">
                <text:p>0.00735294117647101</text:p>
                <draw:g>
                  <svg:desc>'Paraphrased-Requirements'.E73:'Paraphrased-Requirements'.E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4705882352942">
                <text:p>0.014705882352942</text:p>
              </table:table-cell>
              <table:table-cell office:value-type="float" office:value="0.088888888888889">
                <text:p>0.088888888888889</text:p>
              </table:table-cell>
              <table:table-cell office:value-type="float" office:value="-0.00909090909090904">
                <text:p>-0.00909090909090904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0.014705882352941">
                <text:p>0.0147058823529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4705882352942">
                <text:p>0.01470588235294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-0.00454545454545396">
                <text:p>-0.00454545454545396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0.014705882352941">
                <text:p>0.0147058823529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705882352942">
                <text:p>0.014705882352942</text:p>
              </table:table-cell>
              <table:table-cell office:value-type="float" office:value="0.088888888888889">
                <text:p>0.088888888888889</text:p>
              </table:table-cell>
              <table:table-cell office:value-type="float" office:value="NaN">
                <text:p>NaN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0.014705882352941">
                <text:p>0.0147058823529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4705882352942">
                <text:p>0.014705882352942</text:p>
              </table:table-cell>
              <table:table-cell office:value-type="float" office:value="0.088888888888889">
                <text:p>0.088888888888889</text:p>
              </table:table-cell>
              <table:table-cell office:value-type="float" office:value="NaN">
                <text:p>NaN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0.014705882352941">
                <text:p>0.01470588235294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-0.0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7cm" svg:width="11.207cm" svg:height="7.209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596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054cm" chart:style-name="ch7">
              <text:p><text:span text:style-name="T2">F1</text:span></text:p>
            </chart:title>
            <chart:grid chart:style-name="ch8" chart:class="major"/>
          </chart:axis>
          <chart:series chart:style-name="ch9" chart:values-cell-range-address="'Paraphrased-Requirements'.F45:'Paraphrased-Requirements'.F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F52:'Paraphrased-Requirements'.F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F59:'Paraphrased-Requirements'.F63" chart:label-cell-address="'Paraphrased-Requirements'.A18:'Paraphrased-Requirements'.A18" chart:class="chart:line">
            <chart:data-point chart:repeated="3"/>
          </chart:series>
          <chart:series chart:style-name="ch12" chart:values-cell-range-address="'Paraphrased-Requirements'.F66:'Paraphrased-Requirements'.F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F73:'Paraphrased-Requirements'.F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0.019985465116279">
                <text:p>0.019985465116279</text:p>
                <draw:g>
                  <svg:desc>'Paraphrased-Requirements'.F45:'Paraphrased-Requirements'.F49</svg:desc>
                </draw:g>
              </table:table-cell>
              <table:table-cell office:value-type="float" office:value="0.0222861250898641">
                <text:p>0.0222861250898641</text:p>
                <draw:g>
                  <svg:desc>'Paraphrased-Requirements'.F52:'Paraphrased-Requirements'.F56</svg:desc>
                </draw:g>
              </table:table-cell>
              <table:table-cell office:value-type="float" office:value="-0.00787401574803204">
                <text:p>-0.00787401574803204</text:p>
                <draw:g>
                  <svg:desc>'Paraphrased-Requirements'.F59:'Paraphrased-Requirements'.F63</svg:desc>
                </draw:g>
              </table:table-cell>
              <table:table-cell office:value-type="float" office:value="-0.035714285714286">
                <text:p>-0.035714285714286</text:p>
                <draw:g>
                  <svg:desc>'Paraphrased-Requirements'.F66:'Paraphrased-Requirements'.F70</svg:desc>
                </draw:g>
              </table:table-cell>
              <table:table-cell office:value-type="float" office:value="-0.0047303689687791">
                <text:p>-0.0047303689687791</text:p>
                <draw:g>
                  <svg:desc>'Paraphrased-Requirements'.F73:'Paraphrased-Requirements'.F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985465116279">
                <text:p>0.019985465116279</text:p>
              </table:table-cell>
              <table:table-cell office:value-type="float" office:value="0.043356643356644">
                <text:p>0.043356643356644</text:p>
              </table:table-cell>
              <table:table-cell office:value-type="float" office:value="-0.0112254803765971">
                <text:p>-0.0112254803765971</text:p>
              </table:table-cell>
              <table:table-cell office:value-type="float" office:value="-0.035714285714286">
                <text:p>-0.035714285714286</text:p>
              </table:table-cell>
              <table:table-cell office:value-type="float" office:value="-0.000107160462076039">
                <text:p>-0.0001071604620760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55038759689919">
                <text:p>0.0155038759689919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-0.00842765748031504">
                <text:p>-0.00842765748031504</text:p>
              </table:table-cell>
              <table:table-cell office:value-type="float" office:value="-0.035714285714286">
                <text:p>-0.035714285714286</text:p>
              </table:table-cell>
              <table:table-cell office:value-type="float" office:value="0.00364561986323497">
                <text:p>0.00364561986323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55038759689919">
                <text:p>0.0155038759689919</text:p>
              </table:table-cell>
              <table:table-cell office:value-type="float" office:value="0.038115038115039">
                <text:p>0.038115038115039</text:p>
              </table:table-cell>
              <table:table-cell office:value-type="float" office:value="NaN">
                <text:p>NaN</text:p>
              </table:table-cell>
              <table:table-cell office:value-type="float" office:value="-0.035714285714286">
                <text:p>-0.035714285714286</text:p>
              </table:table-cell>
              <table:table-cell office:value-type="float" office:value="0.0017631375247269">
                <text:p>0.00176313752472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55038759689919">
                <text:p>0.0155038759689919</text:p>
              </table:table-cell>
              <table:table-cell office:value-type="float" office:value="0.038115038115039">
                <text:p>0.038115038115039</text:p>
              </table:table-cell>
              <table:table-cell office:value-type="float" office:value="NaN">
                <text:p>NaN</text:p>
              </table:table-cell>
              <table:table-cell office:value-type="float" office:value="-0.035714285714286">
                <text:p>-0.035714285714286</text:p>
              </table:table-cell>
              <table:table-cell office:value-type="float" office:value="-0.000107160462076039">
                <text:p>-0.00010716046207603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nux Libertine O'" style:font-style-name="Regular" fo:font-size="4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-0.05"/>
      <style:graphic-properties svg:stroke-color="#b3b3b3"/>
      <style:text-properties fo:font-family="'Linux Libertine O'" style:font-style-name="Regular" fo:font-size="42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05" chart:reverse-direction="false" text:line-break="false" loext:try-staggering-first="false" chart:link-data-style-to-source="false" chart:axis-position="0"/>
      <style:graphic-properties svg:stroke-color="#b3b3b3"/>
      <style:text-properties fo:font-family="'Linux Libertine O'" style:font-style-name="Regular" fo:font-size="42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75cm" chart:symbol-height="0.75cm" chart:link-data-style-to-source="false"/>
      <style:graphic-properties svg:stroke-width="0.178cm" svg:stroke-color="#4664aa" draw:fill-color="#4664aa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75cm" chart:symbol-height="0.75cm" chart:link-data-style-to-source="false"/>
      <style:graphic-properties svg:stroke-width="0.178cm" svg:stroke-color="#df9b1b" draw:fill-color="#df9b1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75cm" chart:symbol-height="0.75cm" chart:link-data-style-to-source="false"/>
      <style:graphic-properties svg:stroke-width="0.178cm" svg:stroke-color="#23a1e0" draw:fill-color="#23a1e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75cm" chart:symbol-height="0.75cm" chart:link-data-style-to-source="false"/>
      <style:graphic-properties svg:stroke-width="0.178cm" svg:stroke-color="#a22223" draw:fill-color="#a2222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75cm" chart:symbol-height="0.75cm" chart:link-data-style-to-source="false"/>
      <style:graphic-properties svg:stroke-width="0.178cm" svg:stroke-color="#009682" draw:fill-color="#00968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family="'Linux Libertine O'" style:font-style-name="Regular" fo:font-size="44pt" style:letter-kerning="false" style:font-size-asian="9pt" style:font-size-complex="9pt"/>
    </style:style>
    <style:style style:name="T2" style:family="text">
      <style:text-properties style:text-position="0% 100%" fo:font-family="'Linux Libertine O'" style:font-style-name="Regular" fo:font-size="42pt" style:letter-kerning="false" style:font-size-asian="9pt" style:font-size-complex="9pt"/>
    </style:style>
  </office:automatic-styles>
  <office:body>
    <office:chart>
      <chart:chart svg:width="52.299cm" svg:height="29.458cm" xlink:href=".." xlink:type="simple" chart:class="chart:line" chart:style-name="ch1">
        <chart:legend chart:legend-position="end" svg:x="41.017cm" svg:y="9.157cm" style:legend-expansion="custom" svg:width="10.682cm" svg:height="9.122cm" style:legend-expansion-aspect-ratio="1.17101512826135" chart:style-name="ch2"/>
        <chart:plot-area chart:style-name="ch3" svg:x="3.496cm" svg:y="0.481cm" svg:width="36.423cm" svg:height="23.987cm">
          <chart:coordinate-region svg:x="6.641cm" svg:y="1.328cm" svg:width="32.932cm" svg:height="22.293cm"/>
          <chart:axis chart:dimension="x" chart:name="primary-x" chart:style-name="ch4" chartooo:axis-type="auto">
            <chartooo:date-scale/>
            <chart:title svg:x="17.309cm" svg:y="24.791cm" chart:style-name="ch5">
              <text:p><text:span text:style-name="T1">Paraphrases (n)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001cm" svg:y="13.916cm" chart:style-name="ch7">
              <text:p><text:span text:style-name="T2">ΔF2</text:span></text:p>
            </chart:title>
            <chart:grid chart:style-name="ch8" chart:class="major"/>
          </chart:axis>
          <chart:series chart:style-name="ch9" chart:values-cell-range-address="'Paraphrased-Requirements'.G52:'Paraphrased-Requirements'.G56" chart:label-cell-address="'Paraphrased-Requirements'.A10:'Paraphrased-Requirements'.A10" chart:class="chart:line">
            <chart:data-point chart:repeated="5"/>
          </chart:series>
          <chart:series chart:style-name="ch10" chart:values-cell-range-address="'Paraphrased-Requirements'.G45:'Paraphrased-Requirements'.G49" chart:label-cell-address="'Paraphrased-Requirements'.A2:'Paraphrased-Requirements'.A2" chart:class="chart:line">
            <chart:data-point chart:repeated="5"/>
          </chart:series>
          <chart:series chart:style-name="ch11" chart:values-cell-range-address="'Paraphrased-Requirements'.G73:'Paraphrased-Requirements'.G77" chart:label-cell-address="'Paraphrased-Requirements'.A41:'Paraphrased-Requirements'.A41" chart:class="chart:line">
            <chart:data-point chart:repeated="5"/>
          </chart:series>
          <chart:series chart:style-name="ch12" chart:values-cell-range-address="'Paraphrased-Requirements'.G59:'Paraphrased-Requirements'.G63" chart:label-cell-address="'Paraphrased-Requirements'.A18:'Paraphrased-Requirements'.A18" chart:class="chart:line">
            <chart:data-point chart:repeated="3"/>
          </chart:series>
          <chart:series chart:style-name="ch13" chart:values-cell-range-address="'Paraphrased-Requirements'.G66:'Paraphrased-Requirements'.G70" chart:label-cell-address="'Paraphrased-Requirements'.A26:'Paraphrased-Requirements'.A2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0.0340606521663961">
                <text:p>0.0340606521663961</text:p>
                <draw:g>
                  <svg:desc>'Paraphrased-Requirements'.G52:'Paraphrased-Requirements'.G56</svg:desc>
                </draw:g>
              </table:table-cell>
              <table:table-cell office:value-type="float" office:value="0.0166883751221107">
                <text:p>0.0166883751221107</text:p>
                <draw:g>
                  <svg:desc>'Paraphrased-Requirements'.G45:'Paraphrased-Requirements'.G49</svg:desc>
                </draw:g>
              </table:table-cell>
              <table:table-cell office:value-type="float" office:value="0.00184908332677647">
                <text:p>0.00184908332677647</text:p>
                <draw:g>
                  <svg:desc>'Paraphrased-Requirements'.G73:'Paraphrased-Requirements'.G77</svg:desc>
                </draw:g>
              </table:table-cell>
              <table:table-cell office:value-type="float" office:value="-0.00856164383561653">
                <text:p>-0.00856164383561653</text:p>
                <draw:g>
                  <svg:desc>'Paraphrased-Requirements'.G59:'Paraphrased-Requirements'.G63</svg:desc>
                </draw:g>
              </table:table-cell>
              <table:table-cell office:value-type="float" office:value="-0.0279329608938547">
                <text:p>-0.0279329608938547</text:p>
                <draw:g>
                  <svg:desc>'Paraphrased-Requirements'.G66:'Paraphrased-Requirements'.G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72871659123899">
                <text:p>0.0672871659123899</text:p>
              </table:table-cell>
              <table:table-cell office:value-type="float" office:value="0.0166883751221107">
                <text:p>0.0166883751221107</text:p>
              </table:table-cell>
              <table:table-cell office:value-type="float" office:value="0.00796550572612775">
                <text:p>0.00796550572612775</text:p>
              </table:table-cell>
              <table:table-cell office:value-type="float" office:value="-0.0101518723020951">
                <text:p>-0.0101518723020951</text:p>
              </table:table-cell>
              <table:table-cell office:value-type="float" office:value="-0.0279329608938547">
                <text:p>-0.02793296089385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22421357545777">
                <text:p>0.0822421357545777</text:p>
              </table:table-cell>
              <table:table-cell office:value-type="float" office:value="0.0150150150150156">
                <text:p>0.0150150150150156</text:p>
              </table:table-cell>
              <table:table-cell office:value-type="float" office:value="0.00970156603959393">
                <text:p>0.00970156603959393</text:p>
              </table:table-cell>
              <table:table-cell office:value-type="float" office:value="-0.00641392771985561">
                <text:p>-0.00641392771985561</text:p>
              </table:table-cell>
              <table:table-cell office:value-type="float" office:value="-0.0279329608938547">
                <text:p>-0.02793296089385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46324454876348">
                <text:p>0.0646324454876348</text:p>
              </table:table-cell>
              <table:table-cell office:value-type="float" office:value="0.0150150150150156">
                <text:p>0.0150150150150156</text:p>
              </table:table-cell>
              <table:table-cell office:value-type="float" office:value="0.00883232355023966">
                <text:p>0.00883232355023966</text:p>
              </table:table-cell>
              <table:table-cell office:value-type="float" office:value="NaN">
                <text:p>NaN</text:p>
              </table:table-cell>
              <table:table-cell office:value-type="float" office:value="-0.0279329608938547">
                <text:p>-0.02793296089385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46324454876348">
                <text:p>0.0646324454876348</text:p>
              </table:table-cell>
              <table:table-cell office:value-type="float" office:value="0.0150150150150156">
                <text:p>0.0150150150150156</text:p>
              </table:table-cell>
              <table:table-cell office:value-type="float" office:value="0.00796550572612775">
                <text:p>0.00796550572612775</text:p>
              </table:table-cell>
              <table:table-cell office:value-type="float" office:value="NaN">
                <text:p>NaN</text:p>
              </table:table-cell>
              <table:table-cell office:value-type="float" office:value="-0.0279329608938547">
                <text:p>-0.027932960893854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Libertine O'" style:font-style-name="Regular" fo:font-size="4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inux Libertine O'" style:font-style-name="Regular" fo:font-size="48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nux Libertine O'" style:font-style-name="Regular" fo:font-size="48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279cm" svg:stroke-color="#009682" draw:fill-color="#00968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family="'Linux Libertine O'" fo:font-size="48pt" style:letter-kerning="false" style:font-size-asian="9pt" style:font-size-complex="9pt"/>
    </style:style>
    <style:style style:name="T2" style:family="text">
      <style:text-properties style:text-position="0% 100%" fo:font-family="'Linux Libertine O'" style:font-style-name="Regular" fo:font-size="48pt" style:letter-kerning="false" style:font-size-asian="9pt" style:font-size-complex="9pt"/>
    </style:style>
  </office:automatic-styles>
  <office:body>
    <office:chart>
      <chart:chart svg:width="56.874cm" svg:height="32.911cm" xlink:href=".." xlink:type="simple" chart:class="chart:line" chart:style-name="ch1">
        <chart:legend chart:legend-position="end" svg:x="42.803cm" svg:y="15.151cm" style:legend-expansion="high" chart:style-name="ch2"/>
        <chart:plot-area chart:style-name="ch3" svg:x="4.535cm" svg:y="0.658cm" svg:width="37.131cm" svg:height="28.227cm">
          <chart:coordinate-region svg:x="7.148cm" svg:y="1.624cm" svg:width="34.518cm" svg:height="25.08cm"/>
          <chart:axis chart:dimension="x" chart:name="primary-x" chart:style-name="ch4" chartooo:axis-type="auto">
            <chartooo:date-scale/>
            <chart:title svg:x="22.336cm" svg:y="29.544cm" chart:style-name="ch5">
              <text:p><text:span text:style-name="T1">n</text:span></text:p>
            </chart:title>
            <chart:categories table:cell-range-address="'Paraphrased-Requirements'.AI3:'Paraphrased-Requirements'.AI12"/>
          </chart:axis>
          <chart:axis chart:dimension="y" chart:name="primary-y" chart:style-name="ch6">
            <chart:title svg:x="0.451cm" svg:y="20.754cm" chart:style-name="ch7">
              <text:p><text:span text:style-name="T2">identical vectors</text:span></text:p>
            </chart:title>
            <chart:grid chart:style-name="ch8" chart:class="major"/>
          </chart:axis>
          <chart:series chart:style-name="ch9" chart:values-cell-range-address="'Paraphrased-Requirements'.AJ3:'Paraphrased-Requirements'.AJ13" chart:label-cell-address="'Paraphrased-Requirements'.AJ2:'Paraphrased-Requirements'.AJ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ntical vectors</text:p>
                <draw:g>
                  <svg:desc>'Paraphrased-Requirements'.AJ2:'Paraphrased-Requirements'.A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AI3:'Paraphrased-Requirements'.AI12</svg:desc>
                </draw:g>
              </table:table-cell>
              <table:table-cell office:value-type="float" office:value="2">
                <text:p>2</text:p>
                <draw:g>
                  <svg:desc>'Paraphrased-Requirements'.AJ3:'Paraphrased-Requirements'.AJ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/>
              <table:table-cell office:value-type="float" office:value="365">
                <text:p>36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142">
      <style:chart-properties chart:display-label="true" chart:logarithmic="false" chart:minimum="-0.25" chart:maximum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806cm" svg:y="0.206cm" svg:width="11.398cm" svg:height="7.21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4.966cm" svg:y="7.596cm" chart:style-name="ch5">
              <text:p><text:span text:style-name="T1">Examples - TARGET</text:span></text:p>
            </chart:title>
            <chart:categories table:cell-range-address="'Requirements-as-Context'.C2:'Requirements-as-Context'.C7"/>
          </chart:axis>
          <chart:axis chart:dimension="y" chart:name="primary-y" chart:style-name="ch6">
            <chart:title svg:x="0cm" svg:y="4.054cm" chart:style-name="ch7">
              <text:p><text:span text:style-name="T1">F2</text:span></text:p>
            </chart:title>
            <chart:grid chart:style-name="ch8" chart:class="major"/>
          </chart:axis>
          <chart:series chart:style-name="ch9" chart:values-cell-range-address="'Requirements-as-Context'.AN3:'Requirements-as-Context'.AN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AN19:'Requirements-as-Context'.AN23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AN30:'Requirements-as-Context'.AN34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AN41:'Requirements-as-Context'.AN45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AN52:'Requirements-as-Context'.AN56" chart:label-cell-address="'Requirements-as-Context'.A51:'Requirements-as-Context'.A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quirements-as-Context'.C2:'Requirements-as-Context'.C7</svg:desc>
                </draw:g>
              </table:table-cell>
              <table:table-cell office:value-type="float" office:value="0.00326610598513921">
                <text:p>0.00326610598513921</text:p>
                <draw:g>
                  <svg:desc>'Requirements-as-Context'.AN3:'Requirements-as-Context'.AN7</svg:desc>
                </draw:g>
              </table:table-cell>
              <table:table-cell office:value-type="float" office:value="-0.0161538054128488">
                <text:p>-0.0161538054128488</text:p>
                <draw:g>
                  <svg:desc>'Requirements-as-Context'.AN19:'Requirements-as-Context'.AN23</svg:desc>
                </draw:g>
              </table:table-cell>
              <table:table-cell office:value-type="float" office:value="-0.0158651114147189">
                <text:p>-0.0158651114147189</text:p>
                <draw:g>
                  <svg:desc>'Requirements-as-Context'.AN30:'Requirements-as-Context'.AN34</svg:desc>
                </draw:g>
              </table:table-cell>
              <table:table-cell office:value-type="float" office:value="-0.0510498940473897">
                <text:p>-0.0510498940473897</text:p>
                <draw:g>
                  <svg:desc>'Requirements-as-Context'.AN41:'Requirements-as-Context'.AN45</svg:desc>
                </draw:g>
              </table:table-cell>
              <table:table-cell office:value-type="float" office:value="-0.00506258635266932">
                <text:p>-0.00506258635266932</text:p>
                <draw:g>
                  <svg:desc>'Requirements-as-Context'.AN52:'Requirements-as-Context'.AN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00655200655206">
                <text:p>0.0200655200655206</text:p>
              </table:table-cell>
              <table:table-cell office:value-type="float" office:value="-0.00726166188319133">
                <text:p>-0.00726166188319133</text:p>
              </table:table-cell>
              <table:table-cell office:value-type="float" office:value="-0.0175786942582339">
                <text:p>-0.0175786942582339</text:p>
              </table:table-cell>
              <table:table-cell office:value-type="float" office:value="-0.108521158415206">
                <text:p>-0.108521158415206</text:p>
              </table:table-cell>
              <table:table-cell office:value-type="float" office:value="-0.00221094005895872">
                <text:p>-0.002210940058958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657192146553842">
                <text:p>0.00657192146553842</text:p>
              </table:table-cell>
              <table:table-cell office:value-type="float" office:value="-0.00726166188319133">
                <text:p>-0.00726166188319133</text:p>
              </table:table-cell>
              <table:table-cell office:value-type="float" office:value="-0.00538701660807373">
                <text:p>-0.00538701660807373</text:p>
              </table:table-cell>
              <table:table-cell office:value-type="float" office:value="-0.0530091416962925">
                <text:p>-0.0530091416962925</text:p>
              </table:table-cell>
              <table:table-cell office:value-type="float" office:value="-0.00595091013919757">
                <text:p>-0.005950910139197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62813415825458">
                <text:p>0.00162813415825458</text:p>
              </table:table-cell>
              <table:table-cell office:value-type="float" office:value="-0.0324953700528158">
                <text:p>-0.0324953700528158</text:p>
              </table:table-cell>
              <table:table-cell office:value-type="float" office:value="-0.0478854730805988">
                <text:p>-0.0478854730805988</text:p>
              </table:table-cell>
              <table:table-cell office:value-type="float" office:value="-0.0814182326053834">
                <text:p>-0.0814182326053834</text:p>
              </table:table-cell>
              <table:table-cell office:value-type="float" office:value="-0.0167458237798889">
                <text:p>-0.01674582377988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26610598513921">
                <text:p>0.00326610598513921</text:p>
              </table:table-cell>
              <table:table-cell office:value-type="float" office:value="-0.0256080834736715">
                <text:p>-0.0256080834736715</text:p>
              </table:table-cell>
              <table:table-cell office:value-type="float" office:value="-0.0268182009855298">
                <text:p>-0.0268182009855298</text:p>
              </table:table-cell>
              <table:table-cell office:value-type="float" office:value="-0.0822207492977305">
                <text:p>-0.0822207492977305</text:p>
              </table:table-cell>
              <table:table-cell office:value-type="float" office:value="-0.0248676383409308">
                <text:p>-0.024867638340930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806cm" svg:y="0.206cm" svg:width="11.398cm" svg:height="7.21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4.049cm" svg:y="7.596cm" chart:style-name="ch5">
              <text:p><text:span text:style-name="T1">Examples - SOURCE-to-TARGET</text:span></text:p>
            </chart:title>
            <chart:categories table:cell-range-address="'Requirements-as-Context'.C2:'Requirements-as-Context'.C7"/>
          </chart:axis>
          <chart:axis chart:dimension="y" chart:name="primary-y" chart:style-name="ch4">
            <chart:title svg:x="0cm" svg:y="4.054cm" chart:style-name="ch6">
              <text:p><text:span text:style-name="T1">F2</text:span></text:p>
            </chart:title>
            <chart:grid chart:style-name="ch7" chart:class="major"/>
          </chart:axis>
          <chart:series chart:style-name="ch8" chart:values-cell-range-address="'Requirements-as-Context'.K71:'Requirements-as-Context'.K75" chart:label-cell-address="'Requirements-as-Context'.A2:'Requirements-as-Context'.A2" chart:class="chart:line">
            <chart:data-point chart:repeated="5"/>
          </chart:series>
          <chart:series chart:style-name="ch9" chart:values-cell-range-address="'Requirements-as-Context'.K81:'Requirements-as-Context'.K85" chart:label-cell-address="'Requirements-as-Context'.A18:'Requirements-as-Context'.A18" chart:class="chart:line">
            <chart:data-point chart:repeated="5"/>
          </chart:series>
          <chart:series chart:style-name="ch10" chart:values-cell-range-address="'Requirements-as-Context'.K91:'Requirements-as-Context'.K95" chart:label-cell-address="'Requirements-as-Context'.A29:'Requirements-as-Context'.A29" chart:class="chart:line">
            <chart:data-point chart:repeated="5"/>
          </chart:series>
          <chart:series chart:style-name="ch11" chart:values-cell-range-address="'Requirements-as-Context'.K101:'Requirements-as-Context'.K105" chart:label-cell-address="'Requirements-as-Context'.A40:'Requirements-as-Context'.A40" chart:class="chart:line">
            <chart:data-point chart:repeated="5"/>
          </chart:series>
          <chart:series chart:style-name="ch12" chart:values-cell-range-address="'Requirements-as-Context'.K111:'Requirements-as-Context'.K115" chart:label-cell-address="'Requirements-as-Context'.A51:'Requirements-as-Context'.A5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quirements-as-Context'.C2:'Requirements-as-Context'.C7</svg:desc>
                </draw:g>
              </table:table-cell>
              <table:table-cell office:value-type="float" office:value="-0.0238232153125769">
                <text:p>-0.0238232153125769</text:p>
                <draw:g>
                  <svg:desc>'Requirements-as-Context'.K71:'Requirements-as-Context'.K75</svg:desc>
                </draw:g>
              </table:table-cell>
              <table:table-cell office:value-type="float" office:value="-0.056113041628253">
                <text:p>-0.056113041628253</text:p>
                <draw:g>
                  <svg:desc>'Requirements-as-Context'.K81:'Requirements-as-Context'.K85</svg:desc>
                </draw:g>
              </table:table-cell>
              <table:table-cell office:value-type="float" office:value="-0.0587507230858226">
                <text:p>-0.0587507230858226</text:p>
                <draw:g>
                  <svg:desc>'Requirements-as-Context'.K91:'Requirements-as-Context'.K95</svg:desc>
                </draw:g>
              </table:table-cell>
              <table:table-cell office:value-type="float" office:value="-0.108521158415206">
                <text:p>-0.108521158415206</text:p>
                <draw:g>
                  <svg:desc>'Requirements-as-Context'.K101:'Requirements-as-Context'.K105</svg:desc>
                </draw:g>
              </table:table-cell>
              <table:table-cell office:value-type="float" office:value="-0.0295856773292817">
                <text:p>-0.0295856773292817</text:p>
                <draw:g>
                  <svg:desc>'Requirements-as-Context'.K111:'Requirements-as-Context'.K1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00655200655206">
                <text:p>0.0200655200655206</text:p>
              </table:table-cell>
              <table:table-cell office:value-type="float" office:value="-0.0538591649603841">
                <text:p>-0.0538591649603841</text:p>
              </table:table-cell>
              <table:table-cell office:value-type="float" office:value="-0.0537412535724843">
                <text:p>-0.0537412535724843</text:p>
              </table:table-cell>
              <table:table-cell office:value-type="float" office:value="-0.135744388905224">
                <text:p>-0.135744388905224</text:p>
              </table:table-cell>
              <table:table-cell office:value-type="float" office:value="-0.0283565297108087">
                <text:p>-0.02835652971080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862564692351919">
                <text:p>-0.00862564692351919</text:p>
              </table:table-cell>
              <table:table-cell office:value-type="float" office:value="-0.0209205020920501">
                <text:p>-0.0209205020920501</text:p>
              </table:table-cell>
              <table:table-cell office:value-type="float" office:value="-0.0502862079142179">
                <text:p>-0.0502862079142179</text:p>
              </table:table-cell>
              <table:table-cell office:value-type="float" office:value="-0.109177972865124">
                <text:p>-0.109177972865124</text:p>
              </table:table-cell>
              <table:table-cell office:value-type="float" office:value="-0.0235744363085729">
                <text:p>-0.02357443630857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657192146553842">
                <text:p>0.00657192146553842</text:p>
              </table:table-cell>
              <table:table-cell office:value-type="float" office:value="-0.00964237133460777">
                <text:p>-0.00964237133460777</text:p>
              </table:table-cell>
              <table:table-cell office:value-type="float" office:value="-0.0399951076320939">
                <text:p>-0.0399951076320939</text:p>
              </table:table-cell>
              <table:table-cell office:value-type="float" office:value="-0.136758484838699">
                <text:p>-0.136758484838699</text:p>
              </table:table-cell>
              <table:table-cell office:value-type="float" office:value="-0.0338048551802858">
                <text:p>-0.03380485518028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33516750283224">
                <text:p>0.0133516750283224</text:p>
              </table:table-cell>
              <table:table-cell office:value-type="float" office:value="-0.0143454871488344">
                <text:p>-0.0143454871488344</text:p>
              </table:table-cell>
              <table:table-cell office:value-type="float" office:value="-0.203035611189839">
                <text:p>-0.203035611189839</text:p>
              </table:table-cell>
              <table:table-cell office:value-type="float" office:value="-0.0814182326053834">
                <text:p>-0.0814182326053834</text:p>
              </table:table-cell>
              <table:table-cell office:value-type="float" office:value="-0.0343451632194334">
                <text:p>-0.034345163219433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4" style:family="chart">
      <style:chart-properties style:rotation-angle="0"/>
      <style:text-properties fo:font-size="13pt" style:font-size-asian="13pt" style:font-size-complex="13pt"/>
    </style:style>
    <style:style style:name="ch5" style:family="chart" style:data-style-name="N142">
      <style:chart-properties chart:display-label="true" chart:logarithmic="false" chart:minimum="-0.07" chart:maximum="0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42">
      <style:chart-properties chart:symbol-type="named-symbol" chart:symbol-name="square" chart:symbol-width="0.75cm" chart:symbol-height="0.75cm" chart:link-data-style-to-source="true"/>
      <style:graphic-properties svg:stroke-width="0.229cm" svg:stroke-color="#009682" draw:fill-color="#009682"/>
      <style:text-properties fo:font-size="10pt" style:font-size-asian="10pt" style:font-size-complex="10pt"/>
    </style:style>
    <style:style style:name="ch9" style:family="chart" style:data-style-name="N142">
      <style:chart-properties chart:symbol-type="named-symbol" chart:symbol-name="arrow-up" chart:symbol-width="0.75cm" chart:symbol-height="0.75cm" chart:link-data-style-to-source="true"/>
      <style:graphic-properties svg:stroke-width="0.229cm" svg:stroke-color="#df9b1b" draw:fill-color="#df9b1b"/>
      <style:text-properties fo:font-size="10pt" style:font-size-asian="10pt" style:font-size-complex="10pt"/>
    </style:style>
    <style:style style:name="ch10" style:family="chart" style:data-style-name="N142">
      <style:chart-properties chart:symbol-type="named-symbol" chart:symbol-name="diamond" chart:symbol-width="0.75cm" chart:symbol-height="0.75cm" chart:link-data-style-to-source="true"/>
      <style:graphic-properties svg:stroke-width="0.229cm" svg:stroke-color="#4664aa" draw:fill-color="#4664aa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arrow-down" chart:symbol-width="0.75cm" chart:symbol-height="0.75cm" chart:link-data-style-to-source="true"/>
      <style:graphic-properties svg:stroke-width="0.229cm" svg:stroke-color="#a22223" draw:fill-color="#a2222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family="'Linux Libertine O'" style:font-style-name="Regular" fo:font-size="60pt" style:letter-kerning="false" style:font-size-asian="9pt" style:font-size-complex="9pt"/>
    </style:style>
    <style:style style:name="T2" style:family="text">
      <style:text-properties fo:font-family="'Linux Libertine O'" style:font-style-name="Regular" fo:font-size="60pt" style:font-size-asian="9pt" style:font-size-complex="9pt"/>
    </style:style>
  </office:automatic-styles>
  <office:body>
    <office:chart>
      <chart:chart svg:width="49.234cm" svg:height="26.491cm" xlink:href=".." xlink:type="simple" chart:class="chart:line" chart:style-name="ch1">
        <chart:plot-area chart:style-name="ch2" svg:x="3.692cm" svg:y="3.283cm" svg:width="43.915cm" svg:height="23.12cm">
          <chart:coordinate-region svg:x="9.061cm" svg:y="5.818cm" svg:width="38.052cm" svg:height="19.368cm"/>
          <chart:axis chart:dimension="x" chart:name="primary-x" chart:style-name="ch3" chartooo:axis-type="auto">
            <chartooo:date-scale/>
            <chart:title svg:x="14.316cm" svg:y="0.008cm" chart:style-name="ch4">
              <text:p><text:span text:style-name="T1">Number of context elements (n)</text:span></text:p>
            </chart:title>
            <chart:categories table:cell-range-address="'Requirements-as-Context'.N82:'Requirements-as-Context'.N86"/>
          </chart:axis>
          <chart:axis chart:dimension="y" chart:name="primary-y" chart:style-name="ch5">
            <chart:title svg:x="0cm" svg:y="16.903cm" chart:style-name="ch6">
              <text:p><text:span text:style-name="T2">ΔF2</text:span></text:p>
            </chart:title>
            <chart:grid chart:style-name="ch7" chart:class="major"/>
          </chart:axis>
          <chart:series chart:style-name="ch8" chart:values-cell-range-address="'Requirements-as-Context'.AS70:'Requirements-as-Context'.AS74" chart:label-cell-address="'Requirements-as-Context'.M82:'Requirements-as-Context'.M82" chart:class="chart:line">
            <chart:data-point chart:repeated="5"/>
          </chart:series>
          <chart:series chart:style-name="ch9" chart:values-cell-range-address="'Requirements-as-Context'.AS88:'Requirements-as-Context'.AS92" chart:label-cell-address="'Requirements-as-Context'.B76:'Requirements-as-Context'.B76" chart:class="chart:line">
            <chart:data-point chart:repeated="5"/>
          </chart:series>
          <chart:series chart:style-name="ch10" chart:values-cell-range-address="'Requirements-as-Context'.AS76:'Requirements-as-Context'.AS80" chart:label-cell-address="'Requirements-as-Context'.M71:'Requirements-as-Context'.M71" chart:class="chart:line">
            <chart:data-point chart:repeated="5"/>
          </chart:series>
          <chart:series chart:style-name="ch11" chart:values-cell-range-address="'Requirements-as-Context'.AS82:'Requirements-as-Context'.AS86" chart:label-cell-address="'Requirements-as-Context'.B71:'Requirements-as-Context'.B7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ce-to-source</text:p>
                <draw:g>
                  <svg:desc>'Requirements-as-Context'.M82:'Requirements-as-Context'.M82</svg:desc>
                </draw:g>
              </table:table-cell>
              <table:table-cell office:value-type="string">
                <text:p>target-to-source</text:p>
                <draw:g>
                  <svg:desc>'Requirements-as-Context'.B76:'Requirements-as-Context'.B76</svg:desc>
                </draw:g>
              </table:table-cell>
              <table:table-cell office:value-type="string">
                <text:p>target-to-target</text:p>
                <draw:g>
                  <svg:desc>'Requirements-as-Context'.M71:'Requirements-as-Context'.M71</svg:desc>
                </draw:g>
              </table:table-cell>
              <table:table-cell office:value-type="string">
                <text:p>source-to-target</text:p>
                <draw:g>
                  <svg:desc>'Requirements-as-Context'.B71:'Requirements-as-Context'.B7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N82:'Requirements-as-Context'.N86</svg:desc>
                </draw:g>
              </table:table-cell>
              <table:table-cell office:value-type="float" office:value="-0.0383081686380761">
                <text:p>-0.0383081686380761</text:p>
                <draw:g>
                  <svg:desc>'Requirements-as-Context'.AS70:'Requirements-as-Context'.AS74</svg:desc>
                </draw:g>
              </table:table-cell>
              <table:table-cell office:value-type="float" office:value="-0.0496098418276616">
                <text:p>-0.0496098418276616</text:p>
                <draw:g>
                  <svg:desc>'Requirements-as-Context'.AS88:'Requirements-as-Context'.AS92</svg:desc>
                </draw:g>
              </table:table-cell>
              <table:table-cell office:value-type="float" office:value="-0.0274924221501855">
                <text:p>-0.0274924221501855</text:p>
                <draw:g>
                  <svg:desc>'Requirements-as-Context'.AS76:'Requirements-as-Context'.AS80</svg:desc>
                </draw:g>
              </table:table-cell>
              <table:table-cell office:value-type="float" office:value="-0.0553587631542281">
                <text:p>-0.0553587631542281</text:p>
                <draw:g>
                  <svg:desc>'Requirements-as-Context'.AS82:'Requirements-as-Context'.AS8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355005303266451">
                <text:p>-0.0355005303266451</text:p>
              </table:table-cell>
              <table:table-cell office:value-type="float" office:value="-0.0562157936894125">
                <text:p>-0.0562157936894125</text:p>
              </table:table-cell>
              <table:table-cell office:value-type="float" office:value="-0.0312566764620558">
                <text:p>-0.0312566764620558</text:p>
              </table:table-cell>
              <table:table-cell office:value-type="float" office:value="-0.0503271634166761">
                <text:p>-0.05032716341667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272356581180138">
                <text:p>-0.0272356581180138</text:p>
              </table:table-cell>
              <table:table-cell office:value-type="float" office:value="-0.0350134527675489">
                <text:p>-0.0350134527675489</text:p>
              </table:table-cell>
              <table:table-cell office:value-type="float" office:value="-0.0436667748545543">
                <text:p>-0.0436667748545543</text:p>
              </table:table-cell>
              <table:table-cell office:value-type="float" office:value="-0.0425169532206968">
                <text:p>-0.0425169532206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328967100330677">
                <text:p>-0.0328967100330677</text:p>
              </table:table-cell>
              <table:table-cell office:value-type="float" office:value="-0.0421044099715343">
                <text:p>-0.0421044099715343</text:p>
              </table:table-cell>
              <table:table-cell office:value-type="float" office:value="-0.0367451594216712">
                <text:p>-0.0367451594216712</text:p>
              </table:table-cell>
              <table:table-cell office:value-type="float" office:value="-0.0427257795040297">
                <text:p>-0.04272577950402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363480816620401">
                <text:p>-0.0363480816620401</text:p>
              </table:table-cell>
              <table:table-cell office:value-type="float" office:value="-0.0387053697583988">
                <text:p>-0.0387053697583988</text:p>
              </table:table-cell>
              <table:table-cell office:value-type="float" office:value="-0.0388868188881324">
                <text:p>-0.0388868188881324</text:p>
              </table:table-cell>
              <table:table-cell office:value-type="float" office:value="-0.0639585638270335">
                <text:p>-0.063958563827033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family="'Linux Libertine O'" style:font-style-name="Regular" fo:font-size="54pt" style:font-size-asian="10pt" style:font-size-complex="10pt"/>
    </style:style>
    <style:style style:name="ch4" style:family="chart">
      <style:chart-properties style:rotation-angle="0"/>
      <style:text-properties fo:font-size="13pt" style:font-size-asian="13pt" style:font-size-complex="13pt"/>
    </style:style>
    <style:style style:name="ch5" style:family="chart" style:data-style-name="N142">
      <style:chart-properties chart:display-label="true" chart:logarithmic="false" chart:minimum="-0.07" chart:maximum="0" chart:origin="0" chart:interval-major="0.0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42">
      <style:chart-properties chart:symbol-type="named-symbol" chart:symbol-name="square" chart:symbol-width="0.75cm" chart:symbol-height="0.75cm" chart:link-data-style-to-source="true"/>
      <style:graphic-properties svg:stroke-width="0.229cm" svg:stroke-color="#009682" draw:fill-color="#009682"/>
      <style:text-properties fo:font-size="10pt" style:font-size-asian="10pt" style:font-size-complex="10pt"/>
    </style:style>
    <style:style style:name="ch9" style:family="chart" style:data-style-name="N142">
      <style:chart-properties chart:symbol-type="named-symbol" chart:symbol-name="arrow-up" chart:symbol-width="0.75cm" chart:symbol-height="0.75cm" chart:link-data-style-to-source="true"/>
      <style:graphic-properties svg:stroke-width="0.229cm" svg:stroke-color="#df9b1b" draw:fill-color="#df9b1b"/>
      <style:text-properties fo:font-size="10pt" style:font-size-asian="10pt" style:font-size-complex="10pt"/>
    </style:style>
    <style:style style:name="ch10" style:family="chart" style:data-style-name="N142">
      <style:chart-properties chart:symbol-type="named-symbol" chart:symbol-name="diamond" chart:symbol-width="0.75cm" chart:symbol-height="0.75cm" chart:link-data-style-to-source="true"/>
      <style:graphic-properties svg:stroke-width="0.229cm" svg:stroke-color="#4664aa" draw:fill-color="#4664aa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arrow-down" chart:symbol-width="0.75cm" chart:symbol-height="0.75cm" chart:link-data-style-to-source="true"/>
      <style:graphic-properties svg:stroke-width="0.229cm" svg:stroke-color="#a22223" draw:fill-color="#a2222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family="'Linux Libertine O'" style:font-style-name="Regular" fo:font-size="60pt" style:letter-kerning="false" style:font-size-asian="9pt" style:font-size-complex="9pt"/>
    </style:style>
    <style:style style:name="T2" style:family="text">
      <style:text-properties fo:font-family="'Linux Libertine O'" style:font-style-name="Regular" fo:font-size="60pt" style:font-size-asian="9pt" style:font-size-complex="9pt"/>
    </style:style>
  </office:automatic-styles>
  <office:body>
    <office:chart>
      <chart:chart svg:width="49.144cm" svg:height="26.688cm" xlink:href=".." xlink:type="simple" chart:class="chart:line" chart:style-name="ch1">
        <chart:plot-area chart:style-name="ch2" svg:x="3.15cm" svg:y="2.958cm" svg:width="44.544cm" svg:height="23.705cm">
          <chart:coordinate-region svg:x="8.519cm" svg:y="5.229cm" svg:width="38.73cm" svg:height="20.217cm"/>
          <chart:axis chart:dimension="x" chart:name="primary-x" chart:style-name="ch3" chartooo:axis-type="auto">
            <chartooo:date-scale/>
            <chart:title svg:x="14.117cm" svg:y="-0.055cm" chart:style-name="ch4">
              <text:p><text:span text:style-name="T1">Number of context elements (n)</text:span></text:p>
            </chart:title>
            <chart:categories table:cell-range-address="'Requirements-as-Context'.N82:'Requirements-as-Context'.N86"/>
          </chart:axis>
          <chart:axis chart:dimension="y" chart:name="primary-y" chart:style-name="ch5">
            <chart:title svg:x="0cm" svg:y="16.87cm" chart:style-name="ch6">
              <text:p><text:span text:style-name="T2">ΔF1</text:span></text:p>
            </chart:title>
            <chart:grid chart:style-name="ch7" chart:class="major"/>
          </chart:axis>
          <chart:series chart:style-name="ch8" chart:values-cell-range-address="'Requirements-as-Context'.AR70:'Requirements-as-Context'.AR74" chart:label-cell-address="'Requirements-as-Context'.M82:'Requirements-as-Context'.M82" chart:class="chart:line">
            <chart:data-point chart:repeated="5"/>
          </chart:series>
          <chart:series chart:style-name="ch9" chart:values-cell-range-address="'Requirements-as-Context'.AR88:'Requirements-as-Context'.AR92" chart:label-cell-address="'Requirements-as-Context'.B76:'Requirements-as-Context'.B76" chart:class="chart:line">
            <chart:data-point chart:repeated="5"/>
          </chart:series>
          <chart:series chart:style-name="ch10" chart:values-cell-range-address="'Requirements-as-Context'.AR76:'Requirements-as-Context'.AR80" chart:label-cell-address="'Requirements-as-Context'.M71:'Requirements-as-Context'.M71" chart:class="chart:line">
            <chart:data-point chart:repeated="5"/>
          </chart:series>
          <chart:series chart:style-name="ch11" chart:values-cell-range-address="'Requirements-as-Context'.AR82:'Requirements-as-Context'.AR86" chart:label-cell-address="'Requirements-as-Context'.B71:'Requirements-as-Context'.B7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ce-to-source</text:p>
                <draw:g>
                  <svg:desc>'Requirements-as-Context'.M82:'Requirements-as-Context'.M82</svg:desc>
                </draw:g>
              </table:table-cell>
              <table:table-cell office:value-type="string">
                <text:p>target-to-source</text:p>
                <draw:g>
                  <svg:desc>'Requirements-as-Context'.B76:'Requirements-as-Context'.B76</svg:desc>
                </draw:g>
              </table:table-cell>
              <table:table-cell office:value-type="string">
                <text:p>target-to-target</text:p>
                <draw:g>
                  <svg:desc>'Requirements-as-Context'.M71:'Requirements-as-Context'.M71</svg:desc>
                </draw:g>
              </table:table-cell>
              <table:table-cell office:value-type="string">
                <text:p>source-to-target</text:p>
                <draw:g>
                  <svg:desc>'Requirements-as-Context'.B71:'Requirements-as-Context'.B7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N82:'Requirements-as-Context'.N86</svg:desc>
                </draw:g>
              </table:table-cell>
              <table:table-cell office:value-type="float" office:value="-0.0148227680247772">
                <text:p>-0.0148227680247772</text:p>
                <draw:g>
                  <svg:desc>'Requirements-as-Context'.AR70:'Requirements-as-Context'.AR74</svg:desc>
                </draw:g>
              </table:table-cell>
              <table:table-cell office:value-type="float" office:value="-0.0235742919197078">
                <text:p>-0.0235742919197078</text:p>
                <draw:g>
                  <svg:desc>'Requirements-as-Context'.AR88:'Requirements-as-Context'.AR92</svg:desc>
                </draw:g>
              </table:table-cell>
              <table:table-cell office:value-type="float" office:value="-0.0107085875621746">
                <text:p>-0.0107085875621746</text:p>
                <draw:g>
                  <svg:desc>'Requirements-as-Context'.AR76:'Requirements-as-Context'.AR80</svg:desc>
                </draw:g>
              </table:table-cell>
              <table:table-cell office:value-type="float" office:value="-0.0410112473554699">
                <text:p>-0.0410112473554699</text:p>
                <draw:g>
                  <svg:desc>'Requirements-as-Context'.AR82:'Requirements-as-Context'.AR8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983316171467863">
                <text:p>-0.00983316171467863</text:p>
              </table:table-cell>
              <table:table-cell office:value-type="float" office:value="-0.0259057142465954">
                <text:p>-0.0259057142465954</text:p>
              </table:table-cell>
              <table:table-cell office:value-type="float" office:value="-0.017049067023889">
                <text:p>-0.017049067023889</text:p>
              </table:table-cell>
              <table:table-cell office:value-type="float" office:value="-0.033797789882745">
                <text:p>-0.0337977898827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288404002969789">
                <text:p>-0.00288404002969789</text:p>
              </table:table-cell>
              <table:table-cell office:value-type="float" office:value="-0.0112519231798182">
                <text:p>-0.0112519231798182</text:p>
              </table:table-cell>
              <table:table-cell office:value-type="float" office:value="-0.0302490013246895">
                <text:p>-0.0302490013246895</text:p>
              </table:table-cell>
              <table:table-cell office:value-type="float" office:value="-0.0290899382950512">
                <text:p>-0.02908993829505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34484840717476">
                <text:p>-0.0134484840717476</text:p>
              </table:table-cell>
              <table:table-cell office:value-type="float" office:value="-0.0197226128307147">
                <text:p>-0.0197226128307147</text:p>
              </table:table-cell>
              <table:table-cell office:value-type="float" office:value="-0.0259532474098886">
                <text:p>-0.0259532474098886</text:p>
              </table:table-cell>
              <table:table-cell office:value-type="float" office:value="-0.0366823740410899">
                <text:p>-0.03668237404108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40286772490686">
                <text:p>-0.0140286772490686</text:p>
              </table:table-cell>
              <table:table-cell office:value-type="float" office:value="-0.0205966567471703">
                <text:p>-0.0205966567471703</text:p>
              </table:table-cell>
              <table:table-cell office:value-type="float" office:value="-0.0304503271309919">
                <text:p>-0.0304503271309919</text:p>
              </table:table-cell>
              <table:table-cell office:value-type="float" office:value="-0.0464252824240784">
                <text:p>-0.046425282424078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family="'Linux Libertine O'" style:font-style-name="Regular" fo:font-size="6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5" style:family="chart" style:data-style-name="N142">
      <style:chart-properties chart:display-label="true" chart:logarithmic="false" chart:minimum="-0.07" chart:maximum="0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chart-properties chart:symbol-type="named-symbol" chart:symbol-name="square" chart:symbol-width="0.75cm" chart:symbol-height="0.75cm" chart:link-data-style-to-source="true"/>
      <style:graphic-properties svg:stroke-width="0.178cm" svg:stroke-color="#009682" draw:fill-color="#009682"/>
      <style:text-properties fo:font-size="10pt" style:font-size-asian="10pt" style:font-size-complex="10pt"/>
    </style:style>
    <style:style style:name="ch8" style:family="chart" style:data-style-name="N142">
      <style:chart-properties chart:symbol-type="named-symbol" chart:symbol-name="arrow-up" chart:symbol-width="0.75cm" chart:symbol-height="0.75cm" chart:link-data-style-to-source="true"/>
      <style:graphic-properties svg:stroke-width="0.178cm" svg:stroke-color="#df9b1b" draw:fill-color="#df9b1b"/>
      <style:text-properties fo:font-size="10pt" style:font-size-asian="10pt" style:font-size-complex="10pt"/>
    </style:style>
    <style:style style:name="ch9" style:family="chart" style:data-style-name="N142">
      <style:chart-properties chart:symbol-type="named-symbol" chart:symbol-name="diamond" chart:symbol-width="0.75cm" chart:symbol-height="0.75cm" chart:link-data-style-to-source="true"/>
      <style:graphic-properties svg:stroke-width="0.178cm" svg:stroke-color="#4664aa" draw:fill-color="#4664aa"/>
      <style:text-properties fo:font-size="10pt" style:font-size-asian="10pt" style:font-size-complex="10pt"/>
    </style:style>
    <style:style style:name="ch10" style:family="chart" style:data-style-name="N142">
      <style:chart-properties chart:symbol-type="named-symbol" chart:symbol-name="arrow-down" chart:symbol-width="0.75cm" chart:symbol-height="0.75cm" chart:link-data-style-to-source="true"/>
      <style:graphic-properties svg:stroke-width="0.178cm" svg:stroke-color="#a22223" draw:fill-color="#a2222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7.325cm" svg:height="26.491cm" xlink:href=".." xlink:type="simple" chart:class="chart:line" chart:style-name="ch1">
        <chart:legend chart:legend-position="bottom" svg:x="0cm" svg:y="20.351cm" style:legend-expansion="custom" svg:width="67.323cm" svg:height="6.139cm" style:legend-expansion-aspect-ratio="10.9664440462616" chart:style-name="ch2"/>
        <chart:plot-area chart:style-name="ch3" svg:x="7.02cm" svg:y="3.282cm" svg:width="57.895cm" svg:height="9.061cm">
          <chart:coordinate-region svg:x="12.389cm" svg:y="5.817cm" svg:width="52.033cm" svg:height="5.309cm"/>
          <chart:axis chart:dimension="x" chart:name="primary-x" chart:style-name="ch4" chartooo:axis-type="auto">
            <chartooo:date-scale/>
            <chart:categories table:cell-range-address="'Requirements-as-Context'.N82:'Requirements-as-Context'.N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quirements-as-Context'.AS70:'Requirements-as-Context'.AS74" chart:label-cell-address="'Requirements-as-Context'.M82:'Requirements-as-Context'.M82" chart:class="chart:line">
            <chart:data-point chart:repeated="5"/>
          </chart:series>
          <chart:series chart:style-name="ch8" chart:values-cell-range-address="'Requirements-as-Context'.AS88:'Requirements-as-Context'.AS92" chart:label-cell-address="'Requirements-as-Context'.B76:'Requirements-as-Context'.B76" chart:class="chart:line">
            <chart:data-point chart:repeated="5"/>
          </chart:series>
          <chart:series chart:style-name="ch9" chart:values-cell-range-address="'Requirements-as-Context'.AS76:'Requirements-as-Context'.AS80" chart:label-cell-address="'Requirements-as-Context'.M71:'Requirements-as-Context'.M71" chart:class="chart:line">
            <chart:data-point chart:repeated="5"/>
          </chart:series>
          <chart:series chart:style-name="ch10" chart:values-cell-range-address="'Requirements-as-Context'.AS82:'Requirements-as-Context'.AS86" chart:label-cell-address="'Requirements-as-Context'.B71:'Requirements-as-Context'.B7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ce-to-source</text:p>
                <draw:g>
                  <svg:desc>'Requirements-as-Context'.M82:'Requirements-as-Context'.M82</svg:desc>
                </draw:g>
              </table:table-cell>
              <table:table-cell office:value-type="string">
                <text:p>target-to-source</text:p>
                <draw:g>
                  <svg:desc>'Requirements-as-Context'.B76:'Requirements-as-Context'.B76</svg:desc>
                </draw:g>
              </table:table-cell>
              <table:table-cell office:value-type="string">
                <text:p>target-to-target</text:p>
                <draw:g>
                  <svg:desc>'Requirements-as-Context'.M71:'Requirements-as-Context'.M71</svg:desc>
                </draw:g>
              </table:table-cell>
              <table:table-cell office:value-type="string">
                <text:p>source-to-target</text:p>
                <draw:g>
                  <svg:desc>'Requirements-as-Context'.B71:'Requirements-as-Context'.B7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N82:'Requirements-as-Context'.N86</svg:desc>
                </draw:g>
              </table:table-cell>
              <table:table-cell office:value-type="float" office:value="-0.0383081686380761">
                <text:p>-0.0383081686380761</text:p>
                <draw:g>
                  <svg:desc>'Requirements-as-Context'.AS70:'Requirements-as-Context'.AS74</svg:desc>
                </draw:g>
              </table:table-cell>
              <table:table-cell office:value-type="float" office:value="-0.0496098418276616">
                <text:p>-0.0496098418276616</text:p>
                <draw:g>
                  <svg:desc>'Requirements-as-Context'.AS88:'Requirements-as-Context'.AS92</svg:desc>
                </draw:g>
              </table:table-cell>
              <table:table-cell office:value-type="float" office:value="-0.0274924221501855">
                <text:p>-0.0274924221501855</text:p>
                <draw:g>
                  <svg:desc>'Requirements-as-Context'.AS76:'Requirements-as-Context'.AS80</svg:desc>
                </draw:g>
              </table:table-cell>
              <table:table-cell office:value-type="float" office:value="-0.0553587631542281">
                <text:p>-0.0553587631542281</text:p>
                <draw:g>
                  <svg:desc>'Requirements-as-Context'.AS82:'Requirements-as-Context'.AS8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355005303266451">
                <text:p>-0.0355005303266451</text:p>
              </table:table-cell>
              <table:table-cell office:value-type="float" office:value="-0.0562157936894125">
                <text:p>-0.0562157936894125</text:p>
              </table:table-cell>
              <table:table-cell office:value-type="float" office:value="-0.0312566764620558">
                <text:p>-0.0312566764620558</text:p>
              </table:table-cell>
              <table:table-cell office:value-type="float" office:value="-0.0503271634166761">
                <text:p>-0.05032716341667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272356581180138">
                <text:p>-0.0272356581180138</text:p>
              </table:table-cell>
              <table:table-cell office:value-type="float" office:value="-0.0350134527675489">
                <text:p>-0.0350134527675489</text:p>
              </table:table-cell>
              <table:table-cell office:value-type="float" office:value="-0.0436667748545543">
                <text:p>-0.0436667748545543</text:p>
              </table:table-cell>
              <table:table-cell office:value-type="float" office:value="-0.0425169532206968">
                <text:p>-0.0425169532206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328967100330677">
                <text:p>-0.0328967100330677</text:p>
              </table:table-cell>
              <table:table-cell office:value-type="float" office:value="-0.0421044099715343">
                <text:p>-0.0421044099715343</text:p>
              </table:table-cell>
              <table:table-cell office:value-type="float" office:value="-0.0367451594216712">
                <text:p>-0.0367451594216712</text:p>
              </table:table-cell>
              <table:table-cell office:value-type="float" office:value="-0.0427257795040297">
                <text:p>-0.04272577950402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363480816620401">
                <text:p>-0.0363480816620401</text:p>
              </table:table-cell>
              <table:table-cell office:value-type="float" office:value="-0.0387053697583988">
                <text:p>-0.0387053697583988</text:p>
              </table:table-cell>
              <table:table-cell office:value-type="float" office:value="-0.0388868188881324">
                <text:p>-0.0388868188881324</text:p>
              </table:table-cell>
              <table:table-cell office:value-type="float" office:value="-0.0639585638270335">
                <text:p>-0.063958563827033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278cm" chart:style-name="ch6">
              <text:p><text:span text:style-name="T2">F1</text:span></text:p>
            </chart:title>
            <chart:grid chart:style-name="ch7" chart:class="major"/>
          </chart:axis>
          <chart:series chart:style-name="ch8" chart:values-cell-range-address="'Paraphrased-Requirements'.F2:'Paraphrased-Requirements'.F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F10:'Paraphrased-Requirements'.F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F18:'Paraphrased-Requirements'.F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F26:'Paraphrased-Requirements'.F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F34:'Paraphrased-Requirements'.F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58139534883721">
                <text:p>0.558139534883721</text:p>
                <draw:g>
                  <svg:desc>'Paraphrased-Requirements'.F2:'Paraphrased-Requirements'.F7</svg:desc>
                </draw:g>
              </table:table-cell>
              <table:table-cell office:value-type="float" office:value="0.538461538461538">
                <text:p>0.538461538461538</text:p>
                <draw:g>
                  <svg:desc>'Paraphrased-Requirements'.F10:'Paraphrased-Requirements'.F15</svg:desc>
                </draw:g>
              </table:table-cell>
              <table:table-cell office:value-type="float" office:value="0.578740157480315">
                <text:p>0.578740157480315</text:p>
                <draw:g>
                  <svg:desc>'Paraphrased-Requirements'.F18:'Paraphrased-Requirements'.F23</svg:desc>
                </draw:g>
              </table:table-cell>
              <table:table-cell office:value-type="float" office:value="0.285714285714286">
                <text:p>0.285714285714286</text:p>
                <draw:g>
                  <svg:desc>'Paraphrased-Requirements'.F26:'Paraphrased-Requirements'.F31</svg:desc>
                </draw:g>
              </table:table-cell>
              <table:table-cell office:value-type="float" office:value="0.576158940397351">
                <text:p>0.576158940397351</text:p>
                <draw:g>
                  <svg:desc>'Paraphrased-Requirements'.F34:'Paraphrased-Requirements'.F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78125">
                <text:p>0.578125</text:p>
              </table:table-cell>
              <table:table-cell office:value-type="float" office:value="0.560747663551402">
                <text:p>0.560747663551402</text:p>
              </table:table-cell>
              <table:table-cell office:value-type="float" office:value="0.563600782778865">
                <text:p>0.563600782778865</text:p>
              </table:table-cell>
              <table:table-cell office:value-type="float" office:value="0.25">
                <text:p>0.25</text:p>
              </table:table-cell>
              <table:table-cell office:value-type="float" office:value="0.571428571428572">
                <text:p>0.5714285714285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8125">
                <text:p>0.578125</text:p>
              </table:table-cell>
              <table:table-cell office:value-type="float" office:value="0.581818181818182">
                <text:p>0.581818181818182</text:p>
              </table:table-cell>
              <table:table-cell office:value-type="float" office:value="0.571992110453649">
                <text:p>0.571992110453649</text:p>
              </table:table-cell>
              <table:table-cell office:value-type="float" office:value="0.25">
                <text:p>0.25</text:p>
              </table:table-cell>
              <table:table-cell office:value-type="float" office:value="0.576051779935275">
                <text:p>0.5760517799352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73643410852713">
                <text:p>0.573643410852713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70866141732283">
                <text:p>0.570866141732283</text:p>
              </table:table-cell>
              <table:table-cell office:value-type="float" office:value="0.25">
                <text:p>0.25</text:p>
              </table:table-cell>
              <table:table-cell office:value-type="float" office:value="0.579804560260586">
                <text:p>0.5798045602605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643410852713">
                <text:p>0.573643410852713</text:p>
              </table:table-cell>
              <table:table-cell office:value-type="float" office:value="0.576576576576577">
                <text:p>0.576576576576577</text:p>
              </table:table-cell>
              <table:table-cell office:value-type="float" office:value="0.567514677103718">
                <text:p>0.567514677103718</text:p>
              </table:table-cell>
              <table:table-cell office:value-type="float" office:value="0.25">
                <text:p>0.25</text:p>
              </table:table-cell>
              <table:table-cell office:value-type="float" office:value="0.577922077922078">
                <text:p>0.5779220779220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73643410852713">
                <text:p>0.573643410852713</text:p>
              </table:table-cell>
              <table:table-cell office:value-type="float" office:value="0.576576576576577">
                <text:p>0.576576576576577</text:p>
              </table:table-cell>
              <table:table-cell office:value-type="float" office:value="0.5703125">
                <text:p>0.5703125</text:p>
              </table:table-cell>
              <table:table-cell office:value-type="float" office:value="0.25">
                <text:p>0.25</text:p>
              </table:table-cell>
              <table:table-cell office:value-type="float" office:value="0.576051779935275">
                <text:p>0.576051779935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14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2cm" svg:y="0.206cm" svg:width="11.284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4.93cm" svg:y="7.596cm" chart:style-name="ch5">
              <text:p><text:span text:style-name="T1">Examples - target-to-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04cm" svg:y="4.278cm" chart:style-name="ch7">
              <text:p><text:span text:style-name="T1">F2</text:span></text:p>
            </chart:title>
            <chart:grid chart:style-name="ch8" chart:class="major"/>
          </chart:axis>
          <chart:series chart:style-name="ch9" chart:values-cell-range-address="'Requirements-as-Context'.G76:'Requirements-as-Context'.G80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G86:'Requirements-as-Context'.G90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G96:'Requirements-as-Context'.G100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G106:'Requirements-as-Context'.G110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G116:'Requirements-as-Context'.G120" chart:label-cell-address="'Requirements-as-Context'.A51:'Requirements-as-Context'.A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531914893617021">
                <text:p>0.531914893617021</text:p>
                <draw:g>
                  <svg:desc>'Requirements-as-Context'.G76:'Requirements-as-Context'.G80</svg:desc>
                </draw:g>
              </table:table-cell>
              <table:table-cell office:value-type="float" office:value="0.5">
                <text:p>0.5</text:p>
                <draw:g>
                  <svg:desc>'Requirements-as-Context'.G86:'Requirements-as-Context'.G90</svg:desc>
                </draw:g>
              </table:table-cell>
              <table:table-cell office:value-type="float" office:value="0.57832422586521">
                <text:p>0.57832422586521</text:p>
                <draw:g>
                  <svg:desc>'Requirements-as-Context'.G96:'Requirements-as-Context'.G100</svg:desc>
                </draw:g>
              </table:table-cell>
              <table:table-cell office:value-type="float" office:value="0.141242937853107">
                <text:p>0.141242937853107</text:p>
                <draw:g>
                  <svg:desc>'Requirements-as-Context'.G106:'Requirements-as-Context'.G110</svg:desc>
                </draw:g>
              </table:table-cell>
              <table:table-cell office:value-type="float" office:value="0.592203898050975">
                <text:p>0.592203898050975</text:p>
                <draw:g>
                  <svg:desc>'Requirements-as-Context'.G116:'Requirements-as-Context'.G1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16717325227963">
                <text:p>0.516717325227963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570255474452555">
                <text:p>0.57025547445255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569715142428786">
                <text:p>0.5697151424287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60606060606061">
                <text:p>0.560606060606061</text:p>
              </table:table-cell>
              <table:table-cell office:value-type="float" office:value="0.524017467248908">
                <text:p>0.524017467248908</text:p>
              </table:table-cell>
              <table:table-cell office:value-type="float" office:value="0.579185520361991">
                <text:p>0.579185520361991</text:p>
              </table:table-cell>
              <table:table-cell office:value-type="float" office:value="0.168539325842696">
                <text:p>0.168539325842696</text:p>
              </table:table-cell>
              <table:table-cell office:value-type="float" office:value="0.584319526627219">
                <text:p>0.5843195266272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2168674698795">
                <text:p>0.542168674698795</text:p>
              </table:table-cell>
              <table:table-cell office:value-type="float" office:value="0.482456140350877">
                <text:p>0.482456140350877</text:p>
              </table:table-cell>
              <table:table-cell office:value-type="float" office:value="0.609318996415771">
                <text:p>0.609318996415771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0.577777777777778">
                <text:p>0.5777777777777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28700906344411">
                <text:p>0.528700906344411</text:p>
              </table:table-cell>
              <table:table-cell office:value-type="float" office:value="0.54585152838428">
                <text:p>0.54585152838428</text:p>
              </table:table-cell>
              <table:table-cell office:value-type="float" office:value="0.580357142857143">
                <text:p>0.580357142857143</text:p>
              </table:table-cell>
              <table:table-cell office:value-type="float" office:value="0.141242937853107">
                <text:p>0.141242937853107</text:p>
              </table:table-cell>
              <table:table-cell office:value-type="float" office:value="0.602055800293686">
                <text:p>0.60205580029368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5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75cm" chart:symbol-height="0.75cm" chart:link-data-style-to-source="false"/>
      <style:graphic-properties svg:stroke-width="0.178cm" svg:stroke-color="#df9b1b" draw:fill-color="#df9b1b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75cm" chart:symbol-height="0.75cm" chart:link-data-style-to-source="false"/>
      <style:graphic-properties svg:stroke-width="0.178cm" svg:stroke-color="#4664aa" draw:fill-color="#4664aa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75cm" chart:symbol-height="0.75cm" chart:link-data-style-to-source="false"/>
      <style:graphic-properties svg:stroke-width="0.178cm" svg:stroke-color="#a22223" draw:fill-color="#a2222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75cm" chart:symbol-height="0.75cm" chart:link-data-style-to-source="false"/>
      <style:graphic-properties svg:stroke-width="0.178cm" svg:stroke-color="#009682" draw:fill-color="#00968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75cm" chart:symbol-height="0.75cm" chart:link-data-style-to-source="false"/>
      <style:graphic-properties svg:stroke-width="0.178cm" svg:stroke-color="#23a1e0" draw:fill-color="#23a1e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family="'Linux Libertine O'" style:font-style-name="Regular" fo:font-size="75pt"/>
    </style:style>
    <style:style style:name="T2" style:family="text">
      <style:text-properties style:text-position="0% 100%" fo:font-family="'Linux Libertine O'" style:font-style-name="Regular" fo:font-size="60pt" style:letter-kerning="false" style:font-size-asian="9pt" style:font-size-complex="9pt"/>
    </style:style>
  </office:automatic-styles>
  <office:body>
    <office:chart>
      <chart:chart svg:width="47.223cm" svg:height="36.728cm" xlink:href=".." xlink:type="simple" chart:class="chart:line" chart:style-name="ch1">
        <chart:title svg:x="15.385cm" svg:y="0.226cm" chart:style-name="ch2">
          <text:p><text:span text:style-name="T1">source-to-target</text:span></text:p>
        </chart:title>
        <chart:plot-area chart:style-name="ch3" svg:x="4.325cm" svg:y="4.113cm" svg:width="39.94cm" svg:height="28.013cm">
          <chart:coordinate-region svg:x="7.01cm" svg:y="5.332cm" svg:width="36.761cm" svg:height="24.11cm"/>
          <chart:axis chart:dimension="x" chart:name="primary-x" chart:style-name="ch4" chartooo:axis-type="auto">
            <chartooo:date-scale/>
            <chart:title svg:x="12.002cm" svg:y="32.313cm" chart:style-name="ch2">
              <text:p><text:span text:style-name="T2">Number of context elements (n)</text:span></text:p>
            </chart:title>
            <chart:categories table:cell-range-address="'Requirements-as-Context'.C3:'Requirements-as-Context'.C7"/>
          </chart:axis>
          <chart:axis chart:dimension="y" chart:name="primary-y" chart:style-name="ch5">
            <chart:title svg:x="0cm" svg:y="19.506cm" chart:style-name="ch6">
              <text:p><text:span text:style-name="T2">F2</text:span></text:p>
            </chart:title>
            <chart:grid chart:style-name="ch7" chart:class="major"/>
          </chart:axis>
          <chart:series chart:style-name="ch8" chart:values-cell-range-address="'Requirements-as-Context'.G71:'Requirements-as-Context'.G75" chart:label-cell-address="'Requirements-as-Context'.A2:'Requirements-as-Context'.A2" chart:class="chart:line">
            <chart:data-point chart:repeated="5"/>
          </chart:series>
          <chart:series chart:style-name="ch9" chart:values-cell-range-address="'Requirements-as-Context'.G81:'Requirements-as-Context'.G85" chart:label-cell-address="'Requirements-as-Context'.A18:'Requirements-as-Context'.A18" chart:class="chart:line">
            <chart:data-point chart:repeated="5"/>
          </chart:series>
          <chart:series chart:style-name="ch10" chart:values-cell-range-address="'Requirements-as-Context'.G91:'Requirements-as-Context'.G95" chart:label-cell-address="'Requirements-as-Context'.A29:'Requirements-as-Context'.A29" chart:class="chart:line">
            <chart:data-point chart:repeated="5"/>
          </chart:series>
          <chart:series chart:style-name="ch11" chart:values-cell-range-address="'Requirements-as-Context'.G101:'Requirements-as-Context'.G105" chart:label-cell-address="'Requirements-as-Context'.A40:'Requirements-as-Context'.A40" chart:class="chart:line">
            <chart:data-point chart:repeated="5"/>
          </chart:series>
          <chart:series chart:style-name="ch12" chart:values-cell-range-address="'Requirements-as-Context'.G111:'Requirements-as-Context'.G115" chart:label-cell-address="'Requirements-as-Context'.A51:'Requirements-as-Context'.A5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516717325227963">
                <text:p>0.516717325227963</text:p>
                <draw:g>
                  <svg:desc>'Requirements-as-Context'.G71:'Requirements-as-Context'.G75</svg:desc>
                </draw:g>
              </table:table-cell>
              <table:table-cell office:value-type="float" office:value="0.529661016949153">
                <text:p>0.529661016949153</text:p>
                <draw:g>
                  <svg:desc>'Requirements-as-Context'.G81:'Requirements-as-Context'.G85</svg:desc>
                </draw:g>
              </table:table-cell>
              <table:table-cell office:value-type="float" office:value="0.570530098831986">
                <text:p>0.570530098831986</text:p>
                <draw:g>
                  <svg:desc>'Requirements-as-Context'.G91:'Requirements-as-Context'.G95</svg:desc>
                </draw:g>
              </table:table-cell>
              <table:table-cell office:value-type="float" office:value="0.114942528735632">
                <text:p>0.114942528735632</text:p>
                <draw:g>
                  <svg:desc>'Requirements-as-Context'.G101:'Requirements-as-Context'.G105</svg:desc>
                </draw:g>
              </table:table-cell>
              <table:table-cell office:value-type="float" office:value="0.583090379008746">
                <text:p>0.583090379008746</text:p>
                <draw:g>
                  <svg:desc>'Requirements-as-Context'.G111:'Requirements-as-Context'.G1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0606060606061">
                <text:p>0.560606060606061</text:p>
              </table:table-cell>
              <table:table-cell office:value-type="float" office:value="0.531914893617022">
                <text:p>0.531914893617022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0877192982456141">
                <text:p>0.0877192982456141</text:p>
              </table:table-cell>
              <table:table-cell office:value-type="float" office:value="0.584319526627219">
                <text:p>0.5843195266272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1914893617021">
                <text:p>0.531914893617021</text:p>
              </table:table-cell>
              <table:table-cell office:value-type="float" office:value="0.564853556485356">
                <text:p>0.564853556485356</text:p>
              </table:table-cell>
              <table:table-cell office:value-type="float" office:value="0.57899461400359">
                <text:p>0.57899461400359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589101620029455">
                <text:p>0.5891016200294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7112462006079">
                <text:p>0.547112462006079</text:p>
              </table:table-cell>
              <table:table-cell office:value-type="float" office:value="0.576131687242798">
                <text:p>0.576131687242798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0867052023121388">
                <text:p>0.0867052023121388</text:p>
              </table:table-cell>
              <table:table-cell office:value-type="float" office:value="0.578871201157742">
                <text:p>0.5788712011577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53892215568863">
                <text:p>0.55389221556886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42624521072797">
                <text:p>0.42624521072797</text:p>
              </table:table-cell>
              <table:table-cell office:value-type="float" office:value="0.142045454545454">
                <text:p>0.142045454545454</text:p>
              </table:table-cell>
              <table:table-cell office:value-type="float" office:value="0.578330893118595">
                <text:p>0.57833089311859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5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75cm" chart:symbol-height="0.75cm" chart:link-data-style-to-source="false"/>
      <style:graphic-properties svg:stroke-width="0.178cm" svg:stroke-color="#df9b1b" draw:fill-color="#df9b1b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75cm" chart:symbol-height="0.75cm" chart:link-data-style-to-source="false"/>
      <style:graphic-properties svg:stroke-width="0.178cm" svg:stroke-color="#4664aa" draw:fill-color="#4664aa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75cm" chart:symbol-height="0.75cm" chart:link-data-style-to-source="false"/>
      <style:graphic-properties svg:stroke-width="0.178cm" svg:stroke-color="#a22223" draw:fill-color="#a22223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75cm" chart:symbol-height="0.75cm"/>
    </style:style>
    <style:style style:name="ch12" style:family="chart" style:data-style-name="N0">
      <style:chart-properties chart:symbol-type="named-symbol" chart:symbol-name="circle" chart:symbol-width="0.75cm" chart:symbol-height="0.75cm" chart:link-data-style-to-source="false"/>
      <style:graphic-properties svg:stroke-width="0.178cm" svg:stroke-color="#009682" draw:fill-color="#009682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75cm" chart:symbol-height="0.75cm" chart:link-data-style-to-source="false"/>
      <style:graphic-properties svg:stroke-width="0.178cm" svg:stroke-color="#23a1e0" draw:fill-color="#23a1e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family="'Linux Libertine O'" style:font-style-name="Regular" fo:font-size="75pt"/>
    </style:style>
    <style:style style:name="T2" style:family="text">
      <style:text-properties style:text-position="0% 100%" fo:font-family="'Linux Libertine O'" style:font-style-name="Regular" fo:font-size="60pt" style:letter-kerning="false" style:font-size-asian="9pt" style:font-size-complex="9pt"/>
    </style:style>
  </office:automatic-styles>
  <office:body>
    <office:chart>
      <chart:chart svg:width="47.095cm" svg:height="37.231cm" xlink:href=".." xlink:type="simple" chart:class="chart:line" chart:style-name="ch1">
        <chart:title svg:x="14.025cm" svg:y="0.224cm" chart:style-name="ch2">
          <text:p><text:span text:style-name="T1">source-to-source</text:span></text:p>
        </chart:title>
        <chart:plot-area chart:style-name="ch3" svg:x="4.377cm" svg:y="4.28cm" svg:width="39.758cm" svg:height="28.372cm">
          <chart:coordinate-region svg:x="7.062cm" svg:y="5.498cm" svg:width="36.579cm" svg:height="24.47cm"/>
          <chart:axis chart:dimension="x" chart:name="primary-x" chart:style-name="ch4" chartooo:axis-type="auto">
            <chartooo:date-scale/>
            <chart:title svg:x="11.982cm" svg:y="32.423cm" chart:style-name="ch2">
              <text:p><text:span text:style-name="T2">Number of context elements (n)</text:span></text:p>
            </chart:title>
            <chart:categories table:cell-range-address="'Requirements-as-Context'.C3:'Requirements-as-Context'.C7"/>
          </chart:axis>
          <chart:axis chart:dimension="y" chart:name="primary-y" chart:style-name="ch5">
            <chart:title svg:x="0cm" svg:y="19.853cm" chart:style-name="ch6">
              <text:p><text:span text:style-name="T2">F2</text:span></text:p>
            </chart:title>
            <chart:grid chart:style-name="ch7" chart:class="major"/>
          </chart:axis>
          <chart:series chart:style-name="ch8" chart:values-cell-range-address="'Requirements-as-Context'.R82:'Requirements-as-Context'.R86" chart:label-cell-address="'Requirements-as-Context'.A2:'Requirements-as-Context'.A2" chart:class="chart:line">
            <chart:data-point chart:repeated="5"/>
          </chart:series>
          <chart:series chart:style-name="ch9" chart:values-cell-range-address="'Requirements-as-Context'.R92:'Requirements-as-Context'.R96" chart:label-cell-address="'Requirements-as-Context'.A18:'Requirements-as-Context'.A18" chart:class="chart:line">
            <chart:data-point chart:repeated="5"/>
          </chart:series>
          <chart:series chart:style-name="ch10" chart:values-cell-range-address="'Requirements-as-Context'.R102:'Requirements-as-Context'.R106" chart:label-cell-address="'Requirements-as-Context'.A29:'Requirements-as-Context'.A29" chart:class="chart:line">
            <chart:data-point chart:repeated="3"/>
            <chart:data-point chart:style-name="ch11"/>
            <chart:data-point/>
          </chart:series>
          <chart:series chart:style-name="ch12" chart:values-cell-range-address="'Requirements-as-Context'.Q112:'Requirements-as-Context'.Q116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R122:'Requirements-as-Context'.R126" chart:label-cell-address="'Requirements-as-Context'.A51:'Requirements-as-Context'.A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557228915662651">
                <text:p>0.557228915662651</text:p>
                <draw:g>
                  <svg:desc>'Requirements-as-Context'.R82:'Requirements-as-Context'.R86</svg:desc>
                </draw:g>
              </table:table-cell>
              <table:table-cell office:value-type="float" office:value="0.508849557522124">
                <text:p>0.508849557522124</text:p>
                <draw:g>
                  <svg:desc>'Requirements-as-Context'.R92:'Requirements-as-Context'.R96</svg:desc>
                </draw:g>
              </table:table-cell>
              <table:table-cell office:value-type="float" office:value="0.608348134991119">
                <text:p>0.608348134991119</text:p>
                <draw:g>
                  <svg:desc>'Requirements-as-Context'.R102:'Requirements-as-Context'.R106</svg:desc>
                </draw:g>
              </table:table-cell>
              <table:table-cell office:value-type="float" office:value="0.196078431372549">
                <text:p>0.196078431372549</text:p>
                <draw:g>
                  <svg:desc>'Requirements-as-Context'.Q112:'Requirements-as-Context'.Q116</svg:desc>
                </draw:g>
              </table:table-cell>
              <table:table-cell office:value-type="float" office:value="0.582089552238806">
                <text:p>0.582089552238806</text:p>
                <draw:g>
                  <svg:desc>'Requirements-as-Context'.R122:'Requirements-as-Context'.R1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58912386706949">
                <text:p>0.558912386706949</text:p>
              </table:table-cell>
              <table:table-cell office:value-type="float" office:value="0.52863436123348">
                <text:p>0.52863436123348</text:p>
              </table:table-cell>
              <table:table-cell office:value-type="float" office:value="0.587703435804702">
                <text:p>0.58770343580470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596125186289121">
                <text:p>0.5961251862891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3892215568863">
                <text:p>0.553892215568863</text:p>
              </table:table-cell>
              <table:table-cell office:value-type="float" office:value="0.497835497835498">
                <text:p>0.497835497835498</text:p>
              </table:table-cell>
              <table:table-cell office:value-type="float" office:value="0.6">
                <text:p>0.6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603829160530191">
                <text:p>0.6038291605301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2168674698795">
                <text:p>0.542168674698795</text:p>
              </table:table-cell>
              <table:table-cell office:value-type="float" office:value="0.493562231759656">
                <text:p>0.493562231759656</text:p>
              </table:table-cell>
              <table:table-cell office:value-type="float" office:value="0.583259127337489">
                <text:p>0.583259127337489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609397944199706">
                <text:p>0.6093979441997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380664652568">
                <text:p>0.5438066465256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610961365678347">
                <text:p>0.61096136567834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602941176470588">
                <text:p>0.60294117647058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14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2cm" svg:y="0.206cm" svg:width="11.284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4.933cm" svg:y="8.095cm" chart:style-name="ch5">
              <text:p><text:span text:style-name="T1">Examples - target-to-target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04cm" svg:y="4.278cm" chart:style-name="ch7">
              <text:p><text:span text:style-name="T1">F2</text:span></text:p>
            </chart:title>
            <chart:grid chart:style-name="ch8" chart:class="major"/>
          </chart:axis>
          <chart:series chart:style-name="ch9" chart:values-cell-range-address="'Requirements-as-Context'.R72:'Requirements-as-Context'.R76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R87:'Requirements-as-Context'.R91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R97:'Requirements-as-Context'.R101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Q107:'Requirements-as-Context'.Q111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R117:'Requirements-as-Context'.R121" chart:label-cell-address="'Requirements-as-Context'.A51:'Requirements-as-Context'.A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54380664652568">
                <text:p>0.54380664652568</text:p>
                <draw:g>
                  <svg:desc>'Requirements-as-Context'.R72:'Requirements-as-Context'.R76</svg:desc>
                </draw:g>
              </table:table-cell>
              <table:table-cell office:value-type="float" office:value="0.55793991416309">
                <text:p>0.55793991416309</text:p>
                <draw:g>
                  <svg:desc>'Requirements-as-Context'.R87:'Requirements-as-Context'.R91</svg:desc>
                </draw:g>
              </table:table-cell>
              <table:table-cell office:value-type="float" office:value="0.601976639712489">
                <text:p>0.601976639712489</text:p>
                <draw:g>
                  <svg:desc>'Requirements-as-Context'.R97:'Requirements-as-Context'.R101</svg:desc>
                </draw:g>
              </table:table-cell>
              <table:table-cell office:value-type="float" office:value="0.188679245283019">
                <text:p>0.188679245283019</text:p>
                <draw:g>
                  <svg:desc>'Requirements-as-Context'.Q107:'Requirements-as-Context'.Q111</svg:desc>
                </draw:g>
              </table:table-cell>
              <table:table-cell office:value-type="float" office:value="0.60850439882698">
                <text:p>0.60850439882698</text:p>
                <draw:g>
                  <svg:desc>'Requirements-as-Context'.R117:'Requirements-as-Context'.R1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36789487635854">
                <text:p>0.536789487635854</text:p>
              </table:table-cell>
              <table:table-cell office:value-type="float" office:value="0.569620253164557">
                <text:p>0.569620253164557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607613469985359">
                <text:p>0.6076134699853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8292682926829">
                <text:p>0.518292682926829</text:p>
              </table:table-cell>
              <table:table-cell office:value-type="float" office:value="0.550847457627119">
                <text:p>0.550847457627119</text:p>
              </table:table-cell>
              <table:table-cell office:value-type="float" office:value="0.58170515097691">
                <text:p>0.58170515097691</text:p>
              </table:table-cell>
              <table:table-cell office:value-type="float" office:value="0.156862745098039">
                <text:p>0.156862745098039</text:p>
              </table:table-cell>
              <table:table-cell office:value-type="float" office:value="0.607613469985359">
                <text:p>0.6076134699853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7112462006079">
                <text:p>0.547112462006079</text:p>
              </table:table-cell>
              <table:table-cell office:value-type="float" office:value="0.572033898305085">
                <text:p>0.572033898305085</text:p>
              </table:table-cell>
              <table:table-cell office:value-type="float" office:value="0.574866310160427">
                <text:p>0.57486631016042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59971098265896">
                <text:p>0.599710982658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8780487804878">
                <text:p>0.548780487804878</text:p>
              </table:table-cell>
              <table:table-cell office:value-type="float" office:value="0.530612244897959">
                <text:p>0.530612244897959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16">
                <text:p>0.16</text:p>
              </table:table-cell>
              <table:table-cell office:value-type="float" office:value="0.604956268221574">
                <text:p>0.60495626822157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nux Libertine O'" style:font-style-name="Regular" fo:font-size="6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5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nux Libertine O'" style:font-style-name="Regular" fo:font-size="6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75cm" chart:symbol-height="0.75cm" chart:link-data-style-to-source="false"/>
      <style:graphic-properties svg:stroke-width="0.178cm" svg:stroke-color="#23a1e0" draw:fill-color="#23a1e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75cm" chart:symbol-height="0.75cm" chart:link-data-style-to-source="false"/>
      <style:graphic-properties svg:stroke-width="0.178cm" svg:stroke-color="#a22223" draw:fill-color="#a2222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75cm" chart:symbol-height="0.75cm" chart:link-data-style-to-source="false"/>
      <style:graphic-properties svg:stroke-width="0.178cm" svg:stroke-color="#df9b1b" draw:fill-color="#df9b1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75cm" chart:symbol-height="0.75cm" chart:link-data-style-to-source="false"/>
      <style:graphic-properties svg:stroke-width="0.178cm" svg:stroke-color="#4664aa" draw:fill-color="#4664a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75cm" chart:symbol-height="0.75cm" chart:link-data-style-to-source="false"/>
      <style:graphic-properties svg:stroke-width="0.178cm" svg:stroke-color="#009682" draw:fill-color="#00968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8.171cm" svg:height="21.546cm" xlink:href=".." xlink:type="simple" chart:class="chart:line" chart:style-name="ch1">
        <chart:legend chart:legend-position="bottom" svg:x="0cm" svg:y="15.406cm" style:legend-expansion="custom" svg:width="68.17cm" svg:height="6.139cm" style:legend-expansion-aspect-ratio="11.1044143997394" chart:style-name="ch2"/>
        <chart:plot-area chart:style-name="ch3" svg:x="7.634cm" svg:y="3.128cm" svg:width="56.05cm" svg:height="4.392cm">
          <chart:coordinate-region svg:x="12.288cm" svg:y="3.128cm" svg:width="50.902cm" svg:height="1.708cm"/>
          <chart:axis chart:dimension="x" chart:name="primary-x" chart:style-name="ch4" chartooo:axis-type="auto">
            <chartooo:date-scale/>
            <chart:categories table:cell-range-address="'Requirements-as-Context'.C3:'Requirements-as-Context'.C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quirements-as-Context'.G111:'Requirements-as-Context'.G115" chart:label-cell-address="'Requirements-as-Context'.A51:'Requirements-as-Context'.A51" chart:class="chart:line">
            <chart:data-point chart:repeated="5"/>
          </chart:series>
          <chart:series chart:style-name="ch8" chart:values-cell-range-address="'Requirements-as-Context'.G91:'Requirements-as-Context'.G95" chart:label-cell-address="'Requirements-as-Context'.A29:'Requirements-as-Context'.A29" chart:class="chart:line">
            <chart:data-point chart:repeated="5"/>
          </chart:series>
          <chart:series chart:style-name="ch9" chart:values-cell-range-address="'Requirements-as-Context'.G71:'Requirements-as-Context'.G75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G81:'Requirements-as-Context'.G85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G101:'Requirements-as-Context'.G105" chart:label-cell-address="'Requirements-as-Context'.A40:'Requirements-as-Context'.A4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583090379008746">
                <text:p>0.583090379008746</text:p>
                <draw:g>
                  <svg:desc>'Requirements-as-Context'.G111:'Requirements-as-Context'.G115</svg:desc>
                </draw:g>
              </table:table-cell>
              <table:table-cell office:value-type="float" office:value="0.570530098831986">
                <text:p>0.570530098831986</text:p>
                <draw:g>
                  <svg:desc>'Requirements-as-Context'.G91:'Requirements-as-Context'.G95</svg:desc>
                </draw:g>
              </table:table-cell>
              <table:table-cell office:value-type="float" office:value="0.516717325227963">
                <text:p>0.516717325227963</text:p>
                <draw:g>
                  <svg:desc>'Requirements-as-Context'.G71:'Requirements-as-Context'.G75</svg:desc>
                </draw:g>
              </table:table-cell>
              <table:table-cell office:value-type="float" office:value="0.529661016949153">
                <text:p>0.529661016949153</text:p>
                <draw:g>
                  <svg:desc>'Requirements-as-Context'.G81:'Requirements-as-Context'.G85</svg:desc>
                </draw:g>
              </table:table-cell>
              <table:table-cell office:value-type="float" office:value="0.114942528735632">
                <text:p>0.114942528735632</text:p>
                <draw:g>
                  <svg:desc>'Requirements-as-Context'.G101:'Requirements-as-Context'.G1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84319526627219">
                <text:p>0.584319526627219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0606060606061">
                <text:p>0.560606060606061</text:p>
              </table:table-cell>
              <table:table-cell office:value-type="float" office:value="0.531914893617022">
                <text:p>0.531914893617022</text:p>
              </table:table-cell>
              <table:table-cell office:value-type="float" office:value="0.0877192982456141">
                <text:p>0.08771929824561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89101620029455">
                <text:p>0.589101620029455</text:p>
              </table:table-cell>
              <table:table-cell office:value-type="float" office:value="0.57899461400359">
                <text:p>0.57899461400359</text:p>
              </table:table-cell>
              <table:table-cell office:value-type="float" office:value="0.531914893617021">
                <text:p>0.531914893617021</text:p>
              </table:table-cell>
              <table:table-cell office:value-type="float" office:value="0.564853556485356">
                <text:p>0.564853556485356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8871201157742">
                <text:p>0.578871201157742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47112462006079">
                <text:p>0.547112462006079</text:p>
              </table:table-cell>
              <table:table-cell office:value-type="float" office:value="0.576131687242798">
                <text:p>0.576131687242798</text:p>
              </table:table-cell>
              <table:table-cell office:value-type="float" office:value="0.0867052023121388">
                <text:p>0.08670520231213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78330893118595">
                <text:p>0.578330893118595</text:p>
              </table:table-cell>
              <table:table-cell office:value-type="float" office:value="0.42624521072797">
                <text:p>0.42624521072797</text:p>
              </table:table-cell>
              <table:table-cell office:value-type="float" office:value="0.553892215568863">
                <text:p>0.55389221556886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42045454545454">
                <text:p>0.14204545454545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left" chart:symbol-width="0.25cm" chart:symbol-height="0.25cm" chart:link-data-style-to-source="true"/>
      <style:graphic-properties svg:stroke-width="0.08cm" svg:stroke-color="#009682" draw:fill-color="#00968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3.804cm" svg:y="0.316cm" chart:style-name="ch2">
          <text:p>Prompt without mode - prompt with mode</text:p>
        </chart:title>
        <chart:legend chart:legend-position="end" svg:x="12.553cm" svg:y="2.956cm" style:legend-expansion="high" chart:style-name="ch3"/>
        <chart:plot-area chart:style-name="ch4" svg:x="0.997cm" svg:y="0.207cm" svg:width="11.207cm" svg:height="7.209cm">
          <chart:coordinate-region svg:x="2.032cm" svg:y="0.406cm" svg:width="10.075cm" svg:height="6.811cm"/>
          <chart:axis chart:dimension="x" chart:name="primary-x" chart:style-name="ch5" chartooo:axis-type="auto">
            <chartooo:date-scale/>
            <chart:title svg:x="5.025cm" svg:y="7.596cm" chart:style-name="ch2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936cm" chart:style-name="ch7">
              <text:p><text:span text:style-name="T2">Delta Precision</text:span></text:p>
            </chart:title>
            <chart:grid chart:style-name="ch8" chart:class="major"/>
          </chart:axis>
          <chart:series chart:style-name="ch9" chart:values-cell-range-address="'Requirements-as-Context'.BH8:'Requirements-as-Context'.BH12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BH18:'Requirements-as-Context'.BH22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BH28:'Requirements-as-Context'.BH32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BH38:'Requirements-as-Context'.BH42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BH48:'Requirements-as-Context'.BH52" chart:label-cell-address="'Requirements-as-Context'.A51:'Requirements-as-Context'.A51" chart:class="chart:line">
            <chart:data-point chart:repeated="5"/>
          </chart:series>
          <chart:series chart:style-name="ch14" chart:values-cell-range-address="'Requirements-as-Context'.BH58:'Requirements-as-Context'.BH62" chart:label-cell-address="'Requirements-as-Context'.BE53:'Requirements-as-Context'.BE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  <table:table-cell office:value-type="string">
                <text:p>Average</text:p>
                <draw:g>
                  <svg:desc>'Requirements-as-Context'.BE53:'Requirements-as-Context'.BE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00402298850574701">
                <text:p>0.00402298850574701</text:p>
                <draw:g>
                  <svg:desc>'Requirements-as-Context'.BH8:'Requirements-as-Context'.BH12</svg:desc>
                </draw:g>
              </table:table-cell>
              <table:table-cell office:value-type="float" office:value="-0.068015347052668">
                <text:p>-0.068015347052668</text:p>
                <draw:g>
                  <svg:desc>'Requirements-as-Context'.BH18:'Requirements-as-Context'.BH22</svg:desc>
                </draw:g>
              </table:table-cell>
              <table:table-cell office:value-type="float" office:value="-0.018757958663924">
                <text:p>-0.018757958663924</text:p>
                <draw:g>
                  <svg:desc>'Requirements-as-Context'.BH28:'Requirements-as-Context'.BH32</svg:desc>
                </draw:g>
              </table:table-cell>
              <table:table-cell office:value-type="float" office:value="0.136363636363636">
                <text:p>0.136363636363636</text:p>
                <draw:g>
                  <svg:desc>'Requirements-as-Context'.BH38:'Requirements-as-Context'.BH42</svg:desc>
                </draw:g>
              </table:table-cell>
              <table:table-cell office:value-type="float" office:value="0.015873015873016">
                <text:p>0.015873015873016</text:p>
                <draw:g>
                  <svg:desc>'Requirements-as-Context'.BH48:'Requirements-as-Context'.BH52</svg:desc>
                </draw:g>
              </table:table-cell>
              <table:table-cell office:value-type="float" office:value="0.0138972670051614">
                <text:p>0.0138972670051614</text:p>
                <draw:g>
                  <svg:desc>'Requirements-as-Context'.BH58:'Requirements-as-Context'.BH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306274159976221">
                <text:p>-0.0306274159976221</text:p>
              </table:table-cell>
              <table:table-cell office:value-type="float" office:value="-0.006535947712419">
                <text:p>-0.006535947712419</text:p>
              </table:table-cell>
              <table:table-cell office:value-type="float" office:value="-0.00753564941840201">
                <text:p>-0.00753564941840201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-0.00201428309833396">
                <text:p>-0.00201428309833396</text:p>
              </table:table-cell>
              <table:table-cell office:value-type="float" office:value="0.0108593609566648">
                <text:p>0.01085936095666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355385456533597">
                <text:p>-0.00355385456533597</text:p>
              </table:table-cell>
              <table:table-cell office:value-type="float" office:value="0.010482180293501">
                <text:p>0.010482180293501</text:p>
              </table:table-cell>
              <table:table-cell office:value-type="float" office:value="-0.05679012345679">
                <text:p>-0.05679012345679</text:p>
              </table:table-cell>
              <table:table-cell office:value-type="float" office:value="-0.0909090909090911">
                <text:p>-0.0909090909090911</text:p>
              </table:table-cell>
              <table:table-cell office:value-type="float" office:value="-0.0161665314949979">
                <text:p>-0.0161665314949979</text:p>
              </table:table-cell>
              <table:table-cell office:value-type="float" office:value="-0.0313874840265428">
                <text:p>-0.03138748402654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66666666666669">
                <text:p>-0.0166666666666669</text:p>
              </table:table-cell>
              <table:table-cell office:value-type="float" office:value="0.04437564499484">
                <text:p>0.04437564499484</text:p>
              </table:table-cell>
              <table:table-cell office:value-type="float" office:value="0.010312464418745">
                <text:p>0.010312464418745</text:p>
              </table:table-cell>
              <table:table-cell office:value-type="float" office:value="0.0166666666666669">
                <text:p>0.0166666666666669</text:p>
              </table:table-cell>
              <table:table-cell office:value-type="float" office:value="-0.020125130344108">
                <text:p>-0.020125130344108</text:p>
              </table:table-cell>
              <table:table-cell office:value-type="float" office:value="0.00691259581389541">
                <text:p>0.00691259581389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36398999722145">
                <text:p>-0.036398999722145</text:p>
              </table:table-cell>
              <table:table-cell office:value-type="float" office:value="-0.152030373060416">
                <text:p>-0.152030373060416</text:p>
              </table:table-cell>
              <table:table-cell office:value-type="float" office:value="-0.0263139379441359">
                <text:p>-0.0263139379441359</text:p>
              </table:table-cell>
              <table:table-cell office:value-type="float" office:value="0.00699300699300698">
                <text:p>0.00699300699300698</text:p>
              </table:table-cell>
              <table:table-cell office:value-type="float" office:value="-0.0254763877381939">
                <text:p>-0.0254763877381939</text:p>
              </table:table-cell>
              <table:table-cell office:value-type="float" office:value="-0.0466453382943768">
                <text:p>-0.046645338294376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left" chart:symbol-width="0.25cm" chart:symbol-height="0.25cm" chart:link-data-style-to-source="true"/>
      <style:graphic-properties svg:stroke-width="0.08cm" svg:stroke-color="#009682" draw:fill-color="#00968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3.804cm" svg:y="0.316cm" chart:style-name="ch2">
          <text:p>Prompt without mode - prompt with mode</text:p>
        </chart:title>
        <chart:legend chart:legend-position="end" svg:x="12.553cm" svg:y="2.956cm" style:legend-expansion="high" chart:style-name="ch3"/>
        <chart:plot-area chart:style-name="ch4" svg:x="0.997cm" svg:y="0.207cm" svg:width="11.207cm" svg:height="7.209cm">
          <chart:coordinate-region svg:x="2.032cm" svg:y="0.406cm" svg:width="10.075cm" svg:height="6.811cm"/>
          <chart:axis chart:dimension="x" chart:name="primary-x" chart:style-name="ch5" chartooo:axis-type="auto">
            <chartooo:date-scale/>
            <chart:title svg:x="5.025cm" svg:y="7.596cm" chart:style-name="ch2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724cm" chart:style-name="ch7">
              <text:p><text:span text:style-name="T2">Delta Recall</text:span></text:p>
            </chart:title>
            <chart:grid chart:style-name="ch8" chart:class="major"/>
          </chart:axis>
          <chart:series chart:style-name="ch9" chart:values-cell-range-address="'Requirements-as-Context'.BI8:'Requirements-as-Context'.BI12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BI18:'Requirements-as-Context'.BI22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BI28:'Requirements-as-Context'.BI32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BI38:'Requirements-as-Context'.BI42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BI48:'Requirements-as-Context'.BI52" chart:label-cell-address="'Requirements-as-Context'.A51:'Requirements-as-Context'.A51" chart:class="chart:line">
            <chart:data-point chart:repeated="5"/>
          </chart:series>
          <chart:series chart:style-name="ch14" chart:values-cell-range-address="'Requirements-as-Context'.BI58:'Requirements-as-Context'.BI62" chart:label-cell-address="'Requirements-as-Context'.BE53:'Requirements-as-Context'.BE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  <table:table-cell office:value-type="string">
                <text:p>Average</text:p>
                <draw:g>
                  <svg:desc>'Requirements-as-Context'.BE53:'Requirements-as-Context'.BE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-0.014705882352942">
                <text:p>-0.014705882352942</text:p>
                <draw:g>
                  <svg:desc>'Requirements-as-Context'.BI8:'Requirements-as-Context'.BI12</svg:desc>
                </draw:g>
              </table:table-cell>
              <table:table-cell office:value-type="float" office:value="0.066666666666667">
                <text:p>0.066666666666667</text:p>
                <draw:g>
                  <svg:desc>'Requirements-as-Context'.BI18:'Requirements-as-Context'.BI22</svg:desc>
                </draw:g>
              </table:table-cell>
              <table:table-cell office:value-type="float" office:value="-0.013636363636364">
                <text:p>-0.013636363636364</text:p>
                <draw:g>
                  <svg:desc>'Requirements-as-Context'.BI28:'Requirements-as-Context'.BI32</svg:desc>
                </draw:g>
              </table:table-cell>
              <table:table-cell office:value-type="float" office:value="0.048780487804878">
                <text:p>0.048780487804878</text:p>
                <draw:g>
                  <svg:desc>'Requirements-as-Context'.BI38:'Requirements-as-Context'.BI42</svg:desc>
                </draw:g>
              </table:table-cell>
              <table:table-cell office:value-type="float" office:value="0.014705882352941">
                <text:p>0.014705882352941</text:p>
                <draw:g>
                  <svg:desc>'Requirements-as-Context'.BI48:'Requirements-as-Context'.BI52</svg:desc>
                </draw:g>
              </table:table-cell>
              <table:table-cell office:value-type="float" office:value="0.020362158167036">
                <text:p>0.020362158167036</text:p>
                <draw:g>
                  <svg:desc>'Requirements-as-Context'.BI58:'Requirements-as-Context'.BI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44117647058824">
                <text:p>-0.04411764705882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5294117647101">
                <text:p>0.00735294117647101</text:p>
              </table:table-cell>
              <table:table-cell office:value-type="float" office:value="-0.0029084967320262">
                <text:p>-0.00290849673202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29411764705883">
                <text:p>-0.029411764705883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">
                <text:p>0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-0.00735294117647001">
                <text:p>-0.00735294117647001</text:p>
              </table:table-cell>
              <table:table-cell office:value-type="float" office:value="-0.007786545512514">
                <text:p>-0.0077865455125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4705882352941">
                <text:p>-0.01470588235294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363636363636359">
                <text:p>0.0363636363636359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-0.00735294117647101">
                <text:p>-0.00735294117647101</text:p>
              </table:table-cell>
              <table:table-cell office:value-type="float" office:value="0.0202051360085792">
                <text:p>0.02020513600857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4705882352941">
                <text:p>-0.014705882352941</text:p>
              </table:table-cell>
              <table:table-cell office:value-type="float" office:value="-0.12020202020202">
                <text:p>-0.12020202020202</text:p>
              </table:table-cell>
              <table:table-cell office:value-type="float" office:value="0">
                <text:p>0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0">
                <text:p>0</text:p>
              </table:table-cell>
              <table:table-cell office:value-type="float" office:value="-0.03185962929148">
                <text:p>-0.03185962929148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left" chart:symbol-width="0.25cm" chart:symbol-height="0.25cm" chart:link-data-style-to-source="true"/>
      <style:graphic-properties svg:stroke-width="0.08cm" svg:stroke-color="#009682" draw:fill-color="#00968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3.804cm" svg:y="0.316cm" chart:style-name="ch2">
          <text:p>Prompt without mode - prompt with mode</text:p>
        </chart:title>
        <chart:legend chart:legend-position="end" svg:x="12.553cm" svg:y="2.956cm" style:legend-expansion="high" chart:style-name="ch3"/>
        <chart:plot-area chart:style-name="ch4" svg:x="0.997cm" svg:y="0.206cm" svg:width="11.207cm" svg:height="7.21cm">
          <chart:coordinate-region svg:x="2.032cm" svg:y="0.406cm" svg:width="10.075cm" svg:height="6.811cm"/>
          <chart:axis chart:dimension="x" chart:name="primary-x" chart:style-name="ch5" chartooo:axis-type="auto">
            <chartooo:date-scale/>
            <chart:title svg:x="5.025cm" svg:y="7.596cm" chart:style-name="ch2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468cm" chart:style-name="ch7">
              <text:p><text:span text:style-name="T1">Delta F1</text:span></text:p>
            </chart:title>
            <chart:grid chart:style-name="ch8" chart:class="major"/>
          </chart:axis>
          <chart:series chart:style-name="ch9" chart:values-cell-range-address="'Requirements-as-Context'.BJ8:'Requirements-as-Context'.BJ12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BJ18:'Requirements-as-Context'.BJ22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BJ28:'Requirements-as-Context'.BJ32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BJ38:'Requirements-as-Context'.BJ42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BJ48:'Requirements-as-Context'.BJ52" chart:label-cell-address="'Requirements-as-Context'.A51:'Requirements-as-Context'.A51" chart:class="chart:line">
            <chart:data-point chart:repeated="5"/>
          </chart:series>
          <chart:series chart:style-name="ch14" chart:values-cell-range-address="'Requirements-as-Context'.BJ58:'Requirements-as-Context'.BJ62" chart:label-cell-address="'Requirements-as-Context'.BE53:'Requirements-as-Context'.BE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  <table:table-cell office:value-type="string">
                <text:p>Average</text:p>
                <draw:g>
                  <svg:desc>'Requirements-as-Context'.BE53:'Requirements-as-Context'.BE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-0.00669642857142805">
                <text:p>-0.00669642857142805</text:p>
                <draw:g>
                  <svg:desc>'Requirements-as-Context'.BJ8:'Requirements-as-Context'.BJ12</svg:desc>
                </draw:g>
              </table:table-cell>
              <table:table-cell office:value-type="float" office:value="-0.012305168170632">
                <text:p>-0.012305168170632</text:p>
                <draw:g>
                  <svg:desc>'Requirements-as-Context'.BJ18:'Requirements-as-Context'.BJ22</svg:desc>
                </draw:g>
              </table:table-cell>
              <table:table-cell office:value-type="float" office:value="-0.016554261189454">
                <text:p>-0.016554261189454</text:p>
                <draw:g>
                  <svg:desc>'Requirements-as-Context'.BJ28:'Requirements-as-Context'.BJ32</svg:desc>
                </draw:g>
              </table:table-cell>
              <table:table-cell office:value-type="float" office:value="0.07315233785822">
                <text:p>0.07315233785822</text:p>
                <draw:g>
                  <svg:desc>'Requirements-as-Context'.BJ38:'Requirements-as-Context'.BJ42</svg:desc>
                </draw:g>
              </table:table-cell>
              <table:table-cell office:value-type="float" office:value="0.015267175572519">
                <text:p>0.015267175572519</text:p>
                <draw:g>
                  <svg:desc>'Requirements-as-Context'.BJ48:'Requirements-as-Context'.BJ52</svg:desc>
                </draw:g>
              </table:table-cell>
              <table:table-cell office:value-type="float" office:value="0.010572731099845">
                <text:p>0.010572731099845</text:p>
                <draw:g>
                  <svg:desc>'Requirements-as-Context'.BJ58:'Requirements-as-Context'.BJ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38677165354331">
                <text:p>-0.038677165354331</text:p>
              </table:table-cell>
              <table:table-cell office:value-type="float" office:value="0.00568181818181796">
                <text:p>0.00568181818181796</text:p>
              </table:table-cell>
              <table:table-cell office:value-type="float" office:value="-0.00389505328233097">
                <text:p>-0.00389505328233097</text:p>
              </table:table-cell>
              <table:table-cell office:value-type="float" office:value="0.007692307692308">
                <text:p>0.007692307692308</text:p>
              </table:table-cell>
              <table:table-cell office:value-type="float" office:value="0.00295573570557395">
                <text:p>0.00295573570557395</text:p>
              </table:table-cell>
              <table:table-cell office:value-type="float" office:value="-0.00524847141139241">
                <text:p>-0.005248471411392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18049666868564">
                <text:p>-0.018049666868564</text:p>
              </table:table-cell>
              <table:table-cell office:value-type="float" office:value="0.015460729746444">
                <text:p>0.015460729746444</text:p>
              </table:table-cell>
              <table:table-cell office:value-type="float" office:value="-0.029805615550756">
                <text:p>-0.029805615550756</text:p>
              </table:table-cell>
              <table:table-cell office:value-type="float" office:value="-0.038461538461538">
                <text:p>-0.038461538461538</text:p>
              </table:table-cell>
              <table:table-cell office:value-type="float" office:value="-0.011759458253924">
                <text:p>-0.011759458253924</text:p>
              </table:table-cell>
              <table:table-cell office:value-type="float" office:value="-0.0165231098776676">
                <text:p>-0.01652310987766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5625">
                <text:p>-0.015625</text:p>
              </table:table-cell>
              <table:table-cell office:value-type="float" office:value="0.072303921568628">
                <text:p>0.072303921568628</text:p>
              </table:table-cell>
              <table:table-cell office:value-type="float" office:value="0.021863113530199">
                <text:p>0.021863113530199</text:p>
              </table:table-cell>
              <table:table-cell office:value-type="float" office:value="-0.028856825749167">
                <text:p>-0.028856825749167</text:p>
              </table:table-cell>
              <table:table-cell office:value-type="float" office:value="-0.0138557095078831">
                <text:p>-0.0138557095078831</text:p>
              </table:table-cell>
              <table:table-cell office:value-type="float" office:value="0.00716589996835537">
                <text:p>0.007165899968355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242934749435391">
                <text:p>-0.0242934749435391</text:p>
              </table:table-cell>
              <table:table-cell office:value-type="float" office:value="-0.138003231606018">
                <text:p>-0.138003231606018</text:p>
              </table:table-cell>
              <table:table-cell office:value-type="float" office:value="-0.0142346045520291">
                <text:p>-0.0142346045520291</text:p>
              </table:table-cell>
              <table:table-cell office:value-type="float" office:value="-0.028490028490028">
                <text:p>-0.028490028490028</text:p>
              </table:table-cell>
              <table:table-cell office:value-type="float" office:value="-0.0130131189166309">
                <text:p>-0.0130131189166309</text:p>
              </table:table-cell>
              <table:table-cell office:value-type="float" office:value="-0.043606891701649">
                <text:p>-0.04360689170164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left" chart:symbol-width="0.25cm" chart:symbol-height="0.25cm" chart:link-data-style-to-source="true"/>
      <style:graphic-properties svg:stroke-width="0.08cm" svg:stroke-color="#009682" draw:fill-color="#00968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3.804cm" svg:y="0.316cm" chart:style-name="ch2">
          <text:p>Prompt without mode - prompt with mode</text:p>
        </chart:title>
        <chart:legend chart:legend-position="end" svg:x="12.553cm" svg:y="2.956cm" style:legend-expansion="high" chart:style-name="ch3"/>
        <chart:plot-area chart:style-name="ch4" svg:x="0.997cm" svg:y="0.207cm" svg:width="11.207cm" svg:height="7.209cm">
          <chart:coordinate-region svg:x="2.032cm" svg:y="0.406cm" svg:width="10.075cm" svg:height="6.811cm"/>
          <chart:axis chart:dimension="x" chart:name="primary-x" chart:style-name="ch5" chartooo:axis-type="auto">
            <chartooo:date-scale/>
            <chart:title svg:x="5.025cm" svg:y="7.596cm" chart:style-name="ch2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468cm" chart:style-name="ch7">
              <text:p><text:span text:style-name="T1">Delta F2</text:span></text:p>
            </chart:title>
            <chart:grid chart:style-name="ch8" chart:class="major"/>
          </chart:axis>
          <chart:series chart:style-name="ch9" chart:values-cell-range-address="'Requirements-as-Context'.BK8:'Requirements-as-Context'.BK12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BK18:'Requirements-as-Context'.BK22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BK28:'Requirements-as-Context'.BK32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BK38:'Requirements-as-Context'.BK42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BK48:'Requirements-as-Context'.BK52" chart:label-cell-address="'Requirements-as-Context'.A51:'Requirements-as-Context'.A51" chart:class="chart:line">
            <chart:data-point chart:repeated="5"/>
          </chart:series>
          <chart:series chart:style-name="ch14" chart:values-cell-range-address="'Requirements-as-Context'.BK58:'Requirements-as-Context'.BK62" chart:label-cell-address="'Requirements-as-Context'.BE53:'Requirements-as-Context'.BE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  <table:table-cell office:value-type="string">
                <text:p>Average</text:p>
                <draw:g>
                  <svg:desc>'Requirements-as-Context'.BE53:'Requirements-as-Context'.BE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-0.0117743702081057">
                <text:p>-0.0117743702081057</text:p>
                <draw:g>
                  <svg:desc>'Requirements-as-Context'.BK8:'Requirements-as-Context'.BK12</svg:desc>
                </draw:g>
              </table:table-cell>
              <table:table-cell office:value-type="float" office:value="0.0315316138702544">
                <text:p>0.0315316138702544</text:p>
                <draw:g>
                  <svg:desc>'Requirements-as-Context'.BK18:'Requirements-as-Context'.BK22</svg:desc>
                </draw:g>
              </table:table-cell>
              <table:table-cell office:value-type="float" office:value="-0.0149026079760616">
                <text:p>-0.0149026079760616</text:p>
                <draw:g>
                  <svg:desc>'Requirements-as-Context'.BK28:'Requirements-as-Context'.BK32</svg:desc>
                </draw:g>
              </table:table-cell>
              <table:table-cell office:value-type="float" office:value="0.0563218390804598">
                <text:p>0.0563218390804598</text:p>
                <draw:g>
                  <svg:desc>'Requirements-as-Context'.BK38:'Requirements-as-Context'.BK42</svg:desc>
                </draw:g>
              </table:table-cell>
              <table:table-cell office:value-type="float" office:value="0.0149253731343283">
                <text:p>0.0149253731343283</text:p>
                <draw:g>
                  <svg:desc>'Requirements-as-Context'.BK48:'Requirements-as-Context'.BK52</svg:desc>
                </draw:g>
              </table:table-cell>
              <table:table-cell office:value-type="float" office:value="0.015220369580175">
                <text:p>0.015220369580175</text:p>
                <draw:g>
                  <svg:desc>'Requirements-as-Context'.BK58:'Requirements-as-Context'.BK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421950614789856">
                <text:p>-0.0421950614789856</text:p>
              </table:table-cell>
              <table:table-cell office:value-type="float" office:value="0.0149850149850144">
                <text:p>0.0149850149850144</text:p>
              </table:table-cell>
              <table:table-cell office:value-type="float" office:value="-0.00158981993454843">
                <text:p>-0.00158981993454843</text:p>
              </table:table-cell>
              <table:table-cell office:value-type="float" office:value="0.0016515276630881">
                <text:p>0.0016515276630881</text:p>
              </table:table-cell>
              <table:table-cell office:value-type="float" office:value="0.0056578746321273">
                <text:p>0.0056578746321273</text:p>
              </table:table-cell>
              <table:table-cell office:value-type="float" office:value="-0.00429809282666083">
                <text:p>-0.004298092826660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251913092244522">
                <text:p>-0.0251913092244522</text:p>
              </table:table-cell>
              <table:table-cell office:value-type="float" office:value="0.0192582810608564">
                <text:p>0.0192582810608564</text:p>
              </table:table-cell>
              <table:table-cell office:value-type="float" office:value="-0.0122885129118433">
                <text:p>-0.0122885129118433</text:p>
              </table:table-cell>
              <table:table-cell office:value-type="float" office:value="-0.0285714285714287">
                <text:p>-0.0285714285714287</text:p>
              </table:table-cell>
              <table:table-cell office:value-type="float" office:value="-0.00911550414252549">
                <text:p>-0.00911550414252549</text:p>
              </table:table-cell>
              <table:table-cell office:value-type="float" office:value="-0.0111816947578787">
                <text:p>-0.01118169475787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50602409638555">
                <text:p>-0.0150602409638555</text:p>
              </table:table-cell>
              <table:table-cell office:value-type="float" office:value="0.0939777522056001">
                <text:p>0.0939777522056001</text:p>
              </table:table-cell>
              <table:table-cell office:value-type="float" office:value="0.0301565831656003">
                <text:p>0.0301565831656003</text:p>
              </table:table-cell>
              <table:table-cell office:value-type="float" office:value="-0.0264498432601879">
                <text:p>-0.0264498432601879</text:p>
              </table:table-cell>
              <table:table-cell office:value-type="float" office:value="-0.00998273952134365">
                <text:p>-0.00998273952134365</text:p>
              </table:table-cell>
              <table:table-cell office:value-type="float" office:value="0.0145283023251627">
                <text:p>0.01452830232516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82811210001546">
                <text:p>-0.0182811210001546</text:p>
              </table:table-cell>
              <table:table-cell office:value-type="float" office:value="-0.127838708678006">
                <text:p>-0.127838708678006</text:p>
              </table:table-cell>
              <table:table-cell office:value-type="float" office:value="-0.00597915927265313">
                <text:p>-0.00597915927265313</text:p>
              </table:table-cell>
              <table:table-cell office:value-type="float" office:value="-0.0263115415657787">
                <text:p>-0.0263115415657787</text:p>
              </table:table-cell>
              <table:table-cell office:value-type="float" office:value="-0.00527353798662333">
                <text:p>-0.00527353798662333</text:p>
              </table:table-cell>
              <table:table-cell office:value-type="float" office:value="-0.0367368137006432">
                <text:p>-0.036736813700643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left" chart:symbol-width="0.25cm" chart:symbol-height="0.25cm" chart:link-data-style-to-source="true"/>
      <style:graphic-properties svg:stroke-width="0.08cm" svg:stroke-color="#009682" draw:fill-color="#00968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3.804cm" svg:y="0.316cm" chart:style-name="ch2">
          <text:p>Prompt without mode - prompt with mode</text:p>
        </chart:title>
        <chart:legend chart:legend-position="end" svg:x="12.553cm" svg:y="2.956cm" style:legend-expansion="high" chart:style-name="ch3"/>
        <chart:plot-area chart:style-name="ch4" svg:x="0.997cm" svg:y="0.207cm" svg:width="11.207cm" svg:height="7.209cm">
          <chart:coordinate-region svg:x="2.032cm" svg:y="0.406cm" svg:width="10.075cm" svg:height="6.811cm"/>
          <chart:axis chart:dimension="x" chart:name="primary-x" chart:style-name="ch5" chartooo:axis-type="auto">
            <chartooo:date-scale/>
            <chart:title svg:x="5.246cm" svg:y="7.596cm" chart:style-name="ch2">
              <text:p><text:span text:style-name="T1">Examples - Target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936cm" chart:style-name="ch7">
              <text:p><text:span text:style-name="T2">Delta Precision</text:span></text:p>
            </chart:title>
            <chart:grid chart:style-name="ch8" chart:class="major"/>
          </chart:axis>
          <chart:series chart:style-name="ch9" chart:values-cell-range-address="'Requirements-as-Context'.BH3:'Requirements-as-Context'.BH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BH13:'Requirements-as-Context'.BH17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BH23:'Requirements-as-Context'.BH27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BH33:'Requirements-as-Context'.BH37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BH43:'Requirements-as-Context'.BH47" chart:label-cell-address="'Requirements-as-Context'.A51:'Requirements-as-Context'.A51" chart:class="chart:line">
            <chart:data-point chart:repeated="5"/>
          </chart:series>
          <chart:series chart:style-name="ch14" chart:values-cell-range-address="'Requirements-as-Context'.BH53:'Requirements-as-Context'.BH57" chart:label-cell-address="'Requirements-as-Context'.BE53:'Requirements-as-Context'.BE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  <table:table-cell office:value-type="string">
                <text:p>Average</text:p>
                <draw:g>
                  <svg:desc>'Requirements-as-Context'.BE53:'Requirements-as-Context'.BE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">
                <text:p>0</text:p>
                <draw:g>
                  <svg:desc>'Requirements-as-Context'.BH3:'Requirements-as-Context'.BH7</svg:desc>
                </draw:g>
              </table:table-cell>
              <table:table-cell office:value-type="float" office:value="0.000892060660125038">
                <text:p>0.000892060660125038</text:p>
                <draw:g>
                  <svg:desc>'Requirements-as-Context'.BH13:'Requirements-as-Context'.BH17</svg:desc>
                </draw:g>
              </table:table-cell>
              <table:table-cell office:value-type="float" office:value="-0.025700181512833">
                <text:p>-0.025700181512833</text:p>
                <draw:g>
                  <svg:desc>'Requirements-as-Context'.BH23:'Requirements-as-Context'.BH27</svg:desc>
                </draw:g>
              </table:table-cell>
              <table:table-cell office:value-type="float" office:value="0.183333333333333">
                <text:p>0.183333333333333</text:p>
                <draw:g>
                  <svg:desc>'Requirements-as-Context'.BH33:'Requirements-as-Context'.BH37</svg:desc>
                </draw:g>
              </table:table-cell>
              <table:table-cell office:value-type="float" office:value="-0.00432697320404596">
                <text:p>-0.00432697320404596</text:p>
                <draw:g>
                  <svg:desc>'Requirements-as-Context'.BH43:'Requirements-as-Context'.BH47</svg:desc>
                </draw:g>
              </table:table-cell>
              <table:table-cell office:value-type="float" office:value="0.0308396478553158">
                <text:p>0.0308396478553158</text:p>
                <draw:g>
                  <svg:desc>'Requirements-as-Context'.BH53:'Requirements-as-Context'.BH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10068965517241">
                <text:p>-0.010068965517241</text:p>
              </table:table-cell>
              <table:table-cell office:value-type="float" office:value="0.00939849624060196">
                <text:p>0.00939849624060196</text:p>
              </table:table-cell>
              <table:table-cell office:value-type="float" office:value="-0.010215053763441">
                <text:p>-0.010215053763441</text:p>
              </table:table-cell>
              <table:table-cell office:value-type="float" office:value="0.036363636363636">
                <text:p>0.036363636363636</text:p>
              </table:table-cell>
              <table:table-cell office:value-type="float" office:value="-0.01378896882494">
                <text:p>-0.01378896882494</text:p>
              </table:table-cell>
              <table:table-cell office:value-type="float" office:value="0.0023378288997232">
                <text:p>0.00233782889972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4436090225564">
                <text:p>0.024436090225564</text:p>
              </table:table-cell>
              <table:table-cell office:value-type="float" office:value="-0.030529953917051">
                <text:p>-0.030529953917051</text:p>
              </table:table-cell>
              <table:table-cell office:value-type="float" office:value="0.031479674796748">
                <text:p>0.031479674796748</text:p>
              </table:table-cell>
              <table:table-cell office:value-type="float" office:value="0.1">
                <text:p>0.1</text:p>
              </table:table-cell>
              <table:table-cell office:value-type="float" office:value="-0.00426515930113003">
                <text:p>-0.00426515930113003</text:p>
              </table:table-cell>
              <table:table-cell office:value-type="float" office:value="0.0242241303608262">
                <text:p>0.02422413036082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31578947368421">
                <text:p>-0.031578947368421</text:p>
              </table:table-cell>
              <table:table-cell office:value-type="float" office:value="0.051612903225806">
                <text:p>0.051612903225806</text:p>
              </table:table-cell>
              <table:table-cell office:value-type="float" office:value="0.0131606361552891">
                <text:p>0.0131606361552891</text:p>
              </table:table-cell>
              <table:table-cell office:value-type="float" office:value="0.053030303030303">
                <text:p>0.053030303030303</text:p>
              </table:table-cell>
              <table:table-cell office:value-type="float" office:value="0.00863363363363301">
                <text:p>0.00863363363363301</text:p>
              </table:table-cell>
              <table:table-cell office:value-type="float" office:value="0.018971705735322">
                <text:p>0.0189717057353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32687651331719">
                <text:p>-0.032687651331719</text:p>
              </table:table-cell>
              <table:table-cell office:value-type="float" office:value="-0.078125">
                <text:p>-0.078125</text:p>
              </table:table-cell>
              <table:table-cell office:value-type="float" office:value="-0.00692607003890999">
                <text:p>-0.00692607003890999</text:p>
              </table:table-cell>
              <table:table-cell office:value-type="float" office:value="-0.059829059829059">
                <text:p>-0.059829059829059</text:p>
              </table:table-cell>
              <table:table-cell office:value-type="float" office:value="-0.025886352598349">
                <text:p>-0.025886352598349</text:p>
              </table:table-cell>
              <table:table-cell office:value-type="float" office:value="-0.0406908267596074">
                <text:p>-0.040690826759607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2cm" svg:y="0.206cm" svg:width="11.284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023cm" svg:y="8.044cm" chart:style-name="ch5">
              <text:p><text:span text:style-name="T1">Examples - TARGET</text:span></text:p>
            </chart:title>
            <chart:categories table:cell-range-address="'Requirements-as-Context'.C2:'Requirements-as-Context'.C7"/>
          </chart:axis>
          <chart:axis chart:dimension="y" chart:name="primary-y" chart:style-name="ch4">
            <chart:title svg:x="0.04cm" svg:y="4.745cm" chart:style-name="ch6">
              <text:p><text:span text:style-name="T2">Precision</text:span></text:p>
            </chart:title>
            <chart:grid chart:style-name="ch7" chart:class="major"/>
          </chart:axis>
          <chart:series chart:style-name="ch8" chart:values-cell-range-address="'Requirements-as-Context'.D2:'Requirements-as-Context'.D7" chart:label-cell-address="'Requirements-as-Context'.A2:'Requirements-as-Context'.A2" chart:class="chart:line">
            <chart:data-point chart:repeated="6"/>
          </chart:series>
          <chart:series chart:style-name="ch9" chart:values-cell-range-address="'Requirements-as-Context'.D18:'Requirements-as-Context'.D23" chart:label-cell-address="'Requirements-as-Context'.A18:'Requirements-as-Context'.A18" chart:class="chart:line">
            <chart:data-point chart:repeated="6"/>
          </chart:series>
          <chart:series chart:style-name="ch10" chart:values-cell-range-address="'Requirements-as-Context'.D29:'Requirements-as-Context'.D34" chart:label-cell-address="'Requirements-as-Context'.A29:'Requirements-as-Context'.A29" chart:class="chart:line">
            <chart:data-point chart:repeated="6"/>
          </chart:series>
          <chart:series chart:style-name="ch11" chart:values-cell-range-address="'Requirements-as-Context'.D40:'Requirements-as-Context'.D45" chart:label-cell-address="'Requirements-as-Context'.A40:'Requirements-as-Context'.A40" chart:class="chart:line">
            <chart:data-point chart:repeated="6"/>
          </chart:series>
          <chart:series chart:style-name="ch12" chart:values-cell-range-address="'Requirements-as-Context'.D51:'Requirements-as-Context'.D56" chart:label-cell-address="'Requirements-as-Context'.A51:'Requirements-as-Context'.A5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quirements-as-Context'.C2:'Requirements-as-Context'.C7</svg:desc>
                </draw:g>
              </table:table-cell>
              <table:table-cell office:value-type="float" office:value="0.59016393442623">
                <text:p>0.59016393442623</text:p>
                <draw:g>
                  <svg:desc>'Requirements-as-Context'.D2:'Requirements-as-Context'.D7</svg:desc>
                </draw:g>
              </table:table-cell>
              <table:table-cell office:value-type="float" office:value="0.474576271186441">
                <text:p>0.474576271186441</text:p>
                <draw:g>
                  <svg:desc>'Requirements-as-Context'.D18:'Requirements-as-Context'.D23</svg:desc>
                </draw:g>
              </table:table-cell>
              <table:table-cell office:value-type="float" office:value="0.510416666666667">
                <text:p>0.510416666666667</text:p>
                <draw:g>
                  <svg:desc>'Requirements-as-Context'.D29:'Requirements-as-Context'.D34</svg:desc>
                </draw:g>
              </table:table-cell>
              <table:table-cell office:value-type="float" office:value="0.533333333333333">
                <text:p>0.533333333333333</text:p>
                <draw:g>
                  <svg:desc>'Requirements-as-Context'.D40:'Requirements-as-Context'.D45</svg:desc>
                </draw:g>
              </table:table-cell>
              <table:table-cell office:value-type="float" office:value="0.524096385542169">
                <text:p>0.524096385542169</text:p>
                <draw:g>
                  <svg:desc>'Requirements-as-Context'.D51:'Requirements-as-Context'.D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549407114624506">
                <text:p>0.549407114624506</text:p>
              </table:table-cell>
              <table:table-cell office:value-type="float" office:value="0.6">
                <text:p>0.6</text:p>
              </table:table-cell>
              <table:table-cell office:value-type="float" office:value="0.597122302158273">
                <text:p>0.5971223021582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37931034482759">
                <text:p>0.637931034482759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556451612903226">
                <text:p>0.556451612903226</text:p>
              </table:table-cell>
              <table:table-cell office:value-type="float" office:value="0.4">
                <text:p>0.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564">
                <text:p>0.564</text:p>
              </table:table-cell>
              <table:table-cell office:value-type="float" office:value="0.5">
                <text:p>0.5</text:p>
              </table:table-cell>
              <table:table-cell office:value-type="float" office:value="0.592857142857143">
                <text:p>0.5928571428571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421875">
                <text:p>0.421875</text:p>
              </table:table-cell>
              <table:table-cell office:value-type="float" office:value="0.546218487394958">
                <text:p>0.54621848739495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69444444444444">
                <text:p>0.5694444444444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442622950819672">
                <text:p>0.442622950819672</text:p>
              </table:table-cell>
              <table:table-cell office:value-type="float" office:value="0.53307392996109">
                <text:p>0.53307392996109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558620689655172">
                <text:p>0.5586206896551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left" chart:symbol-width="0.25cm" chart:symbol-height="0.25cm" chart:link-data-style-to-source="true"/>
      <style:graphic-properties svg:stroke-width="0.08cm" svg:stroke-color="#009682" draw:fill-color="#00968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3.804cm" svg:y="0.316cm" chart:style-name="ch2">
          <text:p>Prompt without mode - prompt with mode</text:p>
        </chart:title>
        <chart:legend chart:legend-position="end" svg:x="12.553cm" svg:y="2.956cm" style:legend-expansion="high" chart:style-name="ch3"/>
        <chart:plot-area chart:style-name="ch4" svg:x="0.997cm" svg:y="0.207cm" svg:width="11.207cm" svg:height="7.209cm">
          <chart:coordinate-region svg:x="2.032cm" svg:y="0.406cm" svg:width="10.075cm" svg:height="6.811cm"/>
          <chart:axis chart:dimension="x" chart:name="primary-x" chart:style-name="ch5" chartooo:axis-type="auto">
            <chartooo:date-scale/>
            <chart:title svg:x="5.246cm" svg:y="7.596cm" chart:style-name="ch2">
              <text:p><text:span text:style-name="T1">Examples - Target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724cm" chart:style-name="ch7">
              <text:p><text:span text:style-name="T1">Delta Recall</text:span></text:p>
            </chart:title>
            <chart:grid chart:style-name="ch8" chart:class="major"/>
          </chart:axis>
          <chart:series chart:style-name="ch9" chart:values-cell-range-address="'Requirements-as-Context'.BI3:'Requirements-as-Context'.BI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BI13:'Requirements-as-Context'.BI17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BI23:'Requirements-as-Context'.BI27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BI33:'Requirements-as-Context'.BI37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BI43:'Requirements-as-Context'.BI47" chart:label-cell-address="'Requirements-as-Context'.A51:'Requirements-as-Context'.A51" chart:class="chart:line">
            <chart:data-point chart:repeated="5"/>
          </chart:series>
          <chart:series chart:style-name="ch14" chart:values-cell-range-address="'Requirements-as-Context'.BI53:'Requirements-as-Context'.BI57" chart:label-cell-address="'Requirements-as-Context'.BE53:'Requirements-as-Context'.BE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  <table:table-cell office:value-type="string">
                <text:p>Average</text:p>
                <draw:g>
                  <svg:desc>'Requirements-as-Context'.BE53:'Requirements-as-Context'.BE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">
                <text:p>0</text:p>
                <draw:g>
                  <svg:desc>'Requirements-as-Context'.BI3:'Requirements-as-Context'.BI7</svg:desc>
                </draw:g>
              </table:table-cell>
              <table:table-cell office:value-type="float" office:value="0.022222222222222">
                <text:p>0.022222222222222</text:p>
                <draw:g>
                  <svg:desc>'Requirements-as-Context'.BI13:'Requirements-as-Context'.BI17</svg:desc>
                </draw:g>
              </table:table-cell>
              <table:table-cell office:value-type="float" office:value="0.0227272727272729">
                <text:p>0.0227272727272729</text:p>
                <draw:g>
                  <svg:desc>'Requirements-as-Context'.BI23:'Requirements-as-Context'.BI27</svg:desc>
                </draw:g>
              </table:table-cell>
              <table:table-cell office:value-type="float" office:value="0.024390243902439">
                <text:p>0.024390243902439</text:p>
                <draw:g>
                  <svg:desc>'Requirements-as-Context'.BI33:'Requirements-as-Context'.BI37</svg:desc>
                </draw:g>
              </table:table-cell>
              <table:table-cell office:value-type="float" office:value="0">
                <text:p>0</text:p>
                <draw:g>
                  <svg:desc>'Requirements-as-Context'.BI43:'Requirements-as-Context'.BI47</svg:desc>
                </draw:g>
              </table:table-cell>
              <table:table-cell office:value-type="float" office:value="0.0138679477703868">
                <text:p>0.0138679477703868</text:p>
                <draw:g>
                  <svg:desc>'Requirements-as-Context'.BI53:'Requirements-as-Context'.BI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9411764705883">
                <text:p>0.029411764705883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0909090909090893">
                <text:p>0.00909090909090893</text:p>
              </table:table-cell>
              <table:table-cell office:value-type="float" office:value="0">
                <text:p>0</text:p>
              </table:table-cell>
              <table:table-cell office:value-type="float" office:value="0.00735294117647001">
                <text:p>0.00735294117647001</text:p>
              </table:table-cell>
              <table:table-cell office:value-type="float" office:value="0.0136155674390968">
                <text:p>0.01361556743909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9411764705882">
                <text:p>0.02941176470588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45454545454545">
                <text:p>0.045454545454545</text:p>
              </table:table-cell>
              <table:table-cell office:value-type="float" office:value="0.0487804878048779">
                <text:p>0.0487804878048779</text:p>
              </table:table-cell>
              <table:table-cell office:value-type="float" office:value="0">
                <text:p>0</text:p>
              </table:table-cell>
              <table:table-cell office:value-type="float" office:value="0.0291738040375054">
                <text:p>0.02917380403750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444444444444441">
                <text:p>0.0444444444444441</text:p>
              </table:table-cell>
              <table:table-cell office:value-type="float" office:value="0.00454545454545507">
                <text:p>0.00454545454545507</text:p>
              </table:table-cell>
              <table:table-cell office:value-type="float" office:value="0.0243902439024389">
                <text:p>0.0243902439024389</text:p>
              </table:table-cell>
              <table:table-cell office:value-type="float" office:value="-0.00735294117647101">
                <text:p>-0.00735294117647101</text:p>
              </table:table-cell>
              <table:table-cell office:value-type="float" office:value="0.0132054403431734">
                <text:p>0.01320544034317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88888888888889">
                <text:p>0.088888888888889</text:p>
              </table:table-cell>
              <table:table-cell office:value-type="float" office:value="0.00909090909090904">
                <text:p>0.00909090909090904</text:p>
              </table:table-cell>
              <table:table-cell office:value-type="float" office:value="0.0243902439024389">
                <text:p>0.0243902439024389</text:p>
              </table:table-cell>
              <table:table-cell office:value-type="float" office:value="-0.014705882352941">
                <text:p>-0.014705882352941</text:p>
              </table:table-cell>
              <table:table-cell office:value-type="float" office:value="0.0215328319058592">
                <text:p>0.021532831905859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009682" draw:fill-color="#00968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3.804cm" svg:y="0.316cm" chart:style-name="ch2">
          <text:p>Prompt without mode - prompt with mode</text:p>
        </chart:title>
        <chart:legend chart:legend-position="end" svg:x="12.553cm" svg:y="2.956cm" style:legend-expansion="high" chart:style-name="ch3"/>
        <chart:plot-area chart:style-name="ch4" svg:x="0.997cm" svg:y="0.206cm" svg:width="11.207cm" svg:height="7.21cm">
          <chart:coordinate-region svg:x="2.032cm" svg:y="0.406cm" svg:width="10.075cm" svg:height="6.811cm"/>
          <chart:axis chart:dimension="x" chart:name="primary-x" chart:style-name="ch5" chartooo:axis-type="auto">
            <chartooo:date-scale/>
            <chart:title svg:x="5.246cm" svg:y="7.596cm" chart:style-name="ch2">
              <text:p><text:span text:style-name="T1">Examples - Target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468cm" chart:style-name="ch7">
              <text:p><text:span text:style-name="T1">Delta F1</text:span></text:p>
            </chart:title>
            <chart:grid chart:style-name="ch8" chart:class="major"/>
          </chart:axis>
          <chart:series chart:style-name="ch9" chart:values-cell-range-address="'Requirements-as-Context'.BJ3:'Requirements-as-Context'.BJ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BJ13:'Requirements-as-Context'.BJ17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BJ23:'Requirements-as-Context'.BJ27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BJ33:'Requirements-as-Context'.BJ37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BJ43:'Requirements-as-Context'.BJ47" chart:label-cell-address="'Requirements-as-Context'.A51:'Requirements-as-Context'.A51" chart:class="chart:line">
            <chart:data-point chart:repeated="5"/>
          </chart:series>
          <chart:series chart:style-name="ch14" chart:values-cell-range-address="'Requirements-as-Context'.BJ53:'Requirements-as-Context'.BJ57" chart:label-cell-address="'Requirements-as-Context'.BE53:'Requirements-as-Context'.BE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  <table:table-cell office:value-type="string">
                <text:p>Average</text:p>
                <draw:g>
                  <svg:desc>'Requirements-as-Context'.BE53:'Requirements-as-Context'.BE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">
                <text:p>0</text:p>
                <draw:g>
                  <svg:desc>'Requirements-as-Context'.BJ3:'Requirements-as-Context'.BJ7</svg:desc>
                </draw:g>
              </table:table-cell>
              <table:table-cell office:value-type="float" office:value="0.00904977375565597">
                <text:p>0.00904977375565597</text:p>
                <draw:g>
                  <svg:desc>'Requirements-as-Context'.BJ13:'Requirements-as-Context'.BJ17</svg:desc>
                </draw:g>
              </table:table-cell>
              <table:table-cell office:value-type="float" office:value="-0.00387363547690101">
                <text:p>-0.00387363547690101</text:p>
                <draw:g>
                  <svg:desc>'Requirements-as-Context'.BJ23:'Requirements-as-Context'.BJ27</svg:desc>
                </draw:g>
              </table:table-cell>
              <table:table-cell office:value-type="float" office:value="0.04661487236404">
                <text:p>0.04661487236404</text:p>
                <draw:g>
                  <svg:desc>'Requirements-as-Context'.BJ33:'Requirements-as-Context'.BJ37</svg:desc>
                </draw:g>
              </table:table-cell>
              <table:table-cell office:value-type="float" office:value="-0.00220305242203001">
                <text:p>-0.00220305242203001</text:p>
                <draw:g>
                  <svg:desc>'Requirements-as-Context'.BJ43:'Requirements-as-Context'.BJ47</svg:desc>
                </draw:g>
              </table:table-cell>
              <table:table-cell office:value-type="float" office:value="0.00991759164415299">
                <text:p>0.00991759164415299</text:p>
                <draw:g>
                  <svg:desc>'Requirements-as-Context'.BJ53:'Requirements-as-Context'.BJ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31095498308">
                <text:p>0.013531095498308</text:p>
              </table:table-cell>
              <table:table-cell office:value-type="float" office:value="0.0145602795573671">
                <text:p>0.0145602795573671</text:p>
              </table:table-cell>
              <table:table-cell office:value-type="float" office:value="-0.001560758082497">
                <text:p>-0.001560758082497</text:p>
              </table:table-cell>
              <table:table-cell office:value-type="float" office:value="0.003016591251885">
                <text:p>0.003016591251885</text:p>
              </table:table-cell>
              <table:table-cell office:value-type="float" office:value="-0.00363636363636399">
                <text:p>-0.00363636363636399</text:p>
              </table:table-cell>
              <table:table-cell office:value-type="float" office:value="0.00518216891773981">
                <text:p>0.00518216891773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7612903225806">
                <text:p>0.027612903225806</text:p>
              </table:table-cell>
              <table:table-cell office:value-type="float" office:value="-0.011288979365226">
                <text:p>-0.011288979365226</text:p>
              </table:table-cell>
              <table:table-cell office:value-type="float" office:value="0.037768240343348">
                <text:p>0.037768240343348</text:p>
              </table:table-cell>
              <table:table-cell office:value-type="float" office:value="0.069552349241584">
                <text:p>0.069552349241584</text:p>
              </table:table-cell>
              <table:table-cell office:value-type="float" office:value="-0.00218708827404501">
                <text:p>-0.00218708827404501</text:p>
              </table:table-cell>
              <table:table-cell office:value-type="float" office:value="0.0242914850342934">
                <text:p>0.02429148503429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35">
                <text:p>-0.0135</text:p>
              </table:table-cell>
              <table:table-cell office:value-type="float" office:value="0.050637213254036">
                <text:p>0.050637213254036</text:p>
              </table:table-cell>
              <table:table-cell office:value-type="float" office:value="0.00924403107809302">
                <text:p>0.00924403107809302</text:p>
              </table:table-cell>
              <table:table-cell office:value-type="float" office:value="0.034833091436865">
                <text:p>0.034833091436865</text:p>
              </table:table-cell>
              <table:table-cell office:value-type="float" office:value="0.00120724346076495">
                <text:p>0.00120724346076495</text:p>
              </table:table-cell>
              <table:table-cell office:value-type="float" office:value="0.0164843158459518">
                <text:p>0.01648431584595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37160274320549">
                <text:p>-0.0137160274320549</text:p>
              </table:table-cell>
              <table:table-cell office:value-type="float" office:value="-0.010081661457809">
                <text:p>-0.010081661457809</text:p>
              </table:table-cell>
              <table:table-cell office:value-type="float" office:value="-0.000044605022526012">
                <text:p>-0.000044605022526012</text:p>
              </table:table-cell>
              <table:table-cell office:value-type="float" office:value="0.025185185185185">
                <text:p>0.025185185185185</text:p>
              </table:table-cell>
              <table:table-cell office:value-type="float" office:value="-0.020609846642259">
                <text:p>-0.020609846642259</text:p>
              </table:table-cell>
              <table:table-cell office:value-type="float" office:value="-0.00385339107389278">
                <text:p>-0.00385339107389278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left" chart:symbol-width="0.25cm" chart:symbol-height="0.25cm" chart:link-data-style-to-source="true"/>
      <style:graphic-properties svg:stroke-width="0.08cm" svg:stroke-color="#009682" draw:fill-color="#00968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3.804cm" svg:y="0.316cm" chart:style-name="ch2">
          <text:p>Prompt without mode - prompt with mode</text:p>
        </chart:title>
        <chart:legend chart:legend-position="end" svg:x="12.553cm" svg:y="2.956cm" style:legend-expansion="high" chart:style-name="ch3"/>
        <chart:plot-area chart:style-name="ch4" svg:x="0.997cm" svg:y="0.207cm" svg:width="11.207cm" svg:height="7.209cm">
          <chart:coordinate-region svg:x="2.032cm" svg:y="0.406cm" svg:width="10.075cm" svg:height="6.811cm"/>
          <chart:axis chart:dimension="x" chart:name="primary-x" chart:style-name="ch5" chartooo:axis-type="auto">
            <chartooo:date-scale/>
            <chart:title svg:x="5.246cm" svg:y="7.596cm" chart:style-name="ch2">
              <text:p><text:span text:style-name="T1">Examples - Target</text:span></text:p>
            </chart:title>
            <chart:categories table:cell-range-address="'Requirements-as-Context'.C3:'Requirements-as-Context'.C7"/>
          </chart:axis>
          <chart:axis chart:dimension="y" chart:name="primary-y" chart:style-name="ch6">
            <chart:title svg:x="0.117cm" svg:y="4.468cm" chart:style-name="ch7">
              <text:p><text:span text:style-name="T1">Delta F2</text:span></text:p>
            </chart:title>
            <chart:grid chart:style-name="ch8" chart:class="major"/>
          </chart:axis>
          <chart:series chart:style-name="ch9" chart:values-cell-range-address="'Requirements-as-Context'.BK3:'Requirements-as-Context'.BK7" chart:label-cell-address="'Requirements-as-Context'.A2:'Requirements-as-Context'.A2" chart:class="chart:line">
            <chart:data-point chart:repeated="5"/>
          </chart:series>
          <chart:series chart:style-name="ch10" chart:values-cell-range-address="'Requirements-as-Context'.BK13:'Requirements-as-Context'.BK17" chart:label-cell-address="'Requirements-as-Context'.A18:'Requirements-as-Context'.A18" chart:class="chart:line">
            <chart:data-point chart:repeated="5"/>
          </chart:series>
          <chart:series chart:style-name="ch11" chart:values-cell-range-address="'Requirements-as-Context'.BK23:'Requirements-as-Context'.BK27" chart:label-cell-address="'Requirements-as-Context'.A29:'Requirements-as-Context'.A29" chart:class="chart:line">
            <chart:data-point chart:repeated="5"/>
          </chart:series>
          <chart:series chart:style-name="ch12" chart:values-cell-range-address="'Requirements-as-Context'.BK33:'Requirements-as-Context'.BK37" chart:label-cell-address="'Requirements-as-Context'.A40:'Requirements-as-Context'.A40" chart:class="chart:line">
            <chart:data-point chart:repeated="5"/>
          </chart:series>
          <chart:series chart:style-name="ch13" chart:values-cell-range-address="'Requirements-as-Context'.BK43:'Requirements-as-Context'.BK47" chart:label-cell-address="'Requirements-as-Context'.A51:'Requirements-as-Context'.A51" chart:class="chart:line">
            <chart:data-point chart:repeated="5"/>
          </chart:series>
          <chart:series chart:style-name="ch14" chart:values-cell-range-address="'Requirements-as-Context'.BK53:'Requirements-as-Context'.BK57" chart:label-cell-address="'Requirements-as-Context'.BE53:'Requirements-as-Context'.BE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  <table:table-cell office:value-type="string">
                <text:p>Average</text:p>
                <draw:g>
                  <svg:desc>'Requirements-as-Context'.BE53:'Requirements-as-Context'.BE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">
                <text:p>0</text:p>
                <draw:g>
                  <svg:desc>'Requirements-as-Context'.BK3:'Requirements-as-Context'.BK7</svg:desc>
                </draw:g>
              </table:table-cell>
              <table:table-cell office:value-type="float" office:value="0.0161538054128488">
                <text:p>0.0161538054128488</text:p>
                <draw:g>
                  <svg:desc>'Requirements-as-Context'.BK13:'Requirements-as-Context'.BK17</svg:desc>
                </draw:g>
              </table:table-cell>
              <table:table-cell office:value-type="float" office:value="0.0114390707906002">
                <text:p>0.0114390707906002</text:p>
                <draw:g>
                  <svg:desc>'Requirements-as-Context'.BK23:'Requirements-as-Context'.BK27</svg:desc>
                </draw:g>
              </table:table-cell>
              <table:table-cell office:value-type="float" office:value="0.0303683385579941">
                <text:p>0.0303683385579941</text:p>
                <draw:g>
                  <svg:desc>'Requirements-as-Context'.BK33:'Requirements-as-Context'.BK37</svg:desc>
                </draw:g>
              </table:table-cell>
              <table:table-cell office:value-type="float" office:value="-0.00089092884162123">
                <text:p>-0.00089092884162123</text:p>
                <draw:g>
                  <svg:desc>'Requirements-as-Context'.BK43:'Requirements-as-Context'.BK47</svg:desc>
                </draw:g>
              </table:table-cell>
              <table:table-cell office:value-type="float" office:value="0.0114140571839644">
                <text:p>0.0114140571839644</text:p>
                <draw:g>
                  <svg:desc>'Requirements-as-Context'.BK53:'Requirements-as-Context'.BK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3816572970207">
                <text:p>0.023816572970207</text:p>
              </table:table-cell>
              <table:table-cell office:value-type="float" office:value="0.018772795537438">
                <text:p>0.018772795537438</text:p>
              </table:table-cell>
              <table:table-cell office:value-type="float" office:value="0.00455927051671734">
                <text:p>0.00455927051671734</text:p>
              </table:table-cell>
              <table:table-cell office:value-type="float" office:value="0.000656814449918178">
                <text:p>0.000656814449918178</text:p>
              </table:table-cell>
              <table:table-cell office:value-type="float" office:value="0.00285164629371038">
                <text:p>0.00285164629371038</text:p>
              </table:table-cell>
              <table:table-cell office:value-type="float" office:value="0.0101314199535982">
                <text:p>0.01013141995359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88197790792498">
                <text:p>0.0288197790792498</text:p>
              </table:table-cell>
              <table:table-cell office:value-type="float" office:value="0.00647849838912951">
                <text:p>0.00647849838912951</text:p>
              </table:table-cell>
              <table:table-cell office:value-type="float" office:value="0.0421886543328245">
                <text:p>0.0421886543328245</text:p>
              </table:table-cell>
              <table:table-cell office:value-type="float" office:value="0.0555120167189133">
                <text:p>0.0555120167189133</text:p>
              </table:table-cell>
              <table:table-cell office:value-type="float" office:value="-0.000888323786528478">
                <text:p>-0.000888323786528478</text:p>
              </table:table-cell>
              <table:table-cell office:value-type="float" office:value="0.0264221249467177">
                <text:p>0.02642212494671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494378730728406">
                <text:p>-0.00494378730728406</text:p>
              </table:table-cell>
              <table:table-cell office:value-type="float" office:value="0.0479001517962555">
                <text:p>0.0479001517962555</text:p>
              </table:table-cell>
              <table:table-cell office:value-type="float" office:value="0.00652903867678245">
                <text:p>0.00652903867678245</text:p>
              </table:table-cell>
              <table:table-cell office:value-type="float" office:value="0.0277597402597404">
                <text:p>0.0277597402597404</text:p>
              </table:table-cell>
              <table:table-cell office:value-type="float" office:value="-0.00378075010082068">
                <text:p>-0.00378075010082068</text:p>
              </table:table-cell>
              <table:table-cell office:value-type="float" office:value="0.0146928786649347">
                <text:p>0.01469287866493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0497384127919842">
                <text:p>-0.00497384127919842</text:p>
              </table:table-cell>
              <table:table-cell office:value-type="float" office:value="0.044429131002466">
                <text:p>0.044429131002466</text:p>
              </table:table-cell>
              <table:table-cell office:value-type="float" office:value="0.00511748818891544">
                <text:p>0.00511748818891544</text:p>
              </table:table-cell>
              <table:table-cell office:value-type="float" office:value="0.0256360014369222">
                <text:p>0.0256360014369222</text:p>
              </table:table-cell>
              <table:table-cell office:value-type="float" office:value="-0.0171478502244766">
                <text:p>-0.0171478502244766</text:p>
              </table:table-cell>
              <table:table-cell office:value-type="float" office:value="0.0106121858249257">
                <text:p>0.010612185824925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7cm" svg:width="10.901cm" svg:height="7.657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214cm" svg:y="8.044cm" chart:style-name="ch5">
              <text:p><text:span text:style-name="T1">Examples - TARGET</text:span></text:p>
            </chart:title>
            <chart:categories table:cell-range-address="'Requirements-as-Context'.C2:'Requirements-as-Context'.C7"/>
          </chart:axis>
          <chart:axis chart:dimension="y" chart:name="primary-y" chart:style-name="ch4">
            <chart:title svg:x="0.423cm" svg:y="4.533cm" chart:style-name="ch6">
              <text:p><text:span text:style-name="T1">Recall</text:span></text:p>
            </chart:title>
            <chart:grid chart:style-name="ch7" chart:class="major"/>
          </chart:axis>
          <chart:series chart:style-name="ch8" chart:values-cell-range-address="'Requirements-as-Context'.E2:'Requirements-as-Context'.E7" chart:label-cell-address="'Requirements-as-Context'.A2:'Requirements-as-Context'.A2" chart:class="chart:line">
            <chart:data-point chart:repeated="6"/>
          </chart:series>
          <chart:series chart:style-name="ch9" chart:values-cell-range-address="'Requirements-as-Context'.E18:'Requirements-as-Context'.E23" chart:label-cell-address="'Requirements-as-Context'.A18:'Requirements-as-Context'.A18" chart:class="chart:line">
            <chart:data-point chart:repeated="6"/>
          </chart:series>
          <chart:series chart:style-name="ch10" chart:values-cell-range-address="'Requirements-as-Context'.E29:'Requirements-as-Context'.E34" chart:label-cell-address="'Requirements-as-Context'.A29:'Requirements-as-Context'.A29" chart:class="chart:line">
            <chart:data-point chart:repeated="6"/>
          </chart:series>
          <chart:series chart:style-name="ch11" chart:values-cell-range-address="'Requirements-as-Context'.E40:'Requirements-as-Context'.E45" chart:label-cell-address="'Requirements-as-Context'.A40:'Requirements-as-Context'.A40" chart:class="chart:line">
            <chart:data-point chart:repeated="6"/>
          </chart:series>
          <chart:series chart:style-name="ch12" chart:values-cell-range-address="'Requirements-as-Context'.E51:'Requirements-as-Context'.E56" chart:label-cell-address="'Requirements-as-Context'.A51:'Requirements-as-Context'.A5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quirements-as-Context'.C2:'Requirements-as-Context'.C7</svg:desc>
                </draw:g>
              </table:table-cell>
              <table:table-cell office:value-type="float" office:value="0.529411764705882">
                <text:p>0.529411764705882</text:p>
                <draw:g>
                  <svg:desc>'Requirements-as-Context'.E2:'Requirements-as-Context'.E7</svg:desc>
                </draw:g>
              </table:table-cell>
              <table:table-cell office:value-type="float" office:value="0.622222222222222">
                <text:p>0.622222222222222</text:p>
                <draw:g>
                  <svg:desc>'Requirements-as-Context'.E18:'Requirements-as-Context'.E23</svg:desc>
                </draw:g>
              </table:table-cell>
              <table:table-cell office:value-type="float" office:value="0.668181818181818">
                <text:p>0.668181818181818</text:p>
                <draw:g>
                  <svg:desc>'Requirements-as-Context'.E29:'Requirements-as-Context'.E34</svg:desc>
                </draw:g>
              </table:table-cell>
              <table:table-cell office:value-type="float" office:value="0.195121951219512">
                <text:p>0.195121951219512</text:p>
                <draw:g>
                  <svg:desc>'Requirements-as-Context'.E40:'Requirements-as-Context'.E45</svg:desc>
                </draw:g>
              </table:table-cell>
              <table:table-cell office:value-type="float" office:value="0.639705882352941">
                <text:p>0.639705882352941</text:p>
                <draw:g>
                  <svg:desc>'Requirements-as-Context'.E51:'Requirements-as-Context'.E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6">
                <text:p>0.6</text:p>
              </table:table-cell>
              <table:table-cell office:value-type="float" office:value="0.631818181818182">
                <text:p>0.631818181818182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0.610294117647059">
                <text:p>0.6102941176470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622222222222222">
                <text:p>0.622222222222222</text:p>
              </table:table-cell>
              <table:table-cell office:value-type="float" office:value="0.627272727272727">
                <text:p>0.627272727272727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617647058823529">
                <text:p>0.6176470588235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622222222222222">
                <text:p>0.622222222222222</text:p>
              </table:table-cell>
              <table:table-cell office:value-type="float" office:value="0.640909090909091">
                <text:p>0.640909090909091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0.610294117647059">
                <text:p>0.6102941176470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6">
                <text:p>0.6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602941176470588">
                <text:p>0.6029411764705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6">
                <text:p>0.6</text:p>
              </table:table-cell>
              <table:table-cell office:value-type="float" office:value="0.622727272727273">
                <text:p>0.622727272727273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95588235294118">
                <text:p>0.595588235294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214cm" svg:y="8.044cm" chart:style-name="ch5">
              <text:p><text:span text:style-name="T1">Examples - TARGET</text:span></text:p>
            </chart:title>
            <chart:categories table:cell-range-address="'Requirements-as-Context'.C2:'Requirements-as-Context'.C7"/>
          </chart:axis>
          <chart:axis chart:dimension="y" chart:name="primary-y" chart:style-name="ch4">
            <chart:title svg:x="0.423cm" svg:y="4.278cm" chart:style-name="ch6">
              <text:p><text:span text:style-name="T1">F1</text:span></text:p>
            </chart:title>
            <chart:grid chart:style-name="ch7" chart:class="major"/>
          </chart:axis>
          <chart:series chart:style-name="ch8" chart:values-cell-range-address="'Requirements-as-Context'.F2:'Requirements-as-Context'.F7" chart:label-cell-address="'Requirements-as-Context'.A2:'Requirements-as-Context'.A2" chart:class="chart:line">
            <chart:data-point chart:repeated="6"/>
          </chart:series>
          <chart:series chart:style-name="ch9" chart:values-cell-range-address="'Requirements-as-Context'.F18:'Requirements-as-Context'.F23" chart:label-cell-address="'Requirements-as-Context'.A18:'Requirements-as-Context'.A18" chart:class="chart:line">
            <chart:data-point chart:repeated="6"/>
          </chart:series>
          <chart:series chart:style-name="ch10" chart:values-cell-range-address="'Requirements-as-Context'.F29:'Requirements-as-Context'.F34" chart:label-cell-address="'Requirements-as-Context'.A29:'Requirements-as-Context'.A29" chart:class="chart:line">
            <chart:data-point chart:repeated="6"/>
          </chart:series>
          <chart:series chart:style-name="ch11" chart:values-cell-range-address="'Requirements-as-Context'.F40:'Requirements-as-Context'.F45" chart:label-cell-address="'Requirements-as-Context'.A40:'Requirements-as-Context'.A40" chart:class="chart:line">
            <chart:data-point chart:repeated="6"/>
          </chart:series>
          <chart:series chart:style-name="ch12" chart:values-cell-range-address="'Requirements-as-Context'.F51:'Requirements-as-Context'.F56" chart:label-cell-address="'Requirements-as-Context'.A51:'Requirements-as-Context'.A5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quirements-as-Context'.C2:'Requirements-as-Context'.C7</svg:desc>
                </draw:g>
              </table:table-cell>
              <table:table-cell office:value-type="float" office:value="0.558139534883721">
                <text:p>0.558139534883721</text:p>
                <draw:g>
                  <svg:desc>'Requirements-as-Context'.F2:'Requirements-as-Context'.F7</svg:desc>
                </draw:g>
              </table:table-cell>
              <table:table-cell office:value-type="float" office:value="0.538461538461538">
                <text:p>0.538461538461538</text:p>
                <draw:g>
                  <svg:desc>'Requirements-as-Context'.F18:'Requirements-as-Context'.F23</svg:desc>
                </draw:g>
              </table:table-cell>
              <table:table-cell office:value-type="float" office:value="0.578740157480315">
                <text:p>0.578740157480315</text:p>
                <draw:g>
                  <svg:desc>'Requirements-as-Context'.F29:'Requirements-as-Context'.F34</svg:desc>
                </draw:g>
              </table:table-cell>
              <table:table-cell office:value-type="float" office:value="0.285714285714286">
                <text:p>0.285714285714286</text:p>
                <draw:g>
                  <svg:desc>'Requirements-as-Context'.F40:'Requirements-as-Context'.F45</svg:desc>
                </draw:g>
              </table:table-cell>
              <table:table-cell office:value-type="float" office:value="0.576158940397351">
                <text:p>0.576158940397351</text:p>
                <draw:g>
                  <svg:desc>'Requirements-as-Context'.F51:'Requirements-as-Context'.F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66929133858268">
                <text:p>0.566929133858268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87737843551797">
                <text:p>0.587737843551797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603636363636364">
                <text:p>0.6036363636363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87301587301587">
                <text:p>0.587301587301587</text:p>
              </table:table-cell>
              <table:table-cell office:value-type="float" office:value="0.523364485981309">
                <text:p>0.523364485981309</text:p>
              </table:table-cell>
              <table:table-cell office:value-type="float" office:value="0.58974358974359">
                <text:p>0.58974358974359</text:p>
              </table:table-cell>
              <table:table-cell office:value-type="float" office:value="0.156862745098039">
                <text:p>0.1568627450980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76">
                <text:p>0.576</text:p>
              </table:table-cell>
              <table:table-cell office:value-type="float" office:value="0.523364485981309">
                <text:p>0.523364485981309</text:p>
              </table:table-cell>
              <table:table-cell office:value-type="float" office:value="0.6">
                <text:p>0.6</text:p>
              </table:table-cell>
              <table:table-cell office:value-type="float" office:value="0.226415094339623">
                <text:p>0.226415094339623</text:p>
              </table:table-cell>
              <table:table-cell office:value-type="float" office:value="0.601449275362319">
                <text:p>0.6014492753623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25">
                <text:p>0.5625</text:p>
              </table:table-cell>
              <table:table-cell office:value-type="float" office:value="0.495412844036697">
                <text:p>0.495412844036697</text:p>
              </table:table-cell>
              <table:table-cell office:value-type="float" office:value="0.567685589519651">
                <text:p>0.567685589519651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585714285714286">
                <text:p>0.5857142857142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6929133858268">
                <text:p>0.566929133858268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0.574423480083857">
                <text:p>0.574423480083857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576512455516014">
                <text:p>0.5765124555160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178cm" svg:y="8.044cm" chart:style-name="ch5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4">
            <chart:title svg:x="0.423cm" svg:y="4.745cm" chart:style-name="ch6">
              <text:p><text:span text:style-name="T2">Precision</text:span></text:p>
            </chart:title>
            <chart:grid chart:style-name="ch7" chart:class="major"/>
          </chart:axis>
          <chart:series chart:style-name="ch8" chart:values-cell-range-address="'Requirements-as-Context'.D13:'Requirements-as-Context'.D17" chart:label-cell-address="'Requirements-as-Context'.A2:'Requirements-as-Context'.A2" chart:class="chart:line">
            <chart:data-point chart:repeated="5"/>
          </chart:series>
          <chart:series chart:style-name="ch9" chart:values-cell-range-address="'Requirements-as-Context'.D24:'Requirements-as-Context'.D28" chart:label-cell-address="'Requirements-as-Context'.A18:'Requirements-as-Context'.A18" chart:class="chart:line">
            <chart:data-point chart:repeated="5"/>
          </chart:series>
          <chart:series chart:style-name="ch10" chart:values-cell-range-address="'Requirements-as-Context'.D35:'Requirements-as-Context'.D39" chart:label-cell-address="'Requirements-as-Context'.A29:'Requirements-as-Context'.A29" chart:class="chart:line">
            <chart:data-point chart:repeated="5"/>
          </chart:series>
          <chart:series chart:style-name="ch11" chart:values-cell-range-address="'Requirements-as-Context'.D46:'Requirements-as-Context'.D50" chart:label-cell-address="'Requirements-as-Context'.A40:'Requirements-as-Context'.A40" chart:class="chart:line">
            <chart:data-point chart:repeated="5"/>
          </chart:series>
          <chart:series chart:style-name="ch12" chart:values-cell-range-address="'Requirements-as-Context'.D57:'Requirements-as-Context'.D61" chart:label-cell-address="'Requirements-as-Context'.A51:'Requirements-as-Context'.A5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620689655172414">
                <text:p>0.620689655172414</text:p>
                <draw:g>
                  <svg:desc>'Requirements-as-Context'.D13:'Requirements-as-Context'.D17</svg:desc>
                </draw:g>
              </table:table-cell>
              <table:table-cell office:value-type="float" office:value="0.444444444444444">
                <text:p>0.444444444444444</text:p>
                <draw:g>
                  <svg:desc>'Requirements-as-Context'.D24:'Requirements-as-Context'.D28</svg:desc>
                </draw:g>
              </table:table-cell>
              <table:table-cell office:value-type="float" office:value="0.538152610441767">
                <text:p>0.538152610441767</text:p>
                <draw:g>
                  <svg:desc>'Requirements-as-Context'.D35:'Requirements-as-Context'.D39</svg:desc>
                </draw:g>
              </table:table-cell>
              <table:table-cell office:value-type="float" office:value="0.636363636363636">
                <text:p>0.636363636363636</text:p>
                <draw:g>
                  <svg:desc>'Requirements-as-Context'.D46:'Requirements-as-Context'.D50</svg:desc>
                </draw:g>
              </table:table-cell>
              <table:table-cell office:value-type="float" office:value="0.634920634920635">
                <text:p>0.634920634920635</text:p>
                <draw:g>
                  <svg:desc>'Requirements-as-Context'.D57:'Requirements-as-Context'.D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67685589519651">
                <text:p>0.56768558951965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3220338983051">
                <text:p>0.593220338983051</text:p>
              </table:table-cell>
              <table:table-cell office:value-type="float" office:value="0.456140350877193">
                <text:p>0.456140350877193</text:p>
              </table:table-cell>
              <table:table-cell office:value-type="float" office:value="0.54320987654321">
                <text:p>0.5432098765432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91240875912409">
                <text:p>0.5912408759124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0.549407114624506">
                <text:p>0.549407114624506</text:p>
              </table:table-cell>
              <table:table-cell office:value-type="float" office:value="0.6">
                <text:p>0.6</text:p>
              </table:table-cell>
              <table:table-cell office:value-type="float" office:value="0.585714285714286">
                <text:p>0.5857142857142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73770491803279">
                <text:p>0.57377049180327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57377049180328">
                <text:p>0.557377049180328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77464788732394">
                <text:p>0.5774647887323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178cm" svg:y="8.044cm" chart:style-name="ch5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4">
            <chart:title svg:x="0.423cm" svg:y="4.533cm" chart:style-name="ch6">
              <text:p><text:span text:style-name="T1">Recall</text:span></text:p>
            </chart:title>
            <chart:grid chart:style-name="ch7" chart:class="major"/>
          </chart:axis>
          <chart:series chart:style-name="ch8" chart:values-cell-range-address="'Requirements-as-Context'.E13:'Requirements-as-Context'.E17" chart:label-cell-address="'Requirements-as-Context'.A2:'Requirements-as-Context'.A2" chart:class="chart:line">
            <chart:data-point chart:repeated="5"/>
          </chart:series>
          <chart:series chart:style-name="ch9" chart:values-cell-range-address="'Requirements-as-Context'.E24:'Requirements-as-Context'.E28" chart:label-cell-address="'Requirements-as-Context'.A18:'Requirements-as-Context'.A18" chart:class="chart:line">
            <chart:data-point chart:repeated="5"/>
          </chart:series>
          <chart:series chart:style-name="ch10" chart:values-cell-range-address="'Requirements-as-Context'.E35:'Requirements-as-Context'.E39" chart:label-cell-address="'Requirements-as-Context'.A29:'Requirements-as-Context'.A29" chart:class="chart:line">
            <chart:data-point chart:repeated="5"/>
          </chart:series>
          <chart:series chart:style-name="ch11" chart:values-cell-range-address="'Requirements-as-Context'.E46:'Requirements-as-Context'.E50" chart:label-cell-address="'Requirements-as-Context'.A40:'Requirements-as-Context'.A40" chart:class="chart:line">
            <chart:data-point chart:repeated="5"/>
          </chart:series>
          <chart:series chart:style-name="ch12" chart:values-cell-range-address="'Requirements-as-Context'.E57:'Requirements-as-Context'.E61" chart:label-cell-address="'Requirements-as-Context'.A51:'Requirements-as-Context'.A5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529411764705882">
                <text:p>0.529411764705882</text:p>
                <draw:g>
                  <svg:desc>'Requirements-as-Context'.E13:'Requirements-as-Context'.E17</svg:desc>
                </draw:g>
              </table:table-cell>
              <table:table-cell office:value-type="float" office:value="0.533333333333333">
                <text:p>0.533333333333333</text:p>
                <draw:g>
                  <svg:desc>'Requirements-as-Context'.E24:'Requirements-as-Context'.E28</svg:desc>
                </draw:g>
              </table:table-cell>
              <table:table-cell office:value-type="float" office:value="0.609090909090909">
                <text:p>0.609090909090909</text:p>
                <draw:g>
                  <svg:desc>'Requirements-as-Context'.E35:'Requirements-as-Context'.E39</svg:desc>
                </draw:g>
              </table:table-cell>
              <table:table-cell office:value-type="float" office:value="0.170731707317073">
                <text:p>0.170731707317073</text:p>
                <draw:g>
                  <svg:desc>'Requirements-as-Context'.E46:'Requirements-as-Context'.E50</svg:desc>
                </draw:g>
              </table:table-cell>
              <table:table-cell office:value-type="float" office:value="0.588235294117647">
                <text:p>0.588235294117647</text:p>
                <draw:g>
                  <svg:desc>'Requirements-as-Context'.E57:'Requirements-as-Context'.E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95588235294118">
                <text:p>0.5955882352941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4705882352941">
                <text:p>0.514705882352941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6">
                <text:p>0.6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0.595588235294118">
                <text:p>0.5955882352941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14705882352941">
                <text:p>0.514705882352941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631818181818182">
                <text:p>0.631818181818182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0.602941176470588">
                <text:p>0.6029411764705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14705882352941">
                <text:p>0.51470588235294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618181818181818">
                <text:p>0.618181818181818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0.602941176470588">
                <text:p>0.6029411764705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178cm" svg:y="8.044cm" chart:style-name="ch5">
              <text:p><text:span text:style-name="T1">Examples - SOURCE</text:span></text:p>
            </chart:title>
            <chart:categories table:cell-range-address="'Requirements-as-Context'.C3:'Requirements-as-Context'.C7"/>
          </chart:axis>
          <chart:axis chart:dimension="y" chart:name="primary-y" chart:style-name="ch4">
            <chart:title svg:x="0.423cm" svg:y="4.278cm" chart:style-name="ch6">
              <text:p><text:span text:style-name="T1">F1</text:span></text:p>
            </chart:title>
            <chart:grid chart:style-name="ch7" chart:class="major"/>
          </chart:axis>
          <chart:series chart:style-name="ch8" chart:values-cell-range-address="'Requirements-as-Context'.F13:'Requirements-as-Context'.F17" chart:label-cell-address="'Requirements-as-Context'.A2:'Requirements-as-Context'.A2" chart:class="chart:line">
            <chart:data-point chart:repeated="5"/>
          </chart:series>
          <chart:series chart:style-name="ch9" chart:values-cell-range-address="'Requirements-as-Context'.F24:'Requirements-as-Context'.F28" chart:label-cell-address="'Requirements-as-Context'.A18:'Requirements-as-Context'.A18" chart:class="chart:line">
            <chart:data-point chart:repeated="5"/>
          </chart:series>
          <chart:series chart:style-name="ch10" chart:values-cell-range-address="'Requirements-as-Context'.F35:'Requirements-as-Context'.F39" chart:label-cell-address="'Requirements-as-Context'.A29:'Requirements-as-Context'.A29" chart:class="chart:line">
            <chart:data-point chart:repeated="5"/>
          </chart:series>
          <chart:series chart:style-name="ch11" chart:values-cell-range-address="'Requirements-as-Context'.F46:'Requirements-as-Context'.F50" chart:label-cell-address="'Requirements-as-Context'.A40:'Requirements-as-Context'.A40" chart:class="chart:line">
            <chart:data-point chart:repeated="5"/>
          </chart:series>
          <chart:series chart:style-name="ch12" chart:values-cell-range-address="'Requirements-as-Context'.F57:'Requirements-as-Context'.F61" chart:label-cell-address="'Requirements-as-Context'.A51:'Requirements-as-Context'.A5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Requirements-as-Context'.A2:'Requirements-as-Context'.A2</svg:desc>
                </draw:g>
              </table:table-cell>
              <table:table-cell office:value-type="string">
                <text:p>CM1-NASA</text:p>
                <draw:g>
                  <svg:desc>'Requirements-as-Context'.A18:'Requirements-as-Context'.A18</svg:desc>
                </draw:g>
              </table:table-cell>
              <table:table-cell office:value-type="string">
                <text:p>dronology</text:p>
                <draw:g>
                  <svg:desc>'Requirements-as-Context'.A29:'Requirements-as-Context'.A29</svg:desc>
                </draw:g>
              </table:table-cell>
              <table:table-cell office:value-type="string">
                <text:p>ModisDataset</text:p>
                <draw:g>
                  <svg:desc>'Requirements-as-Context'.A40:'Requirements-as-Context'.A40</svg:desc>
                </draw:g>
              </table:table-cell>
              <table:table-cell office:value-type="string">
                <text:p>WARC</text:p>
                <draw:g>
                  <svg:desc>'Requirements-as-Context'.A51:'Requirements-as-Context'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quirements-as-Context'.C3:'Requirements-as-Context'.C7</svg:desc>
                </draw:g>
              </table:table-cell>
              <table:table-cell office:value-type="float" office:value="0.571428571428572">
                <text:p>0.571428571428572</text:p>
                <draw:g>
                  <svg:desc>'Requirements-as-Context'.F13:'Requirements-as-Context'.F17</svg:desc>
                </draw:g>
              </table:table-cell>
              <table:table-cell office:value-type="float" office:value="0.484848484848485">
                <text:p>0.484848484848485</text:p>
                <draw:g>
                  <svg:desc>'Requirements-as-Context'.F24:'Requirements-as-Context'.F28</svg:desc>
                </draw:g>
              </table:table-cell>
              <table:table-cell office:value-type="float" office:value="0.571428571428572">
                <text:p>0.571428571428572</text:p>
                <draw:g>
                  <svg:desc>'Requirements-as-Context'.F35:'Requirements-as-Context'.F39</svg:desc>
                </draw:g>
              </table:table-cell>
              <table:table-cell office:value-type="float" office:value="0.269230769230769">
                <text:p>0.269230769230769</text:p>
                <draw:g>
                  <svg:desc>'Requirements-as-Context'.F46:'Requirements-as-Context'.F50</svg:desc>
                </draw:g>
              </table:table-cell>
              <table:table-cell office:value-type="float" office:value="0.610687022900763">
                <text:p>0.610687022900763</text:p>
                <draw:g>
                  <svg:desc>'Requirements-as-Context'.F57:'Requirements-as-Context'.F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44">
                <text:p>0.544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579064587973274">
                <text:p>0.579064587973274</text:p>
              </table:table-cell>
              <table:table-cell office:value-type="float" office:value="0.2">
                <text:p>0.2</text:p>
              </table:table-cell>
              <table:table-cell office:value-type="float" office:value="0.611320754716981">
                <text:p>0.611320754716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509803921568628">
                <text:p>0.509803921568628</text:p>
              </table:table-cell>
              <table:table-cell office:value-type="float" office:value="0.570194384449244">
                <text:p>0.570194384449244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593406593406593">
                <text:p>0.5934065934065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6875">
                <text:p>0.546875</text:p>
              </table:table-cell>
              <table:table-cell office:value-type="float" office:value="0.45360824742268">
                <text:p>0.45360824742268</text:p>
              </table:table-cell>
              <table:table-cell office:value-type="float" office:value="0.587737843551797">
                <text:p>0.587737843551797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594202898550725">
                <text:p>0.5942028985507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2635658914729">
                <text:p>0.542635658914729</text:p>
              </table:table-cell>
              <table:table-cell office:value-type="float" office:value="0.475247524752475">
                <text:p>0.475247524752475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589928057553957">
                <text:p>0.5899280575539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